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45041666666667cm"/>
    </style:style>
    <style:style style:name="co2" style:family="table-column">
      <style:table-column-properties fo:break-before="auto" style:column-width="6.21770833333333cm"/>
    </style:style>
    <style:style style:name="co3" style:family="table-column">
      <style:table-column-properties fo:break-before="auto" style:column-width="5.26520833333333cm"/>
    </style:style>
    <style:style style:name="co4" style:family="table-column">
      <style:table-column-properties fo:break-before="auto" style:column-width="4.683125cm"/>
    </style:style>
    <style:style style:name="co5" style:family="table-column">
      <style:table-column-properties fo:break-before="auto" style:column-width="6.40291666666667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4.31270833333333cm"/>
    </style:style>
    <style:style style:name="co8" style:family="table-column">
      <style:table-column-properties fo:break-before="auto" style:column-width="5.84729166666667cm"/>
    </style:style>
    <style:style style:name="co9" style:family="table-column">
      <style:table-column-properties fo:break-before="auto" style:column-width="3.36020833333333cm"/>
    </style:style>
    <style:style style:name="co10" style:family="table-column">
      <style:table-column-properties fo:break-before="auto" style:column-width="6.588125cm"/>
    </style:style>
    <style:style style:name="co11" style:family="table-column">
      <style:table-column-properties fo:break-before="auto" style:column-width="3.94229166666667cm"/>
    </style:style>
    <style:style style:name="co12" style:family="table-column">
      <style:table-column-properties fo:break-before="auto" style:column-width="3.730625cm"/>
    </style:style>
    <style:style style:name="co13" style:family="table-column">
      <style:table-column-properties fo:break-before="auto" style:column-width="2.91041666666667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VG_data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14" table:number-columns-repeated="16363" table:default-cell-style-name="ce1"/>
        <table:table-row table:style-name="ro1">
          <table:table-cell office:value-type="string" table:style-name="ce1">
            <text:p>Generation</text:p>
          </table:table-cell>
          <table:table-cell office:value-type="string" table:style-name="ce1">
            <text:p>paramSet_01.txt</text:p>
          </table:table-cell>
          <table:table-cell office:value-type="string" table:style-name="ce1">
            <text:p>paramSet_02.txt</text:p>
          </table:table-cell>
          <table:table-cell office:value-type="string" table:style-name="ce1">
            <text:p>paramSet_03.txt</text:p>
          </table:table-cell>
          <table:table-cell office:value-type="string" table:style-name="ce1">
            <text:p>paramSet_04.txt</text:p>
          </table:table-cell>
          <table:table-cell office:value-type="string" table:style-name="ce1">
            <text:p>paramSet_05.txt</text:p>
          </table:table-cell>
          <table:table-cell office:value-type="string" table:style-name="ce1">
            <text:p>paramSet_06.txt</text:p>
          </table:table-cell>
          <table:table-cell office:value-type="string" table:style-name="ce1">
            <text:p>paramSet_07.txt</text:p>
          </table:table-cell>
          <table:table-cell office:value-type="string" table:style-name="ce1">
            <text:p>paramSet_08.txt</text:p>
          </table:table-cell>
          <table:table-cell office:value-type="string" table:style-name="ce1">
            <text:p>paramSet_09.txt</text:p>
          </table:table-cell>
          <table:table-cell office:value-type="string" table:style-name="ce1">
            <text:p>paramSet_10.txt</text:p>
          </table:table-cell>
          <table:table-cell office:value-type="string" table:style-name="ce1">
            <text:p>paramSet_11.txt</text:p>
          </table:table-cell>
          <table:table-cell office:value-type="string" table:style-name="ce1">
            <text:p>paramSet_12.txt</text:p>
          </table:table-cell>
          <table:table-cell office:value-type="string" table:style-name="ce1">
            <text:p>paramSet_13.txt</text:p>
          </table:table-cell>
          <table:table-cell office:value-type="string" table:style-name="ce1">
            <text:p>paramSet_14.txt</text:p>
          </table:table-cell>
          <table:table-cell office:value-type="string" table:style-name="ce1">
            <text:p>paramSet_15.txt</text:p>
          </table:table-cell>
          <table:table-cell office:value-type="string" table:style-name="ce1">
            <text:p>paramSet_16.txt</text:p>
          </table:table-cell>
          <table:table-cell office:value-type="string" table:style-name="ce1">
            <text:p>paramSet_17.txt</text:p>
          </table:table-cell>
          <table:table-cell office:value-type="string" table:style-name="ce1">
            <text:p>paramSet_18.txt</text:p>
          </table:table-cell>
          <table:table-cell office:value-type="string" table:style-name="ce1">
            <text:p>paramSet_19.txt</text:p>
          </table:table-cell>
          <table:table-cell office:value-type="string" table:style-name="ce1">
            <text:p>paramSet_20.txt</text:p>
          </table:table-cell>
          <table:table-cell office:value-type="string" table:style-name="ce1">
            <text:p>Average Fitness</text:p>
          </table:table-cell>
          <table:table-cell table:number-columns-repeated="1636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.03794E+26" table:style-name="ce1">
            <text:p>1.03794E+26</text:p>
          </table:table-cell>
          <table:table-cell office:value-type="float" office:value="515474000000000" table:style-name="ce1">
            <text:p>5.15474E+14</text:p>
          </table:table-cell>
          <table:table-cell office:value-type="float" office:value="2.8067099999999999E+25" table:style-name="ce1">
            <text:p>2.80671E+25</text:p>
          </table:table-cell>
          <table:table-cell office:value-type="float" office:value="2.0664399999999999E+22" table:style-name="ce1">
            <text:p>2.06644E+22</text:p>
          </table:table-cell>
          <table:table-cell office:value-type="float" office:value="4.4297800000000003E+30" table:style-name="ce1">
            <text:p>4.42978E+30</text:p>
          </table:table-cell>
          <table:table-cell office:value-type="float" office:value="1.96344E+28" table:style-name="ce1">
            <text:p>1.96344E+28</text:p>
          </table:table-cell>
          <table:table-cell office:value-type="float" office:value="1.4296E+19" table:style-name="ce1">
            <text:p>1.4296E+19</text:p>
          </table:table-cell>
          <table:table-cell office:value-type="float" office:value="2.9538300000000003E+20" table:style-name="ce1">
            <text:p>2.95383E+20</text:p>
          </table:table-cell>
          <table:table-cell office:value-type="float" office:value="3070260000000000" table:style-name="ce1">
            <text:p>3.07026E+15</text:p>
          </table:table-cell>
          <table:table-cell office:value-type="float" office:value="4912170000000000" table:style-name="ce1">
            <text:p>4.91217E+15</text:p>
          </table:table-cell>
          <table:table-cell office:value-type="float" office:value="4.15775E+19" table:style-name="ce1">
            <text:p>4.15775E+19</text:p>
          </table:table-cell>
          <table:table-cell office:value-type="float" office:value="4.17118E+17" table:style-name="ce1">
            <text:p>4.17118E+17</text:p>
          </table:table-cell>
          <table:table-cell office:value-type="float" office:value="9.73894E+18" table:style-name="ce1">
            <text:p>9.73894E+18</text:p>
          </table:table-cell>
          <table:table-cell office:value-type="float" office:value="1.17723E+17" table:style-name="ce1">
            <text:p>1.17723E+17</text:p>
          </table:table-cell>
          <table:table-cell office:value-type="float" office:value="1.23088E+25" table:style-name="ce1">
            <text:p>1.23088E+25</text:p>
          </table:table-cell>
          <table:table-cell office:value-type="float" office:value="15017500000000" table:style-name="ce1">
            <text:p>1.50175E+13</text:p>
          </table:table-cell>
          <table:table-cell office:value-type="float" office:value="1435230000000000" table:style-name="ce1">
            <text:p>1.43523E+15</text:p>
          </table:table-cell>
          <table:table-cell office:value-type="float" office:value="9.8367099999999996E+32" table:style-name="ce1">
            <text:p>9.83671E+32</text:p>
          </table:table-cell>
          <table:table-cell office:value-type="float" office:value="4.40498E+18" table:style-name="ce1">
            <text:p>4.40498E+18</text:p>
          </table:table-cell>
          <table:table-cell office:value-type="float" office:value="349797000000000" table:style-name="ce1">
            <text:p>3.49797E+14</text:p>
          </table:table-cell>
          <table:table-cell office:value-type="float" office:value="6.3103864664131912E-2" table:formula="of:=LOG(SQRT(AVERAGE([.B2:.U2])))^-1" table:style-name="ce1">
            <text:p>0.063103865</text:p>
          </table:table-cell>
          <table:table-cell table:number-columns-repeated="1636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48480" table:style-name="ce1">
            <text:p>1148480</text:p>
          </table:table-cell>
          <table:table-cell office:value-type="float" office:value="2350850000" table:style-name="ce1">
            <text:p>2350850000</text:p>
          </table:table-cell>
          <table:table-cell office:value-type="float" office:value="6122160000" table:style-name="ce1">
            <text:p>6122160000</text:p>
          </table:table-cell>
          <table:table-cell office:value-type="float" office:value="2129830" table:style-name="ce1">
            <text:p>2129830</text:p>
          </table:table-cell>
          <table:table-cell office:value-type="float" office:value="1563230" table:style-name="ce1">
            <text:p>1563230</text:p>
          </table:table-cell>
          <table:table-cell office:value-type="float" office:value="486852" table:style-name="ce1">
            <text:p>486852</text:p>
          </table:table-cell>
          <table:table-cell office:value-type="float" office:value="647208" table:style-name="ce1">
            <text:p>647208</text:p>
          </table:table-cell>
          <table:table-cell office:value-type="float" office:value="39214900" table:style-name="ce1">
            <text:p>39214900</text:p>
          </table:table-cell>
          <table:table-cell office:value-type="float" office:value="648979000" table:style-name="ce1">
            <text:p>648979000</text:p>
          </table:table-cell>
          <table:table-cell office:value-type="float" office:value="1155110" table:style-name="ce1">
            <text:p>1155110</text:p>
          </table:table-cell>
          <table:table-cell office:value-type="float" office:value="2537110" table:style-name="ce1">
            <text:p>2537110</text:p>
          </table:table-cell>
          <table:table-cell office:value-type="float" office:value="1208490" table:style-name="ce1">
            <text:p>1208490</text:p>
          </table:table-cell>
          <table:table-cell office:value-type="float" office:value="43468800" table:style-name="ce1">
            <text:p>43468800</text:p>
          </table:table-cell>
          <table:table-cell office:value-type="float" office:value="514650" table:style-name="ce1">
            <text:p>514650</text:p>
          </table:table-cell>
          <table:table-cell office:value-type="float" office:value="27527000000" table:style-name="ce1">
            <text:p>27527000000</text:p>
          </table:table-cell>
          <table:table-cell office:value-type="float" office:value="5331010" table:style-name="ce1">
            <text:p>5331010</text:p>
          </table:table-cell>
          <table:table-cell office:value-type="float" office:value="78078600" table:style-name="ce1">
            <text:p>78078600</text:p>
          </table:table-cell>
          <table:table-cell office:value-type="float" office:value="23909500000" table:style-name="ce1">
            <text:p>23909500000</text:p>
          </table:table-cell>
          <table:table-cell office:value-type="float" office:value="323958000" table:style-name="ce1">
            <text:p>323958000</text:p>
          </table:table-cell>
          <table:table-cell office:value-type="float" office:value="8923350" table:style-name="ce1">
            <text:p>8923350</text:p>
          </table:table-cell>
          <table:table-cell office:value-type="float" office:value="0.21086392493729114" table:formula="of:=LOG(SQRT(AVERAGE([.B3:.U3])))^-1" table:style-name="ce1">
            <text:p>0.210863925</text:p>
          </table:table-cell>
          <table:table-cell table:number-columns-repeated="1636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125900000" table:style-name="ce1">
            <text:p>8125900000</text:p>
          </table:table-cell>
          <table:table-cell office:value-type="float" office:value="466551000" table:style-name="ce1">
            <text:p>466551000</text:p>
          </table:table-cell>
          <table:table-cell office:value-type="float" office:value="8132750000" table:style-name="ce1">
            <text:p>8132750000</text:p>
          </table:table-cell>
          <table:table-cell office:value-type="float" office:value="20077300000" table:style-name="ce1">
            <text:p>20077300000</text:p>
          </table:table-cell>
          <table:table-cell office:value-type="float" office:value="6434560" table:style-name="ce1">
            <text:p>6434560</text:p>
          </table:table-cell>
          <table:table-cell office:value-type="float" office:value="10865400000" table:style-name="ce1">
            <text:p>10865400000</text:p>
          </table:table-cell>
          <table:table-cell office:value-type="float" office:value="53118700" table:style-name="ce1">
            <text:p>53118700</text:p>
          </table:table-cell>
          <table:table-cell office:value-type="float" office:value="10693300" table:style-name="ce1">
            <text:p>10693300</text:p>
          </table:table-cell>
          <table:table-cell office:value-type="float" office:value="11588100" table:style-name="ce1">
            <text:p>11588100</text:p>
          </table:table-cell>
          <table:table-cell office:value-type="float" office:value="44809800" table:style-name="ce1">
            <text:p>44809800</text:p>
          </table:table-cell>
          <table:table-cell office:value-type="float" office:value="10558000" table:style-name="ce1">
            <text:p>10558000</text:p>
          </table:table-cell>
          <table:table-cell office:value-type="float" office:value="1818310" table:style-name="ce1">
            <text:p>1818310</text:p>
          </table:table-cell>
          <table:table-cell office:value-type="float" office:value="1301650" table:style-name="ce1">
            <text:p>1301650</text:p>
          </table:table-cell>
          <table:table-cell office:value-type="float" office:value="6003400" table:style-name="ce1">
            <text:p>6003400</text:p>
          </table:table-cell>
          <table:table-cell office:value-type="float" office:value="163810" table:style-name="ce1">
            <text:p>163810</text:p>
          </table:table-cell>
          <table:table-cell office:value-type="float" office:value="665820" table:style-name="ce1">
            <text:p>665820</text:p>
          </table:table-cell>
          <table:table-cell office:value-type="float" office:value="4397400" table:style-name="ce1">
            <text:p>4397400</text:p>
          </table:table-cell>
          <table:table-cell office:value-type="float" office:value="709156" table:style-name="ce1">
            <text:p>709156</text:p>
          </table:table-cell>
          <table:table-cell office:value-type="float" office:value="13308300" table:style-name="ce1">
            <text:p>13308300</text:p>
          </table:table-cell>
          <table:table-cell office:value-type="float" office:value="12516800" table:style-name="ce1">
            <text:p>12516800</text:p>
          </table:table-cell>
          <table:table-cell office:value-type="float" office:value="0.21324654409820482" table:formula="of:=LOG(SQRT(AVERAGE([.B4:.U4])))^-1" table:style-name="ce1">
            <text:p>0.213246544</text:p>
          </table:table-cell>
          <table:table-cell table:number-columns-repeated="1636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86653" table:style-name="ce1">
            <text:p>286653</text:p>
          </table:table-cell>
          <table:table-cell office:value-type="float" office:value="83231100" table:style-name="ce1">
            <text:p>83231100</text:p>
          </table:table-cell>
          <table:table-cell office:value-type="float" office:value="2187010" table:style-name="ce1">
            <text:p>2187010</text:p>
          </table:table-cell>
          <table:table-cell office:value-type="float" office:value="167210" table:style-name="ce1">
            <text:p>167210</text:p>
          </table:table-cell>
          <table:table-cell office:value-type="float" office:value="7.1971099999999996E+30" table:style-name="ce1">
            <text:p>7.19711E+30</text:p>
          </table:table-cell>
          <table:table-cell office:value-type="float" office:value="209214000" table:style-name="ce1">
            <text:p>209214000</text:p>
          </table:table-cell>
          <table:table-cell office:value-type="float" office:value="154129" table:style-name="ce1">
            <text:p>154129</text:p>
          </table:table-cell>
          <table:table-cell office:value-type="float" office:value="355592" table:style-name="ce1">
            <text:p>355592</text:p>
          </table:table-cell>
          <table:table-cell office:value-type="float" office:value="147706" table:style-name="ce1">
            <text:p>147706</text:p>
          </table:table-cell>
          <table:table-cell office:value-type="float" office:value="552385" table:style-name="ce1">
            <text:p>552385</text:p>
          </table:table-cell>
          <table:table-cell office:value-type="float" office:value="753401" table:style-name="ce1">
            <text:p>753401</text:p>
          </table:table-cell>
          <table:table-cell office:value-type="float" office:value="1526980000" table:style-name="ce1">
            <text:p>1526980000</text:p>
          </table:table-cell>
          <table:table-cell office:value-type="float" office:value="13642700" table:style-name="ce1">
            <text:p>13642700</text:p>
          </table:table-cell>
          <table:table-cell office:value-type="float" office:value="691778" table:style-name="ce1">
            <text:p>691778</text:p>
          </table:table-cell>
          <table:table-cell office:value-type="float" office:value="1306720" table:style-name="ce1">
            <text:p>1306720</text:p>
          </table:table-cell>
          <table:table-cell office:value-type="float" office:value="1194720" table:style-name="ce1">
            <text:p>1194720</text:p>
          </table:table-cell>
          <table:table-cell office:value-type="float" office:value="899490" table:style-name="ce1">
            <text:p>899490</text:p>
          </table:table-cell>
          <table:table-cell office:value-type="float" office:value="261428000" table:style-name="ce1">
            <text:p>261428000</text:p>
          </table:table-cell>
          <table:table-cell office:value-type="float" office:value="852238" table:style-name="ce1">
            <text:p>852238</text:p>
          </table:table-cell>
          <table:table-cell office:value-type="float" office:value="489743" table:style-name="ce1">
            <text:p>489743</text:p>
          </table:table-cell>
          <table:table-cell office:value-type="float" office:value="6.7667861981182326E-2" table:formula="of:=LOG(SQRT(AVERAGE([.B5:.U5])))^-1" table:style-name="ce1">
            <text:p>0.067667862</text:p>
          </table:table-cell>
          <table:table-cell table:number-columns-repeated="1636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2342700" table:style-name="ce1">
            <text:p>42342700</text:p>
          </table:table-cell>
          <table:table-cell office:value-type="float" office:value="13218800" table:style-name="ce1">
            <text:p>13218800</text:p>
          </table:table-cell>
          <table:table-cell office:value-type="float" office:value="3571210" table:style-name="ce1">
            <text:p>3571210</text:p>
          </table:table-cell>
          <table:table-cell office:value-type="float" office:value="304430" table:style-name="ce1">
            <text:p>304430</text:p>
          </table:table-cell>
          <table:table-cell office:value-type="float" office:value="25946100000" table:style-name="ce1">
            <text:p>25946100000</text:p>
          </table:table-cell>
          <table:table-cell office:value-type="float" office:value="114364000" table:style-name="ce1">
            <text:p>114364000</text:p>
          </table:table-cell>
          <table:table-cell office:value-type="float" office:value="64530300" table:style-name="ce1">
            <text:p>64530300</text:p>
          </table:table-cell>
          <table:table-cell office:value-type="float" office:value="201480" table:style-name="ce1">
            <text:p>201480</text:p>
          </table:table-cell>
          <table:table-cell office:value-type="float" office:value="8330730" table:style-name="ce1">
            <text:p>8330730</text:p>
          </table:table-cell>
          <table:table-cell office:value-type="float" office:value="1225330" table:style-name="ce1">
            <text:p>1225330</text:p>
          </table:table-cell>
          <table:table-cell office:value-type="float" office:value="10234500" table:style-name="ce1">
            <text:p>10234500</text:p>
          </table:table-cell>
          <table:table-cell office:value-type="float" office:value="8.9142900000000005E+32" table:style-name="ce1">
            <text:p>8.91429E+32</text:p>
          </table:table-cell>
          <table:table-cell office:value-type="float" office:value="164721" table:style-name="ce1">
            <text:p>164721</text:p>
          </table:table-cell>
          <table:table-cell office:value-type="float" office:value="134981" table:style-name="ce1">
            <text:p>134981</text:p>
          </table:table-cell>
          <table:table-cell office:value-type="float" office:value="1574300" table:style-name="ce1">
            <text:p>1574300</text:p>
          </table:table-cell>
          <table:table-cell office:value-type="float" office:value="376427" table:style-name="ce1">
            <text:p>376427</text:p>
          </table:table-cell>
          <table:table-cell office:value-type="float" office:value="18521000" table:style-name="ce1">
            <text:p>18521000</text:p>
          </table:table-cell>
          <table:table-cell office:value-type="float" office:value="225393" table:style-name="ce1">
            <text:p>225393</text:p>
          </table:table-cell>
          <table:table-cell office:value-type="float" office:value="1346160" table:style-name="ce1">
            <text:p>1346160</text:p>
          </table:table-cell>
          <table:table-cell office:value-type="float" office:value="1349770" table:style-name="ce1">
            <text:p>1349770</text:p>
          </table:table-cell>
          <table:table-cell office:value-type="float" office:value="6.3193036525208829E-2" table:formula="of:=LOG(SQRT(AVERAGE([.B6:.U6])))^-1" table:style-name="ce1">
            <text:p>0.063193037</text:p>
          </table:table-cell>
          <table:table-cell table:number-columns-repeated="1636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33830" table:style-name="ce1">
            <text:p>433830</text:p>
          </table:table-cell>
          <table:table-cell office:value-type="float" office:value="49462300" table:style-name="ce1">
            <text:p>49462300</text:p>
          </table:table-cell>
          <table:table-cell office:value-type="float" office:value="64087.7" table:style-name="ce1">
            <text:p>64087.7</text:p>
          </table:table-cell>
          <table:table-cell office:value-type="float" office:value="152095" table:style-name="ce1">
            <text:p>152095</text:p>
          </table:table-cell>
          <table:table-cell office:value-type="float" office:value="44925200" table:style-name="ce1">
            <text:p>44925200</text:p>
          </table:table-cell>
          <table:table-cell office:value-type="float" office:value="44600500" table:style-name="ce1">
            <text:p>44600500</text:p>
          </table:table-cell>
          <table:table-cell office:value-type="float" office:value="506577" table:style-name="ce1">
            <text:p>506577</text:p>
          </table:table-cell>
          <table:table-cell office:value-type="float" office:value="3291950" table:style-name="ce1">
            <text:p>3291950</text:p>
          </table:table-cell>
          <table:table-cell office:value-type="float" office:value="10029000" table:style-name="ce1">
            <text:p>10029000</text:p>
          </table:table-cell>
          <table:table-cell office:value-type="float" office:value="793643" table:style-name="ce1">
            <text:p>793643</text:p>
          </table:table-cell>
          <table:table-cell office:value-type="float" office:value="71213.5" table:style-name="ce1">
            <text:p>71213.5</text:p>
          </table:table-cell>
          <table:table-cell office:value-type="float" office:value="190791" table:style-name="ce1">
            <text:p>190791</text:p>
          </table:table-cell>
          <table:table-cell office:value-type="float" office:value="1614430" table:style-name="ce1">
            <text:p>1614430</text:p>
          </table:table-cell>
          <table:table-cell office:value-type="float" office:value="19946.3" table:style-name="ce1">
            <text:p>19946.3</text:p>
          </table:table-cell>
          <table:table-cell office:value-type="float" office:value="5685260" table:style-name="ce1">
            <text:p>5685260</text:p>
          </table:table-cell>
          <table:table-cell office:value-type="float" office:value="302183000" table:style-name="ce1">
            <text:p>302183000</text:p>
          </table:table-cell>
          <table:table-cell office:value-type="float" office:value="303673" table:style-name="ce1">
            <text:p>303673</text:p>
          </table:table-cell>
          <table:table-cell office:value-type="float" office:value="96892.2" table:style-name="ce1">
            <text:p>96892.2</text:p>
          </table:table-cell>
          <table:table-cell office:value-type="float" office:value="1.8853300000000001E+31" table:style-name="ce1">
            <text:p>1.88533E+31</text:p>
          </table:table-cell>
          <table:table-cell office:value-type="float" office:value="276926" table:style-name="ce1">
            <text:p>276926</text:p>
          </table:table-cell>
          <table:table-cell office:value-type="float" office:value="6.6723699009602538E-2" table:formula="of:=LOG(SQRT(AVERAGE([.B7:.U7])))^-1" table:style-name="ce1">
            <text:p>0.066723699</text:p>
          </table:table-cell>
          <table:table-cell table:number-columns-repeated="1636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888400" table:style-name="ce1">
            <text:p>11888400</text:p>
          </table:table-cell>
          <table:table-cell office:value-type="float" office:value="40540.699999999997" table:style-name="ce1">
            <text:p>40540.7</text:p>
          </table:table-cell>
          <table:table-cell office:value-type="float" office:value="2361740" table:style-name="ce1">
            <text:p>2361740</text:p>
          </table:table-cell>
          <table:table-cell office:value-type="float" office:value="29839.4" table:style-name="ce1">
            <text:p>29839.4</text:p>
          </table:table-cell>
          <table:table-cell office:value-type="float" office:value="55205.8" table:style-name="ce1">
            <text:p>55205.8</text:p>
          </table:table-cell>
          <table:table-cell office:value-type="float" office:value="1407610000000" table:style-name="ce1">
            <text:p>1.40761E+12</text:p>
          </table:table-cell>
          <table:table-cell office:value-type="float" office:value="302731" table:style-name="ce1">
            <text:p>302731</text:p>
          </table:table-cell>
          <table:table-cell office:value-type="float" office:value="50091.3" table:style-name="ce1">
            <text:p>50091.3</text:p>
          </table:table-cell>
          <table:table-cell office:value-type="float" office:value="58072.9" table:style-name="ce1">
            <text:p>58072.9</text:p>
          </table:table-cell>
          <table:table-cell office:value-type="float" office:value="3875550" table:style-name="ce1">
            <text:p>3875550</text:p>
          </table:table-cell>
          <table:table-cell office:value-type="float" office:value="21806.799999999999" table:style-name="ce1">
            <text:p>21806.8</text:p>
          </table:table-cell>
          <table:table-cell office:value-type="float" office:value="50358.400000000001" table:style-name="ce1">
            <text:p>50358.4</text:p>
          </table:table-cell>
          <table:table-cell office:value-type="float" office:value="36263200" table:style-name="ce1">
            <text:p>36263200</text:p>
          </table:table-cell>
          <table:table-cell office:value-type="float" office:value="132493" table:style-name="ce1">
            <text:p>132493</text:p>
          </table:table-cell>
          <table:table-cell office:value-type="float" office:value="4162890" table:style-name="ce1">
            <text:p>4162890</text:p>
          </table:table-cell>
          <table:table-cell office:value-type="float" office:value="1160710" table:style-name="ce1">
            <text:p>1160710</text:p>
          </table:table-cell>
          <table:table-cell office:value-type="float" office:value="1356940" table:style-name="ce1">
            <text:p>1356940</text:p>
          </table:table-cell>
          <table:table-cell office:value-type="float" office:value="290230" table:style-name="ce1">
            <text:p>290230</text:p>
          </table:table-cell>
          <table:table-cell office:value-type="float" office:value="261630" table:style-name="ce1">
            <text:p>261630</text:p>
          </table:table-cell>
          <table:table-cell office:value-type="float" office:value="326895000" table:style-name="ce1">
            <text:p>326895000</text:p>
          </table:table-cell>
          <table:table-cell office:value-type="float" office:value="0.18437304870634316" table:formula="of:=LOG(SQRT(AVERAGE([.B8:.U8])))^-1" table:style-name="ce1">
            <text:p>0.184373049</text:p>
          </table:table-cell>
          <table:table-cell table:number-columns-repeated="1636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92170" table:style-name="ce1">
            <text:p>1392170</text:p>
          </table:table-cell>
          <table:table-cell office:value-type="float" office:value="19568" table:style-name="ce1">
            <text:p>19568</text:p>
          </table:table-cell>
          <table:table-cell office:value-type="float" office:value="84685.1" table:style-name="ce1">
            <text:p>84685.1</text:p>
          </table:table-cell>
          <table:table-cell office:value-type="float" office:value="13020400" table:style-name="ce1">
            <text:p>13020400</text:p>
          </table:table-cell>
          <table:table-cell office:value-type="float" office:value="26043400000" table:style-name="ce1">
            <text:p>26043400000</text:p>
          </table:table-cell>
          <table:table-cell office:value-type="float" office:value="6928920" table:style-name="ce1">
            <text:p>6928920</text:p>
          </table:table-cell>
          <table:table-cell office:value-type="float" office:value="134200" table:style-name="ce1">
            <text:p>134200</text:p>
          </table:table-cell>
          <table:table-cell office:value-type="float" office:value="86036.3" table:style-name="ce1">
            <text:p>86036.3</text:p>
          </table:table-cell>
          <table:table-cell office:value-type="float" office:value="849600" table:style-name="ce1">
            <text:p>849600</text:p>
          </table:table-cell>
          <table:table-cell office:value-type="float" office:value="439975" table:style-name="ce1">
            <text:p>439975</text:p>
          </table:table-cell>
          <table:table-cell office:value-type="float" office:value="5585010" table:style-name="ce1">
            <text:p>5585010</text:p>
          </table:table-cell>
          <table:table-cell office:value-type="float" office:value="188306" table:style-name="ce1">
            <text:p>188306</text:p>
          </table:table-cell>
          <table:table-cell office:value-type="float" office:value="51347600" table:style-name="ce1">
            <text:p>51347600</text:p>
          </table:table-cell>
          <table:table-cell office:value-type="float" office:value="1029330" table:style-name="ce1">
            <text:p>1029330</text:p>
          </table:table-cell>
          <table:table-cell office:value-type="float" office:value="1787310" table:style-name="ce1">
            <text:p>1787310</text:p>
          </table:table-cell>
          <table:table-cell office:value-type="float" office:value="386110" table:style-name="ce1">
            <text:p>386110</text:p>
          </table:table-cell>
          <table:table-cell office:value-type="float" office:value="715171" table:style-name="ce1">
            <text:p>715171</text:p>
          </table:table-cell>
          <table:table-cell office:value-type="float" office:value="703927" table:style-name="ce1">
            <text:p>703927</text:p>
          </table:table-cell>
          <table:table-cell office:value-type="float" office:value="3130720" table:style-name="ce1">
            <text:p>3130720</text:p>
          </table:table-cell>
          <table:table-cell office:value-type="float" office:value="94405.1" table:style-name="ce1">
            <text:p>94405.1</text:p>
          </table:table-cell>
          <table:table-cell office:value-type="float" office:value="0.21939130866862053" table:formula="of:=LOG(SQRT(AVERAGE([.B9:.U9])))^-1" table:style-name="ce1">
            <text:p>0.219391309</text:p>
          </table:table-cell>
          <table:table-cell table:number-columns-repeated="1636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57848000" table:style-name="ce1">
            <text:p>657848000</text:p>
          </table:table-cell>
          <table:table-cell office:value-type="float" office:value="1039300" table:style-name="ce1">
            <text:p>1039300</text:p>
          </table:table-cell>
          <table:table-cell office:value-type="float" office:value="350569" table:style-name="ce1">
            <text:p>350569</text:p>
          </table:table-cell>
          <table:table-cell office:value-type="float" office:value="5132240" table:style-name="ce1">
            <text:p>5132240</text:p>
          </table:table-cell>
          <table:table-cell office:value-type="float" office:value="40621.699999999997" table:style-name="ce1">
            <text:p>40621.7</text:p>
          </table:table-cell>
          <table:table-cell office:value-type="float" office:value="17682600000" table:style-name="ce1">
            <text:p>17682600000</text:p>
          </table:table-cell>
          <table:table-cell office:value-type="float" office:value="942380" table:style-name="ce1">
            <text:p>942380</text:p>
          </table:table-cell>
          <table:table-cell office:value-type="float" office:value="44117.7" table:style-name="ce1">
            <text:p>44117.7</text:p>
          </table:table-cell>
          <table:table-cell office:value-type="float" office:value="1.01412E+28" table:style-name="ce1">
            <text:p>1.01412E+28</text:p>
          </table:table-cell>
          <table:table-cell office:value-type="float" office:value="48377.9" table:style-name="ce1">
            <text:p>48377.9</text:p>
          </table:table-cell>
          <table:table-cell office:value-type="float" office:value="77279.899999999994" table:style-name="ce1">
            <text:p>77279.9</text:p>
          </table:table-cell>
          <table:table-cell office:value-type="float" office:value="67313500" table:style-name="ce1">
            <text:p>67313500</text:p>
          </table:table-cell>
          <table:table-cell office:value-type="float" office:value="2151080" table:style-name="ce1">
            <text:p>2151080</text:p>
          </table:table-cell>
          <table:table-cell office:value-type="float" office:value="535089" table:style-name="ce1">
            <text:p>535089</text:p>
          </table:table-cell>
          <table:table-cell office:value-type="float" office:value="2199780" table:style-name="ce1">
            <text:p>2199780</text:p>
          </table:table-cell>
          <table:table-cell office:value-type="float" office:value="21969.4" table:style-name="ce1">
            <text:p>21969.4</text:p>
          </table:table-cell>
          <table:table-cell office:value-type="float" office:value="1328340" table:style-name="ce1">
            <text:p>1328340</text:p>
          </table:table-cell>
          <table:table-cell office:value-type="float" office:value="14126700" table:style-name="ce1">
            <text:p>14126700</text:p>
          </table:table-cell>
          <table:table-cell office:value-type="float" office:value="5136250" table:style-name="ce1">
            <text:p>5136250</text:p>
          </table:table-cell>
          <table:table-cell office:value-type="float" office:value="41300600000" table:style-name="ce1">
            <text:p>41300600000</text:p>
          </table:table-cell>
          <table:table-cell office:value-type="float" office:value="7.4892175809507952E-2" table:formula="of:=LOG(SQRT(AVERAGE([.B10:.U10])))^-1" table:style-name="ce1">
            <text:p>0.074892176</text:p>
          </table:table-cell>
          <table:table-cell table:number-columns-repeated="1636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785970" table:style-name="ce1">
            <text:p>5785970</text:p>
          </table:table-cell>
          <table:table-cell office:value-type="float" office:value="1381520" table:style-name="ce1">
            <text:p>1381520</text:p>
          </table:table-cell>
          <table:table-cell office:value-type="float" office:value="1708360" table:style-name="ce1">
            <text:p>1708360</text:p>
          </table:table-cell>
          <table:table-cell office:value-type="float" office:value="699705" table:style-name="ce1">
            <text:p>699705</text:p>
          </table:table-cell>
          <table:table-cell office:value-type="float" office:value="2381950" table:style-name="ce1">
            <text:p>2381950</text:p>
          </table:table-cell>
          <table:table-cell office:value-type="float" office:value="293415" table:style-name="ce1">
            <text:p>293415</text:p>
          </table:table-cell>
          <table:table-cell office:value-type="float" office:value="57824.800000000003" table:style-name="ce1">
            <text:p>57824.8</text:p>
          </table:table-cell>
          <table:table-cell office:value-type="float" office:value="976484" table:style-name="ce1">
            <text:p>976484</text:p>
          </table:table-cell>
          <table:table-cell office:value-type="float" office:value="2.02824E+28" table:style-name="ce1">
            <text:p>2.02824E+28</text:p>
          </table:table-cell>
          <table:table-cell office:value-type="float" office:value="129325" table:style-name="ce1">
            <text:p>129325</text:p>
          </table:table-cell>
          <table:table-cell office:value-type="float" office:value="162815" table:style-name="ce1">
            <text:p>162815</text:p>
          </table:table-cell>
          <table:table-cell office:value-type="float" office:value="12784.6" table:style-name="ce1">
            <text:p>12784.6</text:p>
          </table:table-cell>
          <table:table-cell office:value-type="float" office:value="545070" table:style-name="ce1">
            <text:p>545070</text:p>
          </table:table-cell>
          <table:table-cell office:value-type="float" office:value="6732900" table:style-name="ce1">
            <text:p>6732900</text:p>
          </table:table-cell>
          <table:table-cell office:value-type="float" office:value="7799460" table:style-name="ce1">
            <text:p>7799460</text:p>
          </table:table-cell>
          <table:table-cell office:value-type="float" office:value="1869480000000" table:style-name="ce1">
            <text:p>1.86948E+12</text:p>
          </table:table-cell>
          <table:table-cell office:value-type="float" office:value="81142.2" table:style-name="ce1">
            <text:p>81142.2</text:p>
          </table:table-cell>
          <table:table-cell office:value-type="float" office:value="3163510" table:style-name="ce1">
            <text:p>3163510</text:p>
          </table:table-cell>
          <table:table-cell office:value-type="float" office:value="904455" table:style-name="ce1">
            <text:p>904455</text:p>
          </table:table-cell>
          <table:table-cell office:value-type="float" office:value="127841" table:style-name="ce1">
            <text:p>127841</text:p>
          </table:table-cell>
          <table:table-cell office:value-type="float" office:value="7.4057371811457856E-2" table:formula="of:=LOG(SQRT(AVERAGE([.B11:.U11])))^-1" table:style-name="ce1">
            <text:p>0.074057372</text:p>
          </table:table-cell>
          <table:table-cell table:number-columns-repeated="1636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81939" table:style-name="ce1">
            <text:p>581939</text:p>
          </table:table-cell>
          <table:table-cell office:value-type="float" office:value="6905740000" table:style-name="ce1">
            <text:p>6905740000</text:p>
          </table:table-cell>
          <table:table-cell office:value-type="float" office:value="1192520000" table:style-name="ce1">
            <text:p>1192520000</text:p>
          </table:table-cell>
          <table:table-cell office:value-type="float" office:value="400851000" table:style-name="ce1">
            <text:p>400851000</text:p>
          </table:table-cell>
          <table:table-cell office:value-type="float" office:value="389577" table:style-name="ce1">
            <text:p>389577</text:p>
          </table:table-cell>
          <table:table-cell office:value-type="float" office:value="345130" table:style-name="ce1">
            <text:p>345130</text:p>
          </table:table-cell>
          <table:table-cell office:value-type="float" office:value="34191.699999999997" table:style-name="ce1">
            <text:p>34191.7</text:p>
          </table:table-cell>
          <table:table-cell office:value-type="float" office:value="174686" table:style-name="ce1">
            <text:p>174686</text:p>
          </table:table-cell>
          <table:table-cell office:value-type="float" office:value="182529" table:style-name="ce1">
            <text:p>182529</text:p>
          </table:table-cell>
          <table:table-cell office:value-type="float" office:value="24786.799999999999" table:style-name="ce1">
            <text:p>24786.8</text:p>
          </table:table-cell>
          <table:table-cell office:value-type="float" office:value="7894.29" table:style-name="ce1">
            <text:p>7894.29</text:p>
          </table:table-cell>
          <table:table-cell office:value-type="float" office:value="3007030" table:style-name="ce1">
            <text:p>3007030</text:p>
          </table:table-cell>
          <table:table-cell office:value-type="float" office:value="5029090" table:style-name="ce1">
            <text:p>5029090</text:p>
          </table:table-cell>
          <table:table-cell office:value-type="float" office:value="2785750" table:style-name="ce1">
            <text:p>2785750</text:p>
          </table:table-cell>
          <table:table-cell office:value-type="float" office:value="3649810" table:style-name="ce1">
            <text:p>3649810</text:p>
          </table:table-cell>
          <table:table-cell office:value-type="float" office:value="929349" table:style-name="ce1">
            <text:p>929349</text:p>
          </table:table-cell>
          <table:table-cell office:value-type="float" office:value="48642100000" table:style-name="ce1">
            <text:p>48642100000</text:p>
          </table:table-cell>
          <table:table-cell office:value-type="float" office:value="1696690" table:style-name="ce1">
            <text:p>1696690</text:p>
          </table:table-cell>
          <table:table-cell office:value-type="float" office:value="3657230" table:style-name="ce1">
            <text:p>3657230</text:p>
          </table:table-cell>
          <table:table-cell office:value-type="float" office:value="304422" table:style-name="ce1">
            <text:p>304422</text:p>
          </table:table-cell>
          <table:table-cell office:value-type="float" office:value="0.21150384874691591" table:formula="of:=LOG(SQRT(AVERAGE([.B12:.U12])))^-1" table:style-name="ce1">
            <text:p>0.211503849</text:p>
          </table:table-cell>
          <table:table-cell table:number-columns-repeated="1636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47090" table:style-name="ce1">
            <text:p>747090</text:p>
          </table:table-cell>
          <table:table-cell office:value-type="float" office:value="6816040000" table:style-name="ce1">
            <text:p>6816040000</text:p>
          </table:table-cell>
          <table:table-cell office:value-type="float" office:value="9260.7800000000007" table:style-name="ce1">
            <text:p>9260.78</text:p>
          </table:table-cell>
          <table:table-cell office:value-type="float" office:value="471766000" table:style-name="ce1">
            <text:p>471766000</text:p>
          </table:table-cell>
          <table:table-cell office:value-type="float" office:value="30804.1" table:style-name="ce1">
            <text:p>30804.1</text:p>
          </table:table-cell>
          <table:table-cell office:value-type="float" office:value="2402600" table:style-name="ce1">
            <text:p>2402600</text:p>
          </table:table-cell>
          <table:table-cell office:value-type="float" office:value="8673.44" table:style-name="ce1">
            <text:p>8673.44</text:p>
          </table:table-cell>
          <table:table-cell office:value-type="float" office:value="100448" table:style-name="ce1">
            <text:p>100448</text:p>
          </table:table-cell>
          <table:table-cell office:value-type="float" office:value="120722" table:style-name="ce1">
            <text:p>120722</text:p>
          </table:table-cell>
          <table:table-cell office:value-type="float" office:value="19177.5" table:style-name="ce1">
            <text:p>19177.5</text:p>
          </table:table-cell>
          <table:table-cell office:value-type="float" office:value="322057" table:style-name="ce1">
            <text:p>322057</text:p>
          </table:table-cell>
          <table:table-cell office:value-type="float" office:value="699996" table:style-name="ce1">
            <text:p>699996</text:p>
          </table:table-cell>
          <table:table-cell office:value-type="float" office:value="342610" table:style-name="ce1">
            <text:p>342610</text:p>
          </table:table-cell>
          <table:table-cell office:value-type="float" office:value="18067.099999999999" table:style-name="ce1">
            <text:p>18067.1</text:p>
          </table:table-cell>
          <table:table-cell office:value-type="float" office:value="1030460" table:style-name="ce1">
            <text:p>1030460</text:p>
          </table:table-cell>
          <table:table-cell office:value-type="float" office:value="66075" table:style-name="ce1">
            <text:p>66075</text:p>
          </table:table-cell>
          <table:table-cell office:value-type="float" office:value="100750" table:style-name="ce1">
            <text:p>100750</text:p>
          </table:table-cell>
          <table:table-cell office:value-type="float" office:value="9150650" table:style-name="ce1">
            <text:p>9150650</text:p>
          </table:table-cell>
          <table:table-cell office:value-type="float" office:value="876103" table:style-name="ce1">
            <text:p>876103</text:p>
          </table:table-cell>
          <table:table-cell office:value-type="float" office:value="48109200" table:style-name="ce1">
            <text:p>48109200</text:p>
          </table:table-cell>
          <table:table-cell office:value-type="float" office:value="0.23349829097761587" table:formula="of:=LOG(SQRT(AVERAGE([.B13:.U13])))^-1" table:style-name="ce1">
            <text:p>0.233498291</text:p>
          </table:table-cell>
          <table:table-cell table:number-columns-repeated="1636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79679" table:style-name="ce1">
            <text:p>379679</text:p>
          </table:table-cell>
          <table:table-cell office:value-type="float" office:value="11046600000" table:style-name="ce1">
            <text:p>11046600000</text:p>
          </table:table-cell>
          <table:table-cell office:value-type="float" office:value="5466.76" table:style-name="ce1">
            <text:p>5466.76</text:p>
          </table:table-cell>
          <table:table-cell office:value-type="float" office:value="53748700" table:style-name="ce1">
            <text:p>53748700</text:p>
          </table:table-cell>
          <table:table-cell office:value-type="float" office:value="47682800" table:style-name="ce1">
            <text:p>47682800</text:p>
          </table:table-cell>
          <table:table-cell office:value-type="float" office:value="182498000" table:style-name="ce1">
            <text:p>182498000</text:p>
          </table:table-cell>
          <table:table-cell office:value-type="float" office:value="99387.1" table:style-name="ce1">
            <text:p>99387.1</text:p>
          </table:table-cell>
          <table:table-cell office:value-type="float" office:value="484841" table:style-name="ce1">
            <text:p>484841</text:p>
          </table:table-cell>
          <table:table-cell office:value-type="float" office:value="118275" table:style-name="ce1">
            <text:p>118275</text:p>
          </table:table-cell>
          <table:table-cell office:value-type="float" office:value="13532.4" table:style-name="ce1">
            <text:p>13532.4</text:p>
          </table:table-cell>
          <table:table-cell office:value-type="float" office:value="19501.2" table:style-name="ce1">
            <text:p>19501.2</text:p>
          </table:table-cell>
          <table:table-cell office:value-type="float" office:value="129227" table:style-name="ce1">
            <text:p>129227</text:p>
          </table:table-cell>
          <table:table-cell office:value-type="float" office:value="716340" table:style-name="ce1">
            <text:p>716340</text:p>
          </table:table-cell>
          <table:table-cell office:value-type="float" office:value="3511300" table:style-name="ce1">
            <text:p>3511300</text:p>
          </table:table-cell>
          <table:table-cell office:value-type="float" office:value="4155690" table:style-name="ce1">
            <text:p>4155690</text:p>
          </table:table-cell>
          <table:table-cell office:value-type="float" office:value="554895" table:style-name="ce1">
            <text:p>554895</text:p>
          </table:table-cell>
          <table:table-cell office:value-type="float" office:value="3634160" table:style-name="ce1">
            <text:p>3634160</text:p>
          </table:table-cell>
          <table:table-cell office:value-type="float" office:value="173795" table:style-name="ce1">
            <text:p>173795</text:p>
          </table:table-cell>
          <table:table-cell office:value-type="float" office:value="816666" table:style-name="ce1">
            <text:p>816666</text:p>
          </table:table-cell>
          <table:table-cell office:value-type="float" office:value="24423600" table:style-name="ce1">
            <text:p>24423600</text:p>
          </table:table-cell>
          <table:table-cell office:value-type="float" office:value="0.2284481572819792" table:formula="of:=LOG(SQRT(AVERAGE([.B14:.U14])))^-1" table:style-name="ce1">
            <text:p>0.228448157</text:p>
          </table:table-cell>
          <table:table-cell table:number-columns-repeated="1636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61971" table:style-name="ce1">
            <text:p>461971</text:p>
          </table:table-cell>
          <table:table-cell office:value-type="float" office:value="90781.8" table:style-name="ce1">
            <text:p>90781.8</text:p>
          </table:table-cell>
          <table:table-cell office:value-type="float" office:value="556266" table:style-name="ce1">
            <text:p>556266</text:p>
          </table:table-cell>
          <table:table-cell office:value-type="float" office:value="319696" table:style-name="ce1">
            <text:p>319696</text:p>
          </table:table-cell>
          <table:table-cell office:value-type="float" office:value="22537.9" table:style-name="ce1">
            <text:p>22537.9</text:p>
          </table:table-cell>
          <table:table-cell office:value-type="float" office:value="297769000" table:style-name="ce1">
            <text:p>297769000</text:p>
          </table:table-cell>
          <table:table-cell office:value-type="float" office:value="7602.86" table:style-name="ce1">
            <text:p>7602.86</text:p>
          </table:table-cell>
          <table:table-cell office:value-type="float" office:value="3519550" table:style-name="ce1">
            <text:p>3519550</text:p>
          </table:table-cell>
          <table:table-cell office:value-type="float" office:value="998584" table:style-name="ce1">
            <text:p>998584</text:p>
          </table:table-cell>
          <table:table-cell office:value-type="float" office:value="2597260" table:style-name="ce1">
            <text:p>2597260</text:p>
          </table:table-cell>
          <table:table-cell office:value-type="float" office:value="1115490" table:style-name="ce1">
            <text:p>1115490</text:p>
          </table:table-cell>
          <table:table-cell office:value-type="float" office:value="9072.7800000000007" table:style-name="ce1">
            <text:p>9072.78</text:p>
          </table:table-cell>
          <table:table-cell office:value-type="float" office:value="6965720" table:style-name="ce1">
            <text:p>6965720</text:p>
          </table:table-cell>
          <table:table-cell office:value-type="float" office:value="26405" table:style-name="ce1">
            <text:p>26405</text:p>
          </table:table-cell>
          <table:table-cell office:value-type="float" office:value="2.25732E+32" table:style-name="ce1">
            <text:p>2.25732E+32</text:p>
          </table:table-cell>
          <table:table-cell office:value-type="float" office:value="202237" table:style-name="ce1">
            <text:p>202237</text:p>
          </table:table-cell>
          <table:table-cell office:value-type="float" office:value="102914" table:style-name="ce1">
            <text:p>102914</text:p>
          </table:table-cell>
          <table:table-cell office:value-type="float" office:value="21988.400000000001" table:style-name="ce1">
            <text:p>21988.4</text:p>
          </table:table-cell>
          <table:table-cell office:value-type="float" office:value="1211240" table:style-name="ce1">
            <text:p>1211240</text:p>
          </table:table-cell>
          <table:table-cell office:value-type="float" office:value="205068" table:style-name="ce1">
            <text:p>205068</text:p>
          </table:table-cell>
          <table:table-cell office:value-type="float" office:value="6.440692162452874E-2" table:formula="of:=LOG(SQRT(AVERAGE([.B15:.U15])))^-1" table:style-name="ce1">
            <text:p>0.064406922</text:p>
          </table:table-cell>
          <table:table-cell table:number-columns-repeated="1636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261520" table:style-name="ce1">
            <text:p>5261520</text:p>
          </table:table-cell>
          <table:table-cell office:value-type="float" office:value="15669700" table:style-name="ce1">
            <text:p>15669700</text:p>
          </table:table-cell>
          <table:table-cell office:value-type="float" office:value="9959.67" table:style-name="ce1">
            <text:p>9959.67</text:p>
          </table:table-cell>
          <table:table-cell office:value-type="float" office:value="165543" table:style-name="ce1">
            <text:p>165543</text:p>
          </table:table-cell>
          <table:table-cell office:value-type="float" office:value="85247" table:style-name="ce1">
            <text:p>85247</text:p>
          </table:table-cell>
          <table:table-cell office:value-type="float" office:value="1080340000" table:style-name="ce1">
            <text:p>1080340000</text:p>
          </table:table-cell>
          <table:table-cell office:value-type="float" office:value="1053100" table:style-name="ce1">
            <text:p>1053100</text:p>
          </table:table-cell>
          <table:table-cell office:value-type="float" office:value="97890.5" table:style-name="ce1">
            <text:p>97890.5</text:p>
          </table:table-cell>
          <table:table-cell office:value-type="float" office:value="268648000" table:style-name="ce1">
            <text:p>268648000</text:p>
          </table:table-cell>
          <table:table-cell office:value-type="float" office:value="15275.8" table:style-name="ce1">
            <text:p>15275.8</text:p>
          </table:table-cell>
          <table:table-cell office:value-type="float" office:value="64368.7" table:style-name="ce1">
            <text:p>64368.7</text:p>
          </table:table-cell>
          <table:table-cell office:value-type="float" office:value="75059.5" table:style-name="ce1">
            <text:p>75059.5</text:p>
          </table:table-cell>
          <table:table-cell office:value-type="float" office:value="4878630" table:style-name="ce1">
            <text:p>4878630</text:p>
          </table:table-cell>
          <table:table-cell office:value-type="float" office:value="17067.5" table:style-name="ce1">
            <text:p>17067.5</text:p>
          </table:table-cell>
          <table:table-cell office:value-type="float" office:value="5.4444100000000002E+30" table:style-name="ce1">
            <text:p>5.44441E+30</text:p>
          </table:table-cell>
          <table:table-cell office:value-type="float" office:value="24637.8" table:style-name="ce1">
            <text:p>24637.8</text:p>
          </table:table-cell>
          <table:table-cell office:value-type="float" office:value="63084.2" table:style-name="ce1">
            <text:p>63084.2</text:p>
          </table:table-cell>
          <table:table-cell office:value-type="float" office:value="74963.399999999994" table:style-name="ce1">
            <text:p>74963.4</text:p>
          </table:table-cell>
          <table:table-cell office:value-type="float" office:value="1098320000" table:style-name="ce1">
            <text:p>1098320000</text:p>
          </table:table-cell>
          <table:table-cell office:value-type="float" office:value="99289500" table:style-name="ce1">
            <text:p>99289500</text:p>
          </table:table-cell>
          <table:table-cell office:value-type="float" office:value="6.7946505164110993E-2" table:formula="of:=LOG(SQRT(AVERAGE([.B16:.U16])))^-1" table:style-name="ce1">
            <text:p>0.067946505</text:p>
          </table:table-cell>
          <table:table-cell table:number-columns-repeated="1636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81490" table:style-name="ce1">
            <text:p>881490</text:p>
          </table:table-cell>
          <table:table-cell office:value-type="float" office:value="124115000" table:style-name="ce1">
            <text:p>124115000</text:p>
          </table:table-cell>
          <table:table-cell office:value-type="float" office:value="2996.04" table:style-name="ce1">
            <text:p>2996.04</text:p>
          </table:table-cell>
          <table:table-cell office:value-type="float" office:value="10822200" table:style-name="ce1">
            <text:p>10822200</text:p>
          </table:table-cell>
          <table:table-cell office:value-type="float" office:value="155785" table:style-name="ce1">
            <text:p>155785</text:p>
          </table:table-cell>
          <table:table-cell office:value-type="float" office:value="6155590000" table:style-name="ce1">
            <text:p>6155590000</text:p>
          </table:table-cell>
          <table:table-cell office:value-type="float" office:value="319837" table:style-name="ce1">
            <text:p>319837</text:p>
          </table:table-cell>
          <table:table-cell office:value-type="float" office:value="3165720" table:style-name="ce1">
            <text:p>3165720</text:p>
          </table:table-cell>
          <table:table-cell office:value-type="float" office:value="16753.5" table:style-name="ce1">
            <text:p>16753.5</text:p>
          </table:table-cell>
          <table:table-cell office:value-type="float" office:value="54291.7" table:style-name="ce1">
            <text:p>54291.7</text:p>
          </table:table-cell>
          <table:table-cell office:value-type="float" office:value="1069970" table:style-name="ce1">
            <text:p>1069970</text:p>
          </table:table-cell>
          <table:table-cell office:value-type="float" office:value="13377" table:style-name="ce1">
            <text:p>13377</text:p>
          </table:table-cell>
          <table:table-cell office:value-type="float" office:value="261475000" table:style-name="ce1">
            <text:p>261475000</text:p>
          </table:table-cell>
          <table:table-cell office:value-type="float" office:value="28531" table:style-name="ce1">
            <text:p>28531</text:p>
          </table:table-cell>
          <table:table-cell office:value-type="float" office:value="32234300" table:style-name="ce1">
            <text:p>32234300</text:p>
          </table:table-cell>
          <table:table-cell office:value-type="float" office:value="106950" table:style-name="ce1">
            <text:p>106950</text:p>
          </table:table-cell>
          <table:table-cell office:value-type="float" office:value="2493930" table:style-name="ce1">
            <text:p>2493930</text:p>
          </table:table-cell>
          <table:table-cell office:value-type="float" office:value="202133" table:style-name="ce1">
            <text:p>202133</text:p>
          </table:table-cell>
          <table:table-cell office:value-type="float" office:value="182392" table:style-name="ce1">
            <text:p>182392</text:p>
          </table:table-cell>
          <table:table-cell office:value-type="float" office:value="15011000" table:style-name="ce1">
            <text:p>15011000</text:p>
          </table:table-cell>
          <table:table-cell office:value-type="float" office:value="0.23476834140345224" table:formula="of:=LOG(SQRT(AVERAGE([.B17:.U17])))^-1" table:style-name="ce1">
            <text:p>0.234768341</text:p>
          </table:table-cell>
          <table:table-cell table:number-columns-repeated="1636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5130" table:style-name="ce1">
            <text:p>175130</text:p>
          </table:table-cell>
          <table:table-cell office:value-type="float" office:value="19959.8" table:style-name="ce1">
            <text:p>19959.8</text:p>
          </table:table-cell>
          <table:table-cell office:value-type="float" office:value="2864.06" table:style-name="ce1">
            <text:p>2864.06</text:p>
          </table:table-cell>
          <table:table-cell office:value-type="float" office:value="418281" table:style-name="ce1">
            <text:p>418281</text:p>
          </table:table-cell>
          <table:table-cell office:value-type="float" office:value="57967" table:style-name="ce1">
            <text:p>57967</text:p>
          </table:table-cell>
          <table:table-cell office:value-type="float" office:value="1806830000" table:style-name="ce1">
            <text:p>1806830000</text:p>
          </table:table-cell>
          <table:table-cell office:value-type="float" office:value="64069.599999999999" table:style-name="ce1">
            <text:p>64069.6</text:p>
          </table:table-cell>
          <table:table-cell office:value-type="float" office:value="11887.3" table:style-name="ce1">
            <text:p>11887.3</text:p>
          </table:table-cell>
          <table:table-cell office:value-type="float" office:value="1.1728700000000001E+28" table:style-name="ce1">
            <text:p>1.17287E+28</text:p>
          </table:table-cell>
          <table:table-cell office:value-type="float" office:value="28740" table:style-name="ce1">
            <text:p>28740</text:p>
          </table:table-cell>
          <table:table-cell office:value-type="float" office:value="25197.599999999999" table:style-name="ce1">
            <text:p>25197.6</text:p>
          </table:table-cell>
          <table:table-cell office:value-type="float" office:value="285997" table:style-name="ce1">
            <text:p>285997</text:p>
          </table:table-cell>
          <table:table-cell office:value-type="float" office:value="61641.2" table:style-name="ce1">
            <text:p>61641.2</text:p>
          </table:table-cell>
          <table:table-cell office:value-type="float" office:value="9707.2099999999991" table:style-name="ce1">
            <text:p>9707.21</text:p>
          </table:table-cell>
          <table:table-cell office:value-type="float" office:value="611523" table:style-name="ce1">
            <text:p>611523</text:p>
          </table:table-cell>
          <table:table-cell office:value-type="float" office:value="42446.9" table:style-name="ce1">
            <text:p>42446.9</text:p>
          </table:table-cell>
          <table:table-cell office:value-type="float" office:value="393984" table:style-name="ce1">
            <text:p>393984</text:p>
          </table:table-cell>
          <table:table-cell office:value-type="float" office:value="714271" table:style-name="ce1">
            <text:p>714271</text:p>
          </table:table-cell>
          <table:table-cell office:value-type="float" office:value="49990300" table:style-name="ce1">
            <text:p>49990300</text:p>
          </table:table-cell>
          <table:table-cell office:value-type="float" office:value="834543" table:style-name="ce1">
            <text:p>834543</text:p>
          </table:table-cell>
          <table:table-cell office:value-type="float" office:value="7.4715465159704342E-2" table:formula="of:=LOG(SQRT(AVERAGE([.B18:.U18])))^-1" table:style-name="ce1">
            <text:p>0.074715465</text:p>
          </table:table-cell>
          <table:table-cell table:number-columns-repeated="1636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60280" table:style-name="ce1">
            <text:p>1360280</text:p>
          </table:table-cell>
          <table:table-cell office:value-type="float" office:value="13163.8" table:style-name="ce1">
            <text:p>13163.8</text:p>
          </table:table-cell>
          <table:table-cell office:value-type="float" office:value="28661.7" table:style-name="ce1">
            <text:p>28661.7</text:p>
          </table:table-cell>
          <table:table-cell office:value-type="float" office:value="8147900000" table:style-name="ce1">
            <text:p>8147900000</text:p>
          </table:table-cell>
          <table:table-cell office:value-type="float" office:value="7560.07" table:style-name="ce1">
            <text:p>7560.07</text:p>
          </table:table-cell>
          <table:table-cell office:value-type="float" office:value="91401900" table:style-name="ce1">
            <text:p>91401900</text:p>
          </table:table-cell>
          <table:table-cell office:value-type="float" office:value="102994000" table:style-name="ce1">
            <text:p>102994000</text:p>
          </table:table-cell>
          <table:table-cell office:value-type="float" office:value="38746700" table:style-name="ce1">
            <text:p>38746700</text:p>
          </table:table-cell>
          <table:table-cell office:value-type="float" office:value="22610.799999999999" table:style-name="ce1">
            <text:p>22610.8</text:p>
          </table:table-cell>
          <table:table-cell office:value-type="float" office:value="14222.6" table:style-name="ce1">
            <text:p>14222.6</text:p>
          </table:table-cell>
          <table:table-cell office:value-type="float" office:value="57322" table:style-name="ce1">
            <text:p>57322</text:p>
          </table:table-cell>
          <table:table-cell office:value-type="float" office:value="283500" table:style-name="ce1">
            <text:p>283500</text:p>
          </table:table-cell>
          <table:table-cell office:value-type="float" office:value="50570700" table:style-name="ce1">
            <text:p>50570700</text:p>
          </table:table-cell>
          <table:table-cell office:value-type="float" office:value="17160.5" table:style-name="ce1">
            <text:p>17160.5</text:p>
          </table:table-cell>
          <table:table-cell office:value-type="float" office:value="16959300" table:style-name="ce1">
            <text:p>16959300</text:p>
          </table:table-cell>
          <table:table-cell office:value-type="float" office:value="5911.65" table:style-name="ce1">
            <text:p>5911.65</text:p>
          </table:table-cell>
          <table:table-cell office:value-type="float" office:value="518712" table:style-name="ce1">
            <text:p>518712</text:p>
          </table:table-cell>
          <table:table-cell office:value-type="float" office:value="109164" table:style-name="ce1">
            <text:p>109164</text:p>
          </table:table-cell>
          <table:table-cell office:value-type="float" office:value="4764300" table:style-name="ce1">
            <text:p>4764300</text:p>
          </table:table-cell>
          <table:table-cell office:value-type="float" office:value="8535890" table:style-name="ce1">
            <text:p>8535890</text:p>
          </table:table-cell>
          <table:table-cell office:value-type="float" office:value="0.2318420812641393" table:formula="of:=LOG(SQRT(AVERAGE([.B19:.U19])))^-1" table:style-name="ce1">
            <text:p>0.231842081</text:p>
          </table:table-cell>
          <table:table-cell table:number-columns-repeated="1636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97918" table:style-name="ce1">
            <text:p>797918</text:p>
          </table:table-cell>
          <table:table-cell office:value-type="float" office:value="735917" table:style-name="ce1">
            <text:p>735917</text:p>
          </table:table-cell>
          <table:table-cell office:value-type="float" office:value="6668.49" table:style-name="ce1">
            <text:p>6668.49</text:p>
          </table:table-cell>
          <table:table-cell office:value-type="float" office:value="137968" table:style-name="ce1">
            <text:p>137968</text:p>
          </table:table-cell>
          <table:table-cell office:value-type="float" office:value="4311.9399999999996" table:style-name="ce1">
            <text:p>4311.94</text:p>
          </table:table-cell>
          <table:table-cell office:value-type="float" office:value="9.4450100000000002E+31" table:style-name="ce1">
            <text:p>9.44501E+31</text:p>
          </table:table-cell>
          <table:table-cell office:value-type="float" office:value="10144.1" table:style-name="ce1">
            <text:p>10144.1</text:p>
          </table:table-cell>
          <table:table-cell office:value-type="float" office:value="16350" table:style-name="ce1">
            <text:p>16350</text:p>
          </table:table-cell>
          <table:table-cell office:value-type="float" office:value="43342.400000000001" table:style-name="ce1">
            <text:p>43342.4</text:p>
          </table:table-cell>
          <table:table-cell office:value-type="float" office:value="7470.26" table:style-name="ce1">
            <text:p>7470.26</text:p>
          </table:table-cell>
          <table:table-cell office:value-type="float" office:value="48885.3" table:style-name="ce1">
            <text:p>48885.3</text:p>
          </table:table-cell>
          <table:table-cell office:value-type="float" office:value="19472.5" table:style-name="ce1">
            <text:p>19472.5</text:p>
          </table:table-cell>
          <table:table-cell office:value-type="float" office:value="15370700" table:style-name="ce1">
            <text:p>15370700</text:p>
          </table:table-cell>
          <table:table-cell office:value-type="float" office:value="16019.1" table:style-name="ce1">
            <text:p>16019.1</text:p>
          </table:table-cell>
          <table:table-cell office:value-type="float" office:value="174761000" table:style-name="ce1">
            <text:p>174761000</text:p>
          </table:table-cell>
          <table:table-cell office:value-type="float" office:value="10492.4" table:style-name="ce1">
            <text:p>10492.4</text:p>
          </table:table-cell>
          <table:table-cell office:value-type="float" office:value="531231" table:style-name="ce1">
            <text:p>531231</text:p>
          </table:table-cell>
          <table:table-cell office:value-type="float" office:value="3595840" table:style-name="ce1">
            <text:p>3595840</text:p>
          </table:table-cell>
          <table:table-cell office:value-type="float" office:value="13325800" table:style-name="ce1">
            <text:p>13325800</text:p>
          </table:table-cell>
          <table:table-cell office:value-type="float" office:value="2292310" table:style-name="ce1">
            <text:p>2292310</text:p>
          </table:table-cell>
          <table:table-cell office:value-type="float" office:value="6.5201433055718683E-2" table:formula="of:=LOG(SQRT(AVERAGE([.B20:.U20])))^-1" table:style-name="ce1">
            <text:p>0.065201433</text:p>
          </table:table-cell>
          <table:table-cell table:number-columns-repeated="1636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67960000" table:style-name="ce1">
            <text:p>3267960000</text:p>
          </table:table-cell>
          <table:table-cell office:value-type="float" office:value="49827100" table:style-name="ce1">
            <text:p>49827100</text:p>
          </table:table-cell>
          <table:table-cell office:value-type="float" office:value="563073" table:style-name="ce1">
            <text:p>563073</text:p>
          </table:table-cell>
          <table:table-cell office:value-type="float" office:value="147604" table:style-name="ce1">
            <text:p>147604</text:p>
          </table:table-cell>
          <table:table-cell office:value-type="float" office:value="6134.53" table:style-name="ce1">
            <text:p>6134.53</text:p>
          </table:table-cell>
          <table:table-cell office:value-type="float" office:value="1437940" table:style-name="ce1">
            <text:p>1437940</text:p>
          </table:table-cell>
          <table:table-cell office:value-type="float" office:value="11856.3" table:style-name="ce1">
            <text:p>11856.3</text:p>
          </table:table-cell>
          <table:table-cell office:value-type="float" office:value="4514.53" table:style-name="ce1">
            <text:p>4514.53</text:p>
          </table:table-cell>
          <table:table-cell office:value-type="float" office:value="34763.800000000003" table:style-name="ce1">
            <text:p>34763.8</text:p>
          </table:table-cell>
          <table:table-cell office:value-type="float" office:value="53356.4" table:style-name="ce1">
            <text:p>53356.4</text:p>
          </table:table-cell>
          <table:table-cell office:value-type="float" office:value="203414000" table:style-name="ce1">
            <text:p>203414000</text:p>
          </table:table-cell>
          <table:table-cell office:value-type="float" office:value="299806" table:style-name="ce1">
            <text:p>299806</text:p>
          </table:table-cell>
          <table:table-cell office:value-type="float" office:value="102671" table:style-name="ce1">
            <text:p>102671</text:p>
          </table:table-cell>
          <table:table-cell office:value-type="float" office:value="91291.1" table:style-name="ce1">
            <text:p>91291.1</text:p>
          </table:table-cell>
          <table:table-cell office:value-type="float" office:value="115459000" table:style-name="ce1">
            <text:p>115459000</text:p>
          </table:table-cell>
          <table:table-cell office:value-type="float" office:value="4986.5200000000004" table:style-name="ce1">
            <text:p>4986.52</text:p>
          </table:table-cell>
          <table:table-cell office:value-type="float" office:value="170402000" table:style-name="ce1">
            <text:p>170402000</text:p>
          </table:table-cell>
          <table:table-cell office:value-type="float" office:value="66558.899999999994" table:style-name="ce1">
            <text:p>66558.9</text:p>
          </table:table-cell>
          <table:table-cell office:value-type="float" office:value="1203260" table:style-name="ce1">
            <text:p>1203260</text:p>
          </table:table-cell>
          <table:table-cell office:value-type="float" office:value="48373300" table:style-name="ce1">
            <text:p>48373300</text:p>
          </table:table-cell>
          <table:table-cell office:value-type="float" office:value="0.24138564308460977" table:formula="of:=LOG(SQRT(AVERAGE([.B21:.U21])))^-1" table:style-name="ce1">
            <text:p>0.241385643</text:p>
          </table:table-cell>
          <table:table-cell table:number-columns-repeated="1636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3611.8" table:style-name="ce1">
            <text:p>23611.8</text:p>
          </table:table-cell>
          <table:table-cell office:value-type="float" office:value="9680150" table:style-name="ce1">
            <text:p>9680150</text:p>
          </table:table-cell>
          <table:table-cell office:value-type="float" office:value="8981.25" table:style-name="ce1">
            <text:p>8981.25</text:p>
          </table:table-cell>
          <table:table-cell office:value-type="float" office:value="1143230" table:style-name="ce1">
            <text:p>1143230</text:p>
          </table:table-cell>
          <table:table-cell office:value-type="float" office:value="1475.06" table:style-name="ce1">
            <text:p>1475.06</text:p>
          </table:table-cell>
          <table:table-cell office:value-type="float" office:value="6807440" table:style-name="ce1">
            <text:p>6807440</text:p>
          </table:table-cell>
          <table:table-cell office:value-type="float" office:value="18512.8" table:style-name="ce1">
            <text:p>18512.8</text:p>
          </table:table-cell>
          <table:table-cell office:value-type="float" office:value="14187.3" table:style-name="ce1">
            <text:p>14187.3</text:p>
          </table:table-cell>
          <table:table-cell office:value-type="float" office:value="25625.8" table:style-name="ce1">
            <text:p>25625.8</text:p>
          </table:table-cell>
          <table:table-cell office:value-type="float" office:value="17216.599999999999" table:style-name="ce1">
            <text:p>17216.6</text:p>
          </table:table-cell>
          <table:table-cell office:value-type="float" office:value="115534" table:style-name="ce1">
            <text:p>115534</text:p>
          </table:table-cell>
          <table:table-cell office:value-type="float" office:value="71780.100000000006" table:style-name="ce1">
            <text:p>71780.1</text:p>
          </table:table-cell>
          <table:table-cell office:value-type="float" office:value="1064060" table:style-name="ce1">
            <text:p>1064060</text:p>
          </table:table-cell>
          <table:table-cell office:value-type="float" office:value="327583" table:style-name="ce1">
            <text:p>327583</text:p>
          </table:table-cell>
          <table:table-cell office:value-type="float" office:value="16253400" table:style-name="ce1">
            <text:p>16253400</text:p>
          </table:table-cell>
          <table:table-cell office:value-type="float" office:value="71503.100000000006" table:style-name="ce1">
            <text:p>71503.1</text:p>
          </table:table-cell>
          <table:table-cell office:value-type="float" office:value="93265.9" table:style-name="ce1">
            <text:p>93265.9</text:p>
          </table:table-cell>
          <table:table-cell office:value-type="float" office:value="752018" table:style-name="ce1">
            <text:p>752018</text:p>
          </table:table-cell>
          <table:table-cell office:value-type="float" office:value="50671900" table:style-name="ce1">
            <text:p>50671900</text:p>
          </table:table-cell>
          <table:table-cell office:value-type="float" office:value="56673900" table:style-name="ce1">
            <text:p>56673900</text:p>
          </table:table-cell>
          <table:table-cell office:value-type="float" office:value="0.29167973152501359" table:formula="of:=LOG(SQRT(AVERAGE([.B22:.U22])))^-1" table:style-name="ce1">
            <text:p>0.291679732</text:p>
          </table:table-cell>
          <table:table-cell table:number-columns-repeated="1636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6266.400000000001" table:style-name="ce1">
            <text:p>36266.4</text:p>
          </table:table-cell>
          <table:table-cell office:value-type="float" office:value="3240.14" table:style-name="ce1">
            <text:p>3240.14</text:p>
          </table:table-cell>
          <table:table-cell office:value-type="float" office:value="2250.29" table:style-name="ce1">
            <text:p>2250.29</text:p>
          </table:table-cell>
          <table:table-cell office:value-type="float" office:value="1137130" table:style-name="ce1">
            <text:p>1137130</text:p>
          </table:table-cell>
          <table:table-cell office:value-type="float" office:value="7636.48" table:style-name="ce1">
            <text:p>7636.48</text:p>
          </table:table-cell>
          <table:table-cell office:value-type="float" office:value="2078950" table:style-name="ce1">
            <text:p>2078950</text:p>
          </table:table-cell>
          <table:table-cell office:value-type="float" office:value="3830400" table:style-name="ce1">
            <text:p>3830400</text:p>
          </table:table-cell>
          <table:table-cell office:value-type="float" office:value="3308070" table:style-name="ce1">
            <text:p>3308070</text:p>
          </table:table-cell>
          <table:table-cell office:value-type="float" office:value="34844.800000000003" table:style-name="ce1">
            <text:p>34844.8</text:p>
          </table:table-cell>
          <table:table-cell office:value-type="float" office:value="5850.57" table:style-name="ce1">
            <text:p>5850.57</text:p>
          </table:table-cell>
          <table:table-cell office:value-type="float" office:value="6572950" table:style-name="ce1">
            <text:p>6572950</text:p>
          </table:table-cell>
          <table:table-cell office:value-type="float" office:value="7276.46" table:style-name="ce1">
            <text:p>7276.46</text:p>
          </table:table-cell>
          <table:table-cell office:value-type="float" office:value="67675.199999999997" table:style-name="ce1">
            <text:p>67675.2</text:p>
          </table:table-cell>
          <table:table-cell office:value-type="float" office:value="1620770" table:style-name="ce1">
            <text:p>1620770</text:p>
          </table:table-cell>
          <table:table-cell office:value-type="float" office:value="333076000" table:style-name="ce1">
            <text:p>333076000</text:p>
          </table:table-cell>
          <table:table-cell office:value-type="float" office:value="13827.9" table:style-name="ce1">
            <text:p>13827.9</text:p>
          </table:table-cell>
          <table:table-cell office:value-type="float" office:value="129201" table:style-name="ce1">
            <text:p>129201</text:p>
          </table:table-cell>
          <table:table-cell office:value-type="float" office:value="51482.5" table:style-name="ce1">
            <text:p>51482.5</text:p>
          </table:table-cell>
          <table:table-cell office:value-type="float" office:value="60067400" table:style-name="ce1">
            <text:p>60067400</text:p>
          </table:table-cell>
          <table:table-cell office:value-type="float" office:value="62734900000" table:style-name="ce1">
            <text:p>62734900000</text:p>
          </table:table-cell>
          <table:table-cell office:value-type="float" office:value="0.2105413331110973" table:formula="of:=LOG(SQRT(AVERAGE([.B23:.U23])))^-1" table:style-name="ce1">
            <text:p>0.210541333</text:p>
          </table:table-cell>
          <table:table-cell table:number-columns-repeated="1636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191.86" table:style-name="ce1">
            <text:p>9191.86</text:p>
          </table:table-cell>
          <table:table-cell office:value-type="float" office:value="15785.4" table:style-name="ce1">
            <text:p>15785.4</text:p>
          </table:table-cell>
          <table:table-cell office:value-type="float" office:value="5158.05" table:style-name="ce1">
            <text:p>5158.05</text:p>
          </table:table-cell>
          <table:table-cell office:value-type="float" office:value="127952" table:style-name="ce1">
            <text:p>127952</text:p>
          </table:table-cell>
          <table:table-cell office:value-type="float" office:value="22614.7" table:style-name="ce1">
            <text:p>22614.7</text:p>
          </table:table-cell>
          <table:table-cell office:value-type="float" office:value="71366200" table:style-name="ce1">
            <text:p>71366200</text:p>
          </table:table-cell>
          <table:table-cell office:value-type="float" office:value="48995.1" table:style-name="ce1">
            <text:p>48995.1</text:p>
          </table:table-cell>
          <table:table-cell office:value-type="float" office:value="2969.2" table:style-name="ce1">
            <text:p>2969.2</text:p>
          </table:table-cell>
          <table:table-cell office:value-type="float" office:value="24177.8" table:style-name="ce1">
            <text:p>24177.8</text:p>
          </table:table-cell>
          <table:table-cell office:value-type="float" office:value="8878.2900000000009" table:style-name="ce1">
            <text:p>8878.29</text:p>
          </table:table-cell>
          <table:table-cell office:value-type="float" office:value="71010.8" table:style-name="ce1">
            <text:p>71010.8</text:p>
          </table:table-cell>
          <table:table-cell office:value-type="float" office:value="445846" table:style-name="ce1">
            <text:p>445846</text:p>
          </table:table-cell>
          <table:table-cell office:value-type="float" office:value="109454" table:style-name="ce1">
            <text:p>109454</text:p>
          </table:table-cell>
          <table:table-cell office:value-type="float" office:value="4735100" table:style-name="ce1">
            <text:p>4735100</text:p>
          </table:table-cell>
          <table:table-cell office:value-type="float" office:value="19821.400000000001" table:style-name="ce1">
            <text:p>19821.4</text:p>
          </table:table-cell>
          <table:table-cell office:value-type="float" office:value="11115.1" table:style-name="ce1">
            <text:p>11115.1</text:p>
          </table:table-cell>
          <table:table-cell office:value-type="float" office:value="742684" table:style-name="ce1">
            <text:p>742684</text:p>
          </table:table-cell>
          <table:table-cell office:value-type="float" office:value="80416.5" table:style-name="ce1">
            <text:p>80416.5</text:p>
          </table:table-cell>
          <table:table-cell office:value-type="float" office:value="1986370000" table:style-name="ce1">
            <text:p>1986370000</text:p>
          </table:table-cell>
          <table:table-cell office:value-type="float" office:value="55151300" table:style-name="ce1">
            <text:p>55151300</text:p>
          </table:table-cell>
          <table:table-cell office:value-type="float" office:value="0.24921570216144318" table:formula="of:=LOG(SQRT(AVERAGE([.B24:.U24])))^-1" table:style-name="ce1">
            <text:p>0.249215702</text:p>
          </table:table-cell>
          <table:table-cell table:number-columns-repeated="1636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9806" table:style-name="ce1">
            <text:p>239806</text:p>
          </table:table-cell>
          <table:table-cell office:value-type="float" office:value="442834" table:style-name="ce1">
            <text:p>442834</text:p>
          </table:table-cell>
          <table:table-cell office:value-type="float" office:value="3783.89" table:style-name="ce1">
            <text:p>3783.89</text:p>
          </table:table-cell>
          <table:table-cell office:value-type="float" office:value="71177.7" table:style-name="ce1">
            <text:p>71177.7</text:p>
          </table:table-cell>
          <table:table-cell office:value-type="float" office:value="5649.6" table:style-name="ce1">
            <text:p>5649.6</text:p>
          </table:table-cell>
          <table:table-cell office:value-type="float" office:value="751367000" table:style-name="ce1">
            <text:p>751367000</text:p>
          </table:table-cell>
          <table:table-cell office:value-type="float" office:value="8609" table:style-name="ce1">
            <text:p>8609</text:p>
          </table:table-cell>
          <table:table-cell office:value-type="float" office:value="4236.1899999999996" table:style-name="ce1">
            <text:p>4236.19</text:p>
          </table:table-cell>
          <table:table-cell office:value-type="float" office:value="142065" table:style-name="ce1">
            <text:p>142065</text:p>
          </table:table-cell>
          <table:table-cell office:value-type="float" office:value="8155.37" table:style-name="ce1">
            <text:p>8155.37</text:p>
          </table:table-cell>
          <table:table-cell office:value-type="float" office:value="91113.5" table:style-name="ce1">
            <text:p>91113.5</text:p>
          </table:table-cell>
          <table:table-cell office:value-type="float" office:value="32502.3" table:style-name="ce1">
            <text:p>32502.3</text:p>
          </table:table-cell>
          <table:table-cell office:value-type="float" office:value="11095800" table:style-name="ce1">
            <text:p>11095800</text:p>
          </table:table-cell>
          <table:table-cell office:value-type="float" office:value="66003.199999999997" table:style-name="ce1">
            <text:p>66003.2</text:p>
          </table:table-cell>
          <table:table-cell office:value-type="float" office:value="50794.3" table:style-name="ce1">
            <text:p>50794.3</text:p>
          </table:table-cell>
          <table:table-cell office:value-type="float" office:value="10756.3" table:style-name="ce1">
            <text:p>10756.3</text:p>
          </table:table-cell>
          <table:table-cell office:value-type="float" office:value="69128.800000000003" table:style-name="ce1">
            <text:p>69128.8</text:p>
          </table:table-cell>
          <table:table-cell office:value-type="float" office:value="413240" table:style-name="ce1">
            <text:p>413240</text:p>
          </table:table-cell>
          <table:table-cell office:value-type="float" office:value="12827500" table:style-name="ce1">
            <text:p>12827500</text:p>
          </table:table-cell>
          <table:table-cell office:value-type="float" office:value="68186500000" table:style-name="ce1">
            <text:p>68186500000</text:p>
          </table:table-cell>
          <table:table-cell office:value-type="float" office:value="0.20969660185243713" table:formula="of:=LOG(SQRT(AVERAGE([.B25:.U25])))^-1" table:style-name="ce1">
            <text:p>0.209696602</text:p>
          </table:table-cell>
          <table:table-cell table:number-columns-repeated="1636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157300" table:style-name="ce1">
            <text:p>7157300</text:p>
          </table:table-cell>
          <table:table-cell office:value-type="float" office:value="5082.04" table:style-name="ce1">
            <text:p>5082.04</text:p>
          </table:table-cell>
          <table:table-cell office:value-type="float" office:value="39480800" table:style-name="ce1">
            <text:p>39480800</text:p>
          </table:table-cell>
          <table:table-cell office:value-type="float" office:value="767528" table:style-name="ce1">
            <text:p>767528</text:p>
          </table:table-cell>
          <table:table-cell office:value-type="float" office:value="1441.32" table:style-name="ce1">
            <text:p>1441.32</text:p>
          </table:table-cell>
          <table:table-cell office:value-type="float" office:value="46921900" table:style-name="ce1">
            <text:p>46921900</text:p>
          </table:table-cell>
          <table:table-cell office:value-type="float" office:value="14086.1" table:style-name="ce1">
            <text:p>14086.1</text:p>
          </table:table-cell>
          <table:table-cell office:value-type="float" office:value="251100" table:style-name="ce1">
            <text:p>251100</text:p>
          </table:table-cell>
          <table:table-cell office:value-type="float" office:value="52507.9" table:style-name="ce1">
            <text:p>52507.9</text:p>
          </table:table-cell>
          <table:table-cell office:value-type="float" office:value="6867.08" table:style-name="ce1">
            <text:p>6867.08</text:p>
          </table:table-cell>
          <table:table-cell office:value-type="float" office:value="248389" table:style-name="ce1">
            <text:p>248389</text:p>
          </table:table-cell>
          <table:table-cell office:value-type="float" office:value="2296.79" table:style-name="ce1">
            <text:p>2296.79</text:p>
          </table:table-cell>
          <table:table-cell office:value-type="float" office:value="642772000" table:style-name="ce1">
            <text:p>642772000</text:p>
          </table:table-cell>
          <table:table-cell office:value-type="float" office:value="28889.5" table:style-name="ce1">
            <text:p>28889.5</text:p>
          </table:table-cell>
          <table:table-cell office:value-type="float" office:value="1008860" table:style-name="ce1">
            <text:p>1008860</text:p>
          </table:table-cell>
          <table:table-cell office:value-type="float" office:value="5910.49" table:style-name="ce1">
            <text:p>5910.49</text:p>
          </table:table-cell>
          <table:table-cell office:value-type="float" office:value="94428.6" table:style-name="ce1">
            <text:p>94428.6</text:p>
          </table:table-cell>
          <table:table-cell office:value-type="float" office:value="43693.4" table:style-name="ce1">
            <text:p>43693.4</text:p>
          </table:table-cell>
          <table:table-cell office:value-type="float" office:value="15410100" table:style-name="ce1">
            <text:p>15410100</text:p>
          </table:table-cell>
          <table:table-cell office:value-type="float" office:value="936330000" table:style-name="ce1">
            <text:p>936330000</text:p>
          </table:table-cell>
          <table:table-cell office:value-type="float" office:value="0.25230188616332455" table:formula="of:=LOG(SQRT(AVERAGE([.B26:.U26])))^-1" table:style-name="ce1">
            <text:p>0.252301886</text:p>
          </table:table-cell>
          <table:table-cell table:number-columns-repeated="1636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2255.8" table:style-name="ce1">
            <text:p>22255.8</text:p>
          </table:table-cell>
          <table:table-cell office:value-type="float" office:value="503116" table:style-name="ce1">
            <text:p>503116</text:p>
          </table:table-cell>
          <table:table-cell office:value-type="float" office:value="12400.2" table:style-name="ce1">
            <text:p>12400.2</text:p>
          </table:table-cell>
          <table:table-cell office:value-type="float" office:value="101829" table:style-name="ce1">
            <text:p>101829</text:p>
          </table:table-cell>
          <table:table-cell office:value-type="float" office:value="7580.45" table:style-name="ce1">
            <text:p>7580.45</text:p>
          </table:table-cell>
          <table:table-cell office:value-type="float" office:value="3245540" table:style-name="ce1">
            <text:p>3245540</text:p>
          </table:table-cell>
          <table:table-cell office:value-type="float" office:value="8401.8700000000008" table:style-name="ce1">
            <text:p>8401.87</text:p>
          </table:table-cell>
          <table:table-cell office:value-type="float" office:value="4446.59" table:style-name="ce1">
            <text:p>4446.59</text:p>
          </table:table-cell>
          <table:table-cell office:value-type="float" office:value="51644.4" table:style-name="ce1">
            <text:p>51644.4</text:p>
          </table:table-cell>
          <table:table-cell office:value-type="float" office:value="37647.4" table:style-name="ce1">
            <text:p>37647.4</text:p>
          </table:table-cell>
          <table:table-cell office:value-type="float" office:value="5416520" table:style-name="ce1">
            <text:p>5416520</text:p>
          </table:table-cell>
          <table:table-cell office:value-type="float" office:value="6712.06" table:style-name="ce1">
            <text:p>6712.06</text:p>
          </table:table-cell>
          <table:table-cell office:value-type="float" office:value="17052500" table:style-name="ce1">
            <text:p>17052500</text:p>
          </table:table-cell>
          <table:table-cell office:value-type="float" office:value="46360.3" table:style-name="ce1">
            <text:p>46360.3</text:p>
          </table:table-cell>
          <table:table-cell office:value-type="float" office:value="125919" table:style-name="ce1">
            <text:p>125919</text:p>
          </table:table-cell>
          <table:table-cell office:value-type="float" office:value="8476.0300000000007" table:style-name="ce1">
            <text:p>8476.03</text:p>
          </table:table-cell>
          <table:table-cell office:value-type="float" office:value="25800.400000000001" table:style-name="ce1">
            <text:p>25800.4</text:p>
          </table:table-cell>
          <table:table-cell office:value-type="float" office:value="152294" table:style-name="ce1">
            <text:p>152294</text:p>
          </table:table-cell>
          <table:table-cell office:value-type="float" office:value="1.46439E+31" table:style-name="ce1">
            <text:p>1.46439E+31</text:p>
          </table:table-cell>
          <table:table-cell office:value-type="float" office:value="7572810" table:style-name="ce1">
            <text:p>7572810</text:p>
          </table:table-cell>
          <table:table-cell office:value-type="float" office:value="6.6968859719872556E-2" table:formula="of:=LOG(SQRT(AVERAGE([.B27:.U27])))^-1" table:style-name="ce1">
            <text:p>0.06696886</text:p>
          </table:table-cell>
          <table:table-cell table:number-columns-repeated="1636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3262.8" table:style-name="ce1">
            <text:p>63262.8</text:p>
          </table:table-cell>
          <table:table-cell office:value-type="float" office:value="70542" table:style-name="ce1">
            <text:p>70542</text:p>
          </table:table-cell>
          <table:table-cell office:value-type="float" office:value="9185.7800000000007" table:style-name="ce1">
            <text:p>9185.78</text:p>
          </table:table-cell>
          <table:table-cell office:value-type="float" office:value="1134020" table:style-name="ce1">
            <text:p>1134020</text:p>
          </table:table-cell>
          <table:table-cell office:value-type="float" office:value="44959" table:style-name="ce1">
            <text:p>44959</text:p>
          </table:table-cell>
          <table:table-cell office:value-type="float" office:value="2484330" table:style-name="ce1">
            <text:p>2484330</text:p>
          </table:table-cell>
          <table:table-cell office:value-type="float" office:value="7114.6" table:style-name="ce1">
            <text:p>7114.6</text:p>
          </table:table-cell>
          <table:table-cell office:value-type="float" office:value="9379.49" table:style-name="ce1">
            <text:p>9379.49</text:p>
          </table:table-cell>
          <table:table-cell office:value-type="float" office:value="2646550" table:style-name="ce1">
            <text:p>2646550</text:p>
          </table:table-cell>
          <table:table-cell office:value-type="float" office:value="22681.7" table:style-name="ce1">
            <text:p>22681.7</text:p>
          </table:table-cell>
          <table:table-cell office:value-type="float" office:value="30326800" table:style-name="ce1">
            <text:p>30326800</text:p>
          </table:table-cell>
          <table:table-cell office:value-type="float" office:value="3148.83" table:style-name="ce1">
            <text:p>3148.83</text:p>
          </table:table-cell>
          <table:table-cell office:value-type="float" office:value="5543940" table:style-name="ce1">
            <text:p>5543940</text:p>
          </table:table-cell>
          <table:table-cell office:value-type="float" office:value="52506.5" table:style-name="ce1">
            <text:p>52506.5</text:p>
          </table:table-cell>
          <table:table-cell office:value-type="float" office:value="47828.6" table:style-name="ce1">
            <text:p>47828.6</text:p>
          </table:table-cell>
          <table:table-cell office:value-type="float" office:value="6450.46" table:style-name="ce1">
            <text:p>6450.46</text:p>
          </table:table-cell>
          <table:table-cell office:value-type="float" office:value="69557.899999999994" table:style-name="ce1">
            <text:p>69557.9</text:p>
          </table:table-cell>
          <table:table-cell office:value-type="float" office:value="61677.5" table:style-name="ce1">
            <text:p>61677.5</text:p>
          </table:table-cell>
          <table:table-cell office:value-type="float" office:value="14593800" table:style-name="ce1">
            <text:p>14593800</text:p>
          </table:table-cell>
          <table:table-cell office:value-type="float" office:value="132982000" table:style-name="ce1">
            <text:p>132982000</text:p>
          </table:table-cell>
          <table:table-cell office:value-type="float" office:value="0.28660956216456218" table:formula="of:=LOG(SQRT(AVERAGE([.B28:.U28])))^-1" table:style-name="ce1">
            <text:p>0.286609562</text:p>
          </table:table-cell>
          <table:table-cell table:number-columns-repeated="1636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65890" table:style-name="ce1">
            <text:p>165890</text:p>
          </table:table-cell>
          <table:table-cell office:value-type="float" office:value="27199.8" table:style-name="ce1">
            <text:p>27199.8</text:p>
          </table:table-cell>
          <table:table-cell office:value-type="float" office:value="305061" table:style-name="ce1">
            <text:p>305061</text:p>
          </table:table-cell>
          <table:table-cell office:value-type="float" office:value="183938" table:style-name="ce1">
            <text:p>183938</text:p>
          </table:table-cell>
          <table:table-cell office:value-type="float" office:value="7162.33" table:style-name="ce1">
            <text:p>7162.33</text:p>
          </table:table-cell>
          <table:table-cell office:value-type="float" office:value="1.3948800000000001E+26" table:style-name="ce1">
            <text:p>1.39488E+26</text:p>
          </table:table-cell>
          <table:table-cell office:value-type="float" office:value="3993.32" table:style-name="ce1">
            <text:p>3993.32</text:p>
          </table:table-cell>
          <table:table-cell office:value-type="float" office:value="3339.66" table:style-name="ce1">
            <text:p>3339.66</text:p>
          </table:table-cell>
          <table:table-cell office:value-type="float" office:value="874503" table:style-name="ce1">
            <text:p>874503</text:p>
          </table:table-cell>
          <table:table-cell office:value-type="float" office:value="11284.8" table:style-name="ce1">
            <text:p>11284.8</text:p>
          </table:table-cell>
          <table:table-cell office:value-type="float" office:value="360066" table:style-name="ce1">
            <text:p>360066</text:p>
          </table:table-cell>
          <table:table-cell office:value-type="float" office:value="469269" table:style-name="ce1">
            <text:p>469269</text:p>
          </table:table-cell>
          <table:table-cell office:value-type="float" office:value="66448900" table:style-name="ce1">
            <text:p>66448900</text:p>
          </table:table-cell>
          <table:table-cell office:value-type="float" office:value="953228" table:style-name="ce1">
            <text:p>953228</text:p>
          </table:table-cell>
          <table:table-cell office:value-type="float" office:value="39415.199999999997" table:style-name="ce1">
            <text:p>39415.2</text:p>
          </table:table-cell>
          <table:table-cell office:value-type="float" office:value="3461160" table:style-name="ce1">
            <text:p>3461160</text:p>
          </table:table-cell>
          <table:table-cell office:value-type="float" office:value="45431.4" table:style-name="ce1">
            <text:p>45431.4</text:p>
          </table:table-cell>
          <table:table-cell office:value-type="float" office:value="22123000" table:style-name="ce1">
            <text:p>22123000</text:p>
          </table:table-cell>
          <table:table-cell office:value-type="float" office:value="920781" table:style-name="ce1">
            <text:p>920781</text:p>
          </table:table-cell>
          <table:table-cell office:value-type="float" office:value="4580030" table:style-name="ce1">
            <text:p>4580030</text:p>
          </table:table-cell>
          <table:table-cell office:value-type="float" office:value="8.0503932554323254E-2" table:formula="of:=LOG(SQRT(AVERAGE([.B29:.U29])))^-1" table:style-name="ce1">
            <text:p>0.080503933</text:p>
          </table:table-cell>
          <table:table-cell table:number-columns-repeated="1636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9334.6" table:style-name="ce1">
            <text:p>49334.6</text:p>
          </table:table-cell>
          <table:table-cell office:value-type="float" office:value="700623" table:style-name="ce1">
            <text:p>700623</text:p>
          </table:table-cell>
          <table:table-cell office:value-type="float" office:value="14449.6" table:style-name="ce1">
            <text:p>14449.6</text:p>
          </table:table-cell>
          <table:table-cell office:value-type="float" office:value="397278" table:style-name="ce1">
            <text:p>397278</text:p>
          </table:table-cell>
          <table:table-cell office:value-type="float" office:value="5009.6499999999996" table:style-name="ce1">
            <text:p>5009.65</text:p>
          </table:table-cell>
          <table:table-cell office:value-type="float" office:value="8.2137899999999997E+26" table:style-name="ce1">
            <text:p>8.21379E+26</text:p>
          </table:table-cell>
          <table:table-cell office:value-type="float" office:value="22606.1" table:style-name="ce1">
            <text:p>22606.1</text:p>
          </table:table-cell>
          <table:table-cell office:value-type="float" office:value="12074.4" table:style-name="ce1">
            <text:p>12074.4</text:p>
          </table:table-cell>
          <table:table-cell office:value-type="float" office:value="318354" table:style-name="ce1">
            <text:p>318354</text:p>
          </table:table-cell>
          <table:table-cell office:value-type="float" office:value="4565.87" table:style-name="ce1">
            <text:p>4565.87</text:p>
          </table:table-cell>
          <table:table-cell office:value-type="float" office:value="24372.1" table:style-name="ce1">
            <text:p>24372.1</text:p>
          </table:table-cell>
          <table:table-cell office:value-type="float" office:value="3826.77" table:style-name="ce1">
            <text:p>3826.77</text:p>
          </table:table-cell>
          <table:table-cell office:value-type="float" office:value="80385200" table:style-name="ce1">
            <text:p>80385200</text:p>
          </table:table-cell>
          <table:table-cell office:value-type="float" office:value="4926060" table:style-name="ce1">
            <text:p>4926060</text:p>
          </table:table-cell>
          <table:table-cell office:value-type="float" office:value="16201.7" table:style-name="ce1">
            <text:p>16201.7</text:p>
          </table:table-cell>
          <table:table-cell office:value-type="float" office:value="6490.12" table:style-name="ce1">
            <text:p>6490.12</text:p>
          </table:table-cell>
          <table:table-cell office:value-type="float" office:value="100007" table:style-name="ce1">
            <text:p>100007</text:p>
          </table:table-cell>
          <table:table-cell office:value-type="float" office:value="26644.1" table:style-name="ce1">
            <text:p>26644.1</text:p>
          </table:table-cell>
          <table:table-cell office:value-type="float" office:value="3875360" table:style-name="ce1">
            <text:p>3875360</text:p>
          </table:table-cell>
          <table:table-cell office:value-type="float" office:value="1254420000" table:style-name="ce1">
            <text:p>1254420000</text:p>
          </table:table-cell>
          <table:table-cell office:value-type="float" office:value="7.8083781525374707E-2" table:formula="of:=LOG(SQRT(AVERAGE([.B30:.U30])))^-1" table:style-name="ce1">
            <text:p>0.078083782</text:p>
          </table:table-cell>
          <table:table-cell table:number-columns-repeated="1636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9008.2" table:style-name="ce1">
            <text:p>99008.2</text:p>
          </table:table-cell>
          <table:table-cell office:value-type="float" office:value="121645000" table:style-name="ce1">
            <text:p>121645000</text:p>
          </table:table-cell>
          <table:table-cell office:value-type="float" office:value="25942.7" table:style-name="ce1">
            <text:p>25942.7</text:p>
          </table:table-cell>
          <table:table-cell office:value-type="float" office:value="127533" table:style-name="ce1">
            <text:p>127533</text:p>
          </table:table-cell>
          <table:table-cell office:value-type="float" office:value="8765.09" table:style-name="ce1">
            <text:p>8765.09</text:p>
          </table:table-cell>
          <table:table-cell office:value-type="float" office:value="221825" table:style-name="ce1">
            <text:p>221825</text:p>
          </table:table-cell>
          <table:table-cell office:value-type="float" office:value="5774.11" table:style-name="ce1">
            <text:p>5774.11</text:p>
          </table:table-cell>
          <table:table-cell office:value-type="float" office:value="7868.78" table:style-name="ce1">
            <text:p>7868.78</text:p>
          </table:table-cell>
          <table:table-cell office:value-type="float" office:value="1013820" table:style-name="ce1">
            <text:p>1013820</text:p>
          </table:table-cell>
          <table:table-cell office:value-type="float" office:value="21481.200000000001" table:style-name="ce1">
            <text:p>21481.2</text:p>
          </table:table-cell>
          <table:table-cell office:value-type="float" office:value="73188.399999999994" table:style-name="ce1">
            <text:p>73188.4</text:p>
          </table:table-cell>
          <table:table-cell office:value-type="float" office:value="11751.7" table:style-name="ce1">
            <text:p>11751.7</text:p>
          </table:table-cell>
          <table:table-cell office:value-type="float" office:value="420331" table:style-name="ce1">
            <text:p>420331</text:p>
          </table:table-cell>
          <table:table-cell office:value-type="float" office:value="156437" table:style-name="ce1">
            <text:p>156437</text:p>
          </table:table-cell>
          <table:table-cell office:value-type="float" office:value="89967.6" table:style-name="ce1">
            <text:p>89967.6</text:p>
          </table:table-cell>
          <table:table-cell office:value-type="float" office:value="5766.28" table:style-name="ce1">
            <text:p>5766.28</text:p>
          </table:table-cell>
          <table:table-cell office:value-type="float" office:value="10238200" table:style-name="ce1">
            <text:p>10238200</text:p>
          </table:table-cell>
          <table:table-cell office:value-type="float" office:value="66772.100000000006" table:style-name="ce1">
            <text:p>66772.1</text:p>
          </table:table-cell>
          <table:table-cell office:value-type="float" office:value="117021000000" table:style-name="ce1">
            <text:p>1.17021E+11</text:p>
          </table:table-cell>
          <table:table-cell office:value-type="float" office:value="93518900" table:style-name="ce1">
            <text:p>93518900</text:p>
          </table:table-cell>
          <table:table-cell office:value-type="float" office:value="0.20474856440238565" table:formula="of:=LOG(SQRT(AVERAGE([.B31:.U31])))^-1" table:style-name="ce1">
            <text:p>0.204748564</text:p>
          </table:table-cell>
          <table:table-cell table:number-columns-repeated="1636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4484.199999999997" table:style-name="ce1">
            <text:p>34484.2</text:p>
          </table:table-cell>
          <table:table-cell office:value-type="float" office:value="133300" table:style-name="ce1">
            <text:p>133300</text:p>
          </table:table-cell>
          <table:table-cell office:value-type="float" office:value="2429.56" table:style-name="ce1">
            <text:p>2429.56</text:p>
          </table:table-cell>
          <table:table-cell office:value-type="float" office:value="1652230000" table:style-name="ce1">
            <text:p>1652230000</text:p>
          </table:table-cell>
          <table:table-cell office:value-type="float" office:value="1080.57" table:style-name="ce1">
            <text:p>1080.57</text:p>
          </table:table-cell>
          <table:table-cell office:value-type="float" office:value="1012360" table:style-name="ce1">
            <text:p>1012360</text:p>
          </table:table-cell>
          <table:table-cell office:value-type="float" office:value="64482700" table:style-name="ce1">
            <text:p>64482700</text:p>
          </table:table-cell>
          <table:table-cell office:value-type="float" office:value="2708.81" table:style-name="ce1">
            <text:p>2708.81</text:p>
          </table:table-cell>
          <table:table-cell office:value-type="float" office:value="20774.599999999999" table:style-name="ce1">
            <text:p>20774.6</text:p>
          </table:table-cell>
          <table:table-cell office:value-type="float" office:value="3166.8" table:style-name="ce1">
            <text:p>3166.8</text:p>
          </table:table-cell>
          <table:table-cell office:value-type="float" office:value="183747" table:style-name="ce1">
            <text:p>183747</text:p>
          </table:table-cell>
          <table:table-cell office:value-type="float" office:value="6125.44" table:style-name="ce1">
            <text:p>6125.44</text:p>
          </table:table-cell>
          <table:table-cell office:value-type="float" office:value="175245000" table:style-name="ce1">
            <text:p>175245000</text:p>
          </table:table-cell>
          <table:table-cell office:value-type="float" office:value="27530.1" table:style-name="ce1">
            <text:p>27530.1</text:p>
          </table:table-cell>
          <table:table-cell office:value-type="float" office:value="25370.5" table:style-name="ce1">
            <text:p>25370.5</text:p>
          </table:table-cell>
          <table:table-cell office:value-type="float" office:value="17246.3" table:style-name="ce1">
            <text:p>17246.3</text:p>
          </table:table-cell>
          <table:table-cell office:value-type="float" office:value="11122500" table:style-name="ce1">
            <text:p>11122500</text:p>
          </table:table-cell>
          <table:table-cell office:value-type="float" office:value="30857.1" table:style-name="ce1">
            <text:p>30857.1</text:p>
          </table:table-cell>
          <table:table-cell office:value-type="float" office:value="288253000" table:style-name="ce1">
            <text:p>288253000</text:p>
          </table:table-cell>
          <table:table-cell office:value-type="float" office:value="130206000" table:style-name="ce1">
            <text:p>130206000</text:p>
          </table:table-cell>
          <table:table-cell office:value-type="float" office:value="0.24798429796423987" table:formula="of:=LOG(SQRT(AVERAGE([.B32:.U32])))^-1" table:style-name="ce1">
            <text:p>0.247984298</text:p>
          </table:table-cell>
          <table:table-cell table:number-columns-repeated="1636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6749.3" table:style-name="ce1">
            <text:p>76749.3</text:p>
          </table:table-cell>
          <table:table-cell office:value-type="float" office:value="56057.8" table:style-name="ce1">
            <text:p>56057.8</text:p>
          </table:table-cell>
          <table:table-cell office:value-type="float" office:value="2895.6" table:style-name="ce1">
            <text:p>2895.6</text:p>
          </table:table-cell>
          <table:table-cell office:value-type="float" office:value="532926" table:style-name="ce1">
            <text:p>532926</text:p>
          </table:table-cell>
          <table:table-cell office:value-type="float" office:value="12312" table:style-name="ce1">
            <text:p>12312</text:p>
          </table:table-cell>
          <table:table-cell office:value-type="float" office:value="146154" table:style-name="ce1">
            <text:p>146154</text:p>
          </table:table-cell>
          <table:table-cell office:value-type="float" office:value="9920.25" table:style-name="ce1">
            <text:p>9920.25</text:p>
          </table:table-cell>
          <table:table-cell office:value-type="float" office:value="3716.47" table:style-name="ce1">
            <text:p>3716.47</text:p>
          </table:table-cell>
          <table:table-cell office:value-type="float" office:value="41405.699999999997" table:style-name="ce1">
            <text:p>41405.7</text:p>
          </table:table-cell>
          <table:table-cell office:value-type="float" office:value="13147.1" table:style-name="ce1">
            <text:p>13147.1</text:p>
          </table:table-cell>
          <table:table-cell office:value-type="float" office:value="156004" table:style-name="ce1">
            <text:p>156004</text:p>
          </table:table-cell>
          <table:table-cell office:value-type="float" office:value="59119.4" table:style-name="ce1">
            <text:p>59119.4</text:p>
          </table:table-cell>
          <table:table-cell office:value-type="float" office:value="61011200000" table:style-name="ce1">
            <text:p>61011200000</text:p>
          </table:table-cell>
          <table:table-cell office:value-type="float" office:value="20674.3" table:style-name="ce1">
            <text:p>20674.3</text:p>
          </table:table-cell>
          <table:table-cell office:value-type="float" office:value="30084.799999999999" table:style-name="ce1">
            <text:p>30084.8</text:p>
          </table:table-cell>
          <table:table-cell office:value-type="float" office:value="52133.5" table:style-name="ce1">
            <text:p>52133.5</text:p>
          </table:table-cell>
          <table:table-cell office:value-type="float" office:value="42281.8" table:style-name="ce1">
            <text:p>42281.8</text:p>
          </table:table-cell>
          <table:table-cell office:value-type="float" office:value="60111" table:style-name="ce1">
            <text:p>60111</text:p>
          </table:table-cell>
          <table:table-cell office:value-type="float" office:value="11801500" table:style-name="ce1">
            <text:p>11801500</text:p>
          </table:table-cell>
          <table:table-cell office:value-type="float" office:value="268832000" table:style-name="ce1">
            <text:p>268832000</text:p>
          </table:table-cell>
          <table:table-cell office:value-type="float" office:value="0.21082853427757173" table:formula="of:=LOG(SQRT(AVERAGE([.B33:.U33])))^-1" table:style-name="ce1">
            <text:p>0.210828534</text:p>
          </table:table-cell>
          <table:table-cell table:number-columns-repeated="1636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7185.1" table:style-name="ce1">
            <text:p>57185.1</text:p>
          </table:table-cell>
          <table:table-cell office:value-type="float" office:value="492161" table:style-name="ce1">
            <text:p>492161</text:p>
          </table:table-cell>
          <table:table-cell office:value-type="float" office:value="46600.5" table:style-name="ce1">
            <text:p>46600.5</text:p>
          </table:table-cell>
          <table:table-cell office:value-type="float" office:value="245422" table:style-name="ce1">
            <text:p>245422</text:p>
          </table:table-cell>
          <table:table-cell office:value-type="float" office:value="1023.09" table:style-name="ce1">
            <text:p>1023.09</text:p>
          </table:table-cell>
          <table:table-cell office:value-type="float" office:value="5924250" table:style-name="ce1">
            <text:p>5924250</text:p>
          </table:table-cell>
          <table:table-cell office:value-type="float" office:value="93928" table:style-name="ce1">
            <text:p>93928</text:p>
          </table:table-cell>
          <table:table-cell office:value-type="float" office:value="2282.86" table:style-name="ce1">
            <text:p>2282.86</text:p>
          </table:table-cell>
          <table:table-cell office:value-type="float" office:value="190041" table:style-name="ce1">
            <text:p>190041</text:p>
          </table:table-cell>
          <table:table-cell office:value-type="float" office:value="8354.19" table:style-name="ce1">
            <text:p>8354.19</text:p>
          </table:table-cell>
          <table:table-cell office:value-type="float" office:value="449387" table:style-name="ce1">
            <text:p>449387</text:p>
          </table:table-cell>
          <table:table-cell office:value-type="float" office:value="10900.4" table:style-name="ce1">
            <text:p>10900.4</text:p>
          </table:table-cell>
          <table:table-cell office:value-type="float" office:value="691572000" table:style-name="ce1">
            <text:p>691572000</text:p>
          </table:table-cell>
          <table:table-cell office:value-type="float" office:value="142075000" table:style-name="ce1">
            <text:p>142075000</text:p>
          </table:table-cell>
          <table:table-cell office:value-type="float" office:value="479370" table:style-name="ce1">
            <text:p>479370</text:p>
          </table:table-cell>
          <table:table-cell office:value-type="float" office:value="2041.48" table:style-name="ce1">
            <text:p>2041.48</text:p>
          </table:table-cell>
          <table:table-cell office:value-type="float" office:value="45268.5" table:style-name="ce1">
            <text:p>45268.5</text:p>
          </table:table-cell>
          <table:table-cell office:value-type="float" office:value="15098100" table:style-name="ce1">
            <text:p>15098100</text:p>
          </table:table-cell>
          <table:table-cell office:value-type="float" office:value="6302970" table:style-name="ce1">
            <text:p>6302970</text:p>
          </table:table-cell>
          <table:table-cell office:value-type="float" office:value="5345960000" table:style-name="ce1">
            <text:p>5345960000</text:p>
          </table:table-cell>
          <table:table-cell office:value-type="float" office:value="0.23551590155621296" table:formula="of:=LOG(SQRT(AVERAGE([.B34:.U34])))^-1" table:style-name="ce1">
            <text:p>0.235515902</text:p>
          </table:table-cell>
          <table:table-cell table:number-columns-repeated="1636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2017.599999999999" table:style-name="ce1">
            <text:p>22017.6</text:p>
          </table:table-cell>
          <table:table-cell office:value-type="float" office:value="3085470" table:style-name="ce1">
            <text:p>3085470</text:p>
          </table:table-cell>
          <table:table-cell office:value-type="float" office:value="22097.4" table:style-name="ce1">
            <text:p>22097.4</text:p>
          </table:table-cell>
          <table:table-cell office:value-type="float" office:value="81888.899999999994" table:style-name="ce1">
            <text:p>81888.9</text:p>
          </table:table-cell>
          <table:table-cell office:value-type="float" office:value="5269.56" table:style-name="ce1">
            <text:p>5269.56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8703.09" table:style-name="ce1">
            <text:p>8703.09</text:p>
          </table:table-cell>
          <table:table-cell office:value-type="float" office:value="2435.79" table:style-name="ce1">
            <text:p>2435.79</text:p>
          </table:table-cell>
          <table:table-cell office:value-type="float" office:value="24872.400000000001" table:style-name="ce1">
            <text:p>24872.4</text:p>
          </table:table-cell>
          <table:table-cell office:value-type="float" office:value="7034.96" table:style-name="ce1">
            <text:p>7034.96</text:p>
          </table:table-cell>
          <table:table-cell office:value-type="float" office:value="26273" table:style-name="ce1">
            <text:p>26273</text:p>
          </table:table-cell>
          <table:table-cell office:value-type="float" office:value="13099.8" table:style-name="ce1">
            <text:p>13099.8</text:p>
          </table:table-cell>
          <table:table-cell office:value-type="float" office:value="578602000" table:style-name="ce1">
            <text:p>578602000</text:p>
          </table:table-cell>
          <table:table-cell office:value-type="float" office:value="495694" table:style-name="ce1">
            <text:p>495694</text:p>
          </table:table-cell>
          <table:table-cell office:value-type="float" office:value="6056.56" table:style-name="ce1">
            <text:p>6056.56</text:p>
          </table:table-cell>
          <table:table-cell office:value-type="float" office:value="23503.1" table:style-name="ce1">
            <text:p>23503.1</text:p>
          </table:table-cell>
          <table:table-cell office:value-type="float" office:value="8928.18" table:style-name="ce1">
            <text:p>8928.18</text:p>
          </table:table-cell>
          <table:table-cell office:value-type="float" office:value="16349.5" table:style-name="ce1">
            <text:p>16349.5</text:p>
          </table:table-cell>
          <table:table-cell office:value-type="float" office:value="10949300" table:style-name="ce1">
            <text:p>10949300</text:p>
          </table:table-cell>
          <table:table-cell office:value-type="float" office:value="44275000000" table:style-name="ce1">
            <text:p>44275000000</text:p>
          </table:table-cell>
          <table:table-cell office:value-type="float" office:value="7.8491889098037851E-2" table:formula="of:=LOG(SQRT(AVERAGE([.B35:.U35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7790.3" table:style-name="ce1">
            <text:p>47790.3</text:p>
          </table:table-cell>
          <table:table-cell office:value-type="float" office:value="3372.88" table:style-name="ce1">
            <text:p>3372.88</text:p>
          </table:table-cell>
          <table:table-cell office:value-type="float" office:value="5211.3500000000004" table:style-name="ce1">
            <text:p>5211.35</text:p>
          </table:table-cell>
          <table:table-cell office:value-type="float" office:value="89759.8" table:style-name="ce1">
            <text:p>89759.8</text:p>
          </table:table-cell>
          <table:table-cell office:value-type="float" office:value="1115.21" table:style-name="ce1">
            <text:p>1115.21</text:p>
          </table:table-cell>
          <table:table-cell office:value-type="float" office:value="4.3509299999999998E+27" table:style-name="ce1">
            <text:p>4.35093E+27</text:p>
          </table:table-cell>
          <table:table-cell office:value-type="float" office:value="12916.3" table:style-name="ce1">
            <text:p>12916.3</text:p>
          </table:table-cell>
          <table:table-cell office:value-type="float" office:value="3328.26" table:style-name="ce1">
            <text:p>3328.26</text:p>
          </table:table-cell>
          <table:table-cell office:value-type="float" office:value="13845300" table:style-name="ce1">
            <text:p>13845300</text:p>
          </table:table-cell>
          <table:table-cell office:value-type="float" office:value="31523.7" table:style-name="ce1">
            <text:p>31523.7</text:p>
          </table:table-cell>
          <table:table-cell office:value-type="float" office:value="332502" table:style-name="ce1">
            <text:p>332502</text:p>
          </table:table-cell>
          <table:table-cell office:value-type="float" office:value="4903.5200000000004" table:style-name="ce1">
            <text:p>4903.52</text:p>
          </table:table-cell>
          <table:table-cell office:value-type="float" office:value="1282330000000" table:style-name="ce1">
            <text:p>1.28233E+12</text:p>
          </table:table-cell>
          <table:table-cell office:value-type="float" office:value="31414.9" table:style-name="ce1">
            <text:p>31414.9</text:p>
          </table:table-cell>
          <table:table-cell office:value-type="float" office:value="3701650000" table:style-name="ce1">
            <text:p>3701650000</text:p>
          </table:table-cell>
          <table:table-cell office:value-type="float" office:value="463917" table:style-name="ce1">
            <text:p>463917</text:p>
          </table:table-cell>
          <table:table-cell office:value-type="float" office:value="61583" table:style-name="ce1">
            <text:p>61583</text:p>
          </table:table-cell>
          <table:table-cell office:value-type="float" office:value="95478.8" table:style-name="ce1">
            <text:p>95478.8</text:p>
          </table:table-cell>
          <table:table-cell office:value-type="float" office:value="22289800" table:style-name="ce1">
            <text:p>22289800</text:p>
          </table:table-cell>
          <table:table-cell office:value-type="float" office:value="142876000" table:style-name="ce1">
            <text:p>142876000</text:p>
          </table:table-cell>
          <table:table-cell office:value-type="float" office:value="7.5937201466783552E-2" table:formula="of:=LOG(SQRT(AVERAGE([.B36:.U36])))^-1" table:style-name="ce1">
            <text:p>0.075937201</text:p>
          </table:table-cell>
          <table:table-cell table:number-columns-repeated="1636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4878.5" table:style-name="ce1">
            <text:p>24878.5</text:p>
          </table:table-cell>
          <table:table-cell office:value-type="float" office:value="92113.3" table:style-name="ce1">
            <text:p>92113.3</text:p>
          </table:table-cell>
          <table:table-cell office:value-type="float" office:value="10732" table:style-name="ce1">
            <text:p>10732</text:p>
          </table:table-cell>
          <table:table-cell office:value-type="float" office:value="783891" table:style-name="ce1">
            <text:p>783891</text:p>
          </table:table-cell>
          <table:table-cell office:value-type="float" office:value="4197.12" table:style-name="ce1">
            <text:p>4197.12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2764690000" table:style-name="ce1">
            <text:p>2764690000</text:p>
          </table:table-cell>
          <table:table-cell office:value-type="float" office:value="2680.24" table:style-name="ce1">
            <text:p>2680.24</text:p>
          </table:table-cell>
          <table:table-cell office:value-type="float" office:value="297051" table:style-name="ce1">
            <text:p>297051</text:p>
          </table:table-cell>
          <table:table-cell office:value-type="float" office:value="45455.8" table:style-name="ce1">
            <text:p>45455.8</text:p>
          </table:table-cell>
          <table:table-cell office:value-type="float" office:value="9413910" table:style-name="ce1">
            <text:p>9413910</text:p>
          </table:table-cell>
          <table:table-cell office:value-type="float" office:value="294116" table:style-name="ce1">
            <text:p>294116</text:p>
          </table:table-cell>
          <table:table-cell office:value-type="float" office:value="575138000" table:style-name="ce1">
            <text:p>575138000</text:p>
          </table:table-cell>
          <table:table-cell office:value-type="float" office:value="23789.4" table:style-name="ce1">
            <text:p>23789.4</text:p>
          </table:table-cell>
          <table:table-cell office:value-type="float" office:value="436309" table:style-name="ce1">
            <text:p>436309</text:p>
          </table:table-cell>
          <table:table-cell office:value-type="float" office:value="475879" table:style-name="ce1">
            <text:p>475879</text:p>
          </table:table-cell>
          <table:table-cell office:value-type="float" office:value="3418540" table:style-name="ce1">
            <text:p>3418540</text:p>
          </table:table-cell>
          <table:table-cell office:value-type="float" office:value="1088530" table:style-name="ce1">
            <text:p>1088530</text:p>
          </table:table-cell>
          <table:table-cell office:value-type="float" office:value="651487" table:style-name="ce1">
            <text:p>651487</text:p>
          </table:table-cell>
          <table:table-cell office:value-type="float" office:value="583601000" table:style-name="ce1">
            <text:p>583601000</text:p>
          </table:table-cell>
          <table:table-cell office:value-type="float" office:value="7.7575393009508831E-2" table:formula="of:=LOG(SQRT(AVERAGE([.B37:.U37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1362.4" table:style-name="ce1">
            <text:p>11362.4</text:p>
          </table:table-cell>
          <table:table-cell office:value-type="float" office:value="738988000" table:style-name="ce1">
            <text:p>738988000</text:p>
          </table:table-cell>
          <table:table-cell office:value-type="float" office:value="415594" table:style-name="ce1">
            <text:p>415594</text:p>
          </table:table-cell>
          <table:table-cell office:value-type="float" office:value="49496.800000000003" table:style-name="ce1">
            <text:p>49496.8</text:p>
          </table:table-cell>
          <table:table-cell office:value-type="float" office:value="5366.05" table:style-name="ce1">
            <text:p>5366.05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6688.15" table:style-name="ce1">
            <text:p>6688.15</text:p>
          </table:table-cell>
          <table:table-cell office:value-type="float" office:value="6653.21" table:style-name="ce1">
            <text:p>6653.21</text:p>
          </table:table-cell>
          <table:table-cell office:value-type="float" office:value="68521.2" table:style-name="ce1">
            <text:p>68521.2</text:p>
          </table:table-cell>
          <table:table-cell office:value-type="float" office:value="6069.73" table:style-name="ce1">
            <text:p>6069.73</text:p>
          </table:table-cell>
          <table:table-cell office:value-type="float" office:value="148715" table:style-name="ce1">
            <text:p>148715</text:p>
          </table:table-cell>
          <table:table-cell office:value-type="float" office:value="36861.4" table:style-name="ce1">
            <text:p>36861.4</text:p>
          </table:table-cell>
          <table:table-cell office:value-type="float" office:value="308048" table:style-name="ce1">
            <text:p>308048</text:p>
          </table:table-cell>
          <table:table-cell office:value-type="float" office:value="34638.9" table:style-name="ce1">
            <text:p>34638.9</text:p>
          </table:table-cell>
          <table:table-cell office:value-type="float" office:value="2123850" table:style-name="ce1">
            <text:p>2123850</text:p>
          </table:table-cell>
          <table:table-cell office:value-type="float" office:value="4714.1099999999997" table:style-name="ce1">
            <text:p>4714.11</text:p>
          </table:table-cell>
          <table:table-cell office:value-type="float" office:value="7487.3" table:style-name="ce1">
            <text:p>7487.3</text:p>
          </table:table-cell>
          <table:table-cell office:value-type="float" office:value="26519.4" table:style-name="ce1">
            <text:p>26519.4</text:p>
          </table:table-cell>
          <table:table-cell office:value-type="float" office:value="3330060" table:style-name="ce1">
            <text:p>3330060</text:p>
          </table:table-cell>
          <table:table-cell office:value-type="float" office:value="230622000" table:style-name="ce1">
            <text:p>230622000</text:p>
          </table:table-cell>
          <table:table-cell office:value-type="float" office:value="7.7575393009508831E-2" table:formula="of:=LOG(SQRT(AVERAGE([.B38:.U38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8174.8" table:style-name="ce1">
            <text:p>98174.8</text:p>
          </table:table-cell>
          <table:table-cell office:value-type="float" office:value="3.5479400000000002E+30" table:style-name="ce1">
            <text:p>3.54794E+30</text:p>
          </table:table-cell>
          <table:table-cell office:value-type="float" office:value="209530" table:style-name="ce1">
            <text:p>209530</text:p>
          </table:table-cell>
          <table:table-cell office:value-type="float" office:value="505931" table:style-name="ce1">
            <text:p>505931</text:p>
          </table:table-cell>
          <table:table-cell office:value-type="float" office:value="4288.82" table:style-name="ce1">
            <text:p>4288.82</text:p>
          </table:table-cell>
          <table:table-cell office:value-type="float" office:value="194698" table:style-name="ce1">
            <text:p>194698</text:p>
          </table:table-cell>
          <table:table-cell office:value-type="float" office:value="70624.600000000006" table:style-name="ce1">
            <text:p>70624.6</text:p>
          </table:table-cell>
          <table:table-cell office:value-type="float" office:value="2365.58" table:style-name="ce1">
            <text:p>2365.58</text:p>
          </table:table-cell>
          <table:table-cell office:value-type="float" office:value="78261.100000000006" table:style-name="ce1">
            <text:p>78261.1</text:p>
          </table:table-cell>
          <table:table-cell office:value-type="float" office:value="4241.2700000000004" table:style-name="ce1">
            <text:p>4241.27</text:p>
          </table:table-cell>
          <table:table-cell office:value-type="float" office:value="50305.599999999999" table:style-name="ce1">
            <text:p>50305.6</text:p>
          </table:table-cell>
          <table:table-cell office:value-type="float" office:value="34432.199999999997" table:style-name="ce1">
            <text:p>34432.2</text:p>
          </table:table-cell>
          <table:table-cell office:value-type="float" office:value="27306.5" table:style-name="ce1">
            <text:p>27306.5</text:p>
          </table:table-cell>
          <table:table-cell office:value-type="float" office:value="50998.5" table:style-name="ce1">
            <text:p>50998.5</text:p>
          </table:table-cell>
          <table:table-cell office:value-type="float" office:value="233087" table:style-name="ce1">
            <text:p>233087</text:p>
          </table:table-cell>
          <table:table-cell office:value-type="float" office:value="642211" table:style-name="ce1">
            <text:p>642211</text:p>
          </table:table-cell>
          <table:table-cell office:value-type="float" office:value="19137.099999999999" table:style-name="ce1">
            <text:p>19137.1</text:p>
          </table:table-cell>
          <table:table-cell office:value-type="float" office:value="12974.3" table:style-name="ce1">
            <text:p>12974.3</text:p>
          </table:table-cell>
          <table:table-cell office:value-type="float" office:value="10739600" table:style-name="ce1">
            <text:p>10739600</text:p>
          </table:table-cell>
          <table:table-cell office:value-type="float" office:value="6989810000" table:style-name="ce1">
            <text:p>6989810000</text:p>
          </table:table-cell>
          <table:table-cell office:value-type="float" office:value="6.8378531707161863E-2" table:formula="of:=LOG(SQRT(AVERAGE([.B39:.U39])))^-1" table:style-name="ce1">
            <text:p>0.068378532</text:p>
          </table:table-cell>
          <table:table-cell table:number-columns-repeated="1636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2079.200000000001" table:style-name="ce1">
            <text:p>32079.2</text:p>
          </table:table-cell>
          <table:table-cell office:value-type="float" office:value="12423.3" table:style-name="ce1">
            <text:p>12423.3</text:p>
          </table:table-cell>
          <table:table-cell office:value-type="float" office:value="15602.1" table:style-name="ce1">
            <text:p>15602.1</text:p>
          </table:table-cell>
          <table:table-cell office:value-type="float" office:value="266248" table:style-name="ce1">
            <text:p>266248</text:p>
          </table:table-cell>
          <table:table-cell office:value-type="float" office:value="2488730" table:style-name="ce1">
            <text:p>2488730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7996.82" table:style-name="ce1">
            <text:p>7996.82</text:p>
          </table:table-cell>
          <table:table-cell office:value-type="float" office:value="4062.19" table:style-name="ce1">
            <text:p>4062.19</text:p>
          </table:table-cell>
          <table:table-cell office:value-type="float" office:value="1.8468599999999999E+28" table:style-name="ce1">
            <text:p>1.84686E+28</text:p>
          </table:table-cell>
          <table:table-cell office:value-type="float" office:value="47995.7" table:style-name="ce1">
            <text:p>47995.7</text:p>
          </table:table-cell>
          <table:table-cell office:value-type="float" office:value="2590680" table:style-name="ce1">
            <text:p>2590680</text:p>
          </table:table-cell>
          <table:table-cell office:value-type="float" office:value="53494.7" table:style-name="ce1">
            <text:p>53494.7</text:p>
          </table:table-cell>
          <table:table-cell office:value-type="float" office:value="36560400" table:style-name="ce1">
            <text:p>36560400</text:p>
          </table:table-cell>
          <table:table-cell office:value-type="float" office:value="9445760" table:style-name="ce1">
            <text:p>9445760</text:p>
          </table:table-cell>
          <table:table-cell office:value-type="float" office:value="36828.699999999997" table:style-name="ce1">
            <text:p>36828.7</text:p>
          </table:table-cell>
          <table:table-cell office:value-type="float" office:value="7884.93" table:style-name="ce1">
            <text:p>7884.93</text:p>
          </table:table-cell>
          <table:table-cell office:value-type="float" office:value="4032.21" table:style-name="ce1">
            <text:p>4032.21</text:p>
          </table:table-cell>
          <table:table-cell office:value-type="float" office:value="24880" table:style-name="ce1">
            <text:p>24880</text:p>
          </table:table-cell>
          <table:table-cell office:value-type="float" office:value="1995790" table:style-name="ce1">
            <text:p>1995790</text:p>
          </table:table-cell>
          <table:table-cell office:value-type="float" office:value="2.1751900000000001E+30" table:style-name="ce1">
            <text:p>2.17519E+30</text:p>
          </table:table-cell>
          <table:table-cell office:value-type="float" office:value="6.8869626218096322E-2" table:formula="of:=LOG(SQRT(AVERAGE([.B40:.U40])))^-1" table:style-name="ce1">
            <text:p>0.068869626</text:p>
          </table:table-cell>
          <table:table-cell table:number-columns-repeated="1636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6833.8" table:style-name="ce1">
            <text:p>46833.8</text:p>
          </table:table-cell>
          <table:table-cell office:value-type="float" office:value="1.2427200000000001E+29" table:style-name="ce1">
            <text:p>1.24272E+29</text:p>
          </table:table-cell>
          <table:table-cell office:value-type="float" office:value="64366.1" table:style-name="ce1">
            <text:p>64366.1</text:p>
          </table:table-cell>
          <table:table-cell office:value-type="float" office:value="283941" table:style-name="ce1">
            <text:p>283941</text:p>
          </table:table-cell>
          <table:table-cell office:value-type="float" office:value="4761.6899999999996" table:style-name="ce1">
            <text:p>4761.69</text:p>
          </table:table-cell>
          <table:table-cell office:value-type="float" office:value="3.0223099999999997E+27" table:style-name="ce1">
            <text:p>3.02231E+27</text:p>
          </table:table-cell>
          <table:table-cell office:value-type="float" office:value="6726.46" table:style-name="ce1">
            <text:p>6726.46</text:p>
          </table:table-cell>
          <table:table-cell office:value-type="float" office:value="1751.82" table:style-name="ce1">
            <text:p>1751.82</text:p>
          </table:table-cell>
          <table:table-cell office:value-type="float" office:value="91410" table:style-name="ce1">
            <text:p>91410</text:p>
          </table:table-cell>
          <table:table-cell office:value-type="float" office:value="4776.45" table:style-name="ce1">
            <text:p>4776.45</text:p>
          </table:table-cell>
          <table:table-cell office:value-type="float" office:value="1132800" table:style-name="ce1">
            <text:p>1132800</text:p>
          </table:table-cell>
          <table:table-cell office:value-type="float" office:value="4936.82" table:style-name="ce1">
            <text:p>4936.82</text:p>
          </table:table-cell>
          <table:table-cell office:value-type="float" office:value="1687580" table:style-name="ce1">
            <text:p>1687580</text:p>
          </table:table-cell>
          <table:table-cell office:value-type="float" office:value="218390" table:style-name="ce1">
            <text:p>218390</text:p>
          </table:table-cell>
          <table:table-cell office:value-type="float" office:value="1132950" table:style-name="ce1">
            <text:p>1132950</text:p>
          </table:table-cell>
          <table:table-cell office:value-type="float" office:value="21773.9" table:style-name="ce1">
            <text:p>21773.9</text:p>
          </table:table-cell>
          <table:table-cell office:value-type="float" office:value="329351" table:style-name="ce1">
            <text:p>329351</text:p>
          </table:table-cell>
          <table:table-cell office:value-type="float" office:value="18202.599999999999" table:style-name="ce1">
            <text:p>18202.6</text:p>
          </table:table-cell>
          <table:table-cell office:value-type="float" office:value="870953" table:style-name="ce1">
            <text:p>870953</text:p>
          </table:table-cell>
          <table:table-cell office:value-type="float" office:value="225604000" table:style-name="ce1">
            <text:p>225604000</text:p>
          </table:table-cell>
          <table:table-cell office:value-type="float" office:value="7.1932667869101588E-2" table:formula="of:=LOG(SQRT(AVERAGE([.B41:.U41])))^-1" table:style-name="ce1">
            <text:p>0.071932668</text:p>
          </table:table-cell>
          <table:table-cell table:number-columns-repeated="1636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2436" table:style-name="ce1">
            <text:p>102436</text:p>
          </table:table-cell>
          <table:table-cell office:value-type="float" office:value="3992.96" table:style-name="ce1">
            <text:p>3992.96</text:p>
          </table:table-cell>
          <table:table-cell office:value-type="float" office:value="55590.7" table:style-name="ce1">
            <text:p>55590.7</text:p>
          </table:table-cell>
          <table:table-cell office:value-type="float" office:value="207092" table:style-name="ce1">
            <text:p>207092</text:p>
          </table:table-cell>
          <table:table-cell office:value-type="float" office:value="13903800" table:style-name="ce1">
            <text:p>13903800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3829760" table:style-name="ce1">
            <text:p>3829760</text:p>
          </table:table-cell>
          <table:table-cell office:value-type="float" office:value="3558.64" table:style-name="ce1">
            <text:p>3558.64</text:p>
          </table:table-cell>
          <table:table-cell office:value-type="float" office:value="1.31025E+28" table:style-name="ce1">
            <text:p>1.31025E+28</text:p>
          </table:table-cell>
          <table:table-cell office:value-type="float" office:value="2414.23" table:style-name="ce1">
            <text:p>2414.23</text:p>
          </table:table-cell>
          <table:table-cell office:value-type="float" office:value="10866.6" table:style-name="ce1">
            <text:p>10866.6</text:p>
          </table:table-cell>
          <table:table-cell office:value-type="float" office:value="4715.8900000000003" table:style-name="ce1">
            <text:p>4715.89</text:p>
          </table:table-cell>
          <table:table-cell office:value-type="float" office:value="855832" table:style-name="ce1">
            <text:p>855832</text:p>
          </table:table-cell>
          <table:table-cell office:value-type="float" office:value="8908550" table:style-name="ce1">
            <text:p>8908550</text:p>
          </table:table-cell>
          <table:table-cell office:value-type="float" office:value="8593790" table:style-name="ce1">
            <text:p>8593790</text:p>
          </table:table-cell>
          <table:table-cell office:value-type="float" office:value="7056.72" table:style-name="ce1">
            <text:p>7056.72</text:p>
          </table:table-cell>
          <table:table-cell office:value-type="float" office:value="50144.3" table:style-name="ce1">
            <text:p>50144.3</text:p>
          </table:table-cell>
          <table:table-cell office:value-type="float" office:value="5145.47" table:style-name="ce1">
            <text:p>5145.47</text:p>
          </table:table-cell>
          <table:table-cell office:value-type="float" office:value="8202770" table:style-name="ce1">
            <text:p>8202770</text:p>
          </table:table-cell>
          <table:table-cell office:value-type="float" office:value="32820000" table:style-name="ce1">
            <text:p>32820000</text:p>
          </table:table-cell>
          <table:table-cell office:value-type="float" office:value="7.4527001589625066E-2" table:formula="of:=LOG(SQRT(AVERAGE([.B42:.U42])))^-1" table:style-name="ce1">
            <text:p>0.074527002</text:p>
          </table:table-cell>
          <table:table-cell table:number-columns-repeated="1636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99561" table:style-name="ce1">
            <text:p>399561</text:p>
          </table:table-cell>
          <table:table-cell office:value-type="float" office:value="2601.62" table:style-name="ce1">
            <text:p>2601.62</text:p>
          </table:table-cell>
          <table:table-cell office:value-type="float" office:value="49036.9" table:style-name="ce1">
            <text:p>49036.9</text:p>
          </table:table-cell>
          <table:table-cell office:value-type="float" office:value="3667260" table:style-name="ce1">
            <text:p>3667260</text:p>
          </table:table-cell>
          <table:table-cell office:value-type="float" office:value="855.553" table:style-name="ce1">
            <text:p>855.553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2275.58" table:style-name="ce1">
            <text:p>2275.58</text:p>
          </table:table-cell>
          <table:table-cell office:value-type="float" office:value="11037.5" table:style-name="ce1">
            <text:p>11037.5</text:p>
          </table:table-cell>
          <table:table-cell office:value-type="float" office:value="504865" table:style-name="ce1">
            <text:p>504865</text:p>
          </table:table-cell>
          <table:table-cell office:value-type="float" office:value="2316.96" table:style-name="ce1">
            <text:p>2316.96</text:p>
          </table:table-cell>
          <table:table-cell office:value-type="float" office:value="201173" table:style-name="ce1">
            <text:p>201173</text:p>
          </table:table-cell>
          <table:table-cell office:value-type="float" office:value="10779.2" table:style-name="ce1">
            <text:p>10779.2</text:p>
          </table:table-cell>
          <table:table-cell office:value-type="float" office:value="445951" table:style-name="ce1">
            <text:p>445951</text:p>
          </table:table-cell>
          <table:table-cell office:value-type="float" office:value="1440110" table:style-name="ce1">
            <text:p>1440110</text:p>
          </table:table-cell>
          <table:table-cell office:value-type="float" office:value="349171" table:style-name="ce1">
            <text:p>349171</text:p>
          </table:table-cell>
          <table:table-cell office:value-type="float" office:value="71300" table:style-name="ce1">
            <text:p>71300</text:p>
          </table:table-cell>
          <table:table-cell office:value-type="float" office:value="353184" table:style-name="ce1">
            <text:p>353184</text:p>
          </table:table-cell>
          <table:table-cell office:value-type="float" office:value="46230.7" table:style-name="ce1">
            <text:p>46230.7</text:p>
          </table:table-cell>
          <table:table-cell office:value-type="float" office:value="5007340" table:style-name="ce1">
            <text:p>5007340</text:p>
          </table:table-cell>
          <table:table-cell office:value-type="float" office:value="5652620000" table:style-name="ce1">
            <text:p>5652620000</text:p>
          </table:table-cell>
          <table:table-cell office:value-type="float" office:value="7.7575393009508831E-2" table:formula="of:=LOG(SQRT(AVERAGE([.B43:.U43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9300" table:style-name="ce1">
            <text:p>119300</text:p>
          </table:table-cell>
          <table:table-cell office:value-type="float" office:value="13479.7" table:style-name="ce1">
            <text:p>13479.7</text:p>
          </table:table-cell>
          <table:table-cell office:value-type="float" office:value="2114.77" table:style-name="ce1">
            <text:p>2114.77</text:p>
          </table:table-cell>
          <table:table-cell office:value-type="float" office:value="21070.2" table:style-name="ce1">
            <text:p>21070.2</text:p>
          </table:table-cell>
          <table:table-cell office:value-type="float" office:value="113827" table:style-name="ce1">
            <text:p>113827</text:p>
          </table:table-cell>
          <table:table-cell office:value-type="float" office:value="2.41785E+27" table:style-name="ce1">
            <text:p>2.41785E+27</text:p>
          </table:table-cell>
          <table:table-cell office:value-type="float" office:value="31724.3" table:style-name="ce1">
            <text:p>31724.3</text:p>
          </table:table-cell>
          <table:table-cell office:value-type="float" office:value="5549.03" table:style-name="ce1">
            <text:p>5549.03</text:p>
          </table:table-cell>
          <table:table-cell office:value-type="float" office:value="1.31025E+28" table:style-name="ce1">
            <text:p>1.31025E+28</text:p>
          </table:table-cell>
          <table:table-cell office:value-type="float" office:value="11464.5" table:style-name="ce1">
            <text:p>11464.5</text:p>
          </table:table-cell>
          <table:table-cell office:value-type="float" office:value="461669" table:style-name="ce1">
            <text:p>461669</text:p>
          </table:table-cell>
          <table:table-cell office:value-type="float" office:value="25997.599999999999" table:style-name="ce1">
            <text:p>25997.6</text:p>
          </table:table-cell>
          <table:table-cell office:value-type="float" office:value="36449.199999999997" table:style-name="ce1">
            <text:p>36449.2</text:p>
          </table:table-cell>
          <table:table-cell office:value-type="float" office:value="9961060" table:style-name="ce1">
            <text:p>9961060</text:p>
          </table:table-cell>
          <table:table-cell office:value-type="float" office:value="29022.7" table:style-name="ce1">
            <text:p>29022.7</text:p>
          </table:table-cell>
          <table:table-cell office:value-type="float" office:value="482938" table:style-name="ce1">
            <text:p>482938</text:p>
          </table:table-cell>
          <table:table-cell office:value-type="float" office:value="14871" table:style-name="ce1">
            <text:p>14871</text:p>
          </table:table-cell>
          <table:table-cell office:value-type="float" office:value="17792.599999999999" table:style-name="ce1">
            <text:p>17792.6</text:p>
          </table:table-cell>
          <table:table-cell office:value-type="float" office:value="32671900" table:style-name="ce1">
            <text:p>32671900</text:p>
          </table:table-cell>
          <table:table-cell office:value-type="float" office:value="28186400" table:style-name="ce1">
            <text:p>28186400</text:p>
          </table:table-cell>
          <table:table-cell office:value-type="float" office:value="7.437744724337729E-2" table:formula="of:=LOG(SQRT(AVERAGE([.B44:.U44])))^-1" table:style-name="ce1">
            <text:p>0.074377447</text:p>
          </table:table-cell>
          <table:table-cell table:number-columns-repeated="1636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0303.8" table:style-name="ce1">
            <text:p>30303.8</text:p>
          </table:table-cell>
          <table:table-cell office:value-type="float" office:value="29563" table:style-name="ce1">
            <text:p>29563</text:p>
          </table:table-cell>
          <table:table-cell office:value-type="float" office:value="5695.05" table:style-name="ce1">
            <text:p>5695.05</text:p>
          </table:table-cell>
          <table:table-cell office:value-type="float" office:value="6554.56" table:style-name="ce1">
            <text:p>6554.56</text:p>
          </table:table-cell>
          <table:table-cell office:value-type="float" office:value="5555.87" table:style-name="ce1">
            <text:p>5555.87</text:p>
          </table:table-cell>
          <table:table-cell office:value-type="float" office:value="1.3837600000000001E+27" table:style-name="ce1">
            <text:p>1.38376E+27</text:p>
          </table:table-cell>
          <table:table-cell office:value-type="float" office:value="2478.7600000000002" table:style-name="ce1">
            <text:p>2478.76</text:p>
          </table:table-cell>
          <table:table-cell office:value-type="float" office:value="1510.29" table:style-name="ce1">
            <text:p>1510.29</text:p>
          </table:table-cell>
          <table:table-cell office:value-type="float" office:value="375980" table:style-name="ce1">
            <text:p>375980</text:p>
          </table:table-cell>
          <table:table-cell office:value-type="float" office:value="10130.6" table:style-name="ce1">
            <text:p>10130.6</text:p>
          </table:table-cell>
          <table:table-cell office:value-type="float" office:value="157568" table:style-name="ce1">
            <text:p>157568</text:p>
          </table:table-cell>
          <table:table-cell office:value-type="float" office:value="9176.6299999999992" table:style-name="ce1">
            <text:p>9176.63</text:p>
          </table:table-cell>
          <table:table-cell office:value-type="float" office:value="41870.199999999997" table:style-name="ce1">
            <text:p>41870.2</text:p>
          </table:table-cell>
          <table:table-cell office:value-type="float" office:value="167887000" table:style-name="ce1">
            <text:p>167887000</text:p>
          </table:table-cell>
          <table:table-cell office:value-type="float" office:value="22366.6" table:style-name="ce1">
            <text:p>22366.6</text:p>
          </table:table-cell>
          <table:table-cell office:value-type="float" office:value="2174.29" table:style-name="ce1">
            <text:p>2174.29</text:p>
          </table:table-cell>
          <table:table-cell office:value-type="float" office:value="58920.4" table:style-name="ce1">
            <text:p>58920.4</text:p>
          </table:table-cell>
          <table:table-cell office:value-type="float" office:value="53074.8" table:style-name="ce1">
            <text:p>53074.8</text:p>
          </table:table-cell>
          <table:table-cell office:value-type="float" office:value="73365.7" table:style-name="ce1">
            <text:p>73365.7</text:p>
          </table:table-cell>
          <table:table-cell office:value-type="float" office:value="5875380" table:style-name="ce1">
            <text:p>5875380</text:p>
          </table:table-cell>
          <table:table-cell office:value-type="float" office:value="7.7399288618494017E-2" table:formula="of:=LOG(SQRT(AVERAGE([.B45:.U45])))^-1" table:style-name="ce1">
            <text:p>0.077399289</text:p>
          </table:table-cell>
          <table:table-cell table:number-columns-repeated="1636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10116000000000" table:style-name="ce1">
            <text:p>8.10116E+14</text:p>
          </table:table-cell>
          <table:table-cell office:value-type="float" office:value="285640" table:style-name="ce1">
            <text:p>285640</text:p>
          </table:table-cell>
          <table:table-cell office:value-type="float" office:value="10362.4" table:style-name="ce1">
            <text:p>10362.4</text:p>
          </table:table-cell>
          <table:table-cell office:value-type="float" office:value="68087900" table:style-name="ce1">
            <text:p>68087900</text:p>
          </table:table-cell>
          <table:table-cell office:value-type="float" office:value="14549.6" table:style-name="ce1">
            <text:p>14549.6</text:p>
          </table:table-cell>
          <table:table-cell office:value-type="float" office:value="89721.7" table:style-name="ce1">
            <text:p>89721.7</text:p>
          </table:table-cell>
          <table:table-cell office:value-type="float" office:value="10525.9" table:style-name="ce1">
            <text:p>10525.9</text:p>
          </table:table-cell>
          <table:table-cell office:value-type="float" office:value="4814.12" table:style-name="ce1">
            <text:p>4814.12</text:p>
          </table:table-cell>
          <table:table-cell office:value-type="float" office:value="38811.9" table:style-name="ce1">
            <text:p>38811.9</text:p>
          </table:table-cell>
          <table:table-cell office:value-type="float" office:value="3886.71" table:style-name="ce1">
            <text:p>3886.71</text:p>
          </table:table-cell>
          <table:table-cell office:value-type="float" office:value="6023160" table:style-name="ce1">
            <text:p>6023160</text:p>
          </table:table-cell>
          <table:table-cell office:value-type="float" office:value="4340.93" table:style-name="ce1">
            <text:p>4340.93</text:p>
          </table:table-cell>
          <table:table-cell office:value-type="float" office:value="38429.4" table:style-name="ce1">
            <text:p>38429.4</text:p>
          </table:table-cell>
          <table:table-cell office:value-type="float" office:value="672852" table:style-name="ce1">
            <text:p>672852</text:p>
          </table:table-cell>
          <table:table-cell office:value-type="float" office:value="56473.4" table:style-name="ce1">
            <text:p>56473.4</text:p>
          </table:table-cell>
          <table:table-cell office:value-type="float" office:value="11930.3" table:style-name="ce1">
            <text:p>11930.3</text:p>
          </table:table-cell>
          <table:table-cell office:value-type="float" office:value="479098" table:style-name="ce1">
            <text:p>479098</text:p>
          </table:table-cell>
          <table:table-cell office:value-type="float" office:value="9016730000" table:style-name="ce1">
            <text:p>9016730000</text:p>
          </table:table-cell>
          <table:table-cell office:value-type="float" office:value="1521730" table:style-name="ce1">
            <text:p>1521730</text:p>
          </table:table-cell>
          <table:table-cell office:value-type="float" office:value="113757000" table:style-name="ce1">
            <text:p>113757000</text:p>
          </table:table-cell>
          <table:table-cell office:value-type="float" office:value="0.14697753036308994" table:formula="of:=LOG(SQRT(AVERAGE([.B46:.U46])))^-1" table:style-name="ce1">
            <text:p>0.14697753</text:p>
          </table:table-cell>
          <table:table-cell table:number-columns-repeated="1636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112870" table:style-name="ce1">
            <text:p>3112870</text:p>
          </table:table-cell>
          <table:table-cell office:value-type="float" office:value="1.4820499999999999E+30" table:style-name="ce1">
            <text:p>1.48205E+30</text:p>
          </table:table-cell>
          <table:table-cell office:value-type="float" office:value="12210.6" table:style-name="ce1">
            <text:p>12210.6</text:p>
          </table:table-cell>
          <table:table-cell office:value-type="float" office:value="152453" table:style-name="ce1">
            <text:p>152453</text:p>
          </table:table-cell>
          <table:table-cell office:value-type="float" office:value="1044750" table:style-name="ce1">
            <text:p>1044750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22850.6" table:style-name="ce1">
            <text:p>22850.6</text:p>
          </table:table-cell>
          <table:table-cell office:value-type="float" office:value="3499.15" table:style-name="ce1">
            <text:p>3499.15</text:p>
          </table:table-cell>
          <table:table-cell office:value-type="float" office:value="268871" table:style-name="ce1">
            <text:p>268871</text:p>
          </table:table-cell>
          <table:table-cell office:value-type="float" office:value="270978" table:style-name="ce1">
            <text:p>270978</text:p>
          </table:table-cell>
          <table:table-cell office:value-type="float" office:value="2847440" table:style-name="ce1">
            <text:p>2847440</text:p>
          </table:table-cell>
          <table:table-cell office:value-type="float" office:value="3307.48" table:style-name="ce1">
            <text:p>3307.48</text:p>
          </table:table-cell>
          <table:table-cell office:value-type="float" office:value="29648" table:style-name="ce1">
            <text:p>29648</text:p>
          </table:table-cell>
          <table:table-cell office:value-type="float" office:value="2298910" table:style-name="ce1">
            <text:p>2298910</text:p>
          </table:table-cell>
          <table:table-cell office:value-type="float" office:value="37384.1" table:style-name="ce1">
            <text:p>37384.1</text:p>
          </table:table-cell>
          <table:table-cell office:value-type="float" office:value="9802.9" table:style-name="ce1">
            <text:p>9802.9</text:p>
          </table:table-cell>
          <table:table-cell office:value-type="float" office:value="6743.38" table:style-name="ce1">
            <text:p>6743.38</text:p>
          </table:table-cell>
          <table:table-cell office:value-type="float" office:value="405199" table:style-name="ce1">
            <text:p>405199</text:p>
          </table:table-cell>
          <table:table-cell office:value-type="float" office:value="28881200" table:style-name="ce1">
            <text:p>28881200</text:p>
          </table:table-cell>
          <table:table-cell office:value-type="float" office:value="980653000000" table:style-name="ce1">
            <text:p>9.80653E+11</text:p>
          </table:table-cell>
          <table:table-cell office:value-type="float" office:value="6.9276041235115257E-2" table:formula="of:=LOG(SQRT(AVERAGE([.B47:.U47])))^-1" table:style-name="ce1">
            <text:p>0.069276041</text:p>
          </table:table-cell>
          <table:table-cell table:number-columns-repeated="1636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12501000000000" table:style-name="ce1">
            <text:p>8.12501E+14</text:p>
          </table:table-cell>
          <table:table-cell office:value-type="float" office:value="806267000" table:style-name="ce1">
            <text:p>806267000</text:p>
          </table:table-cell>
          <table:table-cell office:value-type="float" office:value="1732.45" table:style-name="ce1">
            <text:p>1732.45</text:p>
          </table:table-cell>
          <table:table-cell office:value-type="float" office:value="4927.05" table:style-name="ce1">
            <text:p>4927.05</text:p>
          </table:table-cell>
          <table:table-cell office:value-type="float" office:value="2217.88" table:style-name="ce1">
            <text:p>2217.88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53843" table:style-name="ce1">
            <text:p>53843</text:p>
          </table:table-cell>
          <table:table-cell office:value-type="float" office:value="12386" table:style-name="ce1">
            <text:p>12386</text:p>
          </table:table-cell>
          <table:table-cell office:value-type="float" office:value="25718.400000000001" table:style-name="ce1">
            <text:p>25718.4</text:p>
          </table:table-cell>
          <table:table-cell office:value-type="float" office:value="6618.22" table:style-name="ce1">
            <text:p>6618.22</text:p>
          </table:table-cell>
          <table:table-cell office:value-type="float" office:value="43899200" table:style-name="ce1">
            <text:p>43899200</text:p>
          </table:table-cell>
          <table:table-cell office:value-type="float" office:value="40012.300000000003" table:style-name="ce1">
            <text:p>40012.3</text:p>
          </table:table-cell>
          <table:table-cell office:value-type="float" office:value="193386" table:style-name="ce1">
            <text:p>193386</text:p>
          </table:table-cell>
          <table:table-cell office:value-type="float" office:value="98024.9" table:style-name="ce1">
            <text:p>98024.9</text:p>
          </table:table-cell>
          <table:table-cell office:value-type="float" office:value="328349" table:style-name="ce1">
            <text:p>328349</text:p>
          </table:table-cell>
          <table:table-cell office:value-type="float" office:value="6905.59" table:style-name="ce1">
            <text:p>6905.59</text:p>
          </table:table-cell>
          <table:table-cell office:value-type="float" office:value="46882.8" table:style-name="ce1">
            <text:p>46882.8</text:p>
          </table:table-cell>
          <table:table-cell office:value-type="float" office:value="19838" table:style-name="ce1">
            <text:p>19838</text:p>
          </table:table-cell>
          <table:table-cell office:value-type="float" office:value="21673900" table:style-name="ce1">
            <text:p>21673900</text:p>
          </table:table-cell>
          <table:table-cell office:value-type="float" office:value="472941" table:style-name="ce1">
            <text:p>472941</text:p>
          </table:table-cell>
          <table:table-cell office:value-type="float" office:value="7.8491889098036033E-2" table:formula="of:=LOG(SQRT(AVERAGE([.B48:.U48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9806" table:style-name="ce1">
            <text:p>129806</text:p>
          </table:table-cell>
          <table:table-cell office:value-type="float" office:value="806301000" table:style-name="ce1">
            <text:p>806301000</text:p>
          </table:table-cell>
          <table:table-cell office:value-type="float" office:value="8163.16" table:style-name="ce1">
            <text:p>8163.16</text:p>
          </table:table-cell>
          <table:table-cell office:value-type="float" office:value="5116.3500000000004" table:style-name="ce1">
            <text:p>5116.35</text:p>
          </table:table-cell>
          <table:table-cell office:value-type="float" office:value="5091.1400000000003" table:style-name="ce1">
            <text:p>5091.14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13803.7" table:style-name="ce1">
            <text:p>13803.7</text:p>
          </table:table-cell>
          <table:table-cell office:value-type="float" office:value="42114.7" table:style-name="ce1">
            <text:p>42114.7</text:p>
          </table:table-cell>
          <table:table-cell office:value-type="float" office:value="59552.5" table:style-name="ce1">
            <text:p>59552.5</text:p>
          </table:table-cell>
          <table:table-cell office:value-type="float" office:value="2569090" table:style-name="ce1">
            <text:p>2569090</text:p>
          </table:table-cell>
          <table:table-cell office:value-type="float" office:value="10956.3" table:style-name="ce1">
            <text:p>10956.3</text:p>
          </table:table-cell>
          <table:table-cell office:value-type="float" office:value="6405.06" table:style-name="ce1">
            <text:p>6405.06</text:p>
          </table:table-cell>
          <table:table-cell office:value-type="float" office:value="26504.1" table:style-name="ce1">
            <text:p>26504.1</text:p>
          </table:table-cell>
          <table:table-cell office:value-type="float" office:value="210738000" table:style-name="ce1">
            <text:p>210738000</text:p>
          </table:table-cell>
          <table:table-cell office:value-type="float" office:value="60217.9" table:style-name="ce1">
            <text:p>60217.9</text:p>
          </table:table-cell>
          <table:table-cell office:value-type="float" office:value="7323" table:style-name="ce1">
            <text:p>7323</text:p>
          </table:table-cell>
          <table:table-cell office:value-type="float" office:value="22051.4" table:style-name="ce1">
            <text:p>22051.4</text:p>
          </table:table-cell>
          <table:table-cell office:value-type="float" office:value="19751.900000000001" table:style-name="ce1">
            <text:p>19751.9</text:p>
          </table:table-cell>
          <table:table-cell office:value-type="float" office:value="1106960" table:style-name="ce1">
            <text:p>1106960</text:p>
          </table:table-cell>
          <table:table-cell office:value-type="float" office:value="374316000" table:style-name="ce1">
            <text:p>374316000</text:p>
          </table:table-cell>
          <table:table-cell office:value-type="float" office:value="7.7575393009508831E-2" table:formula="of:=LOG(SQRT(AVERAGE([.B49:.U49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0687" table:style-name="ce1">
            <text:p>210687</text:p>
          </table:table-cell>
          <table:table-cell office:value-type="float" office:value="806315000" table:style-name="ce1">
            <text:p>806315000</text:p>
          </table:table-cell>
          <table:table-cell office:value-type="float" office:value="2169.92" table:style-name="ce1">
            <text:p>2169.92</text:p>
          </table:table-cell>
          <table:table-cell office:value-type="float" office:value="7256.94" table:style-name="ce1">
            <text:p>7256.94</text:p>
          </table:table-cell>
          <table:table-cell office:value-type="float" office:value="2743.74" table:style-name="ce1">
            <text:p>2743.74</text:p>
          </table:table-cell>
          <table:table-cell office:value-type="float" office:value="61825500" table:style-name="ce1">
            <text:p>61825500</text:p>
          </table:table-cell>
          <table:table-cell office:value-type="float" office:value="1870150" table:style-name="ce1">
            <text:p>1870150</text:p>
          </table:table-cell>
          <table:table-cell office:value-type="float" office:value="1591.67" table:style-name="ce1">
            <text:p>1591.67</text:p>
          </table:table-cell>
          <table:table-cell office:value-type="float" office:value="240749" table:style-name="ce1">
            <text:p>240749</text:p>
          </table:table-cell>
          <table:table-cell office:value-type="float" office:value="6878.57" table:style-name="ce1">
            <text:p>6878.57</text:p>
          </table:table-cell>
          <table:table-cell office:value-type="float" office:value="419962" table:style-name="ce1">
            <text:p>419962</text:p>
          </table:table-cell>
          <table:table-cell office:value-type="float" office:value="10048.299999999999" table:style-name="ce1">
            <text:p>10048.3</text:p>
          </table:table-cell>
          <table:table-cell office:value-type="float" office:value="22220" table:style-name="ce1">
            <text:p>22220</text:p>
          </table:table-cell>
          <table:table-cell office:value-type="float" office:value="1380740" table:style-name="ce1">
            <text:p>1380740</text:p>
          </table:table-cell>
          <table:table-cell office:value-type="float" office:value="385197" table:style-name="ce1">
            <text:p>385197</text:p>
          </table:table-cell>
          <table:table-cell office:value-type="float" office:value="2242.6" table:style-name="ce1">
            <text:p>2242.6</text:p>
          </table:table-cell>
          <table:table-cell office:value-type="float" office:value="64010.1" table:style-name="ce1">
            <text:p>64010.1</text:p>
          </table:table-cell>
          <table:table-cell office:value-type="float" office:value="17887.5" table:style-name="ce1">
            <text:p>17887.5</text:p>
          </table:table-cell>
          <table:table-cell office:value-type="float" office:value="9719190" table:style-name="ce1">
            <text:p>9719190</text:p>
          </table:table-cell>
          <table:table-cell office:value-type="float" office:value="742880000" table:style-name="ce1">
            <text:p>742880000</text:p>
          </table:table-cell>
          <table:table-cell office:value-type="float" office:value="0.25284686465131928" table:formula="of:=LOG(SQRT(AVERAGE([.B50:.U50])))^-1" table:style-name="ce1">
            <text:p>0.252846865</text:p>
          </table:table-cell>
          <table:table-cell table:number-columns-repeated="1636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3506.5" table:style-name="ce1">
            <text:p>23506.5</text:p>
          </table:table-cell>
          <table:table-cell office:value-type="float" office:value="511673" table:style-name="ce1">
            <text:p>511673</text:p>
          </table:table-cell>
          <table:table-cell office:value-type="float" office:value="10261" table:style-name="ce1">
            <text:p>10261</text:p>
          </table:table-cell>
          <table:table-cell office:value-type="float" office:value="43627.199999999997" table:style-name="ce1">
            <text:p>43627.2</text:p>
          </table:table-cell>
          <table:table-cell office:value-type="float" office:value="5837.24" table:style-name="ce1">
            <text:p>5837.24</text:p>
          </table:table-cell>
          <table:table-cell office:value-type="float" office:value="1.20032E+26" table:style-name="ce1">
            <text:p>1.20032E+26</text:p>
          </table:table-cell>
          <table:table-cell office:value-type="float" office:value="36552" table:style-name="ce1">
            <text:p>36552</text:p>
          </table:table-cell>
          <table:table-cell office:value-type="float" office:value="9946.09" table:style-name="ce1">
            <text:p>9946.09</text:p>
          </table:table-cell>
          <table:table-cell office:value-type="float" office:value="175328" table:style-name="ce1">
            <text:p>175328</text:p>
          </table:table-cell>
          <table:table-cell office:value-type="float" office:value="1560.65" table:style-name="ce1">
            <text:p>1560.65</text:p>
          </table:table-cell>
          <table:table-cell office:value-type="float" office:value="5694550" table:style-name="ce1">
            <text:p>5694550</text:p>
          </table:table-cell>
          <table:table-cell office:value-type="float" office:value="40392.699999999997" table:style-name="ce1">
            <text:p>40392.7</text:p>
          </table:table-cell>
          <table:table-cell office:value-type="float" office:value="105566" table:style-name="ce1">
            <text:p>105566</text:p>
          </table:table-cell>
          <table:table-cell office:value-type="float" office:value="1256920" table:style-name="ce1">
            <text:p>1256920</text:p>
          </table:table-cell>
          <table:table-cell office:value-type="float" office:value="1817280" table:style-name="ce1">
            <text:p>1817280</text:p>
          </table:table-cell>
          <table:table-cell office:value-type="float" office:value="11176.7" table:style-name="ce1">
            <text:p>11176.7</text:p>
          </table:table-cell>
          <table:table-cell office:value-type="float" office:value="1113420" table:style-name="ce1">
            <text:p>1113420</text:p>
          </table:table-cell>
          <table:table-cell office:value-type="float" office:value="1562.01" table:style-name="ce1">
            <text:p>1562.01</text:p>
          </table:table-cell>
          <table:table-cell office:value-type="float" office:value="400948" table:style-name="ce1">
            <text:p>400948</text:p>
          </table:table-cell>
          <table:table-cell office:value-type="float" office:value="766944000000" table:style-name="ce1">
            <text:p>7.66944E+11</text:p>
          </table:table-cell>
          <table:table-cell office:value-type="float" office:value="8.0715894950278783E-2" table:formula="of:=LOG(SQRT(AVERAGE([.B51:.U51])))^-1" table:style-name="ce1">
            <text:p>0.08071589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7495" table:style-name="ce1">
            <text:p>47495</text:p>
          </table:table-cell>
          <table:table-cell office:value-type="float" office:value="39817100" table:style-name="ce1">
            <text:p>39817100</text:p>
          </table:table-cell>
          <table:table-cell office:value-type="float" office:value="1516.14" table:style-name="ce1">
            <text:p>1516.14</text:p>
          </table:table-cell>
          <table:table-cell office:value-type="float" office:value="62514.3" table:style-name="ce1">
            <text:p>62514.3</text:p>
          </table:table-cell>
          <table:table-cell office:value-type="float" office:value="6458.82" table:style-name="ce1">
            <text:p>6458.82</text:p>
          </table:table-cell>
          <table:table-cell office:value-type="float" office:value="7.2463900000000006E+26" table:style-name="ce1">
            <text:p>7.24639E+26</text:p>
          </table:table-cell>
          <table:table-cell office:value-type="float" office:value="8949.5" table:style-name="ce1">
            <text:p>8949.5</text:p>
          </table:table-cell>
          <table:table-cell office:value-type="float" office:value="8266.2900000000009" table:style-name="ce1">
            <text:p>8266.29</text:p>
          </table:table-cell>
          <table:table-cell office:value-type="float" office:value="3473030" table:style-name="ce1">
            <text:p>3473030</text:p>
          </table:table-cell>
          <table:table-cell office:value-type="float" office:value="415998" table:style-name="ce1">
            <text:p>415998</text:p>
          </table:table-cell>
          <table:table-cell office:value-type="float" office:value="1014390" table:style-name="ce1">
            <text:p>1014390</text:p>
          </table:table-cell>
          <table:table-cell office:value-type="float" office:value="46197800" table:style-name="ce1">
            <text:p>46197800</text:p>
          </table:table-cell>
          <table:table-cell office:value-type="float" office:value="72061.3" table:style-name="ce1">
            <text:p>72061.3</text:p>
          </table:table-cell>
          <table:table-cell office:value-type="float" office:value="3159520000" table:style-name="ce1">
            <text:p>3159520000</text:p>
          </table:table-cell>
          <table:table-cell office:value-type="float" office:value="47661.9" table:style-name="ce1">
            <text:p>47661.9</text:p>
          </table:table-cell>
          <table:table-cell office:value-type="float" office:value="15336.9" table:style-name="ce1">
            <text:p>15336.9</text:p>
          </table:table-cell>
          <table:table-cell office:value-type="float" office:value="18804.900000000001" table:style-name="ce1">
            <text:p>18804.9</text:p>
          </table:table-cell>
          <table:table-cell office:value-type="float" office:value="403375" table:style-name="ce1">
            <text:p>403375</text:p>
          </table:table-cell>
          <table:table-cell office:value-type="float" office:value="49670500" table:style-name="ce1">
            <text:p>49670500</text:p>
          </table:table-cell>
          <table:table-cell office:value-type="float" office:value="28098200000" table:style-name="ce1">
            <text:p>28098200000</text:p>
          </table:table-cell>
          <table:table-cell office:value-type="float" office:value="7.8250042013293081E-2" table:formula="of:=LOG(SQRT(AVERAGE([.B52:.U52])))^-1" table:style-name="ce1">
            <text:p>0.078250042</text:p>
          </table:table-cell>
          <table:table-cell table:number-columns-repeated="1636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1288.2" table:style-name="ce1">
            <text:p>21288.2</text:p>
          </table:table-cell>
          <table:table-cell office:value-type="float" office:value="57672.1" table:style-name="ce1">
            <text:p>57672.1</text:p>
          </table:table-cell>
          <table:table-cell office:value-type="float" office:value="1434.49" table:style-name="ce1">
            <text:p>1434.49</text:p>
          </table:table-cell>
          <table:table-cell office:value-type="float" office:value="50497.599999999999" table:style-name="ce1">
            <text:p>50497.6</text:p>
          </table:table-cell>
          <table:table-cell office:value-type="float" office:value="21034.2" table:style-name="ce1">
            <text:p>21034.2</text:p>
          </table:table-cell>
          <table:table-cell office:value-type="float" office:value="1.7483799999999999E+26" table:style-name="ce1">
            <text:p>1.74838E+26</text:p>
          </table:table-cell>
          <table:table-cell office:value-type="float" office:value="43624.2" table:style-name="ce1">
            <text:p>43624.2</text:p>
          </table:table-cell>
          <table:table-cell office:value-type="float" office:value="1878.66" table:style-name="ce1">
            <text:p>1878.66</text:p>
          </table:table-cell>
          <table:table-cell office:value-type="float" office:value="210673" table:style-name="ce1">
            <text:p>210673</text:p>
          </table:table-cell>
          <table:table-cell office:value-type="float" office:value="8720.4699999999993" table:style-name="ce1">
            <text:p>8720.47</text:p>
          </table:table-cell>
          <table:table-cell office:value-type="float" office:value="4708330" table:style-name="ce1">
            <text:p>4708330</text:p>
          </table:table-cell>
          <table:table-cell office:value-type="float" office:value="3716.65" table:style-name="ce1">
            <text:p>3716.65</text:p>
          </table:table-cell>
          <table:table-cell office:value-type="float" office:value="154369000000" table:style-name="ce1">
            <text:p>1.54369E+11</text:p>
          </table:table-cell>
          <table:table-cell office:value-type="float" office:value="724074000" table:style-name="ce1">
            <text:p>724074000</text:p>
          </table:table-cell>
          <table:table-cell office:value-type="float" office:value="17954.8" table:style-name="ce1">
            <text:p>17954.8</text:p>
          </table:table-cell>
          <table:table-cell office:value-type="float" office:value="14121.8" table:style-name="ce1">
            <text:p>14121.8</text:p>
          </table:table-cell>
          <table:table-cell office:value-type="float" office:value="43946.1" table:style-name="ce1">
            <text:p>43946.1</text:p>
          </table:table-cell>
          <table:table-cell office:value-type="float" office:value="4466.8599999999997" table:style-name="ce1">
            <text:p>4466.86</text:p>
          </table:table-cell>
          <table:table-cell office:value-type="float" office:value="7288840" table:style-name="ce1">
            <text:p>7288840</text:p>
          </table:table-cell>
          <table:table-cell office:value-type="float" office:value="659636000" table:style-name="ce1">
            <text:p>659636000</text:p>
          </table:table-cell>
          <table:table-cell office:value-type="float" office:value="8.0187298816830024E-2" table:formula="of:=LOG(SQRT(AVERAGE([.B53:.U53])))^-1" table:style-name="ce1">
            <text:p>0.080187299</text:p>
          </table:table-cell>
          <table:table-cell table:number-columns-repeated="1636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81242" table:style-name="ce1">
            <text:p>181242</text:p>
          </table:table-cell>
          <table:table-cell office:value-type="float" office:value="847139" table:style-name="ce1">
            <text:p>847139</text:p>
          </table:table-cell>
          <table:table-cell office:value-type="float" office:value="1270.72" table:style-name="ce1">
            <text:p>1270.72</text:p>
          </table:table-cell>
          <table:table-cell office:value-type="float" office:value="8161.2" table:style-name="ce1">
            <text:p>8161.2</text:p>
          </table:table-cell>
          <table:table-cell office:value-type="float" office:value="88804.1" table:style-name="ce1">
            <text:p>88804.1</text:p>
          </table:table-cell>
          <table:table-cell office:value-type="float" office:value="8.3938900000000004E+26" table:style-name="ce1">
            <text:p>8.39389E+26</text:p>
          </table:table-cell>
          <table:table-cell office:value-type="float" office:value="2485.38" table:style-name="ce1">
            <text:p>2485.38</text:p>
          </table:table-cell>
          <table:table-cell office:value-type="float" office:value="291895" table:style-name="ce1">
            <text:p>291895</text:p>
          </table:table-cell>
          <table:table-cell office:value-type="float" office:value="103546" table:style-name="ce1">
            <text:p>103546</text:p>
          </table:table-cell>
          <table:table-cell office:value-type="float" office:value="1888.91" table:style-name="ce1">
            <text:p>1888.91</text:p>
          </table:table-cell>
          <table:table-cell office:value-type="float" office:value="973375" table:style-name="ce1">
            <text:p>973375</text:p>
          </table:table-cell>
          <table:table-cell office:value-type="float" office:value="2765.89" table:style-name="ce1">
            <text:p>2765.89</text:p>
          </table:table-cell>
          <table:table-cell office:value-type="float" office:value="18026.3" table:style-name="ce1">
            <text:p>18026.3</text:p>
          </table:table-cell>
          <table:table-cell office:value-type="float" office:value="8239730" table:style-name="ce1">
            <text:p>8239730</text:p>
          </table:table-cell>
          <table:table-cell office:value-type="float" office:value="170465" table:style-name="ce1">
            <text:p>170465</text:p>
          </table:table-cell>
          <table:table-cell office:value-type="float" office:value="6169.7" table:style-name="ce1">
            <text:p>6169.7</text:p>
          </table:table-cell>
          <table:table-cell office:value-type="float" office:value="412479" table:style-name="ce1">
            <text:p>412479</text:p>
          </table:table-cell>
          <table:table-cell office:value-type="float" office:value="2353.16" table:style-name="ce1">
            <text:p>2353.16</text:p>
          </table:table-cell>
          <table:table-cell office:value-type="float" office:value="147275000" table:style-name="ce1">
            <text:p>147275000</text:p>
          </table:table-cell>
          <table:table-cell office:value-type="float" office:value="40707500" table:style-name="ce1">
            <text:p>40707500</text:p>
          </table:table-cell>
          <table:table-cell office:value-type="float" office:value="7.8055075830194082E-2" table:formula="of:=LOG(SQRT(AVERAGE([.B54:.U54])))^-1" table:style-name="ce1">
            <text:p>0.078055076</text:p>
          </table:table-cell>
          <table:table-cell table:number-columns-repeated="1636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091.19" table:style-name="ce1">
            <text:p>9091.19</text:p>
          </table:table-cell>
          <table:table-cell office:value-type="float" office:value="9499.94" table:style-name="ce1">
            <text:p>9499.94</text:p>
          </table:table-cell>
          <table:table-cell office:value-type="float" office:value="1177.1400000000001" table:style-name="ce1">
            <text:p>1177.14</text:p>
          </table:table-cell>
          <table:table-cell office:value-type="float" office:value="26830.5" table:style-name="ce1">
            <text:p>26830.5</text:p>
          </table:table-cell>
          <table:table-cell office:value-type="float" office:value="27659.8" table:style-name="ce1">
            <text:p>27659.8</text:p>
          </table:table-cell>
          <table:table-cell office:value-type="float" office:value="1.7140600000000001E+27" table:style-name="ce1">
            <text:p>1.71406E+27</text:p>
          </table:table-cell>
          <table:table-cell office:value-type="float" office:value="355726" table:style-name="ce1">
            <text:p>355726</text:p>
          </table:table-cell>
          <table:table-cell office:value-type="float" office:value="6736.56" table:style-name="ce1">
            <text:p>6736.56</text:p>
          </table:table-cell>
          <table:table-cell office:value-type="float" office:value="1001910" table:style-name="ce1">
            <text:p>1001910</text:p>
          </table:table-cell>
          <table:table-cell office:value-type="float" office:value="1514.51" table:style-name="ce1">
            <text:p>1514.51</text:p>
          </table:table-cell>
          <table:table-cell office:value-type="float" office:value="495842" table:style-name="ce1">
            <text:p>495842</text:p>
          </table:table-cell>
          <table:table-cell office:value-type="float" office:value="3022250" table:style-name="ce1">
            <text:p>3022250</text:p>
          </table:table-cell>
          <table:table-cell office:value-type="float" office:value="6661750000000000" table:style-name="ce1">
            <text:p>6.66175E+15</text:p>
          </table:table-cell>
          <table:table-cell office:value-type="float" office:value="1818660" table:style-name="ce1">
            <text:p>1818660</text:p>
          </table:table-cell>
          <table:table-cell office:value-type="float" office:value="285942" table:style-name="ce1">
            <text:p>285942</text:p>
          </table:table-cell>
          <table:table-cell office:value-type="float" office:value="50512.7" table:style-name="ce1">
            <text:p>50512.7</text:p>
          </table:table-cell>
          <table:table-cell office:value-type="float" office:value="450580" table:style-name="ce1">
            <text:p>450580</text:p>
          </table:table-cell>
          <table:table-cell office:value-type="float" office:value="37362.800000000003" table:style-name="ce1">
            <text:p>37362.8</text:p>
          </table:table-cell>
          <table:table-cell office:value-type="float" office:value="270342" table:style-name="ce1">
            <text:p>270342</text:p>
          </table:table-cell>
          <table:table-cell office:value-type="float" office:value="176360000" table:style-name="ce1">
            <text:p>176360000</text:p>
          </table:table-cell>
          <table:table-cell office:value-type="float" office:value="7.7121825727754556E-2" table:formula="of:=LOG(SQRT(AVERAGE([.B55:.U55])))^-1" table:style-name="ce1">
            <text:p>0.077121826</text:p>
          </table:table-cell>
          <table:table-cell table:number-columns-repeated="1636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8119.7" table:style-name="ce1">
            <text:p>78119.7</text:p>
          </table:table-cell>
          <table:table-cell office:value-type="float" office:value="6000580" table:style-name="ce1">
            <text:p>6000580</text:p>
          </table:table-cell>
          <table:table-cell office:value-type="float" office:value="1534.24" table:style-name="ce1">
            <text:p>1534.24</text:p>
          </table:table-cell>
          <table:table-cell office:value-type="float" office:value="34853.199999999997" table:style-name="ce1">
            <text:p>34853.2</text:p>
          </table:table-cell>
          <table:table-cell office:value-type="float" office:value="3872160" table:style-name="ce1">
            <text:p>3872160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13346.9" table:style-name="ce1">
            <text:p>13346.9</text:p>
          </table:table-cell>
          <table:table-cell office:value-type="float" office:value="13278.4" table:style-name="ce1">
            <text:p>13278.4</text:p>
          </table:table-cell>
          <table:table-cell office:value-type="float" office:value="53170.6" table:style-name="ce1">
            <text:p>53170.6</text:p>
          </table:table-cell>
          <table:table-cell office:value-type="float" office:value="521978" table:style-name="ce1">
            <text:p>521978</text:p>
          </table:table-cell>
          <table:table-cell office:value-type="float" office:value="15543200" table:style-name="ce1">
            <text:p>15543200</text:p>
          </table:table-cell>
          <table:table-cell office:value-type="float" office:value="1568.39" table:style-name="ce1">
            <text:p>1568.39</text:p>
          </table:table-cell>
          <table:table-cell office:value-type="float" office:value="69793" table:style-name="ce1">
            <text:p>69793</text:p>
          </table:table-cell>
          <table:table-cell office:value-type="float" office:value="12948.4" table:style-name="ce1">
            <text:p>12948.4</text:p>
          </table:table-cell>
          <table:table-cell office:value-type="float" office:value="34315.599999999999" table:style-name="ce1">
            <text:p>34315.6</text:p>
          </table:table-cell>
          <table:table-cell office:value-type="float" office:value="19559.5" table:style-name="ce1">
            <text:p>19559.5</text:p>
          </table:table-cell>
          <table:table-cell office:value-type="float" office:value="41306.1" table:style-name="ce1">
            <text:p>41306.1</text:p>
          </table:table-cell>
          <table:table-cell office:value-type="float" office:value="11943" table:style-name="ce1">
            <text:p>11943</text:p>
          </table:table-cell>
          <table:table-cell office:value-type="float" office:value="67868700" table:style-name="ce1">
            <text:p>67868700</text:p>
          </table:table-cell>
          <table:table-cell office:value-type="float" office:value="51712600" table:style-name="ce1">
            <text:p>51712600</text:p>
          </table:table-cell>
          <table:table-cell office:value-type="float" office:value="7.7575393009508831E-2" table:formula="of:=LOG(SQRT(AVERAGE([.B56:.U56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2981.4" table:style-name="ce1">
            <text:p>22981.4</text:p>
          </table:table-cell>
          <table:table-cell office:value-type="float" office:value="238095" table:style-name="ce1">
            <text:p>238095</text:p>
          </table:table-cell>
          <table:table-cell office:value-type="float" office:value="1450.81" table:style-name="ce1">
            <text:p>1450.81</text:p>
          </table:table-cell>
          <table:table-cell office:value-type="float" office:value="23651.8" table:style-name="ce1">
            <text:p>23651.8</text:p>
          </table:table-cell>
          <table:table-cell office:value-type="float" office:value="7015.61" table:style-name="ce1">
            <text:p>7015.61</text:p>
          </table:table-cell>
          <table:table-cell office:value-type="float" office:value="1.9882299999999999E+27" table:style-name="ce1">
            <text:p>1.98823E+27</text:p>
          </table:table-cell>
          <table:table-cell office:value-type="float" office:value="11453" table:style-name="ce1">
            <text:p>11453</text:p>
          </table:table-cell>
          <table:table-cell office:value-type="float" office:value="2243.81" table:style-name="ce1">
            <text:p>2243.81</text:p>
          </table:table-cell>
          <table:table-cell office:value-type="float" office:value="1.31025E+28" table:style-name="ce1">
            <text:p>1.31025E+28</text:p>
          </table:table-cell>
          <table:table-cell office:value-type="float" office:value="1804.23" table:style-name="ce1">
            <text:p>1804.23</text:p>
          </table:table-cell>
          <table:table-cell office:value-type="float" office:value="65713.399999999994" table:style-name="ce1">
            <text:p>65713.4</text:p>
          </table:table-cell>
          <table:table-cell office:value-type="float" office:value="8886.26" table:style-name="ce1">
            <text:p>8886.26</text:p>
          </table:table-cell>
          <table:table-cell office:value-type="float" office:value="74240.7" table:style-name="ce1">
            <text:p>74240.7</text:p>
          </table:table-cell>
          <table:table-cell office:value-type="float" office:value="148438" table:style-name="ce1">
            <text:p>148438</text:p>
          </table:table-cell>
          <table:table-cell office:value-type="float" office:value="42171.5" table:style-name="ce1">
            <text:p>42171.5</text:p>
          </table:table-cell>
          <table:table-cell office:value-type="float" office:value="6570.42" table:style-name="ce1">
            <text:p>6570.42</text:p>
          </table:table-cell>
          <table:table-cell office:value-type="float" office:value="141251" table:style-name="ce1">
            <text:p>141251</text:p>
          </table:table-cell>
          <table:table-cell office:value-type="float" office:value="42408.800000000003" table:style-name="ce1">
            <text:p>42408.8</text:p>
          </table:table-cell>
          <table:table-cell office:value-type="float" office:value="213001" table:style-name="ce1">
            <text:p>213001</text:p>
          </table:table-cell>
          <table:table-cell office:value-type="float" office:value="1868230000" table:style-name="ce1">
            <text:p>1868230000</text:p>
          </table:table-cell>
          <table:table-cell office:value-type="float" office:value="7.4411183597628244E-2" table:formula="of:=LOG(SQRT(AVERAGE([.B57:.U57])))^-1" table:style-name="ce1">
            <text:p>0.074411184</text:p>
          </table:table-cell>
          <table:table-cell table:number-columns-repeated="1636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8580" table:style-name="ce1">
            <text:p>138580</text:p>
          </table:table-cell>
          <table:table-cell office:value-type="float" office:value="113557" table:style-name="ce1">
            <text:p>113557</text:p>
          </table:table-cell>
          <table:table-cell office:value-type="float" office:value="1931.27" table:style-name="ce1">
            <text:p>1931.27</text:p>
          </table:table-cell>
          <table:table-cell office:value-type="float" office:value="4832.62" table:style-name="ce1">
            <text:p>4832.62</text:p>
          </table:table-cell>
          <table:table-cell office:value-type="float" office:value="5044.72" table:style-name="ce1">
            <text:p>5044.72</text:p>
          </table:table-cell>
          <table:table-cell office:value-type="float" office:value="2.3721100000000001E+26" table:style-name="ce1">
            <text:p>2.37211E+26</text:p>
          </table:table-cell>
          <table:table-cell office:value-type="float" office:value="8781.98" table:style-name="ce1">
            <text:p>8781.98</text:p>
          </table:table-cell>
          <table:table-cell office:value-type="float" office:value="2270.29" table:style-name="ce1">
            <text:p>2270.29</text:p>
          </table:table-cell>
          <table:table-cell office:value-type="float" office:value="33814.1" table:style-name="ce1">
            <text:p>33814.1</text:p>
          </table:table-cell>
          <table:table-cell office:value-type="float" office:value="5633.1" table:style-name="ce1">
            <text:p>5633.1</text:p>
          </table:table-cell>
          <table:table-cell office:value-type="float" office:value="77213.8" table:style-name="ce1">
            <text:p>77213.8</text:p>
          </table:table-cell>
          <table:table-cell office:value-type="float" office:value="6084.44" table:style-name="ce1">
            <text:p>6084.44</text:p>
          </table:table-cell>
          <table:table-cell office:value-type="float" office:value="25459.9" table:style-name="ce1">
            <text:p>25459.9</text:p>
          </table:table-cell>
          <table:table-cell office:value-type="float" office:value="2176650" table:style-name="ce1">
            <text:p>2176650</text:p>
          </table:table-cell>
          <table:table-cell office:value-type="float" office:value="165849" table:style-name="ce1">
            <text:p>165849</text:p>
          </table:table-cell>
          <table:table-cell office:value-type="float" office:value="5111320" table:style-name="ce1">
            <text:p>5111320</text:p>
          </table:table-cell>
          <table:table-cell office:value-type="float" office:value="32866.800000000003" table:style-name="ce1">
            <text:p>32866.8</text:p>
          </table:table-cell>
          <table:table-cell office:value-type="float" office:value="36843" table:style-name="ce1">
            <text:p>36843</text:p>
          </table:table-cell>
          <table:table-cell office:value-type="float" office:value="3460690" table:style-name="ce1">
            <text:p>3460690</text:p>
          </table:table-cell>
          <table:table-cell office:value-type="float" office:value="43120000" table:style-name="ce1">
            <text:p>43120000</text:p>
          </table:table-cell>
          <table:table-cell office:value-type="float" office:value="7.9763565386044247E-2" table:formula="of:=LOG(SQRT(AVERAGE([.B58:.U58])))^-1" table:style-name="ce1">
            <text:p>0.079763565</text:p>
          </table:table-cell>
          <table:table-cell table:number-columns-repeated="1636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278.92" table:style-name="ce1">
            <text:p>7278.92</text:p>
          </table:table-cell>
          <table:table-cell office:value-type="float" office:value="1.4758499999999999E+30" table:style-name="ce1">
            <text:p>1.47585E+30</text:p>
          </table:table-cell>
          <table:table-cell office:value-type="float" office:value="8966.89" table:style-name="ce1">
            <text:p>8966.89</text:p>
          </table:table-cell>
          <table:table-cell office:value-type="float" office:value="18582.2" table:style-name="ce1">
            <text:p>18582.2</text:p>
          </table:table-cell>
          <table:table-cell office:value-type="float" office:value="32485.599999999999" table:style-name="ce1">
            <text:p>32485.6</text:p>
          </table:table-cell>
          <table:table-cell office:value-type="float" office:value="7.2692400000000004E+26" table:style-name="ce1">
            <text:p>7.26924E+26</text:p>
          </table:table-cell>
          <table:table-cell office:value-type="float" office:value="7321.26" table:style-name="ce1">
            <text:p>7321.26</text:p>
          </table:table-cell>
          <table:table-cell office:value-type="float" office:value="42638.2" table:style-name="ce1">
            <text:p>42638.2</text:p>
          </table:table-cell>
          <table:table-cell office:value-type="float" office:value="25199.5" table:style-name="ce1">
            <text:p>25199.5</text:p>
          </table:table-cell>
          <table:table-cell office:value-type="float" office:value="5331" table:style-name="ce1">
            <text:p>5331</text:p>
          </table:table-cell>
          <table:table-cell office:value-type="float" office:value="30793.4" table:style-name="ce1">
            <text:p>30793.4</text:p>
          </table:table-cell>
          <table:table-cell office:value-type="float" office:value="3211.89" table:style-name="ce1">
            <text:p>3211.89</text:p>
          </table:table-cell>
          <table:table-cell office:value-type="float" office:value="11813.7" table:style-name="ce1">
            <text:p>11813.7</text:p>
          </table:table-cell>
          <table:table-cell office:value-type="float" office:value="179755" table:style-name="ce1">
            <text:p>179755</text:p>
          </table:table-cell>
          <table:table-cell office:value-type="float" office:value="904052" table:style-name="ce1">
            <text:p>904052</text:p>
          </table:table-cell>
          <table:table-cell office:value-type="float" office:value="10894.7" table:style-name="ce1">
            <text:p>10894.7</text:p>
          </table:table-cell>
          <table:table-cell office:value-type="float" office:value="9036190" table:style-name="ce1">
            <text:p>9036190</text:p>
          </table:table-cell>
          <table:table-cell office:value-type="float" office:value="997198" table:style-name="ce1">
            <text:p>997198</text:p>
          </table:table-cell>
          <table:table-cell office:value-type="float" office:value="328474" table:style-name="ce1">
            <text:p>328474</text:p>
          </table:table-cell>
          <table:table-cell office:value-type="float" office:value="8528170" table:style-name="ce1">
            <text:p>8528170</text:p>
          </table:table-cell>
          <table:table-cell office:value-type="float" office:value="6.9280322052597529E-2" table:formula="of:=LOG(SQRT(AVERAGE([.B59:.U59])))^-1" table:style-name="ce1">
            <text:p>0.069280322</text:p>
          </table:table-cell>
          <table:table-cell table:number-columns-repeated="1636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4400.6" table:style-name="ce1">
            <text:p>94400.6</text:p>
          </table:table-cell>
          <table:table-cell office:value-type="float" office:value="48768.7" table:style-name="ce1">
            <text:p>48768.7</text:p>
          </table:table-cell>
          <table:table-cell office:value-type="float" office:value="208000" table:style-name="ce1">
            <text:p>208000</text:p>
          </table:table-cell>
          <table:table-cell office:value-type="float" office:value="4149.59" table:style-name="ce1">
            <text:p>4149.59</text:p>
          </table:table-cell>
          <table:table-cell office:value-type="float" office:value="67930.7" table:style-name="ce1">
            <text:p>67930.7</text:p>
          </table:table-cell>
          <table:table-cell office:value-type="float" office:value="1.2690100000000001E+27" table:style-name="ce1">
            <text:p>1.26901E+27</text:p>
          </table:table-cell>
          <table:table-cell office:value-type="float" office:value="4011890" table:style-name="ce1">
            <text:p>4011890</text:p>
          </table:table-cell>
          <table:table-cell office:value-type="float" office:value="36651.699999999997" table:style-name="ce1">
            <text:p>36651.7</text:p>
          </table:table-cell>
          <table:table-cell office:value-type="float" office:value="26161.5" table:style-name="ce1">
            <text:p>26161.5</text:p>
          </table:table-cell>
          <table:table-cell office:value-type="float" office:value="2495.0100000000002" table:style-name="ce1">
            <text:p>2495.01</text:p>
          </table:table-cell>
          <table:table-cell office:value-type="float" office:value="63029.9" table:style-name="ce1">
            <text:p>63029.9</text:p>
          </table:table-cell>
          <table:table-cell office:value-type="float" office:value="20030.5" table:style-name="ce1">
            <text:p>20030.5</text:p>
          </table:table-cell>
          <table:table-cell office:value-type="float" office:value="643732" table:style-name="ce1">
            <text:p>643732</text:p>
          </table:table-cell>
          <table:table-cell office:value-type="float" office:value="60459.9" table:style-name="ce1">
            <text:p>60459.9</text:p>
          </table:table-cell>
          <table:table-cell office:value-type="float" office:value="892517" table:style-name="ce1">
            <text:p>892517</text:p>
          </table:table-cell>
          <table:table-cell office:value-type="float" office:value="9608.89" table:style-name="ce1">
            <text:p>9608.89</text:p>
          </table:table-cell>
          <table:table-cell office:value-type="float" office:value="117523" table:style-name="ce1">
            <text:p>117523</text:p>
          </table:table-cell>
          <table:table-cell office:value-type="float" office:value="2396.85" table:style-name="ce1">
            <text:p>2396.85</text:p>
          </table:table-cell>
          <table:table-cell office:value-type="float" office:value="229814" table:style-name="ce1">
            <text:p>229814</text:p>
          </table:table-cell>
          <table:table-cell office:value-type="float" office:value="5245450000" table:style-name="ce1">
            <text:p>5245450000</text:p>
          </table:table-cell>
          <table:table-cell office:value-type="float" office:value="7.7512064121894278E-2" table:formula="of:=LOG(SQRT(AVERAGE([.B60:.U60])))^-1" table:style-name="ce1">
            <text:p>0.077512064</text:p>
          </table:table-cell>
          <table:table-cell table:number-columns-repeated="1636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9627.099999999999" table:style-name="ce1">
            <text:p>19627.1</text:p>
          </table:table-cell>
          <table:table-cell office:value-type="float" office:value="6699.06" table:style-name="ce1">
            <text:p>6699.06</text:p>
          </table:table-cell>
          <table:table-cell office:value-type="float" office:value="445385" table:style-name="ce1">
            <text:p>445385</text:p>
          </table:table-cell>
          <table:table-cell office:value-type="float" office:value="24218.1" table:style-name="ce1">
            <text:p>24218.1</text:p>
          </table:table-cell>
          <table:table-cell office:value-type="float" office:value="24031.9" table:style-name="ce1">
            <text:p>24031.9</text:p>
          </table:table-cell>
          <table:table-cell office:value-type="float" office:value="16628300" table:style-name="ce1">
            <text:p>16628300</text:p>
          </table:table-cell>
          <table:table-cell office:value-type="float" office:value="49403.199999999997" table:style-name="ce1">
            <text:p>49403.2</text:p>
          </table:table-cell>
          <table:table-cell office:value-type="float" office:value="7826.09" table:style-name="ce1">
            <text:p>7826.09</text:p>
          </table:table-cell>
          <table:table-cell office:value-type="float" office:value="4817780" table:style-name="ce1">
            <text:p>4817780</text:p>
          </table:table-cell>
          <table:table-cell office:value-type="float" office:value="11578.9" table:style-name="ce1">
            <text:p>11578.9</text:p>
          </table:table-cell>
          <table:table-cell office:value-type="float" office:value="34262.400000000001" table:style-name="ce1">
            <text:p>34262.4</text:p>
          </table:table-cell>
          <table:table-cell office:value-type="float" office:value="683457" table:style-name="ce1">
            <text:p>683457</text:p>
          </table:table-cell>
          <table:table-cell office:value-type="float" office:value="86424.3" table:style-name="ce1">
            <text:p>86424.3</text:p>
          </table:table-cell>
          <table:table-cell office:value-type="float" office:value="842111" table:style-name="ce1">
            <text:p>842111</text:p>
          </table:table-cell>
          <table:table-cell office:value-type="float" office:value="86965.1" table:style-name="ce1">
            <text:p>86965.1</text:p>
          </table:table-cell>
          <table:table-cell office:value-type="float" office:value="459939" table:style-name="ce1">
            <text:p>459939</text:p>
          </table:table-cell>
          <table:table-cell office:value-type="float" office:value="11084.9" table:style-name="ce1">
            <text:p>11084.9</text:p>
          </table:table-cell>
          <table:table-cell office:value-type="float" office:value="2797.79" table:style-name="ce1">
            <text:p>2797.79</text:p>
          </table:table-cell>
          <table:table-cell office:value-type="float" office:value="2003240" table:style-name="ce1">
            <text:p>2003240</text:p>
          </table:table-cell>
          <table:table-cell office:value-type="float" office:value="6002420000000" table:style-name="ce1">
            <text:p>6.00242E+12</text:p>
          </table:table-cell>
          <table:table-cell office:value-type="float" office:value="0.17425703772374329" table:formula="of:=LOG(SQRT(AVERAGE([.B61:.U61])))^-1" table:style-name="ce1">
            <text:p>0.174257038</text:p>
          </table:table-cell>
          <table:table-cell table:number-columns-repeated="1636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234.38" table:style-name="ce1">
            <text:p>6234.38</text:p>
          </table:table-cell>
          <table:table-cell office:value-type="float" office:value="8.4892399999999997E+27" table:style-name="ce1">
            <text:p>8.48924E+27</text:p>
          </table:table-cell>
          <table:table-cell office:value-type="float" office:value="7823.25" table:style-name="ce1">
            <text:p>7823.25</text:p>
          </table:table-cell>
          <table:table-cell office:value-type="float" office:value="255988000" table:style-name="ce1">
            <text:p>255988000</text:p>
          </table:table-cell>
          <table:table-cell office:value-type="float" office:value="9663.94" table:style-name="ce1">
            <text:p>9663.94</text:p>
          </table:table-cell>
          <table:table-cell office:value-type="float" office:value="2.9501400000000001E+26" table:style-name="ce1">
            <text:p>2.95014E+26</text:p>
          </table:table-cell>
          <table:table-cell office:value-type="float" office:value="7392.88" table:style-name="ce1">
            <text:p>7392.88</text:p>
          </table:table-cell>
          <table:table-cell office:value-type="float" office:value="44676.5" table:style-name="ce1">
            <text:p>44676.5</text:p>
          </table:table-cell>
          <table:table-cell office:value-type="float" office:value="3646920" table:style-name="ce1">
            <text:p>3646920</text:p>
          </table:table-cell>
          <table:table-cell office:value-type="float" office:value="9595.33" table:style-name="ce1">
            <text:p>9595.33</text:p>
          </table:table-cell>
          <table:table-cell office:value-type="float" office:value="134818000" table:style-name="ce1">
            <text:p>134818000</text:p>
          </table:table-cell>
          <table:table-cell office:value-type="float" office:value="8332.39" table:style-name="ce1">
            <text:p>8332.39</text:p>
          </table:table-cell>
          <table:table-cell office:value-type="float" office:value="3378.51" table:style-name="ce1">
            <text:p>3378.51</text:p>
          </table:table-cell>
          <table:table-cell office:value-type="float" office:value="71276.7" table:style-name="ce1">
            <text:p>71276.7</text:p>
          </table:table-cell>
          <table:table-cell office:value-type="float" office:value="72396.5" table:style-name="ce1">
            <text:p>72396.5</text:p>
          </table:table-cell>
          <table:table-cell office:value-type="float" office:value="23423.9" table:style-name="ce1">
            <text:p>23423.9</text:p>
          </table:table-cell>
          <table:table-cell office:value-type="float" office:value="18090.599999999999" table:style-name="ce1">
            <text:p>18090.6</text:p>
          </table:table-cell>
          <table:table-cell office:value-type="float" office:value="16370.3" table:style-name="ce1">
            <text:p>16370.3</text:p>
          </table:table-cell>
          <table:table-cell office:value-type="float" office:value="6556140" table:style-name="ce1">
            <text:p>6556140</text:p>
          </table:table-cell>
          <table:table-cell office:value-type="float" office:value="28320000" table:style-name="ce1">
            <text:p>28320000</text:p>
          </table:table-cell>
          <table:table-cell office:value-type="float" office:value="7.5067537636577725E-2" table:formula="of:=LOG(SQRT(AVERAGE([.B62:.U62])))^-1" table:style-name="ce1">
            <text:p>0.075067538</text:p>
          </table:table-cell>
          <table:table-cell table:number-columns-repeated="1636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1867.3" table:style-name="ce1">
            <text:p>11867.3</text:p>
          </table:table-cell>
          <table:table-cell office:value-type="float" office:value="61344.9" table:style-name="ce1">
            <text:p>61344.9</text:p>
          </table:table-cell>
          <table:table-cell office:value-type="float" office:value="11193.4" table:style-name="ce1">
            <text:p>11193.4</text:p>
          </table:table-cell>
          <table:table-cell office:value-type="float" office:value="3609.74" table:style-name="ce1">
            <text:p>3609.74</text:p>
          </table:table-cell>
          <table:table-cell office:value-type="float" office:value="98258.3" table:style-name="ce1">
            <text:p>98258.3</text:p>
          </table:table-cell>
          <table:table-cell office:value-type="float" office:value="1.3313900000000001E+27" table:style-name="ce1">
            <text:p>1.33139E+27</text:p>
          </table:table-cell>
          <table:table-cell office:value-type="float" office:value="23761" table:style-name="ce1">
            <text:p>23761</text:p>
          </table:table-cell>
          <table:table-cell office:value-type="float" office:value="19343.099999999999" table:style-name="ce1">
            <text:p>19343.1</text:p>
          </table:table-cell>
          <table:table-cell office:value-type="float" office:value="1.31025E+28" table:style-name="ce1">
            <text:p>1.31025E+28</text:p>
          </table:table-cell>
          <table:table-cell office:value-type="float" office:value="104183" table:style-name="ce1">
            <text:p>104183</text:p>
          </table:table-cell>
          <table:table-cell office:value-type="float" office:value="60511.8" table:style-name="ce1">
            <text:p>60511.8</text:p>
          </table:table-cell>
          <table:table-cell office:value-type="float" office:value="1384.92" table:style-name="ce1">
            <text:p>1384.92</text:p>
          </table:table-cell>
          <table:table-cell office:value-type="float" office:value="30080.3" table:style-name="ce1">
            <text:p>30080.3</text:p>
          </table:table-cell>
          <table:table-cell office:value-type="float" office:value="1595320" table:style-name="ce1">
            <text:p>1595320</text:p>
          </table:table-cell>
          <table:table-cell office:value-type="float" office:value="3554660" table:style-name="ce1">
            <text:p>3554660</text:p>
          </table:table-cell>
          <table:table-cell office:value-type="float" office:value="50586200" table:style-name="ce1">
            <text:p>50586200</text:p>
          </table:table-cell>
          <table:table-cell office:value-type="float" office:value="44136500" table:style-name="ce1">
            <text:p>44136500</text:p>
          </table:table-cell>
          <table:table-cell office:value-type="float" office:value="2962410" table:style-name="ce1">
            <text:p>2962410</text:p>
          </table:table-cell>
          <table:table-cell office:value-type="float" office:value="1274290000" table:style-name="ce1">
            <text:p>1274290000</text:p>
          </table:table-cell>
          <table:table-cell office:value-type="float" office:value="3125230000" table:style-name="ce1">
            <text:p>3125230000</text:p>
          </table:table-cell>
          <table:table-cell office:value-type="float" office:value="7.4464728739837602E-2" table:formula="of:=LOG(SQRT(AVERAGE([.B63:.U63])))^-1" table:style-name="ce1">
            <text:p>0.074464729</text:p>
          </table:table-cell>
          <table:table-cell table:number-columns-repeated="1636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2491.8" table:style-name="ce1">
            <text:p>22491.8</text:p>
          </table:table-cell>
          <table:table-cell office:value-type="float" office:value="12551.9" table:style-name="ce1">
            <text:p>12551.9</text:p>
          </table:table-cell>
          <table:table-cell office:value-type="float" office:value="9992.1200000000008" table:style-name="ce1">
            <text:p>9992.12</text:p>
          </table:table-cell>
          <table:table-cell office:value-type="float" office:value="19645.400000000001" table:style-name="ce1">
            <text:p>19645.4</text:p>
          </table:table-cell>
          <table:table-cell office:value-type="float" office:value="99909.4" table:style-name="ce1">
            <text:p>99909.4</text:p>
          </table:table-cell>
          <table:table-cell office:value-type="float" office:value="2.41785E+27" table:style-name="ce1">
            <text:p>2.41785E+27</text:p>
          </table:table-cell>
          <table:table-cell office:value-type="float" office:value="15316.8" table:style-name="ce1">
            <text:p>15316.8</text:p>
          </table:table-cell>
          <table:table-cell office:value-type="float" office:value="2236.96" table:style-name="ce1">
            <text:p>2236.96</text:p>
          </table:table-cell>
          <table:table-cell office:value-type="float" office:value="139081" table:style-name="ce1">
            <text:p>139081</text:p>
          </table:table-cell>
          <table:table-cell office:value-type="float" office:value="385990" table:style-name="ce1">
            <text:p>385990</text:p>
          </table:table-cell>
          <table:table-cell office:value-type="float" office:value="7555.66" table:style-name="ce1">
            <text:p>7555.66</text:p>
          </table:table-cell>
          <table:table-cell office:value-type="float" office:value="5899.31" table:style-name="ce1">
            <text:p>5899.31</text:p>
          </table:table-cell>
          <table:table-cell office:value-type="float" office:value="27893.9" table:style-name="ce1">
            <text:p>27893.9</text:p>
          </table:table-cell>
          <table:table-cell office:value-type="float" office:value="722520" table:style-name="ce1">
            <text:p>722520</text:p>
          </table:table-cell>
          <table:table-cell office:value-type="float" office:value="75520.399999999994" table:style-name="ce1">
            <text:p>75520.4</text:p>
          </table:table-cell>
          <table:table-cell office:value-type="float" office:value="1401.23" table:style-name="ce1">
            <text:p>1401.23</text:p>
          </table:table-cell>
          <table:table-cell office:value-type="float" office:value="32733.1" table:style-name="ce1">
            <text:p>32733.1</text:p>
          </table:table-cell>
          <table:table-cell office:value-type="float" office:value="14555.9" table:style-name="ce1">
            <text:p>14555.9</text:p>
          </table:table-cell>
          <table:table-cell office:value-type="float" office:value="1796490" table:style-name="ce1">
            <text:p>1796490</text:p>
          </table:table-cell>
          <table:table-cell office:value-type="float" office:value="1480090000000" table:style-name="ce1">
            <text:p>1.48009E+12</text:p>
          </table:table-cell>
          <table:table-cell office:value-type="float" office:value="7.6680062002593821E-2" table:formula="of:=LOG(SQRT(AVERAGE([.B64:.U64])))^-1" table:style-name="ce1">
            <text:p>0.076680062</text:p>
          </table:table-cell>
          <table:table-cell table:number-columns-repeated="1636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830.38" table:style-name="ce1">
            <text:p>4830.38</text:p>
          </table:table-cell>
          <table:table-cell office:value-type="float" office:value="14915.6" table:style-name="ce1">
            <text:p>14915.6</text:p>
          </table:table-cell>
          <table:table-cell office:value-type="float" office:value="43435" table:style-name="ce1">
            <text:p>43435</text:p>
          </table:table-cell>
          <table:table-cell office:value-type="float" office:value="2524.44" table:style-name="ce1">
            <text:p>2524.44</text:p>
          </table:table-cell>
          <table:table-cell office:value-type="float" office:value="18443.8" table:style-name="ce1">
            <text:p>18443.8</text:p>
          </table:table-cell>
          <table:table-cell office:value-type="float" office:value="3.0223099999999997E+27" table:style-name="ce1">
            <text:p>3.02231E+27</text:p>
          </table:table-cell>
          <table:table-cell office:value-type="float" office:value="16778.900000000001" table:style-name="ce1">
            <text:p>16778.9</text:p>
          </table:table-cell>
          <table:table-cell office:value-type="float" office:value="3456.16" table:style-name="ce1">
            <text:p>3456.16</text:p>
          </table:table-cell>
          <table:table-cell office:value-type="float" office:value="396954" table:style-name="ce1">
            <text:p>396954</text:p>
          </table:table-cell>
          <table:table-cell office:value-type="float" office:value="6032.94" table:style-name="ce1">
            <text:p>6032.94</text:p>
          </table:table-cell>
          <table:table-cell office:value-type="float" office:value="19631.7" table:style-name="ce1">
            <text:p>19631.7</text:p>
          </table:table-cell>
          <table:table-cell office:value-type="float" office:value="6389.47" table:style-name="ce1">
            <text:p>6389.47</text:p>
          </table:table-cell>
          <table:table-cell office:value-type="float" office:value="13255.7" table:style-name="ce1">
            <text:p>13255.7</text:p>
          </table:table-cell>
          <table:table-cell office:value-type="float" office:value="2610600" table:style-name="ce1">
            <text:p>2610600</text:p>
          </table:table-cell>
          <table:table-cell office:value-type="float" office:value="23710200000000" table:style-name="ce1">
            <text:p>2.37102E+13</text:p>
          </table:table-cell>
          <table:table-cell office:value-type="float" office:value="2290.94" table:style-name="ce1">
            <text:p>2290.94</text:p>
          </table:table-cell>
          <table:table-cell office:value-type="float" office:value="29624.2" table:style-name="ce1">
            <text:p>29624.2</text:p>
          </table:table-cell>
          <table:table-cell office:value-type="float" office:value="418171" table:style-name="ce1">
            <text:p>418171</text:p>
          </table:table-cell>
          <table:table-cell office:value-type="float" office:value="672372" table:style-name="ce1">
            <text:p>672372</text:p>
          </table:table-cell>
          <table:table-cell office:value-type="float" office:value="6244740000" table:style-name="ce1">
            <text:p>6244740000</text:p>
          </table:table-cell>
          <table:table-cell office:value-type="float" office:value="7.6396210421330796E-2" table:formula="of:=LOG(SQRT(AVERAGE([.B65:.U65])))^-1" table:style-name="ce1">
            <text:p>0.07639621</text:p>
          </table:table-cell>
          <table:table-cell table:number-columns-repeated="1636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136.29" table:style-name="ce1">
            <text:p>5136.29</text:p>
          </table:table-cell>
          <table:table-cell office:value-type="float" office:value="21405.7" table:style-name="ce1">
            <text:p>21405.7</text:p>
          </table:table-cell>
          <table:table-cell office:value-type="float" office:value="4006.2" table:style-name="ce1">
            <text:p>4006.2</text:p>
          </table:table-cell>
          <table:table-cell office:value-type="float" office:value="51986.9" table:style-name="ce1">
            <text:p>51986.9</text:p>
          </table:table-cell>
          <table:table-cell office:value-type="float" office:value="6198.01" table:style-name="ce1">
            <text:p>6198.01</text:p>
          </table:table-cell>
          <table:table-cell office:value-type="float" office:value="1.7483799999999999E+26" table:style-name="ce1">
            <text:p>1.74838E+26</text:p>
          </table:table-cell>
          <table:table-cell office:value-type="float" office:value="24675.8" table:style-name="ce1">
            <text:p>24675.8</text:p>
          </table:table-cell>
          <table:table-cell office:value-type="float" office:value="129792" table:style-name="ce1">
            <text:p>129792</text:p>
          </table:table-cell>
          <table:table-cell office:value-type="float" office:value="369408" table:style-name="ce1">
            <text:p>369408</text:p>
          </table:table-cell>
          <table:table-cell office:value-type="float" office:value="11222.7" table:style-name="ce1">
            <text:p>11222.7</text:p>
          </table:table-cell>
          <table:table-cell office:value-type="float" office:value="83489.8" table:style-name="ce1">
            <text:p>83489.8</text:p>
          </table:table-cell>
          <table:table-cell office:value-type="float" office:value="1906.63" table:style-name="ce1">
            <text:p>1906.63</text:p>
          </table:table-cell>
          <table:table-cell office:value-type="float" office:value="1565880" table:style-name="ce1">
            <text:p>1565880</text:p>
          </table:table-cell>
          <table:table-cell office:value-type="float" office:value="48952400" table:style-name="ce1">
            <text:p>48952400</text:p>
          </table:table-cell>
          <table:table-cell office:value-type="float" office:value="80014.899999999994" table:style-name="ce1">
            <text:p>80014.9</text:p>
          </table:table-cell>
          <table:table-cell office:value-type="float" office:value="10239.799999999999" table:style-name="ce1">
            <text:p>10239.8</text:p>
          </table:table-cell>
          <table:table-cell office:value-type="float" office:value="8250.09" table:style-name="ce1">
            <text:p>8250.09</text:p>
          </table:table-cell>
          <table:table-cell office:value-type="float" office:value="10717.7" table:style-name="ce1">
            <text:p>10717.7</text:p>
          </table:table-cell>
          <table:table-cell office:value-type="float" office:value="1161750" table:style-name="ce1">
            <text:p>1161750</text:p>
          </table:table-cell>
          <table:table-cell office:value-type="float" office:value="10143000000000" table:style-name="ce1">
            <text:p>1.0143E+13</text:p>
          </table:table-cell>
          <table:table-cell office:value-type="float" office:value="8.0187298816829955E-2" table:formula="of:=LOG(SQRT(AVERAGE([.B66:.U66])))^-1" table:style-name="ce1">
            <text:p>0.080187299</text:p>
          </table:table-cell>
          <table:table-cell table:number-columns-repeated="1636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7344.1" table:style-name="ce1">
            <text:p>87344.1</text:p>
          </table:table-cell>
          <table:table-cell office:value-type="float" office:value="66631.600000000006" table:style-name="ce1">
            <text:p>66631.6</text:p>
          </table:table-cell>
          <table:table-cell office:value-type="float" office:value="213738" table:style-name="ce1">
            <text:p>213738</text:p>
          </table:table-cell>
          <table:table-cell office:value-type="float" office:value="57834" table:style-name="ce1">
            <text:p>57834</text:p>
          </table:table-cell>
          <table:table-cell office:value-type="float" office:value="6413.27" table:style-name="ce1">
            <text:p>6413.27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10949.1" table:style-name="ce1">
            <text:p>10949.1</text:p>
          </table:table-cell>
          <table:table-cell office:value-type="float" office:value="1421.21" table:style-name="ce1">
            <text:p>1421.21</text:p>
          </table:table-cell>
          <table:table-cell office:value-type="float" office:value="134233" table:style-name="ce1">
            <text:p>134233</text:p>
          </table:table-cell>
          <table:table-cell office:value-type="float" office:value="1171.9100000000001" table:style-name="ce1">
            <text:p>1171.91</text:p>
          </table:table-cell>
          <table:table-cell office:value-type="float" office:value="29573.200000000001" table:style-name="ce1">
            <text:p>29573.2</text:p>
          </table:table-cell>
          <table:table-cell office:value-type="float" office:value="199166" table:style-name="ce1">
            <text:p>199166</text:p>
          </table:table-cell>
          <table:table-cell office:value-type="float" office:value="12620" table:style-name="ce1">
            <text:p>12620</text:p>
          </table:table-cell>
          <table:table-cell office:value-type="float" office:value="6293440" table:style-name="ce1">
            <text:p>6293440</text:p>
          </table:table-cell>
          <table:table-cell office:value-type="float" office:value="300507000000000" table:style-name="ce1">
            <text:p>3.00507E+14</text:p>
          </table:table-cell>
          <table:table-cell office:value-type="float" office:value="142114" table:style-name="ce1">
            <text:p>142114</text:p>
          </table:table-cell>
          <table:table-cell office:value-type="float" office:value="29337" table:style-name="ce1">
            <text:p>29337</text:p>
          </table:table-cell>
          <table:table-cell office:value-type="float" office:value="142399" table:style-name="ce1">
            <text:p>142399</text:p>
          </table:table-cell>
          <table:table-cell office:value-type="float" office:value="141345" table:style-name="ce1">
            <text:p>141345</text:p>
          </table:table-cell>
          <table:table-cell office:value-type="float" office:value="76456000" table:style-name="ce1">
            <text:p>76456000</text:p>
          </table:table-cell>
          <table:table-cell office:value-type="float" office:value="7.8491889098037171E-2" table:formula="of:=LOG(SQRT(AVERAGE([.B67:.U67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976.67" table:style-name="ce1">
            <text:p>3976.67</text:p>
          </table:table-cell>
          <table:table-cell office:value-type="float" office:value="6499.72" table:style-name="ce1">
            <text:p>6499.72</text:p>
          </table:table-cell>
          <table:table-cell office:value-type="float" office:value="15112" table:style-name="ce1">
            <text:p>15112</text:p>
          </table:table-cell>
          <table:table-cell office:value-type="float" office:value="34215.800000000003" table:style-name="ce1">
            <text:p>34215.8</text:p>
          </table:table-cell>
          <table:table-cell office:value-type="float" office:value="2977.25" table:style-name="ce1">
            <text:p>2977.25</text:p>
          </table:table-cell>
          <table:table-cell office:value-type="float" office:value="6.0087999999999999E+25" table:style-name="ce1">
            <text:p>6.0088E+25</text:p>
          </table:table-cell>
          <table:table-cell office:value-type="float" office:value="181972" table:style-name="ce1">
            <text:p>181972</text:p>
          </table:table-cell>
          <table:table-cell office:value-type="float" office:value="1138.44" table:style-name="ce1">
            <text:p>1138.44</text:p>
          </table:table-cell>
          <table:table-cell office:value-type="float" office:value="174638" table:style-name="ce1">
            <text:p>174638</text:p>
          </table:table-cell>
          <table:table-cell office:value-type="float" office:value="12379.4" table:style-name="ce1">
            <text:p>12379.4</text:p>
          </table:table-cell>
          <table:table-cell office:value-type="float" office:value="72791.899999999994" table:style-name="ce1">
            <text:p>72791.9</text:p>
          </table:table-cell>
          <table:table-cell office:value-type="float" office:value="53747.6" table:style-name="ce1">
            <text:p>53747.6</text:p>
          </table:table-cell>
          <table:table-cell office:value-type="float" office:value="8818.61" table:style-name="ce1">
            <text:p>8818.61</text:p>
          </table:table-cell>
          <table:table-cell office:value-type="float" office:value="28656.3" table:style-name="ce1">
            <text:p>28656.3</text:p>
          </table:table-cell>
          <table:table-cell office:value-type="float" office:value="8990560" table:style-name="ce1">
            <text:p>8990560</text:p>
          </table:table-cell>
          <table:table-cell office:value-type="float" office:value="2141.29" table:style-name="ce1">
            <text:p>2141.29</text:p>
          </table:table-cell>
          <table:table-cell office:value-type="float" office:value="3745.36" table:style-name="ce1">
            <text:p>3745.36</text:p>
          </table:table-cell>
          <table:table-cell office:value-type="float" office:value="1249.31" table:style-name="ce1">
            <text:p>1249.31</text:p>
          </table:table-cell>
          <table:table-cell office:value-type="float" office:value="306405" table:style-name="ce1">
            <text:p>306405</text:p>
          </table:table-cell>
          <table:table-cell office:value-type="float" office:value="8094460" table:style-name="ce1">
            <text:p>8094460</text:p>
          </table:table-cell>
          <table:table-cell office:value-type="float" office:value="8.1706830345998488E-2" table:formula="of:=LOG(SQRT(AVERAGE([.B68:.U68])))^-1" table:style-name="ce1">
            <text:p>0.08170683</text:p>
          </table:table-cell>
          <table:table-cell table:number-columns-repeated="1636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775.65" table:style-name="ce1">
            <text:p>7775.65</text:p>
          </table:table-cell>
          <table:table-cell office:value-type="float" office:value="3820.3" table:style-name="ce1">
            <text:p>3820.3</text:p>
          </table:table-cell>
          <table:table-cell office:value-type="float" office:value="7707.36" table:style-name="ce1">
            <text:p>7707.36</text:p>
          </table:table-cell>
          <table:table-cell office:value-type="float" office:value="68875.7" table:style-name="ce1">
            <text:p>68875.7</text:p>
          </table:table-cell>
          <table:table-cell office:value-type="float" office:value="5083850" table:style-name="ce1">
            <text:p>5083850</text:p>
          </table:table-cell>
          <table:table-cell office:value-type="float" office:value="3.4967599999999998E+26" table:style-name="ce1">
            <text:p>3.49676E+26</text:p>
          </table:table-cell>
          <table:table-cell office:value-type="float" office:value="24631" table:style-name="ce1">
            <text:p>24631</text:p>
          </table:table-cell>
          <table:table-cell office:value-type="float" office:value="901074" table:style-name="ce1">
            <text:p>901074</text:p>
          </table:table-cell>
          <table:table-cell office:value-type="float" office:value="5.8323399999999997E+27" table:style-name="ce1">
            <text:p>5.83234E+27</text:p>
          </table:table-cell>
          <table:table-cell office:value-type="float" office:value="1364.9" table:style-name="ce1">
            <text:p>1364.9</text:p>
          </table:table-cell>
          <table:table-cell office:value-type="float" office:value="22042.2" table:style-name="ce1">
            <text:p>22042.2</text:p>
          </table:table-cell>
          <table:table-cell office:value-type="float" office:value="7058.74" table:style-name="ce1">
            <text:p>7058.74</text:p>
          </table:table-cell>
          <table:table-cell office:value-type="float" office:value="5783300000" table:style-name="ce1">
            <text:p>5783300000</text:p>
          </table:table-cell>
          <table:table-cell office:value-type="float" office:value="313623" table:style-name="ce1">
            <text:p>313623</text:p>
          </table:table-cell>
          <table:table-cell office:value-type="float" office:value="121068000" table:style-name="ce1">
            <text:p>121068000</text:p>
          </table:table-cell>
          <table:table-cell office:value-type="float" office:value="6498.1" table:style-name="ce1">
            <text:p>6498.1</text:p>
          </table:table-cell>
          <table:table-cell office:value-type="float" office:value="17327.400000000001" table:style-name="ce1">
            <text:p>17327.4</text:p>
          </table:table-cell>
          <table:table-cell office:value-type="float" office:value="4862.1400000000003" table:style-name="ce1">
            <text:p>4862.14</text:p>
          </table:table-cell>
          <table:table-cell office:value-type="float" office:value="2393890" table:style-name="ce1">
            <text:p>2393890</text:p>
          </table:table-cell>
          <table:table-cell office:value-type="float" office:value="2660320000" table:style-name="ce1">
            <text:p>2660320000</text:p>
          </table:table-cell>
          <table:table-cell office:value-type="float" office:value="7.5499903369715016E-2" table:formula="of:=LOG(SQRT(AVERAGE([.B69:.U69])))^-1" table:style-name="ce1">
            <text:p>0.075499903</text:p>
          </table:table-cell>
          <table:table-cell table:number-columns-repeated="1636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2503.7" table:style-name="ce1">
            <text:p>52503.7</text:p>
          </table:table-cell>
          <table:table-cell office:value-type="float" office:value="3.2409300000000001E+30" table:style-name="ce1">
            <text:p>3.24093E+30</text:p>
          </table:table-cell>
          <table:table-cell office:value-type="float" office:value="6649.26" table:style-name="ce1">
            <text:p>6649.26</text:p>
          </table:table-cell>
          <table:table-cell office:value-type="float" office:value="32366.5" table:style-name="ce1">
            <text:p>32366.5</text:p>
          </table:table-cell>
          <table:table-cell office:value-type="float" office:value="3611.92" table:style-name="ce1">
            <text:p>3611.92</text:p>
          </table:table-cell>
          <table:table-cell office:value-type="float" office:value="1.21121E+27" table:style-name="ce1">
            <text:p>1.21121E+27</text:p>
          </table:table-cell>
          <table:table-cell office:value-type="float" office:value="5749.27" table:style-name="ce1">
            <text:p>5749.27</text:p>
          </table:table-cell>
          <table:table-cell office:value-type="float" office:value="6553.22" table:style-name="ce1">
            <text:p>6553.22</text:p>
          </table:table-cell>
          <table:table-cell office:value-type="float" office:value="146613" table:style-name="ce1">
            <text:p>146613</text:p>
          </table:table-cell>
          <table:table-cell office:value-type="float" office:value="5840.42" table:style-name="ce1">
            <text:p>5840.42</text:p>
          </table:table-cell>
          <table:table-cell office:value-type="float" office:value="24882.7" table:style-name="ce1">
            <text:p>24882.7</text:p>
          </table:table-cell>
          <table:table-cell office:value-type="float" office:value="75796.899999999994" table:style-name="ce1">
            <text:p>75796.9</text:p>
          </table:table-cell>
          <table:table-cell office:value-type="float" office:value="1569290" table:style-name="ce1">
            <text:p>1569290</text:p>
          </table:table-cell>
          <table:table-cell office:value-type="float" office:value="6024580" table:style-name="ce1">
            <text:p>6024580</text:p>
          </table:table-cell>
          <table:table-cell office:value-type="float" office:value="150254000000000" table:style-name="ce1">
            <text:p>1.50254E+14</text:p>
          </table:table-cell>
          <table:table-cell office:value-type="float" office:value="1999.44" table:style-name="ce1">
            <text:p>1999.44</text:p>
          </table:table-cell>
          <table:table-cell office:value-type="float" office:value="40439.4" table:style-name="ce1">
            <text:p>40439.4</text:p>
          </table:table-cell>
          <table:table-cell office:value-type="float" office:value="9162.0300000000007" table:style-name="ce1">
            <text:p>9162.03</text:p>
          </table:table-cell>
          <table:table-cell office:value-type="float" office:value="139914" table:style-name="ce1">
            <text:p>139914</text:p>
          </table:table-cell>
          <table:table-cell office:value-type="float" office:value="142114000" table:style-name="ce1">
            <text:p>142114000</text:p>
          </table:table-cell>
          <table:table-cell office:value-type="float" office:value="6.8470166444154823E-2" table:formula="of:=LOG(SQRT(AVERAGE([.B70:.U70])))^-1" table:style-name="ce1">
            <text:p>0.068470166</text:p>
          </table:table-cell>
          <table:table-cell table:number-columns-repeated="1636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22316" table:style-name="ce1">
            <text:p>422316</text:p>
          </table:table-cell>
          <table:table-cell office:value-type="float" office:value="8.4664899999999991E+28" table:style-name="ce1">
            <text:p>8.46649E+28</text:p>
          </table:table-cell>
          <table:table-cell office:value-type="float" office:value="8193.67" table:style-name="ce1">
            <text:p>8193.67</text:p>
          </table:table-cell>
          <table:table-cell office:value-type="float" office:value="4912.9399999999996" table:style-name="ce1">
            <text:p>4912.94</text:p>
          </table:table-cell>
          <table:table-cell office:value-type="float" office:value="6457.36" table:style-name="ce1">
            <text:p>6457.36</text:p>
          </table:table-cell>
          <table:table-cell office:value-type="float" office:value="7.79301E+26" table:style-name="ce1">
            <text:p>7.79301E+26</text:p>
          </table:table-cell>
          <table:table-cell office:value-type="float" office:value="13860.8" table:style-name="ce1">
            <text:p>13860.8</text:p>
          </table:table-cell>
          <table:table-cell office:value-type="float" office:value="53341" table:style-name="ce1">
            <text:p>53341</text:p>
          </table:table-cell>
          <table:table-cell office:value-type="float" office:value="138961" table:style-name="ce1">
            <text:p>138961</text:p>
          </table:table-cell>
          <table:table-cell office:value-type="float" office:value="5184.5200000000004" table:style-name="ce1">
            <text:p>5184.52</text:p>
          </table:table-cell>
          <table:table-cell office:value-type="float" office:value="26244.1" table:style-name="ce1">
            <text:p>26244.1</text:p>
          </table:table-cell>
          <table:table-cell office:value-type="float" office:value="3286.75" table:style-name="ce1">
            <text:p>3286.75</text:p>
          </table:table-cell>
          <table:table-cell office:value-type="float" office:value="1175730" table:style-name="ce1">
            <text:p>1175730</text:p>
          </table:table-cell>
          <table:table-cell office:value-type="float" office:value="267301000" table:style-name="ce1">
            <text:p>267301000</text:p>
          </table:table-cell>
          <table:table-cell office:value-type="float" office:value="1858700" table:style-name="ce1">
            <text:p>1858700</text:p>
          </table:table-cell>
          <table:table-cell office:value-type="float" office:value="6267.6" table:style-name="ce1">
            <text:p>6267.6</text:p>
          </table:table-cell>
          <table:table-cell office:value-type="float" office:value="75023.600000000006" table:style-name="ce1">
            <text:p>75023.6</text:p>
          </table:table-cell>
          <table:table-cell office:value-type="float" office:value="3292.04" table:style-name="ce1">
            <text:p>3292.04</text:p>
          </table:table-cell>
          <table:table-cell office:value-type="float" office:value="121666" table:style-name="ce1">
            <text:p>121666</text:p>
          </table:table-cell>
          <table:table-cell office:value-type="float" office:value="23650400" table:style-name="ce1">
            <text:p>23650400</text:p>
          </table:table-cell>
          <table:table-cell office:value-type="float" office:value="7.238337903729733E-2" table:formula="of:=LOG(SQRT(AVERAGE([.B71:.U71])))^-1" table:style-name="ce1">
            <text:p>0.072383379</text:p>
          </table:table-cell>
          <table:table-cell table:number-columns-repeated="1636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635.65" table:style-name="ce1">
            <text:p>3635.65</text:p>
          </table:table-cell>
          <table:table-cell office:value-type="float" office:value="170247" table:style-name="ce1">
            <text:p>170247</text:p>
          </table:table-cell>
          <table:table-cell office:value-type="float" office:value="1450.23" table:style-name="ce1">
            <text:p>1450.23</text:p>
          </table:table-cell>
          <table:table-cell office:value-type="float" office:value="69237.399999999994" table:style-name="ce1">
            <text:p>69237.4</text:p>
          </table:table-cell>
          <table:table-cell office:value-type="float" office:value="6966880" table:style-name="ce1">
            <text:p>6966880</text:p>
          </table:table-cell>
          <table:table-cell office:value-type="float" office:value="2.2851800000000001E+24" table:style-name="ce1">
            <text:p>2.28518E+24</text:p>
          </table:table-cell>
          <table:table-cell office:value-type="float" office:value="12874.7" table:style-name="ce1">
            <text:p>12874.7</text:p>
          </table:table-cell>
          <table:table-cell office:value-type="float" office:value="1029.92" table:style-name="ce1">
            <text:p>1029.92</text:p>
          </table:table-cell>
          <table:table-cell office:value-type="float" office:value="46729100" table:style-name="ce1">
            <text:p>46729100</text:p>
          </table:table-cell>
          <table:table-cell office:value-type="float" office:value="1678.93" table:style-name="ce1">
            <text:p>1678.93</text:p>
          </table:table-cell>
          <table:table-cell office:value-type="float" office:value="15627" table:style-name="ce1">
            <text:p>15627</text:p>
          </table:table-cell>
          <table:table-cell office:value-type="float" office:value="6942.91" table:style-name="ce1">
            <text:p>6942.91</text:p>
          </table:table-cell>
          <table:table-cell office:value-type="float" office:value="15018.9" table:style-name="ce1">
            <text:p>15018.9</text:p>
          </table:table-cell>
          <table:table-cell office:value-type="float" office:value="59942.5" table:style-name="ce1">
            <text:p>59942.5</text:p>
          </table:table-cell>
          <table:table-cell office:value-type="float" office:value="137381" table:style-name="ce1">
            <text:p>137381</text:p>
          </table:table-cell>
          <table:table-cell office:value-type="float" office:value="5946.59" table:style-name="ce1">
            <text:p>5946.59</text:p>
          </table:table-cell>
          <table:table-cell office:value-type="float" office:value="4880.5600000000004" table:style-name="ce1">
            <text:p>4880.56</text:p>
          </table:table-cell>
          <table:table-cell office:value-type="float" office:value="15873.3" table:style-name="ce1">
            <text:p>15873.3</text:p>
          </table:table-cell>
          <table:table-cell office:value-type="float" office:value="209722000" table:style-name="ce1">
            <text:p>209722000</text:p>
          </table:table-cell>
          <table:table-cell office:value-type="float" office:value="181031000" table:style-name="ce1">
            <text:p>181031000</text:p>
          </table:table-cell>
          <table:table-cell office:value-type="float" office:value="8.673820387191214E-2" table:formula="of:=LOG(SQRT(AVERAGE([.B72:.U72])))^-1" table:style-name="ce1">
            <text:p>0.086738204</text:p>
          </table:table-cell>
          <table:table-cell table:number-columns-repeated="1636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6394" table:style-name="ce1">
            <text:p>46394</text:p>
          </table:table-cell>
          <table:table-cell office:value-type="float" office:value="39749.199999999997" table:style-name="ce1">
            <text:p>39749.2</text:p>
          </table:table-cell>
          <table:table-cell office:value-type="float" office:value="9231.49" table:style-name="ce1">
            <text:p>9231.49</text:p>
          </table:table-cell>
          <table:table-cell office:value-type="float" office:value="34241.5" table:style-name="ce1">
            <text:p>34241.5</text:p>
          </table:table-cell>
          <table:table-cell office:value-type="float" office:value="8030.61" table:style-name="ce1">
            <text:p>8030.61</text:p>
          </table:table-cell>
          <table:table-cell office:value-type="float" office:value="7.8242699999999995E+26" table:style-name="ce1">
            <text:p>7.82427E+26</text:p>
          </table:table-cell>
          <table:table-cell office:value-type="float" office:value="4029.15" table:style-name="ce1">
            <text:p>4029.15</text:p>
          </table:table-cell>
          <table:table-cell office:value-type="float" office:value="1378.61" table:style-name="ce1">
            <text:p>1378.61</text:p>
          </table:table-cell>
          <table:table-cell office:value-type="float" office:value="2315600" table:style-name="ce1">
            <text:p>2315600</text:p>
          </table:table-cell>
          <table:table-cell office:value-type="float" office:value="7501.86" table:style-name="ce1">
            <text:p>7501.86</text:p>
          </table:table-cell>
          <table:table-cell office:value-type="float" office:value="24605" table:style-name="ce1">
            <text:p>24605</text:p>
          </table:table-cell>
          <table:table-cell office:value-type="float" office:value="7512.63" table:style-name="ce1">
            <text:p>7512.63</text:p>
          </table:table-cell>
          <table:table-cell office:value-type="float" office:value="48341500" table:style-name="ce1">
            <text:p>48341500</text:p>
          </table:table-cell>
          <table:table-cell office:value-type="float" office:value="61474.6" table:style-name="ce1">
            <text:p>61474.6</text:p>
          </table:table-cell>
          <table:table-cell office:value-type="float" office:value="86922.4" table:style-name="ce1">
            <text:p>86922.4</text:p>
          </table:table-cell>
          <table:table-cell office:value-type="float" office:value="10251" table:style-name="ce1">
            <text:p>10251</text:p>
          </table:table-cell>
          <table:table-cell office:value-type="float" office:value="20327.3" table:style-name="ce1">
            <text:p>20327.3</text:p>
          </table:table-cell>
          <table:table-cell office:value-type="float" office:value="1120.71" table:style-name="ce1">
            <text:p>1120.71</text:p>
          </table:table-cell>
          <table:table-cell office:value-type="float" office:value="294920" table:style-name="ce1">
            <text:p>294920</text:p>
          </table:table-cell>
          <table:table-cell office:value-type="float" office:value="6151330000" table:style-name="ce1">
            <text:p>6151330000</text:p>
          </table:table-cell>
          <table:table-cell office:value-type="float" office:value="7.8148158006888804E-2" table:formula="of:=LOG(SQRT(AVERAGE([.B73:.U73])))^-1" table:style-name="ce1">
            <text:p>0.078148158</text:p>
          </table:table-cell>
          <table:table-cell table:number-columns-repeated="1636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32957" table:style-name="ce1">
            <text:p>332957</text:p>
          </table:table-cell>
          <table:table-cell office:value-type="float" office:value="33905.9" table:style-name="ce1">
            <text:p>33905.9</text:p>
          </table:table-cell>
          <table:table-cell office:value-type="float" office:value="5434.68" table:style-name="ce1">
            <text:p>5434.68</text:p>
          </table:table-cell>
          <table:table-cell office:value-type="float" office:value="4131.5200000000004" table:style-name="ce1">
            <text:p>4131.52</text:p>
          </table:table-cell>
          <table:table-cell office:value-type="float" office:value="437902" table:style-name="ce1">
            <text:p>437902</text:p>
          </table:table-cell>
          <table:table-cell office:value-type="float" office:value="1.4438500000000001E+27" table:style-name="ce1">
            <text:p>1.44385E+27</text:p>
          </table:table-cell>
          <table:table-cell office:value-type="float" office:value="14541.4" table:style-name="ce1">
            <text:p>14541.4</text:p>
          </table:table-cell>
          <table:table-cell office:value-type="float" office:value="1172.77" table:style-name="ce1">
            <text:p>1172.77</text:p>
          </table:table-cell>
          <table:table-cell office:value-type="float" office:value="6988040" table:style-name="ce1">
            <text:p>6988040</text:p>
          </table:table-cell>
          <table:table-cell office:value-type="float" office:value="1515.65" table:style-name="ce1">
            <text:p>1515.65</text:p>
          </table:table-cell>
          <table:table-cell office:value-type="float" office:value="503862" table:style-name="ce1">
            <text:p>503862</text:p>
          </table:table-cell>
          <table:table-cell office:value-type="float" office:value="1334.07" table:style-name="ce1">
            <text:p>1334.07</text:p>
          </table:table-cell>
          <table:table-cell office:value-type="float" office:value="819775" table:style-name="ce1">
            <text:p>819775</text:p>
          </table:table-cell>
          <table:table-cell office:value-type="float" office:value="49878.6" table:style-name="ce1">
            <text:p>49878.6</text:p>
          </table:table-cell>
          <table:table-cell office:value-type="float" office:value="4662300" table:style-name="ce1">
            <text:p>4662300</text:p>
          </table:table-cell>
          <table:table-cell office:value-type="float" office:value="51862.1" table:style-name="ce1">
            <text:p>51862.1</text:p>
          </table:table-cell>
          <table:table-cell office:value-type="float" office:value="28148.5" table:style-name="ce1">
            <text:p>28148.5</text:p>
          </table:table-cell>
          <table:table-cell office:value-type="float" office:value="83997.4" table:style-name="ce1">
            <text:p>83997.4</text:p>
          </table:table-cell>
          <table:table-cell office:value-type="float" office:value="120811" table:style-name="ce1">
            <text:p>120811</text:p>
          </table:table-cell>
          <table:table-cell office:value-type="float" office:value="162952000" table:style-name="ce1">
            <text:p>162952000</text:p>
          </table:table-cell>
          <table:table-cell office:value-type="float" office:value="7.7344030490790541E-2" table:formula="of:=LOG(SQRT(AVERAGE([.B74:.U74])))^-1" table:style-name="ce1">
            <text:p>0.07734403</text:p>
          </table:table-cell>
          <table:table-cell table:number-columns-repeated="1636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5984.800000000003" table:style-name="ce1">
            <text:p>35984.8</text:p>
          </table:table-cell>
          <table:table-cell office:value-type="float" office:value="7.2633099999999996E+27" table:style-name="ce1">
            <text:p>7.26331E+27</text:p>
          </table:table-cell>
          <table:table-cell office:value-type="float" office:value="9656.2000000000007" table:style-name="ce1">
            <text:p>9656.2</text:p>
          </table:table-cell>
          <table:table-cell office:value-type="float" office:value="21000.2" table:style-name="ce1">
            <text:p>21000.2</text:p>
          </table:table-cell>
          <table:table-cell office:value-type="float" office:value="1858.64" table:style-name="ce1">
            <text:p>1858.64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15320" table:style-name="ce1">
            <text:p>15320</text:p>
          </table:table-cell>
          <table:table-cell office:value-type="float" office:value="5581.02" table:style-name="ce1">
            <text:p>5581.02</text:p>
          </table:table-cell>
          <table:table-cell office:value-type="float" office:value="243249" table:style-name="ce1">
            <text:p>243249</text:p>
          </table:table-cell>
          <table:table-cell office:value-type="float" office:value="909.64" table:style-name="ce1">
            <text:p>909.64</text:p>
          </table:table-cell>
          <table:table-cell office:value-type="float" office:value="426723" table:style-name="ce1">
            <text:p>426723</text:p>
          </table:table-cell>
          <table:table-cell office:value-type="float" office:value="1703.06" table:style-name="ce1">
            <text:p>1703.06</text:p>
          </table:table-cell>
          <table:table-cell office:value-type="float" office:value="12930900000" table:style-name="ce1">
            <text:p>12930900000</text:p>
          </table:table-cell>
          <table:table-cell office:value-type="float" office:value="46843.8" table:style-name="ce1">
            <text:p>46843.8</text:p>
          </table:table-cell>
          <table:table-cell office:value-type="float" office:value="29339.200000000001" table:style-name="ce1">
            <text:p>29339.2</text:p>
          </table:table-cell>
          <table:table-cell office:value-type="float" office:value="8486.6" table:style-name="ce1">
            <text:p>8486.6</text:p>
          </table:table-cell>
          <table:table-cell office:value-type="float" office:value="19345.400000000001" table:style-name="ce1">
            <text:p>19345.4</text:p>
          </table:table-cell>
          <table:table-cell office:value-type="float" office:value="1425.71" table:style-name="ce1">
            <text:p>1425.71</text:p>
          </table:table-cell>
          <table:table-cell office:value-type="float" office:value="815873" table:style-name="ce1">
            <text:p>815873</text:p>
          </table:table-cell>
          <table:table-cell office:value-type="float" office:value="216134000" table:style-name="ce1">
            <text:p>216134000</text:p>
          </table:table-cell>
          <table:table-cell office:value-type="float" office:value="7.5111818247762849E-2" table:formula="of:=LOG(SQRT(AVERAGE([.B75:.U75])))^-1" table:style-name="ce1">
            <text:p>0.075111818</text:p>
          </table:table-cell>
          <table:table-cell table:number-columns-repeated="1636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0975.7" table:style-name="ce1">
            <text:p>10975.7</text:p>
          </table:table-cell>
          <table:table-cell office:value-type="float" office:value="16889.900000000001" table:style-name="ce1">
            <text:p>16889.9</text:p>
          </table:table-cell>
          <table:table-cell office:value-type="float" office:value="10086.700000000001" table:style-name="ce1">
            <text:p>10086.7</text:p>
          </table:table-cell>
          <table:table-cell office:value-type="float" office:value="38555.199999999997" table:style-name="ce1">
            <text:p>38555.2</text:p>
          </table:table-cell>
          <table:table-cell office:value-type="float" office:value="5637.95" table:style-name="ce1">
            <text:p>5637.95</text:p>
          </table:table-cell>
          <table:table-cell office:value-type="float" office:value="2.2851800000000001E+24" table:style-name="ce1">
            <text:p>2.28518E+24</text:p>
          </table:table-cell>
          <table:table-cell office:value-type="float" office:value="49778.5" table:style-name="ce1">
            <text:p>49778.5</text:p>
          </table:table-cell>
          <table:table-cell office:value-type="float" office:value="6945.31" table:style-name="ce1">
            <text:p>6945.31</text:p>
          </table:table-cell>
          <table:table-cell office:value-type="float" office:value="5.8323399999999997E+27" table:style-name="ce1">
            <text:p>5.83234E+27</text:p>
          </table:table-cell>
          <table:table-cell office:value-type="float" office:value="3825.71" table:style-name="ce1">
            <text:p>3825.71</text:p>
          </table:table-cell>
          <table:table-cell office:value-type="float" office:value="25003.200000000001" table:style-name="ce1">
            <text:p>25003.2</text:p>
          </table:table-cell>
          <table:table-cell office:value-type="float" office:value="1046.6199999999999" table:style-name="ce1">
            <text:p>1046.62</text:p>
          </table:table-cell>
          <table:table-cell office:value-type="float" office:value="8107.01" table:style-name="ce1">
            <text:p>8107.01</text:p>
          </table:table-cell>
          <table:table-cell office:value-type="float" office:value="17372.400000000001" table:style-name="ce1">
            <text:p>17372.4</text:p>
          </table:table-cell>
          <table:table-cell office:value-type="float" office:value="115889" table:style-name="ce1">
            <text:p>115889</text:p>
          </table:table-cell>
          <table:table-cell office:value-type="float" office:value="6675.66" table:style-name="ce1">
            <text:p>6675.66</text:p>
          </table:table-cell>
          <table:table-cell office:value-type="float" office:value="12756.2" table:style-name="ce1">
            <text:p>12756.2</text:p>
          </table:table-cell>
          <table:table-cell office:value-type="float" office:value="5128.8" table:style-name="ce1">
            <text:p>5128.8</text:p>
          </table:table-cell>
          <table:table-cell office:value-type="float" office:value="528812" table:style-name="ce1">
            <text:p>528812</text:p>
          </table:table-cell>
          <table:table-cell office:value-type="float" office:value="2.8679E+32" table:style-name="ce1">
            <text:p>2.8679E+32</text:p>
          </table:table-cell>
          <table:table-cell office:value-type="float" office:value="6.4191974380134034E-2" table:formula="of:=LOG(SQRT(AVERAGE([.B76:.U76])))^-1" table:style-name="ce1">
            <text:p>0.064191974</text:p>
          </table:table-cell>
          <table:table-cell table:number-columns-repeated="1636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549.51" table:style-name="ce1">
            <text:p>7549.51</text:p>
          </table:table-cell>
          <table:table-cell office:value-type="float" office:value="10632.3" table:style-name="ce1">
            <text:p>10632.3</text:p>
          </table:table-cell>
          <table:table-cell office:value-type="float" office:value="11052.4" table:style-name="ce1">
            <text:p>11052.4</text:p>
          </table:table-cell>
          <table:table-cell office:value-type="float" office:value="3585.38" table:style-name="ce1">
            <text:p>3585.38</text:p>
          </table:table-cell>
          <table:table-cell office:value-type="float" office:value="5910.62" table:style-name="ce1">
            <text:p>5910.62</text:p>
          </table:table-cell>
          <table:table-cell office:value-type="float" office:value="6.0087999999999999E+25" table:style-name="ce1">
            <text:p>6.0088E+25</text:p>
          </table:table-cell>
          <table:table-cell office:value-type="float" office:value="18275.599999999999" table:style-name="ce1">
            <text:p>18275.6</text:p>
          </table:table-cell>
          <table:table-cell office:value-type="float" office:value="38449700" table:style-name="ce1">
            <text:p>38449700</text:p>
          </table:table-cell>
          <table:table-cell office:value-type="float" office:value="79894.5" table:style-name="ce1">
            <text:p>79894.5</text:p>
          </table:table-cell>
          <table:table-cell office:value-type="float" office:value="5203.51" table:style-name="ce1">
            <text:p>5203.51</text:p>
          </table:table-cell>
          <table:table-cell office:value-type="float" office:value="23183.7" table:style-name="ce1">
            <text:p>23183.7</text:p>
          </table:table-cell>
          <table:table-cell office:value-type="float" office:value="2199.2800000000002" table:style-name="ce1">
            <text:p>2199.28</text:p>
          </table:table-cell>
          <table:table-cell office:value-type="float" office:value="10211700000" table:style-name="ce1">
            <text:p>10211700000</text:p>
          </table:table-cell>
          <table:table-cell office:value-type="float" office:value="38932700" table:style-name="ce1">
            <text:p>38932700</text:p>
          </table:table-cell>
          <table:table-cell office:value-type="float" office:value="789556" table:style-name="ce1">
            <text:p>789556</text:p>
          </table:table-cell>
          <table:table-cell office:value-type="float" office:value="974.57" table:style-name="ce1">
            <text:p>974.57</text:p>
          </table:table-cell>
          <table:table-cell office:value-type="float" office:value="13593100" table:style-name="ce1">
            <text:p>13593100</text:p>
          </table:table-cell>
          <table:table-cell office:value-type="float" office:value="3012.87" table:style-name="ce1">
            <text:p>3012.87</text:p>
          </table:table-cell>
          <table:table-cell office:value-type="float" office:value="331327" table:style-name="ce1">
            <text:p>331327</text:p>
          </table:table-cell>
          <table:table-cell office:value-type="float" office:value="187331000" table:style-name="ce1">
            <text:p>187331000</text:p>
          </table:table-cell>
          <table:table-cell office:value-type="float" office:value="8.1706830345998488E-2" table:formula="of:=LOG(SQRT(AVERAGE([.B77:.U77])))^-1" table:style-name="ce1">
            <text:p>0.08170683</text:p>
          </table:table-cell>
          <table:table-cell table:number-columns-repeated="1636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508.7" table:style-name="ce1">
            <text:p>76508.7</text:p>
          </table:table-cell>
          <table:table-cell office:value-type="float" office:value="65883.199999999997" table:style-name="ce1">
            <text:p>65883.2</text:p>
          </table:table-cell>
          <table:table-cell office:value-type="float" office:value="11942.8" table:style-name="ce1">
            <text:p>11942.8</text:p>
          </table:table-cell>
          <table:table-cell office:value-type="float" office:value="4289.6499999999996" table:style-name="ce1">
            <text:p>4289.65</text:p>
          </table:table-cell>
          <table:table-cell office:value-type="float" office:value="395855" table:style-name="ce1">
            <text:p>395855</text:p>
          </table:table-cell>
          <table:table-cell office:value-type="float" office:value="105765" table:style-name="ce1">
            <text:p>105765</text:p>
          </table:table-cell>
          <table:table-cell office:value-type="float" office:value="4127.07" table:style-name="ce1">
            <text:p>4127.07</text:p>
          </table:table-cell>
          <table:table-cell office:value-type="float" office:value="5415.34" table:style-name="ce1">
            <text:p>5415.34</text:p>
          </table:table-cell>
          <table:table-cell office:value-type="float" office:value="99117.6" table:style-name="ce1">
            <text:p>99117.6</text:p>
          </table:table-cell>
          <table:table-cell office:value-type="float" office:value="2392.1999999999998" table:style-name="ce1">
            <text:p>2392.2</text:p>
          </table:table-cell>
          <table:table-cell office:value-type="float" office:value="116376" table:style-name="ce1">
            <text:p>116376</text:p>
          </table:table-cell>
          <table:table-cell office:value-type="float" office:value="50816.7" table:style-name="ce1">
            <text:p>50816.7</text:p>
          </table:table-cell>
          <table:table-cell office:value-type="float" office:value="12348600000" table:style-name="ce1">
            <text:p>12348600000</text:p>
          </table:table-cell>
          <table:table-cell office:value-type="float" office:value="304101" table:style-name="ce1">
            <text:p>304101</text:p>
          </table:table-cell>
          <table:table-cell office:value-type="float" office:value="17740800" table:style-name="ce1">
            <text:p>17740800</text:p>
          </table:table-cell>
          <table:table-cell office:value-type="float" office:value="2141.87" table:style-name="ce1">
            <text:p>2141.87</text:p>
          </table:table-cell>
          <table:table-cell office:value-type="float" office:value="194982" table:style-name="ce1">
            <text:p>194982</text:p>
          </table:table-cell>
          <table:table-cell office:value-type="float" office:value="6313.91" table:style-name="ce1">
            <text:p>6313.91</text:p>
          </table:table-cell>
          <table:table-cell office:value-type="float" office:value="1811300" table:style-name="ce1">
            <text:p>1811300</text:p>
          </table:table-cell>
          <table:table-cell office:value-type="float" office:value="22766600000000" table:style-name="ce1">
            <text:p>2.27666E+13</text:p>
          </table:table-cell>
          <table:table-cell office:value-type="float" office:value="0.16588556573651439" table:formula="of:=LOG(SQRT(AVERAGE([.B78:.U78])))^-1" table:style-name="ce1">
            <text:p>0.165885566</text:p>
          </table:table-cell>
          <table:table-cell table:number-columns-repeated="1636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2878.400000000001" table:style-name="ce1">
            <text:p>22878.4</text:p>
          </table:table-cell>
          <table:table-cell office:value-type="float" office:value="436123" table:style-name="ce1">
            <text:p>436123</text:p>
          </table:table-cell>
          <table:table-cell office:value-type="float" office:value="6869.16" table:style-name="ce1">
            <text:p>6869.16</text:p>
          </table:table-cell>
          <table:table-cell office:value-type="float" office:value="31361" table:style-name="ce1">
            <text:p>31361</text:p>
          </table:table-cell>
          <table:table-cell office:value-type="float" office:value="19753.5" table:style-name="ce1">
            <text:p>19753.5</text:p>
          </table:table-cell>
          <table:table-cell office:value-type="float" office:value="3.19715E+27" table:style-name="ce1">
            <text:p>3.19715E+27</text:p>
          </table:table-cell>
          <table:table-cell office:value-type="float" office:value="2737.01" table:style-name="ce1">
            <text:p>2737.01</text:p>
          </table:table-cell>
          <table:table-cell office:value-type="float" office:value="1896.03" table:style-name="ce1">
            <text:p>1896.03</text:p>
          </table:table-cell>
          <table:table-cell office:value-type="float" office:value="94104100" table:style-name="ce1">
            <text:p>94104100</text:p>
          </table:table-cell>
          <table:table-cell office:value-type="float" office:value="6140.16" table:style-name="ce1">
            <text:p>6140.16</text:p>
          </table:table-cell>
          <table:table-cell office:value-type="float" office:value="17442.099999999999" table:style-name="ce1">
            <text:p>17442.1</text:p>
          </table:table-cell>
          <table:table-cell office:value-type="float" office:value="1522.21" table:style-name="ce1">
            <text:p>1522.21</text:p>
          </table:table-cell>
          <table:table-cell office:value-type="float" office:value="1674360" table:style-name="ce1">
            <text:p>1674360</text:p>
          </table:table-cell>
          <table:table-cell office:value-type="float" office:value="2376720" table:style-name="ce1">
            <text:p>2376720</text:p>
          </table:table-cell>
          <table:table-cell office:value-type="float" office:value="83966.5" table:style-name="ce1">
            <text:p>83966.5</text:p>
          </table:table-cell>
          <table:table-cell office:value-type="float" office:value="2382.8200000000002" table:style-name="ce1">
            <text:p>2382.82</text:p>
          </table:table-cell>
          <table:table-cell office:value-type="float" office:value="16605.900000000001" table:style-name="ce1">
            <text:p>16605.9</text:p>
          </table:table-cell>
          <table:table-cell office:value-type="float" office:value="1628.19" table:style-name="ce1">
            <text:p>1628.19</text:p>
          </table:table-cell>
          <table:table-cell office:value-type="float" office:value="196957" table:style-name="ce1">
            <text:p>196957</text:p>
          </table:table-cell>
          <table:table-cell office:value-type="float" office:value="415440000000" table:style-name="ce1">
            <text:p>4.1544E+11</text:p>
          </table:table-cell>
          <table:table-cell office:value-type="float" office:value="7.6325002957355684E-2" table:formula="of:=LOG(SQRT(AVERAGE([.B79:.U79])))^-1" table:style-name="ce1">
            <text:p>0.076325003</text:p>
          </table:table-cell>
          <table:table-cell table:number-columns-repeated="1636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849.6899999999996" table:style-name="ce1">
            <text:p>4849.69</text:p>
          </table:table-cell>
          <table:table-cell office:value-type="float" office:value="12564.3" table:style-name="ce1">
            <text:p>12564.3</text:p>
          </table:table-cell>
          <table:table-cell office:value-type="float" office:value="1909.6" table:style-name="ce1">
            <text:p>1909.6</text:p>
          </table:table-cell>
          <table:table-cell office:value-type="float" office:value="4949.83" table:style-name="ce1">
            <text:p>4949.83</text:p>
          </table:table-cell>
          <table:table-cell office:value-type="float" office:value="11652.6" table:style-name="ce1">
            <text:p>11652.6</text:p>
          </table:table-cell>
          <table:table-cell office:value-type="float" office:value="2.2631099999999999E+26" table:style-name="ce1">
            <text:p>2.26311E+26</text:p>
          </table:table-cell>
          <table:table-cell office:value-type="float" office:value="7758.16" table:style-name="ce1">
            <text:p>7758.16</text:p>
          </table:table-cell>
          <table:table-cell office:value-type="float" office:value="829.32399999999996" table:style-name="ce1">
            <text:p>829.324</text:p>
          </table:table-cell>
          <table:table-cell office:value-type="float" office:value="641850" table:style-name="ce1">
            <text:p>641850</text:p>
          </table:table-cell>
          <table:table-cell office:value-type="float" office:value="2114.7800000000002" table:style-name="ce1">
            <text:p>2114.78</text:p>
          </table:table-cell>
          <table:table-cell office:value-type="float" office:value="31038.9" table:style-name="ce1">
            <text:p>31038.9</text:p>
          </table:table-cell>
          <table:table-cell office:value-type="float" office:value="1702.57" table:style-name="ce1">
            <text:p>1702.57</text:p>
          </table:table-cell>
          <table:table-cell office:value-type="float" office:value="322601000" table:style-name="ce1">
            <text:p>322601000</text:p>
          </table:table-cell>
          <table:table-cell office:value-type="float" office:value="99586900" table:style-name="ce1">
            <text:p>99586900</text:p>
          </table:table-cell>
          <table:table-cell office:value-type="float" office:value="6135.42" table:style-name="ce1">
            <text:p>6135.42</text:p>
          </table:table-cell>
          <table:table-cell office:value-type="float" office:value="3392.68" table:style-name="ce1">
            <text:p>3392.68</text:p>
          </table:table-cell>
          <table:table-cell office:value-type="float" office:value="28754.400000000001" table:style-name="ce1">
            <text:p>28754.4</text:p>
          </table:table-cell>
          <table:table-cell office:value-type="float" office:value="2087.91" table:style-name="ce1">
            <text:p>2087.91</text:p>
          </table:table-cell>
          <table:table-cell office:value-type="float" office:value="11565800" table:style-name="ce1">
            <text:p>11565800</text:p>
          </table:table-cell>
          <table:table-cell office:value-type="float" office:value="22759000000000" table:style-name="ce1">
            <text:p>2.2759E+13</text:p>
          </table:table-cell>
          <table:table-cell office:value-type="float" office:value="7.9828605850275486E-2" table:formula="of:=LOG(SQRT(AVERAGE([.B80:.U80])))^-1" table:style-name="ce1">
            <text:p>0.079828606</text:p>
          </table:table-cell>
          <table:table-cell table:number-columns-repeated="1636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2093.599999999999" table:style-name="ce1">
            <text:p>32093.6</text:p>
          </table:table-cell>
          <table:table-cell office:value-type="float" office:value="284186" table:style-name="ce1">
            <text:p>284186</text:p>
          </table:table-cell>
          <table:table-cell office:value-type="float" office:value="5353.25" table:style-name="ce1">
            <text:p>5353.25</text:p>
          </table:table-cell>
          <table:table-cell office:value-type="float" office:value="23763.4" table:style-name="ce1">
            <text:p>23763.4</text:p>
          </table:table-cell>
          <table:table-cell office:value-type="float" office:value="19954.5" table:style-name="ce1">
            <text:p>19954.5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2231.9699999999998" table:style-name="ce1">
            <text:p>2231.97</text:p>
          </table:table-cell>
          <table:table-cell office:value-type="float" office:value="5380.24" table:style-name="ce1">
            <text:p>5380.24</text:p>
          </table:table-cell>
          <table:table-cell office:value-type="float" office:value="89849300" table:style-name="ce1">
            <text:p>89849300</text:p>
          </table:table-cell>
          <table:table-cell office:value-type="float" office:value="51385.4" table:style-name="ce1">
            <text:p>51385.4</text:p>
          </table:table-cell>
          <table:table-cell office:value-type="float" office:value="21663.3" table:style-name="ce1">
            <text:p>21663.3</text:p>
          </table:table-cell>
          <table:table-cell office:value-type="float" office:value="966776" table:style-name="ce1">
            <text:p>966776</text:p>
          </table:table-cell>
          <table:table-cell office:value-type="float" office:value="7977760000" table:style-name="ce1">
            <text:p>7977760000</text:p>
          </table:table-cell>
          <table:table-cell office:value-type="float" office:value="105902" table:style-name="ce1">
            <text:p>105902</text:p>
          </table:table-cell>
          <table:table-cell office:value-type="float" office:value="134373" table:style-name="ce1">
            <text:p>134373</text:p>
          </table:table-cell>
          <table:table-cell office:value-type="float" office:value="1989.47" table:style-name="ce1">
            <text:p>1989.47</text:p>
          </table:table-cell>
          <table:table-cell office:value-type="float" office:value="69955" table:style-name="ce1">
            <text:p>69955</text:p>
          </table:table-cell>
          <table:table-cell office:value-type="float" office:value="5818.51" table:style-name="ce1">
            <text:p>5818.51</text:p>
          </table:table-cell>
          <table:table-cell office:value-type="float" office:value="2404680" table:style-name="ce1">
            <text:p>2404680</text:p>
          </table:table-cell>
          <table:table-cell office:value-type="float" office:value="130687000" table:style-name="ce1">
            <text:p>130687000</text:p>
          </table:table-cell>
          <table:table-cell office:value-type="float" office:value="7.8491889098037851E-2" table:formula="of:=LOG(SQRT(AVERAGE([.B81:.U81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3291" table:style-name="ce1">
            <text:p>23291</text:p>
          </table:table-cell>
          <table:table-cell office:value-type="float" office:value="3.2409300000000001E+30" table:style-name="ce1">
            <text:p>3.24093E+30</text:p>
          </table:table-cell>
          <table:table-cell office:value-type="float" office:value="9786.23" table:style-name="ce1">
            <text:p>9786.23</text:p>
          </table:table-cell>
          <table:table-cell office:value-type="float" office:value="31831" table:style-name="ce1">
            <text:p>31831</text:p>
          </table:table-cell>
          <table:table-cell office:value-type="float" office:value="14736.5" table:style-name="ce1">
            <text:p>14736.5</text:p>
          </table:table-cell>
          <table:table-cell office:value-type="float" office:value="8.8408300000000007E+25" table:style-name="ce1">
            <text:p>8.84083E+25</text:p>
          </table:table-cell>
          <table:table-cell office:value-type="float" office:value="5688.7" table:style-name="ce1">
            <text:p>5688.7</text:p>
          </table:table-cell>
          <table:table-cell office:value-type="float" office:value="1585.59" table:style-name="ce1">
            <text:p>1585.59</text:p>
          </table:table-cell>
          <table:table-cell office:value-type="float" office:value="171947" table:style-name="ce1">
            <text:p>171947</text:p>
          </table:table-cell>
          <table:table-cell office:value-type="float" office:value="39276.1" table:style-name="ce1">
            <text:p>39276.1</text:p>
          </table:table-cell>
          <table:table-cell office:value-type="float" office:value="13134.6" table:style-name="ce1">
            <text:p>13134.6</text:p>
          </table:table-cell>
          <table:table-cell office:value-type="float" office:value="12070.7" table:style-name="ce1">
            <text:p>12070.7</text:p>
          </table:table-cell>
          <table:table-cell office:value-type="float" office:value="9179610000" table:style-name="ce1">
            <text:p>9179610000</text:p>
          </table:table-cell>
          <table:table-cell office:value-type="float" office:value="315975" table:style-name="ce1">
            <text:p>315975</text:p>
          </table:table-cell>
          <table:table-cell office:value-type="float" office:value="32275.4" table:style-name="ce1">
            <text:p>32275.4</text:p>
          </table:table-cell>
          <table:table-cell office:value-type="float" office:value="6412.04" table:style-name="ce1">
            <text:p>6412.04</text:p>
          </table:table-cell>
          <table:table-cell office:value-type="float" office:value="2848.15" table:style-name="ce1">
            <text:p>2848.15</text:p>
          </table:table-cell>
          <table:table-cell office:value-type="float" office:value="28039.5" table:style-name="ce1">
            <text:p>28039.5</text:p>
          </table:table-cell>
          <table:table-cell office:value-type="float" office:value="388277" table:style-name="ce1">
            <text:p>388277</text:p>
          </table:table-cell>
          <table:table-cell office:value-type="float" office:value="258948000" table:style-name="ce1">
            <text:p>258948000</text:p>
          </table:table-cell>
          <table:table-cell office:value-type="float" office:value="6.8470519063120086E-2" table:formula="of:=LOG(SQRT(AVERAGE([.B82:.U82])))^-1" table:style-name="ce1">
            <text:p>0.068470519</text:p>
          </table:table-cell>
          <table:table-cell table:number-columns-repeated="1636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40125" table:style-name="ce1">
            <text:p>840125</text:p>
          </table:table-cell>
          <table:table-cell office:value-type="float" office:value="11065.6" table:style-name="ce1">
            <text:p>11065.6</text:p>
          </table:table-cell>
          <table:table-cell office:value-type="float" office:value="1246.3699999999999" table:style-name="ce1">
            <text:p>1246.37</text:p>
          </table:table-cell>
          <table:table-cell office:value-type="float" office:value="20945.7" table:style-name="ce1">
            <text:p>20945.7</text:p>
          </table:table-cell>
          <table:table-cell office:value-type="float" office:value="3338.04" table:style-name="ce1">
            <text:p>3338.04</text:p>
          </table:table-cell>
          <table:table-cell office:value-type="float" office:value="1.8133899999999999E+27" table:style-name="ce1">
            <text:p>1.81339E+27</text:p>
          </table:table-cell>
          <table:table-cell office:value-type="float" office:value="7977.53" table:style-name="ce1">
            <text:p>7977.53</text:p>
          </table:table-cell>
          <table:table-cell office:value-type="float" office:value="1522.86" table:style-name="ce1">
            <text:p>1522.86</text:p>
          </table:table-cell>
          <table:table-cell office:value-type="float" office:value="159094" table:style-name="ce1">
            <text:p>159094</text:p>
          </table:table-cell>
          <table:table-cell office:value-type="float" office:value="7903.6" table:style-name="ce1">
            <text:p>7903.6</text:p>
          </table:table-cell>
          <table:table-cell office:value-type="float" office:value="5688.49" table:style-name="ce1">
            <text:p>5688.49</text:p>
          </table:table-cell>
          <table:table-cell office:value-type="float" office:value="5067.1400000000003" table:style-name="ce1">
            <text:p>5067.14</text:p>
          </table:table-cell>
          <table:table-cell office:value-type="float" office:value="1668790" table:style-name="ce1">
            <text:p>1668790</text:p>
          </table:table-cell>
          <table:table-cell office:value-type="float" office:value="730504" table:style-name="ce1">
            <text:p>730504</text:p>
          </table:table-cell>
          <table:table-cell office:value-type="float" office:value="5272120" table:style-name="ce1">
            <text:p>5272120</text:p>
          </table:table-cell>
          <table:table-cell office:value-type="float" office:value="5424.91" table:style-name="ce1">
            <text:p>5424.91</text:p>
          </table:table-cell>
          <table:table-cell office:value-type="float" office:value="16594.599999999999" table:style-name="ce1">
            <text:p>16594.6</text:p>
          </table:table-cell>
          <table:table-cell office:value-type="float" office:value="30971" table:style-name="ce1">
            <text:p>30971</text:p>
          </table:table-cell>
          <table:table-cell office:value-type="float" office:value="4806100" table:style-name="ce1">
            <text:p>4806100</text:p>
          </table:table-cell>
          <table:table-cell office:value-type="float" office:value="266475000" table:style-name="ce1">
            <text:p>266475000</text:p>
          </table:table-cell>
          <table:table-cell office:value-type="float" office:value="7.7049137548050706E-2" table:formula="of:=LOG(SQRT(AVERAGE([.B83:.U83])))^-1" table:style-name="ce1">
            <text:p>0.077049138</text:p>
          </table:table-cell>
          <table:table-cell table:number-columns-repeated="1636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8824.599999999999" table:style-name="ce1">
            <text:p>18824.6</text:p>
          </table:table-cell>
          <table:table-cell office:value-type="float" office:value="205623" table:style-name="ce1">
            <text:p>205623</text:p>
          </table:table-cell>
          <table:table-cell office:value-type="float" office:value="1420.1" table:style-name="ce1">
            <text:p>1420.1</text:p>
          </table:table-cell>
          <table:table-cell office:value-type="float" office:value="17828.099999999999" table:style-name="ce1">
            <text:p>17828.1</text:p>
          </table:table-cell>
          <table:table-cell office:value-type="float" office:value="26502.2" table:style-name="ce1">
            <text:p>26502.2</text:p>
          </table:table-cell>
          <table:table-cell office:value-type="float" office:value="6.9058599999999995E+26" table:style-name="ce1">
            <text:p>6.90586E+26</text:p>
          </table:table-cell>
          <table:table-cell office:value-type="float" office:value="2606.23" table:style-name="ce1">
            <text:p>2606.23</text:p>
          </table:table-cell>
          <table:table-cell office:value-type="float" office:value="3356420" table:style-name="ce1">
            <text:p>3356420</text:p>
          </table:table-cell>
          <table:table-cell office:value-type="float" office:value="109742" table:style-name="ce1">
            <text:p>109742</text:p>
          </table:table-cell>
          <table:table-cell office:value-type="float" office:value="11506.6" table:style-name="ce1">
            <text:p>11506.6</text:p>
          </table:table-cell>
          <table:table-cell office:value-type="float" office:value="22470" table:style-name="ce1">
            <text:p>22470</text:p>
          </table:table-cell>
          <table:table-cell office:value-type="float" office:value="25424" table:style-name="ce1">
            <text:p>25424</text:p>
          </table:table-cell>
          <table:table-cell office:value-type="float" office:value="793117000" table:style-name="ce1">
            <text:p>793117000</text:p>
          </table:table-cell>
          <table:table-cell office:value-type="float" office:value="88713" table:style-name="ce1">
            <text:p>88713</text:p>
          </table:table-cell>
          <table:table-cell office:value-type="float" office:value="2250080" table:style-name="ce1">
            <text:p>2250080</text:p>
          </table:table-cell>
          <table:table-cell office:value-type="float" office:value="726803" table:style-name="ce1">
            <text:p>726803</text:p>
          </table:table-cell>
          <table:table-cell office:value-type="float" office:value="74161.2" table:style-name="ce1">
            <text:p>74161.2</text:p>
          </table:table-cell>
          <table:table-cell office:value-type="float" office:value="453765" table:style-name="ce1">
            <text:p>453765</text:p>
          </table:table-cell>
          <table:table-cell office:value-type="float" office:value="2699190" table:style-name="ce1">
            <text:p>2699190</text:p>
          </table:table-cell>
          <table:table-cell office:value-type="float" office:value="22758300000000" table:style-name="ce1">
            <text:p>2.27583E+13</text:p>
          </table:table-cell>
          <table:table-cell office:value-type="float" office:value="7.8314092514618364E-2" table:formula="of:=LOG(SQRT(AVERAGE([.B84:.U84])))^-1" table:style-name="ce1">
            <text:p>0.078314093</text:p>
          </table:table-cell>
          <table:table-cell table:number-columns-repeated="1636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08491" table:style-name="ce1">
            <text:p>408491</text:p>
          </table:table-cell>
          <table:table-cell office:value-type="float" office:value="3.2409300000000001E+30" table:style-name="ce1">
            <text:p>3.24093E+30</text:p>
          </table:table-cell>
          <table:table-cell office:value-type="float" office:value="1594.08" table:style-name="ce1">
            <text:p>1594.08</text:p>
          </table:table-cell>
          <table:table-cell office:value-type="float" office:value="7111.8" table:style-name="ce1">
            <text:p>7111.8</text:p>
          </table:table-cell>
          <table:table-cell office:value-type="float" office:value="87864.7" table:style-name="ce1">
            <text:p>87864.7</text:p>
          </table:table-cell>
          <table:table-cell office:value-type="float" office:value="6.0674800000000003E+26" table:style-name="ce1">
            <text:p>6.06748E+26</text:p>
          </table:table-cell>
          <table:table-cell office:value-type="float" office:value="12710.6" table:style-name="ce1">
            <text:p>12710.6</text:p>
          </table:table-cell>
          <table:table-cell office:value-type="float" office:value="847.19799999999998" table:style-name="ce1">
            <text:p>847.198</text:p>
          </table:table-cell>
          <table:table-cell office:value-type="float" office:value="141742" table:style-name="ce1">
            <text:p>141742</text:p>
          </table:table-cell>
          <table:table-cell office:value-type="float" office:value="6795.14" table:style-name="ce1">
            <text:p>6795.14</text:p>
          </table:table-cell>
          <table:table-cell office:value-type="float" office:value="28156.7" table:style-name="ce1">
            <text:p>28156.7</text:p>
          </table:table-cell>
          <table:table-cell office:value-type="float" office:value="2379.5300000000002" table:style-name="ce1">
            <text:p>2379.53</text:p>
          </table:table-cell>
          <table:table-cell office:value-type="float" office:value="9500990000" table:style-name="ce1">
            <text:p>9500990000</text:p>
          </table:table-cell>
          <table:table-cell office:value-type="float" office:value="90069.9" table:style-name="ce1">
            <text:p>90069.9</text:p>
          </table:table-cell>
          <table:table-cell office:value-type="float" office:value="740298" table:style-name="ce1">
            <text:p>740298</text:p>
          </table:table-cell>
          <table:table-cell office:value-type="float" office:value="3831.74" table:style-name="ce1">
            <text:p>3831.74</text:p>
          </table:table-cell>
          <table:table-cell office:value-type="float" office:value="50103.199999999997" table:style-name="ce1">
            <text:p>50103.2</text:p>
          </table:table-cell>
          <table:table-cell office:value-type="float" office:value="13656.5" table:style-name="ce1">
            <text:p>13656.5</text:p>
          </table:table-cell>
          <table:table-cell office:value-type="float" office:value="1319650" table:style-name="ce1">
            <text:p>1319650</text:p>
          </table:table-cell>
          <table:table-cell office:value-type="float" office:value="95350400" table:style-name="ce1">
            <text:p>95350400</text:p>
          </table:table-cell>
          <table:table-cell office:value-type="float" office:value="6.8470356261481236E-2" table:formula="of:=LOG(SQRT(AVERAGE([.B85:.U85])))^-1" table:style-name="ce1">
            <text:p>0.068470356</text:p>
          </table:table-cell>
          <table:table-cell table:number-columns-repeated="1636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4011.4" table:style-name="ce1">
            <text:p>54011.4</text:p>
          </table:table-cell>
          <table:table-cell office:value-type="float" office:value="129582" table:style-name="ce1">
            <text:p>129582</text:p>
          </table:table-cell>
          <table:table-cell office:value-type="float" office:value="1313.42" table:style-name="ce1">
            <text:p>1313.42</text:p>
          </table:table-cell>
          <table:table-cell office:value-type="float" office:value="11055.8" table:style-name="ce1">
            <text:p>11055.8</text:p>
          </table:table-cell>
          <table:table-cell office:value-type="float" office:value="2311.71" table:style-name="ce1">
            <text:p>2311.71</text:p>
          </table:table-cell>
          <table:table-cell office:value-type="float" office:value="1.7712300000000001E+26" table:style-name="ce1">
            <text:p>1.77123E+26</text:p>
          </table:table-cell>
          <table:table-cell office:value-type="float" office:value="7904.72" table:style-name="ce1">
            <text:p>7904.72</text:p>
          </table:table-cell>
          <table:table-cell office:value-type="float" office:value="2977450" table:style-name="ce1">
            <text:p>2977450</text:p>
          </table:table-cell>
          <table:table-cell office:value-type="float" office:value="145222" table:style-name="ce1">
            <text:p>145222</text:p>
          </table:table-cell>
          <table:table-cell office:value-type="float" office:value="8324.23" table:style-name="ce1">
            <text:p>8324.23</text:p>
          </table:table-cell>
          <table:table-cell office:value-type="float" office:value="7845.79" table:style-name="ce1">
            <text:p>7845.79</text:p>
          </table:table-cell>
          <table:table-cell office:value-type="float" office:value="1424.85" table:style-name="ce1">
            <text:p>1424.85</text:p>
          </table:table-cell>
          <table:table-cell office:value-type="float" office:value="9728180000" table:style-name="ce1">
            <text:p>9728180000</text:p>
          </table:table-cell>
          <table:table-cell office:value-type="float" office:value="819834" table:style-name="ce1">
            <text:p>819834</text:p>
          </table:table-cell>
          <table:table-cell office:value-type="float" office:value="138511" table:style-name="ce1">
            <text:p>138511</text:p>
          </table:table-cell>
          <table:table-cell office:value-type="float" office:value="2383.96" table:style-name="ce1">
            <text:p>2383.96</text:p>
          </table:table-cell>
          <table:table-cell office:value-type="float" office:value="1594.76" table:style-name="ce1">
            <text:p>1594.76</text:p>
          </table:table-cell>
          <table:table-cell office:value-type="float" office:value="1239.3499999999999" table:style-name="ce1">
            <text:p>1239.35</text:p>
          </table:table-cell>
          <table:table-cell office:value-type="float" office:value="1255120" table:style-name="ce1">
            <text:p>1255120</text:p>
          </table:table-cell>
          <table:table-cell office:value-type="float" office:value="53101200" table:style-name="ce1">
            <text:p>53101200</text:p>
          </table:table-cell>
          <table:table-cell office:value-type="float" office:value="8.0169173105349142E-2" table:formula="of:=LOG(SQRT(AVERAGE([.B86:.U86])))^-1" table:style-name="ce1">
            <text:p>0.080169173</text:p>
          </table:table-cell>
          <table:table-cell table:number-columns-repeated="1636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731.3100000000004" table:style-name="ce1">
            <text:p>4731.31</text:p>
          </table:table-cell>
          <table:table-cell office:value-type="float" office:value="357569" table:style-name="ce1">
            <text:p>357569</text:p>
          </table:table-cell>
          <table:table-cell office:value-type="float" office:value="31222.2" table:style-name="ce1">
            <text:p>31222.2</text:p>
          </table:table-cell>
          <table:table-cell office:value-type="float" office:value="314073" table:style-name="ce1">
            <text:p>314073</text:p>
          </table:table-cell>
          <table:table-cell office:value-type="float" office:value="5418.19" table:style-name="ce1">
            <text:p>5418.19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25126.400000000001" table:style-name="ce1">
            <text:p>25126.4</text:p>
          </table:table-cell>
          <table:table-cell office:value-type="float" office:value="1982.83" table:style-name="ce1">
            <text:p>1982.83</text:p>
          </table:table-cell>
          <table:table-cell office:value-type="float" office:value="26163700" table:style-name="ce1">
            <text:p>26163700</text:p>
          </table:table-cell>
          <table:table-cell office:value-type="float" office:value="13009.6" table:style-name="ce1">
            <text:p>13009.6</text:p>
          </table:table-cell>
          <table:table-cell office:value-type="float" office:value="207352" table:style-name="ce1">
            <text:p>207352</text:p>
          </table:table-cell>
          <table:table-cell office:value-type="float" office:value="2712.06" table:style-name="ce1">
            <text:p>2712.06</text:p>
          </table:table-cell>
          <table:table-cell office:value-type="float" office:value="7366.61" table:style-name="ce1">
            <text:p>7366.61</text:p>
          </table:table-cell>
          <table:table-cell office:value-type="float" office:value="1259240" table:style-name="ce1">
            <text:p>1259240</text:p>
          </table:table-cell>
          <table:table-cell office:value-type="float" office:value="917615" table:style-name="ce1">
            <text:p>917615</text:p>
          </table:table-cell>
          <table:table-cell office:value-type="float" office:value="8378.4699999999993" table:style-name="ce1">
            <text:p>8378.47</text:p>
          </table:table-cell>
          <table:table-cell office:value-type="float" office:value="73260.600000000006" table:style-name="ce1">
            <text:p>73260.6</text:p>
          </table:table-cell>
          <table:table-cell office:value-type="float" office:value="1349.03" table:style-name="ce1">
            <text:p>1349.03</text:p>
          </table:table-cell>
          <table:table-cell office:value-type="float" office:value="12080900" table:style-name="ce1">
            <text:p>12080900</text:p>
          </table:table-cell>
          <table:table-cell office:value-type="float" office:value="118603000" table:style-name="ce1">
            <text:p>118603000</text:p>
          </table:table-cell>
          <table:table-cell office:value-type="float" office:value="7.7575393009508831E-2" table:formula="of:=LOG(SQRT(AVERAGE([.B87:.U87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3717" table:style-name="ce1">
            <text:p>13717</text:p>
          </table:table-cell>
          <table:table-cell office:value-type="float" office:value="106928" table:style-name="ce1">
            <text:p>106928</text:p>
          </table:table-cell>
          <table:table-cell office:value-type="float" office:value="10984.5" table:style-name="ce1">
            <text:p>10984.5</text:p>
          </table:table-cell>
          <table:table-cell office:value-type="float" office:value="2160230" table:style-name="ce1">
            <text:p>2160230</text:p>
          </table:table-cell>
          <table:table-cell office:value-type="float" office:value="43858" table:style-name="ce1">
            <text:p>43858</text:p>
          </table:table-cell>
          <table:table-cell office:value-type="float" office:value="6.0087999999999999E+25" table:style-name="ce1">
            <text:p>6.0088E+25</text:p>
          </table:table-cell>
          <table:table-cell office:value-type="float" office:value="5182.67" table:style-name="ce1">
            <text:p>5182.67</text:p>
          </table:table-cell>
          <table:table-cell office:value-type="float" office:value="15906.8" table:style-name="ce1">
            <text:p>15906.8</text:p>
          </table:table-cell>
          <table:table-cell office:value-type="float" office:value="71009.899999999994" table:style-name="ce1">
            <text:p>71009.9</text:p>
          </table:table-cell>
          <table:table-cell office:value-type="float" office:value="4871.66" table:style-name="ce1">
            <text:p>4871.66</text:p>
          </table:table-cell>
          <table:table-cell office:value-type="float" office:value="5214.05" table:style-name="ce1">
            <text:p>5214.05</text:p>
          </table:table-cell>
          <table:table-cell office:value-type="float" office:value="2033.81" table:style-name="ce1">
            <text:p>2033.81</text:p>
          </table:table-cell>
          <table:table-cell office:value-type="float" office:value="322606000" table:style-name="ce1">
            <text:p>322606000</text:p>
          </table:table-cell>
          <table:table-cell office:value-type="float" office:value="41946.400000000001" table:style-name="ce1">
            <text:p>41946.4</text:p>
          </table:table-cell>
          <table:table-cell office:value-type="float" office:value="221359" table:style-name="ce1">
            <text:p>221359</text:p>
          </table:table-cell>
          <table:table-cell office:value-type="float" office:value="6034.73" table:style-name="ce1">
            <text:p>6034.73</text:p>
          </table:table-cell>
          <table:table-cell office:value-type="float" office:value="22111.9" table:style-name="ce1">
            <text:p>22111.9</text:p>
          </table:table-cell>
          <table:table-cell office:value-type="float" office:value="7645.41" table:style-name="ce1">
            <text:p>7645.41</text:p>
          </table:table-cell>
          <table:table-cell office:value-type="float" office:value="1310440" table:style-name="ce1">
            <text:p>1310440</text:p>
          </table:table-cell>
          <table:table-cell office:value-type="float" office:value="40311200" table:style-name="ce1">
            <text:p>40311200</text:p>
          </table:table-cell>
          <table:table-cell office:value-type="float" office:value="8.1706830345998488E-2" table:formula="of:=LOG(SQRT(AVERAGE([.B88:.U88])))^-1" table:style-name="ce1">
            <text:p>0.08170683</text:p>
          </table:table-cell>
          <table:table-cell table:number-columns-repeated="1636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8684" table:style-name="ce1">
            <text:p>18684</text:p>
          </table:table-cell>
          <table:table-cell office:value-type="float" office:value="7639.01" table:style-name="ce1">
            <text:p>7639.01</text:p>
          </table:table-cell>
          <table:table-cell office:value-type="float" office:value="2507.4699999999998" table:style-name="ce1">
            <text:p>2507.47</text:p>
          </table:table-cell>
          <table:table-cell office:value-type="float" office:value="3025.1" table:style-name="ce1">
            <text:p>3025.1</text:p>
          </table:table-cell>
          <table:table-cell office:value-type="float" office:value="3276.56" table:style-name="ce1">
            <text:p>3276.56</text:p>
          </table:table-cell>
          <table:table-cell office:value-type="float" office:value="1.9882299999999999E+27" table:style-name="ce1">
            <text:p>1.98823E+27</text:p>
          </table:table-cell>
          <table:table-cell office:value-type="float" office:value="6997.63" table:style-name="ce1">
            <text:p>6997.63</text:p>
          </table:table-cell>
          <table:table-cell office:value-type="float" office:value="1255.3399999999999" table:style-name="ce1">
            <text:p>1255.34</text:p>
          </table:table-cell>
          <table:table-cell office:value-type="float" office:value="567613" table:style-name="ce1">
            <text:p>567613</text:p>
          </table:table-cell>
          <table:table-cell office:value-type="float" office:value="17930.2" table:style-name="ce1">
            <text:p>17930.2</text:p>
          </table:table-cell>
          <table:table-cell office:value-type="float" office:value="39873.800000000003" table:style-name="ce1">
            <text:p>39873.8</text:p>
          </table:table-cell>
          <table:table-cell office:value-type="float" office:value="2405.4699999999998" table:style-name="ce1">
            <text:p>2405.47</text:p>
          </table:table-cell>
          <table:table-cell office:value-type="float" office:value="1665460" table:style-name="ce1">
            <text:p>1665460</text:p>
          </table:table-cell>
          <table:table-cell office:value-type="float" office:value="99719.2" table:style-name="ce1">
            <text:p>99719.2</text:p>
          </table:table-cell>
          <table:table-cell office:value-type="float" office:value="1914070" table:style-name="ce1">
            <text:p>1914070</text:p>
          </table:table-cell>
          <table:table-cell office:value-type="float" office:value="18814" table:style-name="ce1">
            <text:p>18814</text:p>
          </table:table-cell>
          <table:table-cell office:value-type="float" office:value="2359.36" table:style-name="ce1">
            <text:p>2359.36</text:p>
          </table:table-cell>
          <table:table-cell office:value-type="float" office:value="16004.8" table:style-name="ce1">
            <text:p>16004.8</text:p>
          </table:table-cell>
          <table:table-cell office:value-type="float" office:value="471967" table:style-name="ce1">
            <text:p>471967</text:p>
          </table:table-cell>
          <table:table-cell office:value-type="float" office:value="174137000" table:style-name="ce1">
            <text:p>174137000</text:p>
          </table:table-cell>
          <table:table-cell office:value-type="float" office:value="7.6930661615155965E-2" table:formula="of:=LOG(SQRT(AVERAGE([.B89:.U89])))^-1" table:style-name="ce1">
            <text:p>0.076930662</text:p>
          </table:table-cell>
          <table:table-cell table:number-columns-repeated="1636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902870" table:style-name="ce1">
            <text:p>4902870</text:p>
          </table:table-cell>
          <table:table-cell office:value-type="float" office:value="15653800" table:style-name="ce1">
            <text:p>15653800</text:p>
          </table:table-cell>
          <table:table-cell office:value-type="float" office:value="5960.05" table:style-name="ce1">
            <text:p>5960.05</text:p>
          </table:table-cell>
          <table:table-cell office:value-type="float" office:value="6641.15" table:style-name="ce1">
            <text:p>6641.15</text:p>
          </table:table-cell>
          <table:table-cell office:value-type="float" office:value="9548.52" table:style-name="ce1">
            <text:p>9548.52</text:p>
          </table:table-cell>
          <table:table-cell office:value-type="float" office:value="2.41785E+27" table:style-name="ce1">
            <text:p>2.41785E+27</text:p>
          </table:table-cell>
          <table:table-cell office:value-type="float" office:value="31414.7" table:style-name="ce1">
            <text:p>31414.7</text:p>
          </table:table-cell>
          <table:table-cell office:value-type="float" office:value="2434.79" table:style-name="ce1">
            <text:p>2434.79</text:p>
          </table:table-cell>
          <table:table-cell office:value-type="float" office:value="222283" table:style-name="ce1">
            <text:p>222283</text:p>
          </table:table-cell>
          <table:table-cell office:value-type="float" office:value="32779.1" table:style-name="ce1">
            <text:p>32779.1</text:p>
          </table:table-cell>
          <table:table-cell office:value-type="float" office:value="873715" table:style-name="ce1">
            <text:p>873715</text:p>
          </table:table-cell>
          <table:table-cell office:value-type="float" office:value="1655.63" table:style-name="ce1">
            <text:p>1655.63</text:p>
          </table:table-cell>
          <table:table-cell office:value-type="float" office:value="322603000" table:style-name="ce1">
            <text:p>322603000</text:p>
          </table:table-cell>
          <table:table-cell office:value-type="float" office:value="564466" table:style-name="ce1">
            <text:p>564466</text:p>
          </table:table-cell>
          <table:table-cell office:value-type="float" office:value="86541.9" table:style-name="ce1">
            <text:p>86541.9</text:p>
          </table:table-cell>
          <table:table-cell office:value-type="float" office:value="5457.97" table:style-name="ce1">
            <text:p>5457.97</text:p>
          </table:table-cell>
          <table:table-cell office:value-type="float" office:value="24241" table:style-name="ce1">
            <text:p>24241</text:p>
          </table:table-cell>
          <table:table-cell office:value-type="float" office:value="18802.8" table:style-name="ce1">
            <text:p>18802.8</text:p>
          </table:table-cell>
          <table:table-cell office:value-type="float" office:value="126673000000" table:style-name="ce1">
            <text:p>1.26673E+11</text:p>
          </table:table-cell>
          <table:table-cell office:value-type="float" office:value="88388100" table:style-name="ce1">
            <text:p>88388100</text:p>
          </table:table-cell>
          <table:table-cell office:value-type="float" office:value="7.6680062002593821E-2" table:formula="of:=LOG(SQRT(AVERAGE([.B90:.U90])))^-1" table:style-name="ce1">
            <text:p>0.076680062</text:p>
          </table:table-cell>
          <table:table-cell table:number-columns-repeated="1636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898.38" table:style-name="ce1">
            <text:p>3898.38</text:p>
          </table:table-cell>
          <table:table-cell office:value-type="float" office:value="21525200" table:style-name="ce1">
            <text:p>21525200</text:p>
          </table:table-cell>
          <table:table-cell office:value-type="float" office:value="4106.37" table:style-name="ce1">
            <text:p>4106.37</text:p>
          </table:table-cell>
          <table:table-cell office:value-type="float" office:value="20720" table:style-name="ce1">
            <text:p>20720</text:p>
          </table:table-cell>
          <table:table-cell office:value-type="float" office:value="15949.7" table:style-name="ce1">
            <text:p>15949.7</text:p>
          </table:table-cell>
          <table:table-cell office:value-type="float" office:value="13074700" table:style-name="ce1">
            <text:p>13074700</text:p>
          </table:table-cell>
          <table:table-cell office:value-type="float" office:value="56710.1" table:style-name="ce1">
            <text:p>56710.1</text:p>
          </table:table-cell>
          <table:table-cell office:value-type="float" office:value="1301.69" table:style-name="ce1">
            <text:p>1301.69</text:p>
          </table:table-cell>
          <table:table-cell office:value-type="float" office:value="285836" table:style-name="ce1">
            <text:p>285836</text:p>
          </table:table-cell>
          <table:table-cell office:value-type="float" office:value="806761" table:style-name="ce1">
            <text:p>806761</text:p>
          </table:table-cell>
          <table:table-cell office:value-type="float" office:value="29470.7" table:style-name="ce1">
            <text:p>29470.7</text:p>
          </table:table-cell>
          <table:table-cell office:value-type="float" office:value="6280.96" table:style-name="ce1">
            <text:p>6280.96</text:p>
          </table:table-cell>
          <table:table-cell office:value-type="float" office:value="322607000" table:style-name="ce1">
            <text:p>322607000</text:p>
          </table:table-cell>
          <table:table-cell office:value-type="float" office:value="287600" table:style-name="ce1">
            <text:p>287600</text:p>
          </table:table-cell>
          <table:table-cell office:value-type="float" office:value="494532" table:style-name="ce1">
            <text:p>494532</text:p>
          </table:table-cell>
          <table:table-cell office:value-type="float" office:value="7248.89" table:style-name="ce1">
            <text:p>7248.89</text:p>
          </table:table-cell>
          <table:table-cell office:value-type="float" office:value="20971" table:style-name="ce1">
            <text:p>20971</text:p>
          </table:table-cell>
          <table:table-cell office:value-type="float" office:value="8259.0300000000007" table:style-name="ce1">
            <text:p>8259.03</text:p>
          </table:table-cell>
          <table:table-cell office:value-type="float" office:value="1291340" table:style-name="ce1">
            <text:p>1291340</text:p>
          </table:table-cell>
          <table:table-cell office:value-type="float" office:value="5729980000000" table:style-name="ce1">
            <text:p>5.72998E+12</text:p>
          </table:table-cell>
          <table:table-cell office:value-type="float" office:value="0.17456347553842558" table:formula="of:=LOG(SQRT(AVERAGE([.B91:.U91])))^-1" table:style-name="ce1">
            <text:p>0.174563476</text:p>
          </table:table-cell>
          <table:table-cell table:number-columns-repeated="1636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132.5" table:style-name="ce1">
            <text:p>23132.5</text:p>
          </table:table-cell>
          <table:table-cell office:value-type="float" office:value="225862000" table:style-name="ce1">
            <text:p>225862000</text:p>
          </table:table-cell>
          <table:table-cell office:value-type="float" office:value="16230.8" table:style-name="ce1">
            <text:p>16230.8</text:p>
          </table:table-cell>
          <table:table-cell office:value-type="float" office:value="31676.7" table:style-name="ce1">
            <text:p>31676.7</text:p>
          </table:table-cell>
          <table:table-cell office:value-type="float" office:value="511949" table:style-name="ce1">
            <text:p>511949</text:p>
          </table:table-cell>
          <table:table-cell office:value-type="float" office:value="1720620" table:style-name="ce1">
            <text:p>1720620</text:p>
          </table:table-cell>
          <table:table-cell office:value-type="float" office:value="7287.82" table:style-name="ce1">
            <text:p>7287.82</text:p>
          </table:table-cell>
          <table:table-cell office:value-type="float" office:value="5788.63" table:style-name="ce1">
            <text:p>5788.63</text:p>
          </table:table-cell>
          <table:table-cell office:value-type="float" office:value="541334" table:style-name="ce1">
            <text:p>541334</text:p>
          </table:table-cell>
          <table:table-cell office:value-type="float" office:value="1377.39" table:style-name="ce1">
            <text:p>1377.39</text:p>
          </table:table-cell>
          <table:table-cell office:value-type="float" office:value="9541.8799999999992" table:style-name="ce1">
            <text:p>9541.88</text:p>
          </table:table-cell>
          <table:table-cell office:value-type="float" office:value="69003.399999999994" table:style-name="ce1">
            <text:p>69003.4</text:p>
          </table:table-cell>
          <table:table-cell office:value-type="float" office:value="1503630" table:style-name="ce1">
            <text:p>1503630</text:p>
          </table:table-cell>
          <table:table-cell office:value-type="float" office:value="47521" table:style-name="ce1">
            <text:p>47521</text:p>
          </table:table-cell>
          <table:table-cell office:value-type="float" office:value="53040.3" table:style-name="ce1">
            <text:p>53040.3</text:p>
          </table:table-cell>
          <table:table-cell office:value-type="float" office:value="6546.44" table:style-name="ce1">
            <text:p>6546.44</text:p>
          </table:table-cell>
          <table:table-cell office:value-type="float" office:value="28673.1" table:style-name="ce1">
            <text:p>28673.1</text:p>
          </table:table-cell>
          <table:table-cell office:value-type="float" office:value="2904.86" table:style-name="ce1">
            <text:p>2904.86</text:p>
          </table:table-cell>
          <table:table-cell office:value-type="float" office:value="3314260" table:style-name="ce1">
            <text:p>3314260</text:p>
          </table:table-cell>
          <table:table-cell office:value-type="float" office:value="111426000" table:style-name="ce1">
            <text:p>111426000</text:p>
          </table:table-cell>
          <table:table-cell office:value-type="float" office:value="0.27635688896464522" table:formula="of:=LOG(SQRT(AVERAGE([.B92:.U92])))^-1" table:style-name="ce1">
            <text:p>0.276356889</text:p>
          </table:table-cell>
          <table:table-cell table:number-columns-repeated="1636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122.47" table:style-name="ce1">
            <text:p>6122.47</text:p>
          </table:table-cell>
          <table:table-cell office:value-type="float" office:value="10307.9" table:style-name="ce1">
            <text:p>10307.9</text:p>
          </table:table-cell>
          <table:table-cell office:value-type="float" office:value="1607.01" table:style-name="ce1">
            <text:p>1607.01</text:p>
          </table:table-cell>
          <table:table-cell office:value-type="float" office:value="17989.5" table:style-name="ce1">
            <text:p>17989.5</text:p>
          </table:table-cell>
          <table:table-cell office:value-type="float" office:value="23411.200000000001" table:style-name="ce1">
            <text:p>23411.2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2145.41" table:style-name="ce1">
            <text:p>2145.41</text:p>
          </table:table-cell>
          <table:table-cell office:value-type="float" office:value="1389.51" table:style-name="ce1">
            <text:p>1389.51</text:p>
          </table:table-cell>
          <table:table-cell office:value-type="float" office:value="50629900" table:style-name="ce1">
            <text:p>50629900</text:p>
          </table:table-cell>
          <table:table-cell office:value-type="float" office:value="5494.32" table:style-name="ce1">
            <text:p>5494.32</text:p>
          </table:table-cell>
          <table:table-cell office:value-type="float" office:value="25162" table:style-name="ce1">
            <text:p>25162</text:p>
          </table:table-cell>
          <table:table-cell office:value-type="float" office:value="9245.73" table:style-name="ce1">
            <text:p>9245.73</text:p>
          </table:table-cell>
          <table:table-cell office:value-type="float" office:value="1684320" table:style-name="ce1">
            <text:p>1684320</text:p>
          </table:table-cell>
          <table:table-cell office:value-type="float" office:value="246726" table:style-name="ce1">
            <text:p>246726</text:p>
          </table:table-cell>
          <table:table-cell office:value-type="float" office:value="824111" table:style-name="ce1">
            <text:p>824111</text:p>
          </table:table-cell>
          <table:table-cell office:value-type="float" office:value="2504.14" table:style-name="ce1">
            <text:p>2504.14</text:p>
          </table:table-cell>
          <table:table-cell office:value-type="float" office:value="43383.8" table:style-name="ce1">
            <text:p>43383.8</text:p>
          </table:table-cell>
          <table:table-cell office:value-type="float" office:value="4818900000" table:style-name="ce1">
            <text:p>4818900000</text:p>
          </table:table-cell>
          <table:table-cell office:value-type="float" office:value="281847" table:style-name="ce1">
            <text:p>281847</text:p>
          </table:table-cell>
          <table:table-cell office:value-type="float" office:value="63947700000" table:style-name="ce1">
            <text:p>63947700000</text:p>
          </table:table-cell>
          <table:table-cell office:value-type="float" office:value="7.8491889098037851E-2" table:formula="of:=LOG(SQRT(AVERAGE([.B93:.U93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409.91" table:style-name="ce1">
            <text:p>5409.91</text:p>
          </table:table-cell>
          <table:table-cell office:value-type="float" office:value="112951000" table:style-name="ce1">
            <text:p>112951000</text:p>
          </table:table-cell>
          <table:table-cell office:value-type="float" office:value="2009.26" table:style-name="ce1">
            <text:p>2009.26</text:p>
          </table:table-cell>
          <table:table-cell office:value-type="float" office:value="3662.92" table:style-name="ce1">
            <text:p>3662.92</text:p>
          </table:table-cell>
          <table:table-cell office:value-type="float" office:value="217924" table:style-name="ce1">
            <text:p>217924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8015.9" table:style-name="ce1">
            <text:p>8015.9</text:p>
          </table:table-cell>
          <table:table-cell office:value-type="float" office:value="2408920" table:style-name="ce1">
            <text:p>2408920</text:p>
          </table:table-cell>
          <table:table-cell office:value-type="float" office:value="60045.9" table:style-name="ce1">
            <text:p>60045.9</text:p>
          </table:table-cell>
          <table:table-cell office:value-type="float" office:value="8329.98" table:style-name="ce1">
            <text:p>8329.98</text:p>
          </table:table-cell>
          <table:table-cell office:value-type="float" office:value="1279.49" table:style-name="ce1">
            <text:p>1279.49</text:p>
          </table:table-cell>
          <table:table-cell office:value-type="float" office:value="77935.8" table:style-name="ce1">
            <text:p>77935.8</text:p>
          </table:table-cell>
          <table:table-cell office:value-type="float" office:value="4108.8" table:style-name="ce1">
            <text:p>4108.8</text:p>
          </table:table-cell>
          <table:table-cell office:value-type="float" office:value="58351.6" table:style-name="ce1">
            <text:p>58351.6</text:p>
          </table:table-cell>
          <table:table-cell office:value-type="float" office:value="102802" table:style-name="ce1">
            <text:p>102802</text:p>
          </table:table-cell>
          <table:table-cell office:value-type="float" office:value="7153.47" table:style-name="ce1">
            <text:p>7153.47</text:p>
          </table:table-cell>
          <table:table-cell office:value-type="float" office:value="18591.3" table:style-name="ce1">
            <text:p>18591.3</text:p>
          </table:table-cell>
          <table:table-cell office:value-type="float" office:value="2021520" table:style-name="ce1">
            <text:p>2021520</text:p>
          </table:table-cell>
          <table:table-cell office:value-type="float" office:value="982866" table:style-name="ce1">
            <text:p>982866</text:p>
          </table:table-cell>
          <table:table-cell office:value-type="float" office:value="80561700" table:style-name="ce1">
            <text:p>80561700</text:p>
          </table:table-cell>
          <table:table-cell office:value-type="float" office:value="7.8491889098037851E-2" table:formula="of:=LOG(SQRT(AVERAGE([.B94:.U94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3673" table:style-name="ce1">
            <text:p>33673</text:p>
          </table:table-cell>
          <table:table-cell office:value-type="float" office:value="570748" table:style-name="ce1">
            <text:p>570748</text:p>
          </table:table-cell>
          <table:table-cell office:value-type="float" office:value="1253.1199999999999" table:style-name="ce1">
            <text:p>1253.12</text:p>
          </table:table-cell>
          <table:table-cell office:value-type="float" office:value="11893.4" table:style-name="ce1">
            <text:p>11893.4</text:p>
          </table:table-cell>
          <table:table-cell office:value-type="float" office:value="35882.699999999997" table:style-name="ce1">
            <text:p>35882.7</text:p>
          </table:table-cell>
          <table:table-cell office:value-type="float" office:value="6.6455100000000002E+26" table:style-name="ce1">
            <text:p>6.64551E+26</text:p>
          </table:table-cell>
          <table:table-cell office:value-type="float" office:value="43060" table:style-name="ce1">
            <text:p>43060</text:p>
          </table:table-cell>
          <table:table-cell office:value-type="float" office:value="4920.57" table:style-name="ce1">
            <text:p>4920.57</text:p>
          </table:table-cell>
          <table:table-cell office:value-type="float" office:value="57835" table:style-name="ce1">
            <text:p>57835</text:p>
          </table:table-cell>
          <table:table-cell office:value-type="float" office:value="15994.6" table:style-name="ce1">
            <text:p>15994.6</text:p>
          </table:table-cell>
          <table:table-cell office:value-type="float" office:value="295802" table:style-name="ce1">
            <text:p>295802</text:p>
          </table:table-cell>
          <table:table-cell office:value-type="float" office:value="5041.67" table:style-name="ce1">
            <text:p>5041.67</text:p>
          </table:table-cell>
          <table:table-cell office:value-type="float" office:value="20609.7" table:style-name="ce1">
            <text:p>20609.7</text:p>
          </table:table-cell>
          <table:table-cell office:value-type="float" office:value="12514.1" table:style-name="ce1">
            <text:p>12514.1</text:p>
          </table:table-cell>
          <table:table-cell office:value-type="float" office:value="93061" table:style-name="ce1">
            <text:p>93061</text:p>
          </table:table-cell>
          <table:table-cell office:value-type="float" office:value="34683.1" table:style-name="ce1">
            <text:p>34683.1</text:p>
          </table:table-cell>
          <table:table-cell office:value-type="float" office:value="26933.200000000001" table:style-name="ce1">
            <text:p>26933.2</text:p>
          </table:table-cell>
          <table:table-cell office:value-type="float" office:value="86176.6" table:style-name="ce1">
            <text:p>86176.6</text:p>
          </table:table-cell>
          <table:table-cell office:value-type="float" office:value="114581000" table:style-name="ce1">
            <text:p>114581000</text:p>
          </table:table-cell>
          <table:table-cell office:value-type="float" office:value="89852900" table:style-name="ce1">
            <text:p>89852900</text:p>
          </table:table-cell>
          <table:table-cell office:value-type="float" office:value="7.8365305003179897E-2" table:formula="of:=LOG(SQRT(AVERAGE([.B95:.U95])))^-1" table:style-name="ce1">
            <text:p>0.078365305</text:p>
          </table:table-cell>
          <table:table-cell table:number-columns-repeated="1636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674.2700000000004" table:style-name="ce1">
            <text:p>4674.27</text:p>
          </table:table-cell>
          <table:table-cell office:value-type="float" office:value="414359000000" table:style-name="ce1">
            <text:p>4.14359E+11</text:p>
          </table:table-cell>
          <table:table-cell office:value-type="float" office:value="1605.32" table:style-name="ce1">
            <text:p>1605.32</text:p>
          </table:table-cell>
          <table:table-cell office:value-type="float" office:value="16397.3" table:style-name="ce1">
            <text:p>16397.3</text:p>
          </table:table-cell>
          <table:table-cell office:value-type="float" office:value="25079.599999999999" table:style-name="ce1">
            <text:p>25079.6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366155" table:style-name="ce1">
            <text:p>366155</text:p>
          </table:table-cell>
          <table:table-cell office:value-type="float" office:value="46433.5" table:style-name="ce1">
            <text:p>46433.5</text:p>
          </table:table-cell>
          <table:table-cell office:value-type="float" office:value="15672300000000" table:style-name="ce1">
            <text:p>1.56723E+13</text:p>
          </table:table-cell>
          <table:table-cell office:value-type="float" office:value="12800.8" table:style-name="ce1">
            <text:p>12800.8</text:p>
          </table:table-cell>
          <table:table-cell office:value-type="float" office:value="8379" table:style-name="ce1">
            <text:p>8379</text:p>
          </table:table-cell>
          <table:table-cell office:value-type="float" office:value="7726.71" table:style-name="ce1">
            <text:p>7726.71</text:p>
          </table:table-cell>
          <table:table-cell office:value-type="float" office:value="55368000" table:style-name="ce1">
            <text:p>55368000</text:p>
          </table:table-cell>
          <table:table-cell office:value-type="float" office:value="254740" table:style-name="ce1">
            <text:p>254740</text:p>
          </table:table-cell>
          <table:table-cell office:value-type="float" office:value="253150" table:style-name="ce1">
            <text:p>253150</text:p>
          </table:table-cell>
          <table:table-cell office:value-type="float" office:value="23125" table:style-name="ce1">
            <text:p>23125</text:p>
          </table:table-cell>
          <table:table-cell office:value-type="float" office:value="6415.41" table:style-name="ce1">
            <text:p>6415.41</text:p>
          </table:table-cell>
          <table:table-cell office:value-type="float" office:value="9142.7099999999991" table:style-name="ce1">
            <text:p>9142.71</text:p>
          </table:table-cell>
          <table:table-cell office:value-type="float" office:value="3488160" table:style-name="ce1">
            <text:p>3488160</text:p>
          </table:table-cell>
          <table:table-cell office:value-type="float" office:value="19031300" table:style-name="ce1">
            <text:p>19031300</text:p>
          </table:table-cell>
          <table:table-cell office:value-type="float" office:value="7.7575393009508803E-2" table:formula="of:=LOG(SQRT(AVERAGE([.B96:.U96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466860" table:style-name="ce1">
            <text:p>4466860</text:p>
          </table:table-cell>
          <table:table-cell office:value-type="float" office:value="75658" table:style-name="ce1">
            <text:p>75658</text:p>
          </table:table-cell>
          <table:table-cell office:value-type="float" office:value="429122000" table:style-name="ce1">
            <text:p>429122000</text:p>
          </table:table-cell>
          <table:table-cell office:value-type="float" office:value="53844" table:style-name="ce1">
            <text:p>53844</text:p>
          </table:table-cell>
          <table:table-cell office:value-type="float" office:value="470984" table:style-name="ce1">
            <text:p>470984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7427.66" table:style-name="ce1">
            <text:p>7427.66</text:p>
          </table:table-cell>
          <table:table-cell office:value-type="float" office:value="1932.04" table:style-name="ce1">
            <text:p>1932.04</text:p>
          </table:table-cell>
          <table:table-cell office:value-type="float" office:value="14775500" table:style-name="ce1">
            <text:p>14775500</text:p>
          </table:table-cell>
          <table:table-cell office:value-type="float" office:value="2603910" table:style-name="ce1">
            <text:p>2603910</text:p>
          </table:table-cell>
          <table:table-cell office:value-type="float" office:value="3906320" table:style-name="ce1">
            <text:p>3906320</text:p>
          </table:table-cell>
          <table:table-cell office:value-type="float" office:value="41926.300000000003" table:style-name="ce1">
            <text:p>41926.3</text:p>
          </table:table-cell>
          <table:table-cell office:value-type="float" office:value="18163200000" table:style-name="ce1">
            <text:p>18163200000</text:p>
          </table:table-cell>
          <table:table-cell office:value-type="float" office:value="11071.3" table:style-name="ce1">
            <text:p>11071.3</text:p>
          </table:table-cell>
          <table:table-cell office:value-type="float" office:value="280726" table:style-name="ce1">
            <text:p>280726</text:p>
          </table:table-cell>
          <table:table-cell office:value-type="float" office:value="10487.4" table:style-name="ce1">
            <text:p>10487.4</text:p>
          </table:table-cell>
          <table:table-cell office:value-type="float" office:value="53522.3" table:style-name="ce1">
            <text:p>53522.3</text:p>
          </table:table-cell>
          <table:table-cell office:value-type="float" office:value="420827" table:style-name="ce1">
            <text:p>420827</text:p>
          </table:table-cell>
          <table:table-cell office:value-type="float" office:value="1533560000" table:style-name="ce1">
            <text:p>1533560000</text:p>
          </table:table-cell>
          <table:table-cell office:value-type="float" office:value="46047800" table:style-name="ce1">
            <text:p>46047800</text:p>
          </table:table-cell>
          <table:table-cell office:value-type="float" office:value="7.7575393009508831E-2" table:formula="of:=LOG(SQRT(AVERAGE([.B97:.U97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0820.9" table:style-name="ce1">
            <text:p>90820.9</text:p>
          </table:table-cell>
          <table:table-cell office:value-type="float" office:value="609076" table:style-name="ce1">
            <text:p>609076</text:p>
          </table:table-cell>
          <table:table-cell office:value-type="float" office:value="4580.5600000000004" table:style-name="ce1">
            <text:p>4580.56</text:p>
          </table:table-cell>
          <table:table-cell office:value-type="float" office:value="1435.45" table:style-name="ce1">
            <text:p>1435.45</text:p>
          </table:table-cell>
          <table:table-cell office:value-type="float" office:value="1926.51" table:style-name="ce1">
            <text:p>1926.51</text:p>
          </table:table-cell>
          <table:table-cell office:value-type="float" office:value="735327" table:style-name="ce1">
            <text:p>735327</text:p>
          </table:table-cell>
          <table:table-cell office:value-type="float" office:value="1984.1" table:style-name="ce1">
            <text:p>1984.1</text:p>
          </table:table-cell>
          <table:table-cell office:value-type="float" office:value="8661.52" table:style-name="ce1">
            <text:p>8661.52</text:p>
          </table:table-cell>
          <table:table-cell office:value-type="float" office:value="301519" table:style-name="ce1">
            <text:p>301519</text:p>
          </table:table-cell>
          <table:table-cell office:value-type="float" office:value="8076.84" table:style-name="ce1">
            <text:p>8076.84</text:p>
          </table:table-cell>
          <table:table-cell office:value-type="float" office:value="41634" table:style-name="ce1">
            <text:p>41634</text:p>
          </table:table-cell>
          <table:table-cell office:value-type="float" office:value="4581.3999999999996" table:style-name="ce1">
            <text:p>4581.4</text:p>
          </table:table-cell>
          <table:table-cell office:value-type="float" office:value="324325000" table:style-name="ce1">
            <text:p>324325000</text:p>
          </table:table-cell>
          <table:table-cell office:value-type="float" office:value="40015.4" table:style-name="ce1">
            <text:p>40015.4</text:p>
          </table:table-cell>
          <table:table-cell office:value-type="float" office:value="283453" table:style-name="ce1">
            <text:p>283453</text:p>
          </table:table-cell>
          <table:table-cell office:value-type="float" office:value="33754.699999999997" table:style-name="ce1">
            <text:p>33754.7</text:p>
          </table:table-cell>
          <table:table-cell office:value-type="float" office:value="132004" table:style-name="ce1">
            <text:p>132004</text:p>
          </table:table-cell>
          <table:table-cell office:value-type="float" office:value="3685.6" table:style-name="ce1">
            <text:p>3685.6</text:p>
          </table:table-cell>
          <table:table-cell office:value-type="float" office:value="19841000" table:style-name="ce1">
            <text:p>19841000</text:p>
          </table:table-cell>
          <table:table-cell office:value-type="float" office:value="160067000" table:style-name="ce1">
            <text:p>160067000</text:p>
          </table:table-cell>
          <table:table-cell office:value-type="float" office:value="0.27013958393064808" table:formula="of:=LOG(SQRT(AVERAGE([.B98:.U98])))^-1" table:style-name="ce1">
            <text:p>0.270139584</text:p>
          </table:table-cell>
          <table:table-cell table:number-columns-repeated="1636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98836" table:style-name="ce1">
            <text:p>398836</text:p>
          </table:table-cell>
          <table:table-cell office:value-type="float" office:value="52832.2" table:style-name="ce1">
            <text:p>52832.2</text:p>
          </table:table-cell>
          <table:table-cell office:value-type="float" office:value="1226.94" table:style-name="ce1">
            <text:p>1226.94</text:p>
          </table:table-cell>
          <table:table-cell office:value-type="float" office:value="25059.7" table:style-name="ce1">
            <text:p>25059.7</text:p>
          </table:table-cell>
          <table:table-cell office:value-type="float" office:value="48145.2" table:style-name="ce1">
            <text:p>48145.2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136904" table:style-name="ce1">
            <text:p>136904</text:p>
          </table:table-cell>
          <table:table-cell office:value-type="float" office:value="4836.12" table:style-name="ce1">
            <text:p>4836.12</text:p>
          </table:table-cell>
          <table:table-cell office:value-type="float" office:value="94923.4" table:style-name="ce1">
            <text:p>94923.4</text:p>
          </table:table-cell>
          <table:table-cell office:value-type="float" office:value="2599920" table:style-name="ce1">
            <text:p>2599920</text:p>
          </table:table-cell>
          <table:table-cell office:value-type="float" office:value="1343.95" table:style-name="ce1">
            <text:p>1343.95</text:p>
          </table:table-cell>
          <table:table-cell office:value-type="float" office:value="2216.12" table:style-name="ce1">
            <text:p>2216.12</text:p>
          </table:table-cell>
          <table:table-cell office:value-type="float" office:value="10302600000" table:style-name="ce1">
            <text:p>10302600000</text:p>
          </table:table-cell>
          <table:table-cell office:value-type="float" office:value="39786600" table:style-name="ce1">
            <text:p>39786600</text:p>
          </table:table-cell>
          <table:table-cell office:value-type="float" office:value="594441" table:style-name="ce1">
            <text:p>594441</text:p>
          </table:table-cell>
          <table:table-cell office:value-type="float" office:value="2728.69" table:style-name="ce1">
            <text:p>2728.69</text:p>
          </table:table-cell>
          <table:table-cell office:value-type="float" office:value="629992" table:style-name="ce1">
            <text:p>629992</text:p>
          </table:table-cell>
          <table:table-cell office:value-type="float" office:value="19709.099999999999" table:style-name="ce1">
            <text:p>19709.1</text:p>
          </table:table-cell>
          <table:table-cell office:value-type="float" office:value="986069" table:style-name="ce1">
            <text:p>986069</text:p>
          </table:table-cell>
          <table:table-cell office:value-type="float" office:value="2747240000" table:style-name="ce1">
            <text:p>2747240000</text:p>
          </table:table-cell>
          <table:table-cell office:value-type="float" office:value="7.8491889098037851E-2" table:formula="of:=LOG(SQRT(AVERAGE([.B99:.U99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7864.3" table:style-name="ce1">
            <text:p>67864.3</text:p>
          </table:table-cell>
          <table:table-cell office:value-type="float" office:value="82969.600000000006" table:style-name="ce1">
            <text:p>82969.6</text:p>
          </table:table-cell>
          <table:table-cell office:value-type="float" office:value="832.06" table:style-name="ce1">
            <text:p>832.06</text:p>
          </table:table-cell>
          <table:table-cell office:value-type="float" office:value="22147.9" table:style-name="ce1">
            <text:p>22147.9</text:p>
          </table:table-cell>
          <table:table-cell office:value-type="float" office:value="470672" table:style-name="ce1">
            <text:p>470672</text:p>
          </table:table-cell>
          <table:table-cell office:value-type="float" office:value="46548.4" table:style-name="ce1">
            <text:p>46548.4</text:p>
          </table:table-cell>
          <table:table-cell office:value-type="float" office:value="375375" table:style-name="ce1">
            <text:p>375375</text:p>
          </table:table-cell>
          <table:table-cell office:value-type="float" office:value="927.51900000000001" table:style-name="ce1">
            <text:p>927.519</text:p>
          </table:table-cell>
          <table:table-cell office:value-type="float" office:value="502804" table:style-name="ce1">
            <text:p>502804</text:p>
          </table:table-cell>
          <table:table-cell office:value-type="float" office:value="1460630" table:style-name="ce1">
            <text:p>1460630</text:p>
          </table:table-cell>
          <table:table-cell office:value-type="float" office:value="4062.43" table:style-name="ce1">
            <text:p>4062.43</text:p>
          </table:table-cell>
          <table:table-cell office:value-type="float" office:value="3837.83" table:style-name="ce1">
            <text:p>3837.83</text:p>
          </table:table-cell>
          <table:table-cell office:value-type="float" office:value="6247040000" table:style-name="ce1">
            <text:p>6247040000</text:p>
          </table:table-cell>
          <table:table-cell office:value-type="float" office:value="21939.599999999999" table:style-name="ce1">
            <text:p>21939.6</text:p>
          </table:table-cell>
          <table:table-cell office:value-type="float" office:value="117361" table:style-name="ce1">
            <text:p>117361</text:p>
          </table:table-cell>
          <table:table-cell office:value-type="float" office:value="7154.19" table:style-name="ce1">
            <text:p>7154.19</text:p>
          </table:table-cell>
          <table:table-cell office:value-type="float" office:value="5254.64" table:style-name="ce1">
            <text:p>5254.64</text:p>
          </table:table-cell>
          <table:table-cell office:value-type="float" office:value="428180" table:style-name="ce1">
            <text:p>428180</text:p>
          </table:table-cell>
          <table:table-cell office:value-type="float" office:value="252844" table:style-name="ce1">
            <text:p>252844</text:p>
          </table:table-cell>
          <table:table-cell office:value-type="float" office:value="704219000" table:style-name="ce1">
            <text:p>704219000</text:p>
          </table:table-cell>
          <table:table-cell office:value-type="float" office:value="0.23415707070492831" table:formula="of:=LOG(SQRT(AVERAGE([.B100:.U100])))^-1" table:style-name="ce1">
            <text:p>0.234157071</text:p>
          </table:table-cell>
          <table:table-cell table:number-columns-repeated="1636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1473.5" table:style-name="ce1">
            <text:p>21473.5</text:p>
          </table:table-cell>
          <table:table-cell office:value-type="float" office:value="375880000" table:style-name="ce1">
            <text:p>375880000</text:p>
          </table:table-cell>
          <table:table-cell office:value-type="float" office:value="1455.38" table:style-name="ce1">
            <text:p>1455.38</text:p>
          </table:table-cell>
          <table:table-cell office:value-type="float" office:value="2227.9699999999998" table:style-name="ce1">
            <text:p>2227.97</text:p>
          </table:table-cell>
          <table:table-cell office:value-type="float" office:value="3307.62" table:style-name="ce1">
            <text:p>3307.62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6168.14" table:style-name="ce1">
            <text:p>6168.14</text:p>
          </table:table-cell>
          <table:table-cell office:value-type="float" office:value="238011" table:style-name="ce1">
            <text:p>238011</text:p>
          </table:table-cell>
          <table:table-cell office:value-type="float" office:value="676296" table:style-name="ce1">
            <text:p>676296</text:p>
          </table:table-cell>
          <table:table-cell office:value-type="float" office:value="11473.5" table:style-name="ce1">
            <text:p>11473.5</text:p>
          </table:table-cell>
          <table:table-cell office:value-type="float" office:value="2576.36" table:style-name="ce1">
            <text:p>2576.36</text:p>
          </table:table-cell>
          <table:table-cell office:value-type="float" office:value="4213.13" table:style-name="ce1">
            <text:p>4213.13</text:p>
          </table:table-cell>
          <table:table-cell office:value-type="float" office:value="324282000" table:style-name="ce1">
            <text:p>324282000</text:p>
          </table:table-cell>
          <table:table-cell office:value-type="float" office:value="284665" table:style-name="ce1">
            <text:p>284665</text:p>
          </table:table-cell>
          <table:table-cell office:value-type="float" office:value="293333" table:style-name="ce1">
            <text:p>293333</text:p>
          </table:table-cell>
          <table:table-cell office:value-type="float" office:value="9121.9" table:style-name="ce1">
            <text:p>9121.9</text:p>
          </table:table-cell>
          <table:table-cell office:value-type="float" office:value="6981.53" table:style-name="ce1">
            <text:p>6981.53</text:p>
          </table:table-cell>
          <table:table-cell office:value-type="float" office:value="1991.68" table:style-name="ce1">
            <text:p>1991.68</text:p>
          </table:table-cell>
          <table:table-cell office:value-type="float" office:value="307241" table:style-name="ce1">
            <text:p>307241</text:p>
          </table:table-cell>
          <table:table-cell office:value-type="float" office:value="22758300000000" table:style-name="ce1">
            <text:p>2.27583E+13</text:p>
          </table:table-cell>
          <table:table-cell office:value-type="float" office:value="7.8491889098037795E-2" table:formula="of:=LOG(SQRT(AVERAGE([.B101:.U101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688.17" table:style-name="ce1">
            <text:p>2688.17</text:p>
          </table:table-cell>
          <table:table-cell office:value-type="float" office:value="522035000" table:style-name="ce1">
            <text:p>522035000</text:p>
          </table:table-cell>
          <table:table-cell office:value-type="float" office:value="5298.52" table:style-name="ce1">
            <text:p>5298.52</text:p>
          </table:table-cell>
          <table:table-cell office:value-type="float" office:value="3444.9" table:style-name="ce1">
            <text:p>3444.9</text:p>
          </table:table-cell>
          <table:table-cell office:value-type="float" office:value="3450.7" table:style-name="ce1">
            <text:p>3450.7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11713" table:style-name="ce1">
            <text:p>11713</text:p>
          </table:table-cell>
          <table:table-cell office:value-type="float" office:value="1443.21" table:style-name="ce1">
            <text:p>1443.21</text:p>
          </table:table-cell>
          <table:table-cell office:value-type="float" office:value="36375900" table:style-name="ce1">
            <text:p>36375900</text:p>
          </table:table-cell>
          <table:table-cell office:value-type="float" office:value="5184.84" table:style-name="ce1">
            <text:p>5184.84</text:p>
          </table:table-cell>
          <table:table-cell office:value-type="float" office:value="4607.63" table:style-name="ce1">
            <text:p>4607.63</text:p>
          </table:table-cell>
          <table:table-cell office:value-type="float" office:value="9426.2099999999991" table:style-name="ce1">
            <text:p>9426.21</text:p>
          </table:table-cell>
          <table:table-cell office:value-type="float" office:value="323390000" table:style-name="ce1">
            <text:p>323390000</text:p>
          </table:table-cell>
          <table:table-cell office:value-type="float" office:value="155163" table:style-name="ce1">
            <text:p>155163</text:p>
          </table:table-cell>
          <table:table-cell office:value-type="float" office:value="19326.599999999999" table:style-name="ce1">
            <text:p>19326.6</text:p>
          </table:table-cell>
          <table:table-cell office:value-type="float" office:value="10243.299999999999" table:style-name="ce1">
            <text:p>10243.3</text:p>
          </table:table-cell>
          <table:table-cell office:value-type="float" office:value="10556.3" table:style-name="ce1">
            <text:p>10556.3</text:p>
          </table:table-cell>
          <table:table-cell office:value-type="float" office:value="20907.2" table:style-name="ce1">
            <text:p>20907.2</text:p>
          </table:table-cell>
          <table:table-cell office:value-type="float" office:value="807854" table:style-name="ce1">
            <text:p>807854</text:p>
          </table:table-cell>
          <table:table-cell office:value-type="float" office:value="45516500000000" table:style-name="ce1">
            <text:p>4.55165E+13</text:p>
          </table:table-cell>
          <table:table-cell office:value-type="float" office:value="7.849188909803774E-2" table:formula="of:=LOG(SQRT(AVERAGE([.B102:.U102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3057.4" table:style-name="ce1">
            <text:p>13057.4</text:p>
          </table:table-cell>
          <table:table-cell office:value-type="float" office:value="63251900" table:style-name="ce1">
            <text:p>63251900</text:p>
          </table:table-cell>
          <table:table-cell office:value-type="float" office:value="5069.08" table:style-name="ce1">
            <text:p>5069.08</text:p>
          </table:table-cell>
          <table:table-cell office:value-type="float" office:value="2266.7199999999998" table:style-name="ce1">
            <text:p>2266.72</text:p>
          </table:table-cell>
          <table:table-cell office:value-type="float" office:value="508485" table:style-name="ce1">
            <text:p>508485</text:p>
          </table:table-cell>
          <table:table-cell office:value-type="float" office:value="151711" table:style-name="ce1">
            <text:p>151711</text:p>
          </table:table-cell>
          <table:table-cell office:value-type="float" office:value="6646.96" table:style-name="ce1">
            <text:p>6646.96</text:p>
          </table:table-cell>
          <table:table-cell office:value-type="float" office:value="5417.08" table:style-name="ce1">
            <text:p>5417.08</text:p>
          </table:table-cell>
          <table:table-cell office:value-type="float" office:value="13937900" table:style-name="ce1">
            <text:p>13937900</text:p>
          </table:table-cell>
          <table:table-cell office:value-type="float" office:value="3122.22" table:style-name="ce1">
            <text:p>3122.22</text:p>
          </table:table-cell>
          <table:table-cell office:value-type="float" office:value="6451.25" table:style-name="ce1">
            <text:p>6451.25</text:p>
          </table:table-cell>
          <table:table-cell office:value-type="float" office:value="32845.300000000003" table:style-name="ce1">
            <text:p>32845.3</text:p>
          </table:table-cell>
          <table:table-cell office:value-type="float" office:value="9849850000" table:style-name="ce1">
            <text:p>9849850000</text:p>
          </table:table-cell>
          <table:table-cell office:value-type="float" office:value="123482" table:style-name="ce1">
            <text:p>123482</text:p>
          </table:table-cell>
          <table:table-cell office:value-type="float" office:value="108272" table:style-name="ce1">
            <text:p>108272</text:p>
          </table:table-cell>
          <table:table-cell office:value-type="float" office:value="54379.8" table:style-name="ce1">
            <text:p>54379.8</text:p>
          </table:table-cell>
          <table:table-cell office:value-type="float" office:value="8682.27" table:style-name="ce1">
            <text:p>8682.27</text:p>
          </table:table-cell>
          <table:table-cell office:value-type="float" office:value="3930.03" table:style-name="ce1">
            <text:p>3930.03</text:p>
          </table:table-cell>
          <table:table-cell office:value-type="float" office:value="215293" table:style-name="ce1">
            <text:p>215293</text:p>
          </table:table-cell>
          <table:table-cell office:value-type="float" office:value="22758400000000" table:style-name="ce1">
            <text:p>2.27584E+13</text:p>
          </table:table-cell>
          <table:table-cell office:value-type="float" office:value="0.1658883579027523" table:formula="of:=LOG(SQRT(AVERAGE([.B103:.U103])))^-1" table:style-name="ce1">
            <text:p>0.165888358</text:p>
          </table:table-cell>
          <table:table-cell table:number-columns-repeated="1636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918.84" table:style-name="ce1">
            <text:p>4918.84</text:p>
          </table:table-cell>
          <table:table-cell office:value-type="float" office:value="531499000" table:style-name="ce1">
            <text:p>531499000</text:p>
          </table:table-cell>
          <table:table-cell office:value-type="float" office:value="908.14" table:style-name="ce1">
            <text:p>908.14</text:p>
          </table:table-cell>
          <table:table-cell office:value-type="float" office:value="17445.7" table:style-name="ce1">
            <text:p>17445.7</text:p>
          </table:table-cell>
          <table:table-cell office:value-type="float" office:value="2661940" table:style-name="ce1">
            <text:p>2661940</text:p>
          </table:table-cell>
          <table:table-cell office:value-type="float" office:value="1.20176E+26" table:style-name="ce1">
            <text:p>1.20176E+26</text:p>
          </table:table-cell>
          <table:table-cell office:value-type="float" office:value="12953.8" table:style-name="ce1">
            <text:p>12953.8</text:p>
          </table:table-cell>
          <table:table-cell office:value-type="float" office:value="1548.48" table:style-name="ce1">
            <text:p>1548.48</text:p>
          </table:table-cell>
          <table:table-cell office:value-type="float" office:value="65403.8" table:style-name="ce1">
            <text:p>65403.8</text:p>
          </table:table-cell>
          <table:table-cell office:value-type="float" office:value="7815.03" table:style-name="ce1">
            <text:p>7815.03</text:p>
          </table:table-cell>
          <table:table-cell office:value-type="float" office:value="10357" table:style-name="ce1">
            <text:p>10357</text:p>
          </table:table-cell>
          <table:table-cell office:value-type="float" office:value="450112" table:style-name="ce1">
            <text:p>450112</text:p>
          </table:table-cell>
          <table:table-cell office:value-type="float" office:value="15386.2" table:style-name="ce1">
            <text:p>15386.2</text:p>
          </table:table-cell>
          <table:table-cell office:value-type="float" office:value="866906" table:style-name="ce1">
            <text:p>866906</text:p>
          </table:table-cell>
          <table:table-cell office:value-type="float" office:value="7286270" table:style-name="ce1">
            <text:p>7286270</text:p>
          </table:table-cell>
          <table:table-cell office:value-type="float" office:value="7577.15" table:style-name="ce1">
            <text:p>7577.15</text:p>
          </table:table-cell>
          <table:table-cell office:value-type="float" office:value="7521.58" table:style-name="ce1">
            <text:p>7521.58</text:p>
          </table:table-cell>
          <table:table-cell office:value-type="float" office:value="16177.9" table:style-name="ce1">
            <text:p>16177.9</text:p>
          </table:table-cell>
          <table:table-cell office:value-type="float" office:value="634013" table:style-name="ce1">
            <text:p>634013</text:p>
          </table:table-cell>
          <table:table-cell office:value-type="float" office:value="4452780000" table:style-name="ce1">
            <text:p>4452780000</text:p>
          </table:table-cell>
          <table:table-cell office:value-type="float" office:value="8.0714198784117758E-2" table:formula="of:=LOG(SQRT(AVERAGE([.B104:.U104])))^-1" table:style-name="ce1">
            <text:p>0.080714199</text:p>
          </table:table-cell>
          <table:table-cell table:number-columns-repeated="1636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5479.7" table:style-name="ce1">
            <text:p>45479.7</text:p>
          </table:table-cell>
          <table:table-cell office:value-type="float" office:value="190469000" table:style-name="ce1">
            <text:p>190469000</text:p>
          </table:table-cell>
          <table:table-cell office:value-type="float" office:value="6060.33" table:style-name="ce1">
            <text:p>6060.33</text:p>
          </table:table-cell>
          <table:table-cell office:value-type="float" office:value="7337.81" table:style-name="ce1">
            <text:p>7337.81</text:p>
          </table:table-cell>
          <table:table-cell office:value-type="float" office:value="36502.1" table:style-name="ce1">
            <text:p>36502.1</text:p>
          </table:table-cell>
          <table:table-cell office:value-type="float" office:value="6.0087999999999999E+25" table:style-name="ce1">
            <text:p>6.0088E+25</text:p>
          </table:table-cell>
          <table:table-cell office:value-type="float" office:value="16675.400000000001" table:style-name="ce1">
            <text:p>16675.4</text:p>
          </table:table-cell>
          <table:table-cell office:value-type="float" office:value="9168.14" table:style-name="ce1">
            <text:p>9168.14</text:p>
          </table:table-cell>
          <table:table-cell office:value-type="float" office:value="4018820" table:style-name="ce1">
            <text:p>4018820</text:p>
          </table:table-cell>
          <table:table-cell office:value-type="float" office:value="17986.599999999999" table:style-name="ce1">
            <text:p>17986.6</text:p>
          </table:table-cell>
          <table:table-cell office:value-type="float" office:value="1082.4100000000001" table:style-name="ce1">
            <text:p>1082.41</text:p>
          </table:table-cell>
          <table:table-cell office:value-type="float" office:value="8898.42" table:style-name="ce1">
            <text:p>8898.42</text:p>
          </table:table-cell>
          <table:table-cell office:value-type="float" office:value="573733" table:style-name="ce1">
            <text:p>573733</text:p>
          </table:table-cell>
          <table:table-cell office:value-type="float" office:value="373466000" table:style-name="ce1">
            <text:p>373466000</text:p>
          </table:table-cell>
          <table:table-cell office:value-type="float" office:value="57864.1" table:style-name="ce1">
            <text:p>57864.1</text:p>
          </table:table-cell>
          <table:table-cell office:value-type="float" office:value="1966.85" table:style-name="ce1">
            <text:p>1966.85</text:p>
          </table:table-cell>
          <table:table-cell office:value-type="float" office:value="432588" table:style-name="ce1">
            <text:p>432588</text:p>
          </table:table-cell>
          <table:table-cell office:value-type="float" office:value="4115.2700000000004" table:style-name="ce1">
            <text:p>4115.27</text:p>
          </table:table-cell>
          <table:table-cell office:value-type="float" office:value="205122" table:style-name="ce1">
            <text:p>205122</text:p>
          </table:table-cell>
          <table:table-cell office:value-type="float" office:value="84128500" table:style-name="ce1">
            <text:p>84128500</text:p>
          </table:table-cell>
          <table:table-cell office:value-type="float" office:value="8.1706830345998488E-2" table:formula="of:=LOG(SQRT(AVERAGE([.B105:.U105])))^-1" table:style-name="ce1">
            <text:p>0.08170683</text:p>
          </table:table-cell>
          <table:table-cell table:number-columns-repeated="1636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512.48" table:style-name="ce1">
            <text:p>2512.48</text:p>
          </table:table-cell>
          <table:table-cell office:value-type="float" office:value="544776000" table:style-name="ce1">
            <text:p>544776000</text:p>
          </table:table-cell>
          <table:table-cell office:value-type="float" office:value="1545.02" table:style-name="ce1">
            <text:p>1545.02</text:p>
          </table:table-cell>
          <table:table-cell office:value-type="float" office:value="3463.34" table:style-name="ce1">
            <text:p>3463.34</text:p>
          </table:table-cell>
          <table:table-cell office:value-type="float" office:value="1493.07" table:style-name="ce1">
            <text:p>1493.07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13665.2" table:style-name="ce1">
            <text:p>13665.2</text:p>
          </table:table-cell>
          <table:table-cell office:value-type="float" office:value="6154.85" table:style-name="ce1">
            <text:p>6154.85</text:p>
          </table:table-cell>
          <table:table-cell office:value-type="float" office:value="51759.7" table:style-name="ce1">
            <text:p>51759.7</text:p>
          </table:table-cell>
          <table:table-cell office:value-type="float" office:value="15775.1" table:style-name="ce1">
            <text:p>15775.1</text:p>
          </table:table-cell>
          <table:table-cell office:value-type="float" office:value="36888.699999999997" table:style-name="ce1">
            <text:p>36888.7</text:p>
          </table:table-cell>
          <table:table-cell office:value-type="float" office:value="9375.7900000000009" table:style-name="ce1">
            <text:p>9375.79</text:p>
          </table:table-cell>
          <table:table-cell office:value-type="float" office:value="645202000" table:style-name="ce1">
            <text:p>645202000</text:p>
          </table:table-cell>
          <table:table-cell office:value-type="float" office:value="208789" table:style-name="ce1">
            <text:p>208789</text:p>
          </table:table-cell>
          <table:table-cell office:value-type="float" office:value="1637120" table:style-name="ce1">
            <text:p>1637120</text:p>
          </table:table-cell>
          <table:table-cell office:value-type="float" office:value="6151.5" table:style-name="ce1">
            <text:p>6151.5</text:p>
          </table:table-cell>
          <table:table-cell office:value-type="float" office:value="19142.099999999999" table:style-name="ce1">
            <text:p>19142.1</text:p>
          </table:table-cell>
          <table:table-cell office:value-type="float" office:value="3516.06" table:style-name="ce1">
            <text:p>3516.06</text:p>
          </table:table-cell>
          <table:table-cell office:value-type="float" office:value="107842000" table:style-name="ce1">
            <text:p>107842000</text:p>
          </table:table-cell>
          <table:table-cell office:value-type="float" office:value="2996020000000" table:style-name="ce1">
            <text:p>2.99602E+12</text:p>
          </table:table-cell>
          <table:table-cell office:value-type="float" office:value="7.8491889098037837E-2" table:formula="of:=LOG(SQRT(AVERAGE([.B106:.U106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4404.9" table:style-name="ce1">
            <text:p>34404.9</text:p>
          </table:table-cell>
          <table:table-cell office:value-type="float" office:value="38142.400000000001" table:style-name="ce1">
            <text:p>38142.4</text:p>
          </table:table-cell>
          <table:table-cell office:value-type="float" office:value="958.69399999999996" table:style-name="ce1">
            <text:p>958.694</text:p>
          </table:table-cell>
          <table:table-cell office:value-type="float" office:value="8526.0499999999993" table:style-name="ce1">
            <text:p>8526.05</text:p>
          </table:table-cell>
          <table:table-cell office:value-type="float" office:value="41580.300000000003" table:style-name="ce1">
            <text:p>41580.3</text:p>
          </table:table-cell>
          <table:table-cell office:value-type="float" office:value="1.2690100000000001E+27" table:style-name="ce1">
            <text:p>1.26901E+27</text:p>
          </table:table-cell>
          <table:table-cell office:value-type="float" office:value="99146.6" table:style-name="ce1">
            <text:p>99146.6</text:p>
          </table:table-cell>
          <table:table-cell office:value-type="float" office:value="1642.86" table:style-name="ce1">
            <text:p>1642.86</text:p>
          </table:table-cell>
          <table:table-cell office:value-type="float" office:value="628411" table:style-name="ce1">
            <text:p>628411</text:p>
          </table:table-cell>
          <table:table-cell office:value-type="float" office:value="1923.66" table:style-name="ce1">
            <text:p>1923.66</text:p>
          </table:table-cell>
          <table:table-cell office:value-type="float" office:value="259526" table:style-name="ce1">
            <text:p>259526</text:p>
          </table:table-cell>
          <table:table-cell office:value-type="float" office:value="5814.24" table:style-name="ce1">
            <text:p>5814.24</text:p>
          </table:table-cell>
          <table:table-cell office:value-type="float" office:value="2608460" table:style-name="ce1">
            <text:p>2608460</text:p>
          </table:table-cell>
          <table:table-cell office:value-type="float" office:value="78346.2" table:style-name="ce1">
            <text:p>78346.2</text:p>
          </table:table-cell>
          <table:table-cell office:value-type="float" office:value="1450530" table:style-name="ce1">
            <text:p>1450530</text:p>
          </table:table-cell>
          <table:table-cell office:value-type="float" office:value="2930.51" table:style-name="ce1">
            <text:p>2930.51</text:p>
          </table:table-cell>
          <table:table-cell office:value-type="float" office:value="219037" table:style-name="ce1">
            <text:p>219037</text:p>
          </table:table-cell>
          <table:table-cell office:value-type="float" office:value="18416.5" table:style-name="ce1">
            <text:p>18416.5</text:p>
          </table:table-cell>
          <table:table-cell office:value-type="float" office:value="2652280" table:style-name="ce1">
            <text:p>2652280</text:p>
          </table:table-cell>
          <table:table-cell office:value-type="float" office:value="109499000" table:style-name="ce1">
            <text:p>109499000</text:p>
          </table:table-cell>
          <table:table-cell office:value-type="float" office:value="7.7512064121894278E-2" table:formula="of:=LOG(SQRT(AVERAGE([.B107:.U107])))^-1" table:style-name="ce1">
            <text:p>0.077512064</text:p>
          </table:table-cell>
          <table:table-cell table:number-columns-repeated="1636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9379.9" table:style-name="ce1">
            <text:p>39379.9</text:p>
          </table:table-cell>
          <table:table-cell office:value-type="float" office:value="3.5891399999999999E+28" table:style-name="ce1">
            <text:p>3.58914E+28</text:p>
          </table:table-cell>
          <table:table-cell office:value-type="float" office:value="1363.92" table:style-name="ce1">
            <text:p>1363.92</text:p>
          </table:table-cell>
          <table:table-cell office:value-type="float" office:value="2445.1799999999998" table:style-name="ce1">
            <text:p>2445.18</text:p>
          </table:table-cell>
          <table:table-cell office:value-type="float" office:value="65278.1" table:style-name="ce1">
            <text:p>65278.1</text:p>
          </table:table-cell>
          <table:table-cell office:value-type="float" office:value="6.0087999999999999E+25" table:style-name="ce1">
            <text:p>6.0088E+25</text:p>
          </table:table-cell>
          <table:table-cell office:value-type="float" office:value="8538.75" table:style-name="ce1">
            <text:p>8538.75</text:p>
          </table:table-cell>
          <table:table-cell office:value-type="float" office:value="43642.5" table:style-name="ce1">
            <text:p>43642.5</text:p>
          </table:table-cell>
          <table:table-cell office:value-type="float" office:value="118940" table:style-name="ce1">
            <text:p>118940</text:p>
          </table:table-cell>
          <table:table-cell office:value-type="float" office:value="426660" table:style-name="ce1">
            <text:p>426660</text:p>
          </table:table-cell>
          <table:table-cell office:value-type="float" office:value="5966.61" table:style-name="ce1">
            <text:p>5966.61</text:p>
          </table:table-cell>
          <table:table-cell office:value-type="float" office:value="3990.37" table:style-name="ce1">
            <text:p>3990.37</text:p>
          </table:table-cell>
          <table:table-cell office:value-type="float" office:value="379719000" table:style-name="ce1">
            <text:p>379719000</text:p>
          </table:table-cell>
          <table:table-cell office:value-type="float" office:value="3112430" table:style-name="ce1">
            <text:p>3112430</text:p>
          </table:table-cell>
          <table:table-cell office:value-type="float" office:value="29199.3" table:style-name="ce1">
            <text:p>29199.3</text:p>
          </table:table-cell>
          <table:table-cell office:value-type="float" office:value="60482.9" table:style-name="ce1">
            <text:p>60482.9</text:p>
          </table:table-cell>
          <table:table-cell office:value-type="float" office:value="23281.599999999999" table:style-name="ce1">
            <text:p>23281.6</text:p>
          </table:table-cell>
          <table:table-cell office:value-type="float" office:value="124960" table:style-name="ce1">
            <text:p>124960</text:p>
          </table:table-cell>
          <table:table-cell office:value-type="float" office:value="54510900" table:style-name="ce1">
            <text:p>54510900</text:p>
          </table:table-cell>
          <table:table-cell office:value-type="float" office:value="179256000" table:style-name="ce1">
            <text:p>179256000</text:p>
          </table:table-cell>
          <table:table-cell office:value-type="float" office:value="7.3381874068497416E-2" table:formula="of:=LOG(SQRT(AVERAGE([.B108:.U108])))^-1" table:style-name="ce1">
            <text:p>0.073381874</text:p>
          </table:table-cell>
          <table:table-cell table:number-columns-repeated="1636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320.93" table:style-name="ce1">
            <text:p>3320.93</text:p>
          </table:table-cell>
          <table:table-cell office:value-type="float" office:value="685883000" table:style-name="ce1">
            <text:p>685883000</text:p>
          </table:table-cell>
          <table:table-cell office:value-type="float" office:value="51691.199999999997" table:style-name="ce1">
            <text:p>51691.2</text:p>
          </table:table-cell>
          <table:table-cell office:value-type="float" office:value="16098.9" table:style-name="ce1">
            <text:p>16098.9</text:p>
          </table:table-cell>
          <table:table-cell office:value-type="float" office:value="12742.8" table:style-name="ce1">
            <text:p>12742.8</text:p>
          </table:table-cell>
          <table:table-cell office:value-type="float" office:value="2.2851800000000001E+24" table:style-name="ce1">
            <text:p>2.28518E+24</text:p>
          </table:table-cell>
          <table:table-cell office:value-type="float" office:value="5622.01" table:style-name="ce1">
            <text:p>5622.01</text:p>
          </table:table-cell>
          <table:table-cell office:value-type="float" office:value="5375.95" table:style-name="ce1">
            <text:p>5375.95</text:p>
          </table:table-cell>
          <table:table-cell office:value-type="float" office:value="4.5357800000000001E+26" table:style-name="ce1">
            <text:p>4.53578E+26</text:p>
          </table:table-cell>
          <table:table-cell office:value-type="float" office:value="4620.82" table:style-name="ce1">
            <text:p>4620.82</text:p>
          </table:table-cell>
          <table:table-cell office:value-type="float" office:value="5299.3" table:style-name="ce1">
            <text:p>5299.3</text:p>
          </table:table-cell>
          <table:table-cell office:value-type="float" office:value="4082.01" table:style-name="ce1">
            <text:p>4082.01</text:p>
          </table:table-cell>
          <table:table-cell office:value-type="float" office:value="71382400" table:style-name="ce1">
            <text:p>71382400</text:p>
          </table:table-cell>
          <table:table-cell office:value-type="float" office:value="11473300" table:style-name="ce1">
            <text:p>11473300</text:p>
          </table:table-cell>
          <table:table-cell office:value-type="float" office:value="8722.9599999999991" table:style-name="ce1">
            <text:p>8722.96</text:p>
          </table:table-cell>
          <table:table-cell office:value-type="float" office:value="4090090" table:style-name="ce1">
            <text:p>4090090</text:p>
          </table:table-cell>
          <table:table-cell office:value-type="float" office:value="38598.9" table:style-name="ce1">
            <text:p>38598.9</text:p>
          </table:table-cell>
          <table:table-cell office:value-type="float" office:value="272334" table:style-name="ce1">
            <text:p>272334</text:p>
          </table:table-cell>
          <table:table-cell office:value-type="float" office:value="19025500" table:style-name="ce1">
            <text:p>19025500</text:p>
          </table:table-cell>
          <table:table-cell office:value-type="float" office:value="22758200000000" table:style-name="ce1">
            <text:p>2.27582E+13</text:p>
          </table:table-cell>
          <table:table-cell office:value-type="float" office:value="7.8871181391836853E-2" table:formula="of:=LOG(SQRT(AVERAGE([.B109:.U109])))^-1" table:style-name="ce1">
            <text:p>0.078871181</text:p>
          </table:table-cell>
          <table:table-cell table:number-columns-repeated="1636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582.26" table:style-name="ce1">
            <text:p>3582.26</text:p>
          </table:table-cell>
          <table:table-cell office:value-type="float" office:value="29925300" table:style-name="ce1">
            <text:p>29925300</text:p>
          </table:table-cell>
          <table:table-cell office:value-type="float" office:value="1705.36" table:style-name="ce1">
            <text:p>1705.36</text:p>
          </table:table-cell>
          <table:table-cell office:value-type="float" office:value="32856.800000000003" table:style-name="ce1">
            <text:p>32856.8</text:p>
          </table:table-cell>
          <table:table-cell office:value-type="float" office:value="8657.9500000000007" table:style-name="ce1">
            <text:p>8657.95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75858.3" table:style-name="ce1">
            <text:p>75858.3</text:p>
          </table:table-cell>
          <table:table-cell office:value-type="float" office:value="1302.3699999999999" table:style-name="ce1">
            <text:p>1302.37</text:p>
          </table:table-cell>
          <table:table-cell office:value-type="float" office:value="93097.1" table:style-name="ce1">
            <text:p>93097.1</text:p>
          </table:table-cell>
          <table:table-cell office:value-type="float" office:value="12382.2" table:style-name="ce1">
            <text:p>12382.2</text:p>
          </table:table-cell>
          <table:table-cell office:value-type="float" office:value="5533.32" table:style-name="ce1">
            <text:p>5533.32</text:p>
          </table:table-cell>
          <table:table-cell office:value-type="float" office:value="3617.96" table:style-name="ce1">
            <text:p>3617.96</text:p>
          </table:table-cell>
          <table:table-cell office:value-type="float" office:value="10753.5" table:style-name="ce1">
            <text:p>10753.5</text:p>
          </table:table-cell>
          <table:table-cell office:value-type="float" office:value="549692" table:style-name="ce1">
            <text:p>549692</text:p>
          </table:table-cell>
          <table:table-cell office:value-type="float" office:value="9113510" table:style-name="ce1">
            <text:p>9113510</text:p>
          </table:table-cell>
          <table:table-cell office:value-type="float" office:value="7391.54" table:style-name="ce1">
            <text:p>7391.54</text:p>
          </table:table-cell>
          <table:table-cell office:value-type="float" office:value="21388.5" table:style-name="ce1">
            <text:p>21388.5</text:p>
          </table:table-cell>
          <table:table-cell office:value-type="float" office:value="5012.16" table:style-name="ce1">
            <text:p>5012.16</text:p>
          </table:table-cell>
          <table:table-cell office:value-type="float" office:value="462923" table:style-name="ce1">
            <text:p>462923</text:p>
          </table:table-cell>
          <table:table-cell office:value-type="float" office:value="3228470000" table:style-name="ce1">
            <text:p>3228470000</text:p>
          </table:table-cell>
          <table:table-cell office:value-type="float" office:value="7.8491889098037851E-2" table:formula="of:=LOG(SQRT(AVERAGE([.B110:.U110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0511.399999999994" table:style-name="ce1">
            <text:p>70511.4</text:p>
          </table:table-cell>
          <table:table-cell office:value-type="float" office:value="381950000" table:style-name="ce1">
            <text:p>381950000</text:p>
          </table:table-cell>
          <table:table-cell office:value-type="float" office:value="1542.38" table:style-name="ce1">
            <text:p>1542.38</text:p>
          </table:table-cell>
          <table:table-cell office:value-type="float" office:value="4430.41" table:style-name="ce1">
            <text:p>4430.41</text:p>
          </table:table-cell>
          <table:table-cell office:value-type="float" office:value="84359.3" table:style-name="ce1">
            <text:p>84359.3</text:p>
          </table:table-cell>
          <table:table-cell office:value-type="float" office:value="6.6455100000000002E+26" table:style-name="ce1">
            <text:p>6.64551E+26</text:p>
          </table:table-cell>
          <table:table-cell office:value-type="float" office:value="2238.4" table:style-name="ce1">
            <text:p>2238.4</text:p>
          </table:table-cell>
          <table:table-cell office:value-type="float" office:value="4358.91" table:style-name="ce1">
            <text:p>4358.91</text:p>
          </table:table-cell>
          <table:table-cell office:value-type="float" office:value="31052.5" table:style-name="ce1">
            <text:p>31052.5</text:p>
          </table:table-cell>
          <table:table-cell office:value-type="float" office:value="8232.8700000000008" table:style-name="ce1">
            <text:p>8232.87</text:p>
          </table:table-cell>
          <table:table-cell office:value-type="float" office:value="401248" table:style-name="ce1">
            <text:p>401248</text:p>
          </table:table-cell>
          <table:table-cell office:value-type="float" office:value="10539.2" table:style-name="ce1">
            <text:p>10539.2</text:p>
          </table:table-cell>
          <table:table-cell office:value-type="float" office:value="10577500000" table:style-name="ce1">
            <text:p>10577500000</text:p>
          </table:table-cell>
          <table:table-cell office:value-type="float" office:value="2155110" table:style-name="ce1">
            <text:p>2155110</text:p>
          </table:table-cell>
          <table:table-cell office:value-type="float" office:value="496271" table:style-name="ce1">
            <text:p>496271</text:p>
          </table:table-cell>
          <table:table-cell office:value-type="float" office:value="2380.94" table:style-name="ce1">
            <text:p>2380.94</text:p>
          </table:table-cell>
          <table:table-cell office:value-type="float" office:value="22296.400000000001" table:style-name="ce1">
            <text:p>22296.4</text:p>
          </table:table-cell>
          <table:table-cell office:value-type="float" office:value="433343" table:style-name="ce1">
            <text:p>433343</text:p>
          </table:table-cell>
          <table:table-cell office:value-type="float" office:value="9315640" table:style-name="ce1">
            <text:p>9315640</text:p>
          </table:table-cell>
          <table:table-cell office:value-type="float" office:value="83955800" table:style-name="ce1">
            <text:p>83955800</text:p>
          </table:table-cell>
          <table:table-cell office:value-type="float" office:value="7.8365305003179897E-2" table:formula="of:=LOG(SQRT(AVERAGE([.B111:.U111])))^-1" table:style-name="ce1">
            <text:p>0.078365305</text:p>
          </table:table-cell>
          <table:table-cell table:number-columns-repeated="1636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1909.3" table:style-name="ce1">
            <text:p>31909.3</text:p>
          </table:table-cell>
          <table:table-cell office:value-type="float" office:value="393659000" table:style-name="ce1">
            <text:p>393659000</text:p>
          </table:table-cell>
          <table:table-cell office:value-type="float" office:value="8447.67" table:style-name="ce1">
            <text:p>8447.67</text:p>
          </table:table-cell>
          <table:table-cell office:value-type="float" office:value="2348.42" table:style-name="ce1">
            <text:p>2348.42</text:p>
          </table:table-cell>
          <table:table-cell office:value-type="float" office:value="2135890" table:style-name="ce1">
            <text:p>2135890</text:p>
          </table:table-cell>
          <table:table-cell office:value-type="float" office:value="6.6455100000000002E+26" table:style-name="ce1">
            <text:p>6.64551E+26</text:p>
          </table:table-cell>
          <table:table-cell office:value-type="float" office:value="383901" table:style-name="ce1">
            <text:p>383901</text:p>
          </table:table-cell>
          <table:table-cell office:value-type="float" office:value="5637.98" table:style-name="ce1">
            <text:p>5637.98</text:p>
          </table:table-cell>
          <table:table-cell office:value-type="float" office:value="35819.4" table:style-name="ce1">
            <text:p>35819.4</text:p>
          </table:table-cell>
          <table:table-cell office:value-type="float" office:value="8471.6" table:style-name="ce1">
            <text:p>8471.6</text:p>
          </table:table-cell>
          <table:table-cell office:value-type="float" office:value="93419.3" table:style-name="ce1">
            <text:p>93419.3</text:p>
          </table:table-cell>
          <table:table-cell office:value-type="float" office:value="1333.21" table:style-name="ce1">
            <text:p>1333.21</text:p>
          </table:table-cell>
          <table:table-cell office:value-type="float" office:value="4136710" table:style-name="ce1">
            <text:p>4136710</text:p>
          </table:table-cell>
          <table:table-cell office:value-type="float" office:value="584793" table:style-name="ce1">
            <text:p>584793</text:p>
          </table:table-cell>
          <table:table-cell office:value-type="float" office:value="153289" table:style-name="ce1">
            <text:p>153289</text:p>
          </table:table-cell>
          <table:table-cell office:value-type="float" office:value="54174.6" table:style-name="ce1">
            <text:p>54174.6</text:p>
          </table:table-cell>
          <table:table-cell office:value-type="float" office:value="37880.400000000001" table:style-name="ce1">
            <text:p>37880.4</text:p>
          </table:table-cell>
          <table:table-cell office:value-type="float" office:value="3510.64" table:style-name="ce1">
            <text:p>3510.64</text:p>
          </table:table-cell>
          <table:table-cell office:value-type="float" office:value="17030900" table:style-name="ce1">
            <text:p>17030900</text:p>
          </table:table-cell>
          <table:table-cell office:value-type="float" office:value="156534000" table:style-name="ce1">
            <text:p>156534000</text:p>
          </table:table-cell>
          <table:table-cell office:value-type="float" office:value="7.8365305003179897E-2" table:formula="of:=LOG(SQRT(AVERAGE([.B112:.U112])))^-1" table:style-name="ce1">
            <text:p>0.078365305</text:p>
          </table:table-cell>
          <table:table-cell table:number-columns-repeated="1636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6032.94" table:style-name="ce1">
            <text:p>6032.94</text:p>
          </table:table-cell>
          <table:table-cell office:value-type="float" office:value="52093.7" table:style-name="ce1">
            <text:p>52093.7</text:p>
          </table:table-cell>
          <table:table-cell office:value-type="float" office:value="5616.62" table:style-name="ce1">
            <text:p>5616.62</text:p>
          </table:table-cell>
          <table:table-cell office:value-type="float" office:value="5429.42" table:style-name="ce1">
            <text:p>5429.42</text:p>
          </table:table-cell>
          <table:table-cell office:value-type="float" office:value="13280.9" table:style-name="ce1">
            <text:p>13280.9</text:p>
          </table:table-cell>
          <table:table-cell office:value-type="float" office:value="24800.7" table:style-name="ce1">
            <text:p>24800.7</text:p>
          </table:table-cell>
          <table:table-cell office:value-type="float" office:value="362921" table:style-name="ce1">
            <text:p>362921</text:p>
          </table:table-cell>
          <table:table-cell office:value-type="float" office:value="3970.56" table:style-name="ce1">
            <text:p>3970.56</text:p>
          </table:table-cell>
          <table:table-cell office:value-type="float" office:value="27618.5" table:style-name="ce1">
            <text:p>27618.5</text:p>
          </table:table-cell>
          <table:table-cell office:value-type="float" office:value="5561420" table:style-name="ce1">
            <text:p>5561420</text:p>
          </table:table-cell>
          <table:table-cell office:value-type="float" office:value="1183.24" table:style-name="ce1">
            <text:p>1183.24</text:p>
          </table:table-cell>
          <table:table-cell office:value-type="float" office:value="1636890" table:style-name="ce1">
            <text:p>1636890</text:p>
          </table:table-cell>
          <table:table-cell office:value-type="float" office:value="4085.02" table:style-name="ce1">
            <text:p>4085.02</text:p>
          </table:table-cell>
          <table:table-cell office:value-type="float" office:value="50985.8" table:style-name="ce1">
            <text:p>50985.8</text:p>
          </table:table-cell>
          <table:table-cell office:value-type="float" office:value="5690960" table:style-name="ce1">
            <text:p>5690960</text:p>
          </table:table-cell>
          <table:table-cell office:value-type="float" office:value="1942.63" table:style-name="ce1">
            <text:p>1942.63</text:p>
          </table:table-cell>
          <table:table-cell office:value-type="float" office:value="7123.11" table:style-name="ce1">
            <text:p>7123.11</text:p>
          </table:table-cell>
          <table:table-cell office:value-type="float" office:value="897241" table:style-name="ce1">
            <text:p>897241</text:p>
          </table:table-cell>
          <table:table-cell office:value-type="float" office:value="2901630" table:style-name="ce1">
            <text:p>2901630</text:p>
          </table:table-cell>
          <table:table-cell office:value-type="float" office:value="13140700000" table:style-name="ce1">
            <text:p>13140700000</text:p>
          </table:table-cell>
          <table:table-cell office:value-type="float" office:value="0.22680472580995187" table:formula="of:=LOG(SQRT(AVERAGE([.B113:.U113])))^-1" table:style-name="ce1">
            <text:p>0.226804726</text:p>
          </table:table-cell>
          <table:table-cell table:number-columns-repeated="1636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699.97" table:style-name="ce1">
            <text:p>2699.97</text:p>
          </table:table-cell>
          <table:table-cell office:value-type="float" office:value="259485000" table:style-name="ce1">
            <text:p>259485000</text:p>
          </table:table-cell>
          <table:table-cell office:value-type="float" office:value="1774.64" table:style-name="ce1">
            <text:p>1774.64</text:p>
          </table:table-cell>
          <table:table-cell office:value-type="float" office:value="31396.3" table:style-name="ce1">
            <text:p>31396.3</text:p>
          </table:table-cell>
          <table:table-cell office:value-type="float" office:value="1461.92" table:style-name="ce1">
            <text:p>1461.92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6942.64" table:style-name="ce1">
            <text:p>6942.64</text:p>
          </table:table-cell>
          <table:table-cell office:value-type="float" office:value="2719.81" table:style-name="ce1">
            <text:p>2719.81</text:p>
          </table:table-cell>
          <table:table-cell office:value-type="float" office:value="164628" table:style-name="ce1">
            <text:p>164628</text:p>
          </table:table-cell>
          <table:table-cell office:value-type="float" office:value="2560000" table:style-name="ce1">
            <text:p>2560000</text:p>
          </table:table-cell>
          <table:table-cell office:value-type="float" office:value="5384.1" table:style-name="ce1">
            <text:p>5384.1</text:p>
          </table:table-cell>
          <table:table-cell office:value-type="float" office:value="6708.03" table:style-name="ce1">
            <text:p>6708.03</text:p>
          </table:table-cell>
          <table:table-cell office:value-type="float" office:value="3897000000" table:style-name="ce1">
            <text:p>3897000000</text:p>
          </table:table-cell>
          <table:table-cell office:value-type="float" office:value="4593480" table:style-name="ce1">
            <text:p>4593480</text:p>
          </table:table-cell>
          <table:table-cell office:value-type="float" office:value="298700000" table:style-name="ce1">
            <text:p>298700000</text:p>
          </table:table-cell>
          <table:table-cell office:value-type="float" office:value="3095.81" table:style-name="ce1">
            <text:p>3095.81</text:p>
          </table:table-cell>
          <table:table-cell office:value-type="float" office:value="1995390" table:style-name="ce1">
            <text:p>1995390</text:p>
          </table:table-cell>
          <table:table-cell office:value-type="float" office:value="15547.4" table:style-name="ce1">
            <text:p>15547.4</text:p>
          </table:table-cell>
          <table:table-cell office:value-type="float" office:value="2671330" table:style-name="ce1">
            <text:p>2671330</text:p>
          </table:table-cell>
          <table:table-cell office:value-type="float" office:value="23538200" table:style-name="ce1">
            <text:p>23538200</text:p>
          </table:table-cell>
          <table:table-cell office:value-type="float" office:value="7.8491889098037851E-2" table:formula="of:=LOG(SQRT(AVERAGE([.B114:.U114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1638.7" table:style-name="ce1">
            <text:p>51638.7</text:p>
          </table:table-cell>
          <table:table-cell office:value-type="float" office:value="177020000" table:style-name="ce1">
            <text:p>177020000</text:p>
          </table:table-cell>
          <table:table-cell office:value-type="float" office:value="866461" table:style-name="ce1">
            <text:p>866461</text:p>
          </table:table-cell>
          <table:table-cell office:value-type="float" office:value="22121.1" table:style-name="ce1">
            <text:p>22121.1</text:p>
          </table:table-cell>
          <table:table-cell office:value-type="float" office:value="356008" table:style-name="ce1">
            <text:p>356008</text:p>
          </table:table-cell>
          <table:table-cell office:value-type="float" office:value="650904" table:style-name="ce1">
            <text:p>650904</text:p>
          </table:table-cell>
          <table:table-cell office:value-type="float" office:value="9841.85" table:style-name="ce1">
            <text:p>9841.85</text:p>
          </table:table-cell>
          <table:table-cell office:value-type="float" office:value="9644.91" table:style-name="ce1">
            <text:p>9644.91</text:p>
          </table:table-cell>
          <table:table-cell office:value-type="float" office:value="38258700" table:style-name="ce1">
            <text:p>38258700</text:p>
          </table:table-cell>
          <table:table-cell office:value-type="float" office:value="1812.49" table:style-name="ce1">
            <text:p>1812.49</text:p>
          </table:table-cell>
          <table:table-cell office:value-type="float" office:value="815102" table:style-name="ce1">
            <text:p>815102</text:p>
          </table:table-cell>
          <table:table-cell office:value-type="float" office:value="7081.42" table:style-name="ce1">
            <text:p>7081.42</text:p>
          </table:table-cell>
          <table:table-cell office:value-type="float" office:value="326720000" table:style-name="ce1">
            <text:p>326720000</text:p>
          </table:table-cell>
          <table:table-cell office:value-type="float" office:value="67065.899999999994" table:style-name="ce1">
            <text:p>67065.9</text:p>
          </table:table-cell>
          <table:table-cell office:value-type="float" office:value="1272480" table:style-name="ce1">
            <text:p>1272480</text:p>
          </table:table-cell>
          <table:table-cell office:value-type="float" office:value="984.59400000000005" table:style-name="ce1">
            <text:p>984.594</text:p>
          </table:table-cell>
          <table:table-cell office:value-type="float" office:value="11196.3" table:style-name="ce1">
            <text:p>11196.3</text:p>
          </table:table-cell>
          <table:table-cell office:value-type="float" office:value="2331.4499999999998" table:style-name="ce1">
            <text:p>2331.45</text:p>
          </table:table-cell>
          <table:table-cell office:value-type="float" office:value="1373290" table:style-name="ce1">
            <text:p>1373290</text:p>
          </table:table-cell>
          <table:table-cell office:value-type="float" office:value="158203000" table:style-name="ce1">
            <text:p>158203000</text:p>
          </table:table-cell>
          <table:table-cell office:value-type="float" office:value="0.26498481782046007" table:formula="of:=LOG(SQRT(AVERAGE([.B115:.U115])))^-1" table:style-name="ce1">
            <text:p>0.264984818</text:p>
          </table:table-cell>
          <table:table-cell table:number-columns-repeated="1636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8555.099999999999" table:style-name="ce1">
            <text:p>18555.1</text:p>
          </table:table-cell>
          <table:table-cell office:value-type="float" office:value="271281000" table:style-name="ce1">
            <text:p>271281000</text:p>
          </table:table-cell>
          <table:table-cell office:value-type="float" office:value="1005.38" table:style-name="ce1">
            <text:p>1005.38</text:p>
          </table:table-cell>
          <table:table-cell office:value-type="float" office:value="2174.12" table:style-name="ce1">
            <text:p>2174.12</text:p>
          </table:table-cell>
          <table:table-cell office:value-type="float" office:value="530916" table:style-name="ce1">
            <text:p>530916</text:p>
          </table:table-cell>
          <table:table-cell office:value-type="float" office:value="7.2463900000000006E+26" table:style-name="ce1">
            <text:p>7.24639E+26</text:p>
          </table:table-cell>
          <table:table-cell office:value-type="float" office:value="2987.63" table:style-name="ce1">
            <text:p>2987.63</text:p>
          </table:table-cell>
          <table:table-cell office:value-type="float" office:value="8807.9699999999993" table:style-name="ce1">
            <text:p>8807.97</text:p>
          </table:table-cell>
          <table:table-cell office:value-type="float" office:value="38494000" table:style-name="ce1">
            <text:p>38494000</text:p>
          </table:table-cell>
          <table:table-cell office:value-type="float" office:value="28850" table:style-name="ce1">
            <text:p>28850</text:p>
          </table:table-cell>
          <table:table-cell office:value-type="float" office:value="5314.9" table:style-name="ce1">
            <text:p>5314.9</text:p>
          </table:table-cell>
          <table:table-cell office:value-type="float" office:value="17678.3" table:style-name="ce1">
            <text:p>17678.3</text:p>
          </table:table-cell>
          <table:table-cell office:value-type="float" office:value="4576.82" table:style-name="ce1">
            <text:p>4576.82</text:p>
          </table:table-cell>
          <table:table-cell office:value-type="float" office:value="1843670" table:style-name="ce1">
            <text:p>1843670</text:p>
          </table:table-cell>
          <table:table-cell office:value-type="float" office:value="28980.2" table:style-name="ce1">
            <text:p>28980.2</text:p>
          </table:table-cell>
          <table:table-cell office:value-type="float" office:value="15119.7" table:style-name="ce1">
            <text:p>15119.7</text:p>
          </table:table-cell>
          <table:table-cell office:value-type="float" office:value="6089.77" table:style-name="ce1">
            <text:p>6089.77</text:p>
          </table:table-cell>
          <table:table-cell office:value-type="float" office:value="17191.900000000001" table:style-name="ce1">
            <text:p>17191.9</text:p>
          </table:table-cell>
          <table:table-cell office:value-type="float" office:value="16327800" table:style-name="ce1">
            <text:p>16327800</text:p>
          </table:table-cell>
          <table:table-cell office:value-type="float" office:value="22758300000000" table:style-name="ce1">
            <text:p>2.27583E+13</text:p>
          </table:table-cell>
          <table:table-cell office:value-type="float" office:value="7.8250042013293039E-2" table:formula="of:=LOG(SQRT(AVERAGE([.B116:.U116])))^-1" table:style-name="ce1">
            <text:p>0.078250042</text:p>
          </table:table-cell>
          <table:table-cell table:number-columns-repeated="1636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278.45" table:style-name="ce1">
            <text:p>3278.45</text:p>
          </table:table-cell>
          <table:table-cell office:value-type="float" office:value="438714000" table:style-name="ce1">
            <text:p>438714000</text:p>
          </table:table-cell>
          <table:table-cell office:value-type="float" office:value="1080.57" table:style-name="ce1">
            <text:p>1080.57</text:p>
          </table:table-cell>
          <table:table-cell office:value-type="float" office:value="1449480" table:style-name="ce1">
            <text:p>1449480</text:p>
          </table:table-cell>
          <table:table-cell office:value-type="float" office:value="17241.8" table:style-name="ce1">
            <text:p>17241.8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368946" table:style-name="ce1">
            <text:p>368946</text:p>
          </table:table-cell>
          <table:table-cell office:value-type="float" office:value="4510.3100000000004" table:style-name="ce1">
            <text:p>4510.31</text:p>
          </table:table-cell>
          <table:table-cell office:value-type="float" office:value="512281" table:style-name="ce1">
            <text:p>512281</text:p>
          </table:table-cell>
          <table:table-cell office:value-type="float" office:value="1336.58" table:style-name="ce1">
            <text:p>1336.58</text:p>
          </table:table-cell>
          <table:table-cell office:value-type="float" office:value="5501.96" table:style-name="ce1">
            <text:p>5501.96</text:p>
          </table:table-cell>
          <table:table-cell office:value-type="float" office:value="26813.9" table:style-name="ce1">
            <text:p>26813.9</text:p>
          </table:table-cell>
          <table:table-cell office:value-type="float" office:value="4124880" table:style-name="ce1">
            <text:p>4124880</text:p>
          </table:table-cell>
          <table:table-cell office:value-type="float" office:value="246564" table:style-name="ce1">
            <text:p>246564</text:p>
          </table:table-cell>
          <table:table-cell office:value-type="float" office:value="134794" table:style-name="ce1">
            <text:p>134794</text:p>
          </table:table-cell>
          <table:table-cell office:value-type="float" office:value="2130.4" table:style-name="ce1">
            <text:p>2130.4</text:p>
          </table:table-cell>
          <table:table-cell office:value-type="float" office:value="8767.14" table:style-name="ce1">
            <text:p>8767.14</text:p>
          </table:table-cell>
          <table:table-cell office:value-type="float" office:value="33606" table:style-name="ce1">
            <text:p>33606</text:p>
          </table:table-cell>
          <table:table-cell office:value-type="float" office:value="3446310" table:style-name="ce1">
            <text:p>3446310</text:p>
          </table:table-cell>
          <table:table-cell office:value-type="float" office:value="188903000" table:style-name="ce1">
            <text:p>188903000</text:p>
          </table:table-cell>
          <table:table-cell office:value-type="float" office:value="7.8491889098037851E-2" table:formula="of:=LOG(SQRT(AVERAGE([.B117:.U117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826.42" table:style-name="ce1">
            <text:p>4826.42</text:p>
          </table:table-cell>
          <table:table-cell office:value-type="float" office:value="881831000" table:style-name="ce1">
            <text:p>881831000</text:p>
          </table:table-cell>
          <table:table-cell office:value-type="float" office:value="20188.8" table:style-name="ce1">
            <text:p>20188.8</text:p>
          </table:table-cell>
          <table:table-cell office:value-type="float" office:value="1472990" table:style-name="ce1">
            <text:p>1472990</text:p>
          </table:table-cell>
          <table:table-cell office:value-type="float" office:value="32927.599999999999" table:style-name="ce1">
            <text:p>32927.6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659991" table:style-name="ce1">
            <text:p>659991</text:p>
          </table:table-cell>
          <table:table-cell office:value-type="float" office:value="21687.599999999999" table:style-name="ce1">
            <text:p>21687.6</text:p>
          </table:table-cell>
          <table:table-cell office:value-type="float" office:value="202642" table:style-name="ce1">
            <text:p>202642</text:p>
          </table:table-cell>
          <table:table-cell office:value-type="float" office:value="18990.900000000001" table:style-name="ce1">
            <text:p>18990.9</text:p>
          </table:table-cell>
          <table:table-cell office:value-type="float" office:value="2199.14" table:style-name="ce1">
            <text:p>2199.14</text:p>
          </table:table-cell>
          <table:table-cell office:value-type="float" office:value="34971.9" table:style-name="ce1">
            <text:p>34971.9</text:p>
          </table:table-cell>
          <table:table-cell office:value-type="float" office:value="10147600000" table:style-name="ce1">
            <text:p>10147600000</text:p>
          </table:table-cell>
          <table:table-cell office:value-type="float" office:value="40573.9" table:style-name="ce1">
            <text:p>40573.9</text:p>
          </table:table-cell>
          <table:table-cell office:value-type="float" office:value="72679.3" table:style-name="ce1">
            <text:p>72679.3</text:p>
          </table:table-cell>
          <table:table-cell office:value-type="float" office:value="1418970" table:style-name="ce1">
            <text:p>1418970</text:p>
          </table:table-cell>
          <table:table-cell office:value-type="float" office:value="1968.46" table:style-name="ce1">
            <text:p>1968.46</text:p>
          </table:table-cell>
          <table:table-cell office:value-type="float" office:value="29214" table:style-name="ce1">
            <text:p>29214</text:p>
          </table:table-cell>
          <table:table-cell office:value-type="float" office:value="1950180" table:style-name="ce1">
            <text:p>1950180</text:p>
          </table:table-cell>
          <table:table-cell office:value-type="float" office:value="167754000000" table:style-name="ce1">
            <text:p>1.67754E+11</text:p>
          </table:table-cell>
          <table:table-cell office:value-type="float" office:value="7.7575393009508831E-2" table:formula="of:=LOG(SQRT(AVERAGE([.B118:.U118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2148" table:style-name="ce1">
            <text:p>32148</text:p>
          </table:table-cell>
          <table:table-cell office:value-type="float" office:value="27509800" table:style-name="ce1">
            <text:p>27509800</text:p>
          </table:table-cell>
          <table:table-cell office:value-type="float" office:value="1532.19" table:style-name="ce1">
            <text:p>1532.19</text:p>
          </table:table-cell>
          <table:table-cell office:value-type="float" office:value="34295600" table:style-name="ce1">
            <text:p>34295600</text:p>
          </table:table-cell>
          <table:table-cell office:value-type="float" office:value="1580480" table:style-name="ce1">
            <text:p>1580480</text:p>
          </table:table-cell>
          <table:table-cell office:value-type="float" office:value="6.0016000000000002E+25" table:style-name="ce1">
            <text:p>6.0016E+25</text:p>
          </table:table-cell>
          <table:table-cell office:value-type="float" office:value="357246" table:style-name="ce1">
            <text:p>357246</text:p>
          </table:table-cell>
          <table:table-cell office:value-type="float" office:value="9208.99" table:style-name="ce1">
            <text:p>9208.99</text:p>
          </table:table-cell>
          <table:table-cell office:value-type="float" office:value="124946000" table:style-name="ce1">
            <text:p>124946000</text:p>
          </table:table-cell>
          <table:table-cell office:value-type="float" office:value="2313.44" table:style-name="ce1">
            <text:p>2313.44</text:p>
          </table:table-cell>
          <table:table-cell office:value-type="float" office:value="2503.48" table:style-name="ce1">
            <text:p>2503.48</text:p>
          </table:table-cell>
          <table:table-cell office:value-type="float" office:value="28762.1" table:style-name="ce1">
            <text:p>28762.1</text:p>
          </table:table-cell>
          <table:table-cell office:value-type="float" office:value="322618000" table:style-name="ce1">
            <text:p>322618000</text:p>
          </table:table-cell>
          <table:table-cell office:value-type="float" office:value="23244.6" table:style-name="ce1">
            <text:p>23244.6</text:p>
          </table:table-cell>
          <table:table-cell office:value-type="float" office:value="119955" table:style-name="ce1">
            <text:p>119955</text:p>
          </table:table-cell>
          <table:table-cell office:value-type="float" office:value="103082" table:style-name="ce1">
            <text:p>103082</text:p>
          </table:table-cell>
          <table:table-cell office:value-type="float" office:value="295117" table:style-name="ce1">
            <text:p>295117</text:p>
          </table:table-cell>
          <table:table-cell office:value-type="float" office:value="15831.5" table:style-name="ce1">
            <text:p>15831.5</text:p>
          </table:table-cell>
          <table:table-cell office:value-type="float" office:value="3623000" table:style-name="ce1">
            <text:p>3623000</text:p>
          </table:table-cell>
          <table:table-cell office:value-type="float" office:value="26055200" table:style-name="ce1">
            <text:p>26055200</text:p>
          </table:table-cell>
          <table:table-cell office:value-type="float" office:value="8.1708568488396222E-2" table:formula="of:=LOG(SQRT(AVERAGE([.B119:.U119])))^-1" table:style-name="ce1">
            <text:p>0.081708568</text:p>
          </table:table-cell>
          <table:table-cell table:number-columns-repeated="1636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5807.9" table:style-name="ce1">
            <text:p>15807.9</text:p>
          </table:table-cell>
          <table:table-cell office:value-type="float" office:value="1037430000" table:style-name="ce1">
            <text:p>1037430000</text:p>
          </table:table-cell>
          <table:table-cell office:value-type="float" office:value="1645.4" table:style-name="ce1">
            <text:p>1645.4</text:p>
          </table:table-cell>
          <table:table-cell office:value-type="float" office:value="89515.8" table:style-name="ce1">
            <text:p>89515.8</text:p>
          </table:table-cell>
          <table:table-cell office:value-type="float" office:value="64195" table:style-name="ce1">
            <text:p>64195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5762.74" table:style-name="ce1">
            <text:p>5762.74</text:p>
          </table:table-cell>
          <table:table-cell office:value-type="float" office:value="3379.22" table:style-name="ce1">
            <text:p>3379.22</text:p>
          </table:table-cell>
          <table:table-cell office:value-type="float" office:value="36478.5" table:style-name="ce1">
            <text:p>36478.5</text:p>
          </table:table-cell>
          <table:table-cell office:value-type="float" office:value="1936.36" table:style-name="ce1">
            <text:p>1936.36</text:p>
          </table:table-cell>
          <table:table-cell office:value-type="float" office:value="2131.4499999999998" table:style-name="ce1">
            <text:p>2131.45</text:p>
          </table:table-cell>
          <table:table-cell office:value-type="float" office:value="1985.12" table:style-name="ce1">
            <text:p>1985.12</text:p>
          </table:table-cell>
          <table:table-cell office:value-type="float" office:value="4954.46" table:style-name="ce1">
            <text:p>4954.46</text:p>
          </table:table-cell>
          <table:table-cell office:value-type="float" office:value="38527.5" table:style-name="ce1">
            <text:p>38527.5</text:p>
          </table:table-cell>
          <table:table-cell office:value-type="float" office:value="20721" table:style-name="ce1">
            <text:p>20721</text:p>
          </table:table-cell>
          <table:table-cell office:value-type="float" office:value="11348.8" table:style-name="ce1">
            <text:p>11348.8</text:p>
          </table:table-cell>
          <table:table-cell office:value-type="float" office:value="74313.100000000006" table:style-name="ce1">
            <text:p>74313.1</text:p>
          </table:table-cell>
          <table:table-cell office:value-type="float" office:value="5208.74" table:style-name="ce1">
            <text:p>5208.74</text:p>
          </table:table-cell>
          <table:table-cell office:value-type="float" office:value="3150380" table:style-name="ce1">
            <text:p>3150380</text:p>
          </table:table-cell>
          <table:table-cell office:value-type="float" office:value="171738000" table:style-name="ce1">
            <text:p>171738000</text:p>
          </table:table-cell>
          <table:table-cell office:value-type="float" office:value="7.8491889098037851E-2" table:formula="of:=LOG(SQRT(AVERAGE([.B120:.U120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879.1400000000003" table:style-name="ce1">
            <text:p>4879.14</text:p>
          </table:table-cell>
          <table:table-cell office:value-type="float" office:value="417312000" table:style-name="ce1">
            <text:p>417312000</text:p>
          </table:table-cell>
          <table:table-cell office:value-type="float" office:value="1167.81" table:style-name="ce1">
            <text:p>1167.81</text:p>
          </table:table-cell>
          <table:table-cell office:value-type="float" office:value="45190.9" table:style-name="ce1">
            <text:p>45190.9</text:p>
          </table:table-cell>
          <table:table-cell office:value-type="float" office:value="81509.3" table:style-name="ce1">
            <text:p>81509.3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6256.91" table:style-name="ce1">
            <text:p>6256.91</text:p>
          </table:table-cell>
          <table:table-cell office:value-type="float" office:value="18369.2" table:style-name="ce1">
            <text:p>18369.2</text:p>
          </table:table-cell>
          <table:table-cell office:value-type="float" office:value="1034210" table:style-name="ce1">
            <text:p>1034210</text:p>
          </table:table-cell>
          <table:table-cell office:value-type="float" office:value="7418.73" table:style-name="ce1">
            <text:p>7418.73</text:p>
          </table:table-cell>
          <table:table-cell office:value-type="float" office:value="1565.14" table:style-name="ce1">
            <text:p>1565.14</text:p>
          </table:table-cell>
          <table:table-cell office:value-type="float" office:value="7773.73" table:style-name="ce1">
            <text:p>7773.73</text:p>
          </table:table-cell>
          <table:table-cell office:value-type="float" office:value="458883000" table:style-name="ce1">
            <text:p>458883000</text:p>
          </table:table-cell>
          <table:table-cell office:value-type="float" office:value="339184" table:style-name="ce1">
            <text:p>339184</text:p>
          </table:table-cell>
          <table:table-cell office:value-type="float" office:value="21254000" table:style-name="ce1">
            <text:p>21254000</text:p>
          </table:table-cell>
          <table:table-cell office:value-type="float" office:value="17118.599999999999" table:style-name="ce1">
            <text:p>17118.6</text:p>
          </table:table-cell>
          <table:table-cell office:value-type="float" office:value="4399.1000000000004" table:style-name="ce1">
            <text:p>4399.1</text:p>
          </table:table-cell>
          <table:table-cell office:value-type="float" office:value="35911.5" table:style-name="ce1">
            <text:p>35911.5</text:p>
          </table:table-cell>
          <table:table-cell office:value-type="float" office:value="2053170" table:style-name="ce1">
            <text:p>2053170</text:p>
          </table:table-cell>
          <table:table-cell office:value-type="float" office:value="670296" table:style-name="ce1">
            <text:p>670296</text:p>
          </table:table-cell>
          <table:table-cell office:value-type="float" office:value="7.8491889098037851E-2" table:formula="of:=LOG(SQRT(AVERAGE([.B121:.U121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64030.2" table:style-name="ce1">
            <text:p>64030.2</text:p>
          </table:table-cell>
          <table:table-cell office:value-type="float" office:value="540746000" table:style-name="ce1">
            <text:p>540746000</text:p>
          </table:table-cell>
          <table:table-cell office:value-type="float" office:value="260317" table:style-name="ce1">
            <text:p>260317</text:p>
          </table:table-cell>
          <table:table-cell office:value-type="float" office:value="21248.5" table:style-name="ce1">
            <text:p>21248.5</text:p>
          </table:table-cell>
          <table:table-cell office:value-type="float" office:value="33764.400000000001" table:style-name="ce1">
            <text:p>33764.4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365327" table:style-name="ce1">
            <text:p>365327</text:p>
          </table:table-cell>
          <table:table-cell office:value-type="float" office:value="2433.81" table:style-name="ce1">
            <text:p>2433.81</text:p>
          </table:table-cell>
          <table:table-cell office:value-type="float" office:value="367849" table:style-name="ce1">
            <text:p>367849</text:p>
          </table:table-cell>
          <table:table-cell office:value-type="float" office:value="389320" table:style-name="ce1">
            <text:p>389320</text:p>
          </table:table-cell>
          <table:table-cell office:value-type="float" office:value="97752000" table:style-name="ce1">
            <text:p>97752000</text:p>
          </table:table-cell>
          <table:table-cell office:value-type="float" office:value="3589.39" table:style-name="ce1">
            <text:p>3589.39</text:p>
          </table:table-cell>
          <table:table-cell office:value-type="float" office:value="12211.3" table:style-name="ce1">
            <text:p>12211.3</text:p>
          </table:table-cell>
          <table:table-cell office:value-type="float" office:value="1018360" table:style-name="ce1">
            <text:p>1018360</text:p>
          </table:table-cell>
          <table:table-cell office:value-type="float" office:value="43712.3" table:style-name="ce1">
            <text:p>43712.3</text:p>
          </table:table-cell>
          <table:table-cell office:value-type="float" office:value="8832.99" table:style-name="ce1">
            <text:p>8832.99</text:p>
          </table:table-cell>
          <table:table-cell office:value-type="float" office:value="1669.21" table:style-name="ce1">
            <text:p>1669.21</text:p>
          </table:table-cell>
          <table:table-cell office:value-type="float" office:value="1351.57" table:style-name="ce1">
            <text:p>1351.57</text:p>
          </table:table-cell>
          <table:table-cell office:value-type="float" office:value="8885940" table:style-name="ce1">
            <text:p>8885940</text:p>
          </table:table-cell>
          <table:table-cell office:value-type="float" office:value="128788000" table:style-name="ce1">
            <text:p>128788000</text:p>
          </table:table-cell>
          <table:table-cell office:value-type="float" office:value="7.7575393009508831E-2" table:formula="of:=LOG(SQRT(AVERAGE([.B122:.U122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65405.599999999999" table:style-name="ce1">
            <text:p>65405.6</text:p>
          </table:table-cell>
          <table:table-cell office:value-type="float" office:value="483192000" table:style-name="ce1">
            <text:p>483192000</text:p>
          </table:table-cell>
          <table:table-cell office:value-type="float" office:value="940.45399999999995" table:style-name="ce1">
            <text:p>940.454</text:p>
          </table:table-cell>
          <table:table-cell office:value-type="float" office:value="29754.400000000001" table:style-name="ce1">
            <text:p>29754.4</text:p>
          </table:table-cell>
          <table:table-cell office:value-type="float" office:value="11973.2" table:style-name="ce1">
            <text:p>11973.2</text:p>
          </table:table-cell>
          <table:table-cell office:value-type="float" office:value="7.2463900000000006E+26" table:style-name="ce1">
            <text:p>7.24639E+26</text:p>
          </table:table-cell>
          <table:table-cell office:value-type="float" office:value="1542.82" table:style-name="ce1">
            <text:p>1542.82</text:p>
          </table:table-cell>
          <table:table-cell office:value-type="float" office:value="29893.5" table:style-name="ce1">
            <text:p>29893.5</text:p>
          </table:table-cell>
          <table:table-cell office:value-type="float" office:value="5484530" table:style-name="ce1">
            <text:p>5484530</text:p>
          </table:table-cell>
          <table:table-cell office:value-type="float" office:value="13015.6" table:style-name="ce1">
            <text:p>13015.6</text:p>
          </table:table-cell>
          <table:table-cell office:value-type="float" office:value="1241.81" table:style-name="ce1">
            <text:p>1241.81</text:p>
          </table:table-cell>
          <table:table-cell office:value-type="float" office:value="19737.3" table:style-name="ce1">
            <text:p>19737.3</text:p>
          </table:table-cell>
          <table:table-cell office:value-type="float" office:value="8353160000" table:style-name="ce1">
            <text:p>8353160000</text:p>
          </table:table-cell>
          <table:table-cell office:value-type="float" office:value="615785" table:style-name="ce1">
            <text:p>615785</text:p>
          </table:table-cell>
          <table:table-cell office:value-type="float" office:value="16622200" table:style-name="ce1">
            <text:p>16622200</text:p>
          </table:table-cell>
          <table:table-cell office:value-type="float" office:value="472609" table:style-name="ce1">
            <text:p>472609</text:p>
          </table:table-cell>
          <table:table-cell office:value-type="float" office:value="403293" table:style-name="ce1">
            <text:p>403293</text:p>
          </table:table-cell>
          <table:table-cell office:value-type="float" office:value="1785680" table:style-name="ce1">
            <text:p>1785680</text:p>
          </table:table-cell>
          <table:table-cell office:value-type="float" office:value="52046.3" table:style-name="ce1">
            <text:p>52046.3</text:p>
          </table:table-cell>
          <table:table-cell office:value-type="float" office:value="7286110000" table:style-name="ce1">
            <text:p>7286110000</text:p>
          </table:table-cell>
          <table:table-cell office:value-type="float" office:value="7.8250042013293081E-2" table:formula="of:=LOG(SQRT(AVERAGE([.B123:.U123])))^-1" table:style-name="ce1">
            <text:p>0.078250042</text:p>
          </table:table-cell>
          <table:table-cell table:number-columns-repeated="1636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106.6" table:style-name="ce1">
            <text:p>2106.6</text:p>
          </table:table-cell>
          <table:table-cell office:value-type="float" office:value="36008200" table:style-name="ce1">
            <text:p>36008200</text:p>
          </table:table-cell>
          <table:table-cell office:value-type="float" office:value="4668.91" table:style-name="ce1">
            <text:p>4668.91</text:p>
          </table:table-cell>
          <table:table-cell office:value-type="float" office:value="2808.66" table:style-name="ce1">
            <text:p>2808.66</text:p>
          </table:table-cell>
          <table:table-cell office:value-type="float" office:value="12028.1" table:style-name="ce1">
            <text:p>12028.1</text:p>
          </table:table-cell>
          <table:table-cell office:value-type="float" office:value="6.0087999999999999E+25" table:style-name="ce1">
            <text:p>6.0088E+25</text:p>
          </table:table-cell>
          <table:table-cell office:value-type="float" office:value="12001.5" table:style-name="ce1">
            <text:p>12001.5</text:p>
          </table:table-cell>
          <table:table-cell office:value-type="float" office:value="6523" table:style-name="ce1">
            <text:p>6523</text:p>
          </table:table-cell>
          <table:table-cell office:value-type="float" office:value="92252.2" table:style-name="ce1">
            <text:p>92252.2</text:p>
          </table:table-cell>
          <table:table-cell office:value-type="float" office:value="438150" table:style-name="ce1">
            <text:p>438150</text:p>
          </table:table-cell>
          <table:table-cell office:value-type="float" office:value="2893.07" table:style-name="ce1">
            <text:p>2893.07</text:p>
          </table:table-cell>
          <table:table-cell office:value-type="float" office:value="73873.600000000006" table:style-name="ce1">
            <text:p>73873.6</text:p>
          </table:table-cell>
          <table:table-cell office:value-type="float" office:value="322689000" table:style-name="ce1">
            <text:p>322689000</text:p>
          </table:table-cell>
          <table:table-cell office:value-type="float" office:value="34817.1" table:style-name="ce1">
            <text:p>34817.1</text:p>
          </table:table-cell>
          <table:table-cell office:value-type="float" office:value="45970.7" table:style-name="ce1">
            <text:p>45970.7</text:p>
          </table:table-cell>
          <table:table-cell office:value-type="float" office:value="6951.23" table:style-name="ce1">
            <text:p>6951.23</text:p>
          </table:table-cell>
          <table:table-cell office:value-type="float" office:value="15771.2" table:style-name="ce1">
            <text:p>15771.2</text:p>
          </table:table-cell>
          <table:table-cell office:value-type="float" office:value="4344.03" table:style-name="ce1">
            <text:p>4344.03</text:p>
          </table:table-cell>
          <table:table-cell office:value-type="float" office:value="4182410" table:style-name="ce1">
            <text:p>4182410</text:p>
          </table:table-cell>
          <table:table-cell office:value-type="float" office:value="73502800" table:style-name="ce1">
            <text:p>73502800</text:p>
          </table:table-cell>
          <table:table-cell office:value-type="float" office:value="8.1706830345998488E-2" table:formula="of:=LOG(SQRT(AVERAGE([.B124:.U124])))^-1" table:style-name="ce1">
            <text:p>0.08170683</text:p>
          </table:table-cell>
          <table:table-cell table:number-columns-repeated="1636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39672.800000000003" table:style-name="ce1">
            <text:p>39672.8</text:p>
          </table:table-cell>
          <table:table-cell office:value-type="float" office:value="61388.9" table:style-name="ce1">
            <text:p>61388.9</text:p>
          </table:table-cell>
          <table:table-cell office:value-type="float" office:value="3029.85" table:style-name="ce1">
            <text:p>3029.85</text:p>
          </table:table-cell>
          <table:table-cell office:value-type="float" office:value="2645.69" table:style-name="ce1">
            <text:p>2645.69</text:p>
          </table:table-cell>
          <table:table-cell office:value-type="float" office:value="15856.4" table:style-name="ce1">
            <text:p>15856.4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26139" table:style-name="ce1">
            <text:p>26139</text:p>
          </table:table-cell>
          <table:table-cell office:value-type="float" office:value="6535.75" table:style-name="ce1">
            <text:p>6535.75</text:p>
          </table:table-cell>
          <table:table-cell office:value-type="float" office:value="4465420" table:style-name="ce1">
            <text:p>4465420</text:p>
          </table:table-cell>
          <table:table-cell office:value-type="float" office:value="5765.43" table:style-name="ce1">
            <text:p>5765.43</text:p>
          </table:table-cell>
          <table:table-cell office:value-type="float" office:value="21134.3" table:style-name="ce1">
            <text:p>21134.3</text:p>
          </table:table-cell>
          <table:table-cell office:value-type="float" office:value="10451.5" table:style-name="ce1">
            <text:p>10451.5</text:p>
          </table:table-cell>
          <table:table-cell office:value-type="float" office:value="322608000" table:style-name="ce1">
            <text:p>322608000</text:p>
          </table:table-cell>
          <table:table-cell office:value-type="float" office:value="300856" table:style-name="ce1">
            <text:p>300856</text:p>
          </table:table-cell>
          <table:table-cell office:value-type="float" office:value="16542000" table:style-name="ce1">
            <text:p>16542000</text:p>
          </table:table-cell>
          <table:table-cell office:value-type="float" office:value="5236.99" table:style-name="ce1">
            <text:p>5236.99</text:p>
          </table:table-cell>
          <table:table-cell office:value-type="float" office:value="23001.1" table:style-name="ce1">
            <text:p>23001.1</text:p>
          </table:table-cell>
          <table:table-cell office:value-type="float" office:value="32724.3" table:style-name="ce1">
            <text:p>32724.3</text:p>
          </table:table-cell>
          <table:table-cell office:value-type="float" office:value="21566400" table:style-name="ce1">
            <text:p>21566400</text:p>
          </table:table-cell>
          <table:table-cell office:value-type="float" office:value="1124790" table:style-name="ce1">
            <text:p>1124790</text:p>
          </table:table-cell>
          <table:table-cell office:value-type="float" office:value="7.8491889098037851E-2" table:formula="of:=LOG(SQRT(AVERAGE([.B125:.U125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72067.899999999994" table:style-name="ce1">
            <text:p>72067.9</text:p>
          </table:table-cell>
          <table:table-cell office:value-type="float" office:value="236719000" table:style-name="ce1">
            <text:p>236719000</text:p>
          </table:table-cell>
          <table:table-cell office:value-type="float" office:value="1415.66" table:style-name="ce1">
            <text:p>1415.66</text:p>
          </table:table-cell>
          <table:table-cell office:value-type="float" office:value="240190" table:style-name="ce1">
            <text:p>240190</text:p>
          </table:table-cell>
          <table:table-cell office:value-type="float" office:value="13399.5" table:style-name="ce1">
            <text:p>13399.5</text:p>
          </table:table-cell>
          <table:table-cell office:value-type="float" office:value="8.3938900000000004E+26" table:style-name="ce1">
            <text:p>8.39389E+26</text:p>
          </table:table-cell>
          <table:table-cell office:value-type="float" office:value="32423.4" table:style-name="ce1">
            <text:p>32423.4</text:p>
          </table:table-cell>
          <table:table-cell office:value-type="float" office:value="9829.7099999999991" table:style-name="ce1">
            <text:p>9829.71</text:p>
          </table:table-cell>
          <table:table-cell office:value-type="float" office:value="7600740" table:style-name="ce1">
            <text:p>7600740</text:p>
          </table:table-cell>
          <table:table-cell office:value-type="float" office:value="5113.0200000000004" table:style-name="ce1">
            <text:p>5113.02</text:p>
          </table:table-cell>
          <table:table-cell office:value-type="float" office:value="1007" table:style-name="ce1">
            <text:p>1007</text:p>
          </table:table-cell>
          <table:table-cell office:value-type="float" office:value="46988100" table:style-name="ce1">
            <text:p>46988100</text:p>
          </table:table-cell>
          <table:table-cell office:value-type="float" office:value="9055850000" table:style-name="ce1">
            <text:p>9055850000</text:p>
          </table:table-cell>
          <table:table-cell office:value-type="float" office:value="29605.3" table:style-name="ce1">
            <text:p>29605.3</text:p>
          </table:table-cell>
          <table:table-cell office:value-type="float" office:value="20855.5" table:style-name="ce1">
            <text:p>20855.5</text:p>
          </table:table-cell>
          <table:table-cell office:value-type="float" office:value="24355.7" table:style-name="ce1">
            <text:p>24355.7</text:p>
          </table:table-cell>
          <table:table-cell office:value-type="float" office:value="411270" table:style-name="ce1">
            <text:p>411270</text:p>
          </table:table-cell>
          <table:table-cell office:value-type="float" office:value="380241" table:style-name="ce1">
            <text:p>380241</text:p>
          </table:table-cell>
          <table:table-cell office:value-type="float" office:value="7869410" table:style-name="ce1">
            <text:p>7869410</text:p>
          </table:table-cell>
          <table:table-cell office:value-type="float" office:value="117332000" table:style-name="ce1">
            <text:p>117332000</text:p>
          </table:table-cell>
          <table:table-cell office:value-type="float" office:value="7.8055075830194082E-2" table:formula="of:=LOG(SQRT(AVERAGE([.B126:.U126])))^-1" table:style-name="ce1">
            <text:p>0.078055076</text:p>
          </table:table-cell>
          <table:table-cell table:number-columns-repeated="1636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8285.199999999997" table:style-name="ce1">
            <text:p>38285.2</text:p>
          </table:table-cell>
          <table:table-cell office:value-type="float" office:value="507944000" table:style-name="ce1">
            <text:p>507944000</text:p>
          </table:table-cell>
          <table:table-cell office:value-type="float" office:value="1380.88" table:style-name="ce1">
            <text:p>1380.88</text:p>
          </table:table-cell>
          <table:table-cell office:value-type="float" office:value="45315.1" table:style-name="ce1">
            <text:p>45315.1</text:p>
          </table:table-cell>
          <table:table-cell office:value-type="float" office:value="10305.6" table:style-name="ce1">
            <text:p>10305.6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11477.6" table:style-name="ce1">
            <text:p>11477.6</text:p>
          </table:table-cell>
          <table:table-cell office:value-type="float" office:value="2204.16" table:style-name="ce1">
            <text:p>2204.16</text:p>
          </table:table-cell>
          <table:table-cell office:value-type="float" office:value="2584250" table:style-name="ce1">
            <text:p>2584250</text:p>
          </table:table-cell>
          <table:table-cell office:value-type="float" office:value="1779.75" table:style-name="ce1">
            <text:p>1779.75</text:p>
          </table:table-cell>
          <table:table-cell office:value-type="float" office:value="2330.58" table:style-name="ce1">
            <text:p>2330.58</text:p>
          </table:table-cell>
          <table:table-cell office:value-type="float" office:value="7668.79" table:style-name="ce1">
            <text:p>7668.79</text:p>
          </table:table-cell>
          <table:table-cell office:value-type="float" office:value="8675.44" table:style-name="ce1">
            <text:p>8675.44</text:p>
          </table:table-cell>
          <table:table-cell office:value-type="float" office:value="72020.7" table:style-name="ce1">
            <text:p>72020.7</text:p>
          </table:table-cell>
          <table:table-cell office:value-type="float" office:value="16552900" table:style-name="ce1">
            <text:p>16552900</text:p>
          </table:table-cell>
          <table:table-cell office:value-type="float" office:value="18214.8" table:style-name="ce1">
            <text:p>18214.8</text:p>
          </table:table-cell>
          <table:table-cell office:value-type="float" office:value="33847.5" table:style-name="ce1">
            <text:p>33847.5</text:p>
          </table:table-cell>
          <table:table-cell office:value-type="float" office:value="5528.27" table:style-name="ce1">
            <text:p>5528.27</text:p>
          </table:table-cell>
          <table:table-cell office:value-type="float" office:value="3934530" table:style-name="ce1">
            <text:p>3934530</text:p>
          </table:table-cell>
          <table:table-cell office:value-type="float" office:value="730138000" table:style-name="ce1">
            <text:p>730138000</text:p>
          </table:table-cell>
          <table:table-cell office:value-type="float" office:value="7.8491889098037851E-2" table:formula="of:=LOG(SQRT(AVERAGE([.B127:.U127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587.14" table:style-name="ce1">
            <text:p>3587.14</text:p>
          </table:table-cell>
          <table:table-cell office:value-type="float" office:value="1110040" table:style-name="ce1">
            <text:p>1110040</text:p>
          </table:table-cell>
          <table:table-cell office:value-type="float" office:value="5273.45" table:style-name="ce1">
            <text:p>5273.45</text:p>
          </table:table-cell>
          <table:table-cell office:value-type="float" office:value="66364.800000000003" table:style-name="ce1">
            <text:p>66364.8</text:p>
          </table:table-cell>
          <table:table-cell office:value-type="float" office:value="10884" table:style-name="ce1">
            <text:p>10884</text:p>
          </table:table-cell>
          <table:table-cell office:value-type="float" office:value="567043" table:style-name="ce1">
            <text:p>567043</text:p>
          </table:table-cell>
          <table:table-cell office:value-type="float" office:value="380960" table:style-name="ce1">
            <text:p>380960</text:p>
          </table:table-cell>
          <table:table-cell office:value-type="float" office:value="2410.2800000000002" table:style-name="ce1">
            <text:p>2410.28</text:p>
          </table:table-cell>
          <table:table-cell office:value-type="float" office:value="2532050" table:style-name="ce1">
            <text:p>2532050</text:p>
          </table:table-cell>
          <table:table-cell office:value-type="float" office:value="1934.17" table:style-name="ce1">
            <text:p>1934.17</text:p>
          </table:table-cell>
          <table:table-cell office:value-type="float" office:value="887.447" table:style-name="ce1">
            <text:p>887.447</text:p>
          </table:table-cell>
          <table:table-cell office:value-type="float" office:value="11114.1" table:style-name="ce1">
            <text:p>11114.1</text:p>
          </table:table-cell>
          <table:table-cell office:value-type="float" office:value="105733" table:style-name="ce1">
            <text:p>105733</text:p>
          </table:table-cell>
          <table:table-cell office:value-type="float" office:value="28875400" table:style-name="ce1">
            <text:p>28875400</text:p>
          </table:table-cell>
          <table:table-cell office:value-type="float" office:value="268257" table:style-name="ce1">
            <text:p>268257</text:p>
          </table:table-cell>
          <table:table-cell office:value-type="float" office:value="4542.29" table:style-name="ce1">
            <text:p>4542.29</text:p>
          </table:table-cell>
          <table:table-cell office:value-type="float" office:value="6766480" table:style-name="ce1">
            <text:p>6766480</text:p>
          </table:table-cell>
          <table:table-cell office:value-type="float" office:value="82505.399999999994" table:style-name="ce1">
            <text:p>82505.4</text:p>
          </table:table-cell>
          <table:table-cell office:value-type="float" office:value="20338100" table:style-name="ce1">
            <text:p>20338100</text:p>
          </table:table-cell>
          <table:table-cell office:value-type="float" office:value="58626100" table:style-name="ce1">
            <text:p>58626100</text:p>
          </table:table-cell>
          <table:table-cell office:value-type="float" office:value="0.29510361511130961" table:formula="of:=LOG(SQRT(AVERAGE([.B128:.U128])))^-1" table:style-name="ce1">
            <text:p>0.295103615</text:p>
          </table:table-cell>
          <table:table-cell table:number-columns-repeated="1636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010.79" table:style-name="ce1">
            <text:p>2010.79</text:p>
          </table:table-cell>
          <table:table-cell office:value-type="float" office:value="472455000" table:style-name="ce1">
            <text:p>472455000</text:p>
          </table:table-cell>
          <table:table-cell office:value-type="float" office:value="57646.6" table:style-name="ce1">
            <text:p>57646.6</text:p>
          </table:table-cell>
          <table:table-cell office:value-type="float" office:value="159849" table:style-name="ce1">
            <text:p>159849</text:p>
          </table:table-cell>
          <table:table-cell office:value-type="float" office:value="98724000" table:style-name="ce1">
            <text:p>98724000</text:p>
          </table:table-cell>
          <table:table-cell office:value-type="float" office:value="26901.9" table:style-name="ce1">
            <text:p>26901.9</text:p>
          </table:table-cell>
          <table:table-cell office:value-type="float" office:value="8186.39" table:style-name="ce1">
            <text:p>8186.39</text:p>
          </table:table-cell>
          <table:table-cell office:value-type="float" office:value="4167.58" table:style-name="ce1">
            <text:p>4167.58</text:p>
          </table:table-cell>
          <table:table-cell office:value-type="float" office:value="853920" table:style-name="ce1">
            <text:p>853920</text:p>
          </table:table-cell>
          <table:table-cell office:value-type="float" office:value="6043.29" table:style-name="ce1">
            <text:p>6043.29</text:p>
          </table:table-cell>
          <table:table-cell office:value-type="float" office:value="2449.5" table:style-name="ce1">
            <text:p>2449.5</text:p>
          </table:table-cell>
          <table:table-cell office:value-type="float" office:value="8254.0300000000007" table:style-name="ce1">
            <text:p>8254.03</text:p>
          </table:table-cell>
          <table:table-cell office:value-type="float" office:value="14420.9" table:style-name="ce1">
            <text:p>14420.9</text:p>
          </table:table-cell>
          <table:table-cell office:value-type="float" office:value="114010" table:style-name="ce1">
            <text:p>114010</text:p>
          </table:table-cell>
          <table:table-cell office:value-type="float" office:value="1952740000" table:style-name="ce1">
            <text:p>1952740000</text:p>
          </table:table-cell>
          <table:table-cell office:value-type="float" office:value="14459.3" table:style-name="ce1">
            <text:p>14459.3</text:p>
          </table:table-cell>
          <table:table-cell office:value-type="float" office:value="32886.6" table:style-name="ce1">
            <text:p>32886.6</text:p>
          </table:table-cell>
          <table:table-cell office:value-type="float" office:value="6129.01" table:style-name="ce1">
            <text:p>6129.01</text:p>
          </table:table-cell>
          <table:table-cell office:value-type="float" office:value="145351" table:style-name="ce1">
            <text:p>145351</text:p>
          </table:table-cell>
          <table:table-cell office:value-type="float" office:value="181165000" table:style-name="ce1">
            <text:p>181165000</text:p>
          </table:table-cell>
          <table:table-cell office:value-type="float" office:value="0.2459605721733043" table:formula="of:=LOG(SQRT(AVERAGE([.B129:.U129])))^-1" table:style-name="ce1">
            <text:p>0.245960572</text:p>
          </table:table-cell>
          <table:table-cell table:number-columns-repeated="1636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7615.3" table:style-name="ce1">
            <text:p>17615.3</text:p>
          </table:table-cell>
          <table:table-cell office:value-type="float" office:value="34642300" table:style-name="ce1">
            <text:p>34642300</text:p>
          </table:table-cell>
          <table:table-cell office:value-type="float" office:value="9324.6299999999992" table:style-name="ce1">
            <text:p>9324.63</text:p>
          </table:table-cell>
          <table:table-cell office:value-type="float" office:value="17452.900000000001" table:style-name="ce1">
            <text:p>17452.9</text:p>
          </table:table-cell>
          <table:table-cell office:value-type="float" office:value="33230.5" table:style-name="ce1">
            <text:p>33230.5</text:p>
          </table:table-cell>
          <table:table-cell office:value-type="float" office:value="1.8133899999999999E+27" table:style-name="ce1">
            <text:p>1.81339E+27</text:p>
          </table:table-cell>
          <table:table-cell office:value-type="float" office:value="9600.84" table:style-name="ce1">
            <text:p>9600.84</text:p>
          </table:table-cell>
          <table:table-cell office:value-type="float" office:value="3757.2" table:style-name="ce1">
            <text:p>3757.2</text:p>
          </table:table-cell>
          <table:table-cell office:value-type="float" office:value="2389660" table:style-name="ce1">
            <text:p>2389660</text:p>
          </table:table-cell>
          <table:table-cell office:value-type="float" office:value="4155.6899999999996" table:style-name="ce1">
            <text:p>4155.69</text:p>
          </table:table-cell>
          <table:table-cell office:value-type="float" office:value="4911.87" table:style-name="ce1">
            <text:p>4911.87</text:p>
          </table:table-cell>
          <table:table-cell office:value-type="float" office:value="11708.3" table:style-name="ce1">
            <text:p>11708.3</text:p>
          </table:table-cell>
          <table:table-cell office:value-type="float" office:value="322641000" table:style-name="ce1">
            <text:p>322641000</text:p>
          </table:table-cell>
          <table:table-cell office:value-type="float" office:value="14146000" table:style-name="ce1">
            <text:p>14146000</text:p>
          </table:table-cell>
          <table:table-cell office:value-type="float" office:value="442464" table:style-name="ce1">
            <text:p>442464</text:p>
          </table:table-cell>
          <table:table-cell office:value-type="float" office:value="11615.2" table:style-name="ce1">
            <text:p>11615.2</text:p>
          </table:table-cell>
          <table:table-cell office:value-type="float" office:value="2634.32" table:style-name="ce1">
            <text:p>2634.32</text:p>
          </table:table-cell>
          <table:table-cell office:value-type="float" office:value="1291.3499999999999" table:style-name="ce1">
            <text:p>1291.35</text:p>
          </table:table-cell>
          <table:table-cell office:value-type="float" office:value="1883660" table:style-name="ce1">
            <text:p>1883660</text:p>
          </table:table-cell>
          <table:table-cell office:value-type="float" office:value="18885300" table:style-name="ce1">
            <text:p>18885300</text:p>
          </table:table-cell>
          <table:table-cell office:value-type="float" office:value="7.7049137548050706E-2" table:formula="of:=LOG(SQRT(AVERAGE([.B130:.U130])))^-1" table:style-name="ce1">
            <text:p>0.077049138</text:p>
          </table:table-cell>
          <table:table-cell table:number-columns-repeated="1636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66801" table:style-name="ce1">
            <text:p>166801</text:p>
          </table:table-cell>
          <table:table-cell office:value-type="float" office:value="236903000" table:style-name="ce1">
            <text:p>236903000</text:p>
          </table:table-cell>
          <table:table-cell office:value-type="float" office:value="5741.37" table:style-name="ce1">
            <text:p>5741.37</text:p>
          </table:table-cell>
          <table:table-cell office:value-type="float" office:value="8728.77" table:style-name="ce1">
            <text:p>8728.77</text:p>
          </table:table-cell>
          <table:table-cell office:value-type="float" office:value="9129.43" table:style-name="ce1">
            <text:p>9129.43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6180.05" table:style-name="ce1">
            <text:p>6180.05</text:p>
          </table:table-cell>
          <table:table-cell office:value-type="float" office:value="10102.799999999999" table:style-name="ce1">
            <text:p>10102.8</text:p>
          </table:table-cell>
          <table:table-cell office:value-type="float" office:value="1767760" table:style-name="ce1">
            <text:p>1767760</text:p>
          </table:table-cell>
          <table:table-cell office:value-type="float" office:value="4476.2" table:style-name="ce1">
            <text:p>4476.2</text:p>
          </table:table-cell>
          <table:table-cell office:value-type="float" office:value="5878.3" table:style-name="ce1">
            <text:p>5878.3</text:p>
          </table:table-cell>
          <table:table-cell office:value-type="float" office:value="2948.25" table:style-name="ce1">
            <text:p>2948.25</text:p>
          </table:table-cell>
          <table:table-cell office:value-type="float" office:value="114929" table:style-name="ce1">
            <text:p>114929</text:p>
          </table:table-cell>
          <table:table-cell office:value-type="float" office:value="326289" table:style-name="ce1">
            <text:p>326289</text:p>
          </table:table-cell>
          <table:table-cell office:value-type="float" office:value="55103.7" table:style-name="ce1">
            <text:p>55103.7</text:p>
          </table:table-cell>
          <table:table-cell office:value-type="float" office:value="11137" table:style-name="ce1">
            <text:p>11137</text:p>
          </table:table-cell>
          <table:table-cell office:value-type="float" office:value="19350.400000000001" table:style-name="ce1">
            <text:p>19350.4</text:p>
          </table:table-cell>
          <table:table-cell office:value-type="float" office:value="5771.02" table:style-name="ce1">
            <text:p>5771.02</text:p>
          </table:table-cell>
          <table:table-cell office:value-type="float" office:value="7218200" table:style-name="ce1">
            <text:p>7218200</text:p>
          </table:table-cell>
          <table:table-cell office:value-type="float" office:value="246306" table:style-name="ce1">
            <text:p>246306</text:p>
          </table:table-cell>
          <table:table-cell office:value-type="float" office:value="7.8491889098037851E-2" table:formula="of:=LOG(SQRT(AVERAGE([.B131:.U131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7477.65" table:style-name="ce1">
            <text:p>7477.65</text:p>
          </table:table-cell>
          <table:table-cell office:value-type="float" office:value="244658000" table:style-name="ce1">
            <text:p>244658000</text:p>
          </table:table-cell>
          <table:table-cell office:value-type="float" office:value="4472.74" table:style-name="ce1">
            <text:p>4472.74</text:p>
          </table:table-cell>
          <table:table-cell office:value-type="float" office:value="1634.14" table:style-name="ce1">
            <text:p>1634.14</text:p>
          </table:table-cell>
          <table:table-cell office:value-type="float" office:value="9282.33" table:style-name="ce1">
            <text:p>9282.33</text:p>
          </table:table-cell>
          <table:table-cell office:value-type="float" office:value="46472.3" table:style-name="ce1">
            <text:p>46472.3</text:p>
          </table:table-cell>
          <table:table-cell office:value-type="float" office:value="16926.599999999999" table:style-name="ce1">
            <text:p>16926.6</text:p>
          </table:table-cell>
          <table:table-cell office:value-type="float" office:value="1092.8900000000001" table:style-name="ce1">
            <text:p>1092.89</text:p>
          </table:table-cell>
          <table:table-cell office:value-type="float" office:value="6494010000" table:style-name="ce1">
            <text:p>6494010000</text:p>
          </table:table-cell>
          <table:table-cell office:value-type="float" office:value="5402.69" table:style-name="ce1">
            <text:p>5402.69</text:p>
          </table:table-cell>
          <table:table-cell office:value-type="float" office:value="1969.07" table:style-name="ce1">
            <text:p>1969.07</text:p>
          </table:table-cell>
          <table:table-cell office:value-type="float" office:value="53527.4" table:style-name="ce1">
            <text:p>53527.4</text:p>
          </table:table-cell>
          <table:table-cell office:value-type="float" office:value="3979.97" table:style-name="ce1">
            <text:p>3979.97</text:p>
          </table:table-cell>
          <table:table-cell office:value-type="float" office:value="12322800" table:style-name="ce1">
            <text:p>12322800</text:p>
          </table:table-cell>
          <table:table-cell office:value-type="float" office:value="4944820" table:style-name="ce1">
            <text:p>4944820</text:p>
          </table:table-cell>
          <table:table-cell office:value-type="float" office:value="4383.33" table:style-name="ce1">
            <text:p>4383.33</text:p>
          </table:table-cell>
          <table:table-cell office:value-type="float" office:value="3354.78" table:style-name="ce1">
            <text:p>3354.78</text:p>
          </table:table-cell>
          <table:table-cell office:value-type="float" office:value="1546.55" table:style-name="ce1">
            <text:p>1546.55</text:p>
          </table:table-cell>
          <table:table-cell office:value-type="float" office:value="5292720" table:style-name="ce1">
            <text:p>5292720</text:p>
          </table:table-cell>
          <table:table-cell office:value-type="float" office:value="1225960000000" table:style-name="ce1">
            <text:p>1.22596E+12</text:p>
          </table:table-cell>
          <table:table-cell office:value-type="float" office:value="0.18535964746778039" table:formula="of:=LOG(SQRT(AVERAGE([.B132:.U132])))^-1" table:style-name="ce1">
            <text:p>0.185359647</text:p>
          </table:table-cell>
          <table:table-cell table:number-columns-repeated="1636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2797.8" table:style-name="ce1">
            <text:p>22797.8</text:p>
          </table:table-cell>
          <table:table-cell office:value-type="float" office:value="190673000" table:style-name="ce1">
            <text:p>190673000</text:p>
          </table:table-cell>
          <table:table-cell office:value-type="float" office:value="1095.02" table:style-name="ce1">
            <text:p>1095.02</text:p>
          </table:table-cell>
          <table:table-cell office:value-type="float" office:value="2149.2399999999998" table:style-name="ce1">
            <text:p>2149.24</text:p>
          </table:table-cell>
          <table:table-cell office:value-type="float" office:value="14791" table:style-name="ce1">
            <text:p>14791</text:p>
          </table:table-cell>
          <table:table-cell office:value-type="float" office:value="30888.7" table:style-name="ce1">
            <text:p>30888.7</text:p>
          </table:table-cell>
          <table:table-cell office:value-type="float" office:value="5773.28" table:style-name="ce1">
            <text:p>5773.28</text:p>
          </table:table-cell>
          <table:table-cell office:value-type="float" office:value="5473.44" table:style-name="ce1">
            <text:p>5473.44</text:p>
          </table:table-cell>
          <table:table-cell office:value-type="float" office:value="54602900" table:style-name="ce1">
            <text:p>54602900</text:p>
          </table:table-cell>
          <table:table-cell office:value-type="float" office:value="8710.61" table:style-name="ce1">
            <text:p>8710.61</text:p>
          </table:table-cell>
          <table:table-cell office:value-type="float" office:value="7015.29" table:style-name="ce1">
            <text:p>7015.29</text:p>
          </table:table-cell>
          <table:table-cell office:value-type="float" office:value="10991.8" table:style-name="ce1">
            <text:p>10991.8</text:p>
          </table:table-cell>
          <table:table-cell office:value-type="float" office:value="322607000" table:style-name="ce1">
            <text:p>322607000</text:p>
          </table:table-cell>
          <table:table-cell office:value-type="float" office:value="12591100" table:style-name="ce1">
            <text:p>12591100</text:p>
          </table:table-cell>
          <table:table-cell office:value-type="float" office:value="113887" table:style-name="ce1">
            <text:p>113887</text:p>
          </table:table-cell>
          <table:table-cell office:value-type="float" office:value="7692.08" table:style-name="ce1">
            <text:p>7692.08</text:p>
          </table:table-cell>
          <table:table-cell office:value-type="float" office:value="3295.11" table:style-name="ce1">
            <text:p>3295.11</text:p>
          </table:table-cell>
          <table:table-cell office:value-type="float" office:value="3859.44" table:style-name="ce1">
            <text:p>3859.44</text:p>
          </table:table-cell>
          <table:table-cell office:value-type="float" office:value="109906" table:style-name="ce1">
            <text:p>109906</text:p>
          </table:table-cell>
          <table:table-cell office:value-type="float" office:value="205498000" table:style-name="ce1">
            <text:p>205498000</text:p>
          </table:table-cell>
          <table:table-cell office:value-type="float" office:value="0.26334606567615876" table:formula="of:=LOG(SQRT(AVERAGE([.B133:.U133])))^-1" table:style-name="ce1">
            <text:p>0.263346066</text:p>
          </table:table-cell>
          <table:table-cell table:number-columns-repeated="1636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922.82" table:style-name="ce1">
            <text:p>4922.82</text:p>
          </table:table-cell>
          <table:table-cell office:value-type="float" office:value="244211000" table:style-name="ce1">
            <text:p>244211000</text:p>
          </table:table-cell>
          <table:table-cell office:value-type="float" office:value="870.72400000000005" table:style-name="ce1">
            <text:p>870.724</text:p>
          </table:table-cell>
          <table:table-cell office:value-type="float" office:value="43004.1" table:style-name="ce1">
            <text:p>43004.1</text:p>
          </table:table-cell>
          <table:table-cell office:value-type="float" office:value="479069" table:style-name="ce1">
            <text:p>479069</text:p>
          </table:table-cell>
          <table:table-cell office:value-type="float" office:value="8.3938900000000004E+26" table:style-name="ce1">
            <text:p>8.39389E+26</text:p>
          </table:table-cell>
          <table:table-cell office:value-type="float" office:value="63458" table:style-name="ce1">
            <text:p>63458</text:p>
          </table:table-cell>
          <table:table-cell office:value-type="float" office:value="2988.83" table:style-name="ce1">
            <text:p>2988.83</text:p>
          </table:table-cell>
          <table:table-cell office:value-type="float" office:value="6306950" table:style-name="ce1">
            <text:p>6306950</text:p>
          </table:table-cell>
          <table:table-cell office:value-type="float" office:value="2360200" table:style-name="ce1">
            <text:p>2360200</text:p>
          </table:table-cell>
          <table:table-cell office:value-type="float" office:value="4335.1099999999997" table:style-name="ce1">
            <text:p>4335.11</text:p>
          </table:table-cell>
          <table:table-cell office:value-type="float" office:value="4529.91" table:style-name="ce1">
            <text:p>4529.91</text:p>
          </table:table-cell>
          <table:table-cell office:value-type="float" office:value="3361.47" table:style-name="ce1">
            <text:p>3361.47</text:p>
          </table:table-cell>
          <table:table-cell office:value-type="float" office:value="73910.7" table:style-name="ce1">
            <text:p>73910.7</text:p>
          </table:table-cell>
          <table:table-cell office:value-type="float" office:value="2084090" table:style-name="ce1">
            <text:p>2084090</text:p>
          </table:table-cell>
          <table:table-cell office:value-type="float" office:value="94726.9" table:style-name="ce1">
            <text:p>94726.9</text:p>
          </table:table-cell>
          <table:table-cell office:value-type="float" office:value="359132000" table:style-name="ce1">
            <text:p>359132000</text:p>
          </table:table-cell>
          <table:table-cell office:value-type="float" office:value="59160.4" table:style-name="ce1">
            <text:p>59160.4</text:p>
          </table:table-cell>
          <table:table-cell office:value-type="float" office:value="4067880" table:style-name="ce1">
            <text:p>4067880</text:p>
          </table:table-cell>
          <table:table-cell office:value-type="float" office:value="7802240" table:style-name="ce1">
            <text:p>7802240</text:p>
          </table:table-cell>
          <table:table-cell office:value-type="float" office:value="7.8055075830194082E-2" table:formula="of:=LOG(SQRT(AVERAGE([.B134:.U134])))^-1" table:style-name="ce1">
            <text:p>0.078055076</text:p>
          </table:table-cell>
          <table:table-cell table:number-columns-repeated="1636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0595" table:style-name="ce1">
            <text:p>20595</text:p>
          </table:table-cell>
          <table:table-cell office:value-type="float" office:value="488253000" table:style-name="ce1">
            <text:p>488253000</text:p>
          </table:table-cell>
          <table:table-cell office:value-type="float" office:value="4636.62" table:style-name="ce1">
            <text:p>4636.62</text:p>
          </table:table-cell>
          <table:table-cell office:value-type="float" office:value="46142.9" table:style-name="ce1">
            <text:p>46142.9</text:p>
          </table:table-cell>
          <table:table-cell office:value-type="float" office:value="35281.300000000003" table:style-name="ce1">
            <text:p>35281.3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362850" table:style-name="ce1">
            <text:p>362850</text:p>
          </table:table-cell>
          <table:table-cell office:value-type="float" office:value="4587.97" table:style-name="ce1">
            <text:p>4587.97</text:p>
          </table:table-cell>
          <table:table-cell office:value-type="float" office:value="1758750" table:style-name="ce1">
            <text:p>1758750</text:p>
          </table:table-cell>
          <table:table-cell office:value-type="float" office:value="3342.15" table:style-name="ce1">
            <text:p>3342.15</text:p>
          </table:table-cell>
          <table:table-cell office:value-type="float" office:value="3050.83" table:style-name="ce1">
            <text:p>3050.83</text:p>
          </table:table-cell>
          <table:table-cell office:value-type="float" office:value="4653.91" table:style-name="ce1">
            <text:p>4653.91</text:p>
          </table:table-cell>
          <table:table-cell office:value-type="float" office:value="9852730000" table:style-name="ce1">
            <text:p>9852730000</text:p>
          </table:table-cell>
          <table:table-cell office:value-type="float" office:value="69863.199999999997" table:style-name="ce1">
            <text:p>69863.2</text:p>
          </table:table-cell>
          <table:table-cell office:value-type="float" office:value="16511900" table:style-name="ce1">
            <text:p>16511900</text:p>
          </table:table-cell>
          <table:table-cell office:value-type="float" office:value="7818.98" table:style-name="ce1">
            <text:p>7818.98</text:p>
          </table:table-cell>
          <table:table-cell office:value-type="float" office:value="19928.900000000001" table:style-name="ce1">
            <text:p>19928.9</text:p>
          </table:table-cell>
          <table:table-cell office:value-type="float" office:value="21502" table:style-name="ce1">
            <text:p>21502</text:p>
          </table:table-cell>
          <table:table-cell office:value-type="float" office:value="29792900" table:style-name="ce1">
            <text:p>29792900</text:p>
          </table:table-cell>
          <table:table-cell office:value-type="float" office:value="114317000" table:style-name="ce1">
            <text:p>114317000</text:p>
          </table:table-cell>
          <table:table-cell office:value-type="float" office:value="7.8491889098037851E-2" table:formula="of:=LOG(SQRT(AVERAGE([.B135:.U135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760.39" table:style-name="ce1">
            <text:p>1760.39</text:p>
          </table:table-cell>
          <table:table-cell office:value-type="float" office:value="188929000" table:style-name="ce1">
            <text:p>188929000</text:p>
          </table:table-cell>
          <table:table-cell office:value-type="float" office:value="5126.04" table:style-name="ce1">
            <text:p>5126.04</text:p>
          </table:table-cell>
          <table:table-cell office:value-type="float" office:value="20616.7" table:style-name="ce1">
            <text:p>20616.7</text:p>
          </table:table-cell>
          <table:table-cell office:value-type="float" office:value="7867.51" table:style-name="ce1">
            <text:p>7867.51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1640.91" table:style-name="ce1">
            <text:p>1640.91</text:p>
          </table:table-cell>
          <table:table-cell office:value-type="float" office:value="8203.33" table:style-name="ce1">
            <text:p>8203.33</text:p>
          </table:table-cell>
          <table:table-cell office:value-type="float" office:value="610122" table:style-name="ce1">
            <text:p>610122</text:p>
          </table:table-cell>
          <table:table-cell office:value-type="float" office:value="10773.7" table:style-name="ce1">
            <text:p>10773.7</text:p>
          </table:table-cell>
          <table:table-cell office:value-type="float" office:value="2318.29" table:style-name="ce1">
            <text:p>2318.29</text:p>
          </table:table-cell>
          <table:table-cell office:value-type="float" office:value="27262.799999999999" table:style-name="ce1">
            <text:p>27262.8</text:p>
          </table:table-cell>
          <table:table-cell office:value-type="float" office:value="322621000" table:style-name="ce1">
            <text:p>322621000</text:p>
          </table:table-cell>
          <table:table-cell office:value-type="float" office:value="1310380" table:style-name="ce1">
            <text:p>1310380</text:p>
          </table:table-cell>
          <table:table-cell office:value-type="float" office:value="125077" table:style-name="ce1">
            <text:p>125077</text:p>
          </table:table-cell>
          <table:table-cell office:value-type="float" office:value="10302.9" table:style-name="ce1">
            <text:p>10302.9</text:p>
          </table:table-cell>
          <table:table-cell office:value-type="float" office:value="417967" table:style-name="ce1">
            <text:p>417967</text:p>
          </table:table-cell>
          <table:table-cell office:value-type="float" office:value="8415.7800000000007" table:style-name="ce1">
            <text:p>8415.78</text:p>
          </table:table-cell>
          <table:table-cell office:value-type="float" office:value="437142" table:style-name="ce1">
            <text:p>437142</text:p>
          </table:table-cell>
          <table:table-cell office:value-type="float" office:value="1552020000" table:style-name="ce1">
            <text:p>1552020000</text:p>
          </table:table-cell>
          <table:table-cell office:value-type="float" office:value="7.7575393009508831E-2" table:formula="of:=LOG(SQRT(AVERAGE([.B136:.U136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0744.9" table:style-name="ce1">
            <text:p>30744.9</text:p>
          </table:table-cell>
          <table:table-cell office:value-type="float" office:value="244192000" table:style-name="ce1">
            <text:p>244192000</text:p>
          </table:table-cell>
          <table:table-cell office:value-type="float" office:value="5071.8599999999997" table:style-name="ce1">
            <text:p>5071.86</text:p>
          </table:table-cell>
          <table:table-cell office:value-type="float" office:value="47453.7" table:style-name="ce1">
            <text:p>47453.7</text:p>
          </table:table-cell>
          <table:table-cell office:value-type="float" office:value="26254.799999999999" table:style-name="ce1">
            <text:p>26254.8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724950" table:style-name="ce1">
            <text:p>724950</text:p>
          </table:table-cell>
          <table:table-cell office:value-type="float" office:value="2434.4899999999998" table:style-name="ce1">
            <text:p>2434.49</text:p>
          </table:table-cell>
          <table:table-cell office:value-type="float" office:value="1100240000" table:style-name="ce1">
            <text:p>1100240000</text:p>
          </table:table-cell>
          <table:table-cell office:value-type="float" office:value="423714" table:style-name="ce1">
            <text:p>423714</text:p>
          </table:table-cell>
          <table:table-cell office:value-type="float" office:value="7369.8" table:style-name="ce1">
            <text:p>7369.8</text:p>
          </table:table-cell>
          <table:table-cell office:value-type="float" office:value="43869200" table:style-name="ce1">
            <text:p>43869200</text:p>
          </table:table-cell>
          <table:table-cell office:value-type="float" office:value="771530000" table:style-name="ce1">
            <text:p>771530000</text:p>
          </table:table-cell>
          <table:table-cell office:value-type="float" office:value="34133.699999999997" table:style-name="ce1">
            <text:p>34133.7</text:p>
          </table:table-cell>
          <table:table-cell office:value-type="float" office:value="35330.199999999997" table:style-name="ce1">
            <text:p>35330.2</text:p>
          </table:table-cell>
          <table:table-cell office:value-type="float" office:value="4633.04" table:style-name="ce1">
            <text:p>4633.04</text:p>
          </table:table-cell>
          <table:table-cell office:value-type="float" office:value="30954" table:style-name="ce1">
            <text:p>30954</text:p>
          </table:table-cell>
          <table:table-cell office:value-type="float" office:value="424198" table:style-name="ce1">
            <text:p>424198</text:p>
          </table:table-cell>
          <table:table-cell office:value-type="float" office:value="1119850000" table:style-name="ce1">
            <text:p>1119850000</text:p>
          </table:table-cell>
          <table:table-cell office:value-type="float" office:value="22758300000000" table:style-name="ce1">
            <text:p>2.27583E+13</text:p>
          </table:table-cell>
          <table:table-cell office:value-type="float" office:value="7.7575393009508803E-2" table:formula="of:=LOG(SQRT(AVERAGE([.B137:.U137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4327.8" table:style-name="ce1">
            <text:p>14327.8</text:p>
          </table:table-cell>
          <table:table-cell office:value-type="float" office:value="244470000" table:style-name="ce1">
            <text:p>244470000</text:p>
          </table:table-cell>
          <table:table-cell office:value-type="float" office:value="1235.71" table:style-name="ce1">
            <text:p>1235.71</text:p>
          </table:table-cell>
          <table:table-cell office:value-type="float" office:value="50139.5" table:style-name="ce1">
            <text:p>50139.5</text:p>
          </table:table-cell>
          <table:table-cell office:value-type="float" office:value="362645" table:style-name="ce1">
            <text:p>362645</text:p>
          </table:table-cell>
          <table:table-cell office:value-type="float" office:value="17582.900000000001" table:style-name="ce1">
            <text:p>17582.9</text:p>
          </table:table-cell>
          <table:table-cell office:value-type="float" office:value="6889.48" table:style-name="ce1">
            <text:p>6889.48</text:p>
          </table:table-cell>
          <table:table-cell office:value-type="float" office:value="11057.8" table:style-name="ce1">
            <text:p>11057.8</text:p>
          </table:table-cell>
          <table:table-cell office:value-type="float" office:value="6310810" table:style-name="ce1">
            <text:p>6310810</text:p>
          </table:table-cell>
          <table:table-cell office:value-type="float" office:value="13471.8" table:style-name="ce1">
            <text:p>13471.8</text:p>
          </table:table-cell>
          <table:table-cell office:value-type="float" office:value="3781.01" table:style-name="ce1">
            <text:p>3781.01</text:p>
          </table:table-cell>
          <table:table-cell office:value-type="float" office:value="12330.9" table:style-name="ce1">
            <text:p>12330.9</text:p>
          </table:table-cell>
          <table:table-cell office:value-type="float" office:value="4121.57" table:style-name="ce1">
            <text:p>4121.57</text:p>
          </table:table-cell>
          <table:table-cell office:value-type="float" office:value="441668" table:style-name="ce1">
            <text:p>441668</text:p>
          </table:table-cell>
          <table:table-cell office:value-type="float" office:value="33845.699999999997" table:style-name="ce1">
            <text:p>33845.7</text:p>
          </table:table-cell>
          <table:table-cell office:value-type="float" office:value="9634.91" table:style-name="ce1">
            <text:p>9634.91</text:p>
          </table:table-cell>
          <table:table-cell office:value-type="float" office:value="14251.6" table:style-name="ce1">
            <text:p>14251.6</text:p>
          </table:table-cell>
          <table:table-cell office:value-type="float" office:value="15858.2" table:style-name="ce1">
            <text:p>15858.2</text:p>
          </table:table-cell>
          <table:table-cell office:value-type="float" office:value="524005" table:style-name="ce1">
            <text:p>524005</text:p>
          </table:table-cell>
          <table:table-cell office:value-type="float" office:value="11928700" table:style-name="ce1">
            <text:p>11928700</text:p>
          </table:table-cell>
          <table:table-cell office:value-type="float" office:value="0.28086025761368544" table:formula="of:=LOG(SQRT(AVERAGE([.B138:.U138])))^-1" table:style-name="ce1">
            <text:p>0.280860258</text:p>
          </table:table-cell>
          <table:table-cell table:number-columns-repeated="1636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9342.400000000001" table:style-name="ce1">
            <text:p>29342.4</text:p>
          </table:table-cell>
          <table:table-cell office:value-type="float" office:value="278573000" table:style-name="ce1">
            <text:p>278573000</text:p>
          </table:table-cell>
          <table:table-cell office:value-type="float" office:value="9458.25" table:style-name="ce1">
            <text:p>9458.25</text:p>
          </table:table-cell>
          <table:table-cell office:value-type="float" office:value="2959.84" table:style-name="ce1">
            <text:p>2959.84</text:p>
          </table:table-cell>
          <table:table-cell office:value-type="float" office:value="1553780" table:style-name="ce1">
            <text:p>1553780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8975.83" table:style-name="ce1">
            <text:p>8975.83</text:p>
          </table:table-cell>
          <table:table-cell office:value-type="float" office:value="2410.1799999999998" table:style-name="ce1">
            <text:p>2410.18</text:p>
          </table:table-cell>
          <table:table-cell office:value-type="float" office:value="74251.100000000006" table:style-name="ce1">
            <text:p>74251.1</text:p>
          </table:table-cell>
          <table:table-cell office:value-type="float" office:value="1725.56" table:style-name="ce1">
            <text:p>1725.56</text:p>
          </table:table-cell>
          <table:table-cell office:value-type="float" office:value="2119.71" table:style-name="ce1">
            <text:p>2119.71</text:p>
          </table:table-cell>
          <table:table-cell office:value-type="float" office:value="13648.5" table:style-name="ce1">
            <text:p>13648.5</text:p>
          </table:table-cell>
          <table:table-cell office:value-type="float" office:value="322606000" table:style-name="ce1">
            <text:p>322606000</text:p>
          </table:table-cell>
          <table:table-cell office:value-type="float" office:value="247729" table:style-name="ce1">
            <text:p>247729</text:p>
          </table:table-cell>
          <table:table-cell office:value-type="float" office:value="327503" table:style-name="ce1">
            <text:p>327503</text:p>
          </table:table-cell>
          <table:table-cell office:value-type="float" office:value="7648.26" table:style-name="ce1">
            <text:p>7648.26</text:p>
          </table:table-cell>
          <table:table-cell office:value-type="float" office:value="68471.899999999994" table:style-name="ce1">
            <text:p>68471.9</text:p>
          </table:table-cell>
          <table:table-cell office:value-type="float" office:value="126369" table:style-name="ce1">
            <text:p>126369</text:p>
          </table:table-cell>
          <table:table-cell office:value-type="float" office:value="3187760" table:style-name="ce1">
            <text:p>3187760</text:p>
          </table:table-cell>
          <table:table-cell office:value-type="float" office:value="12596100" table:style-name="ce1">
            <text:p>12596100</text:p>
          </table:table-cell>
          <table:table-cell office:value-type="float" office:value="7.7575393009508831E-2" table:formula="of:=LOG(SQRT(AVERAGE([.B139:.U139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7387" table:style-name="ce1">
            <text:p>27387</text:p>
          </table:table-cell>
          <table:table-cell office:value-type="float" office:value="278314000" table:style-name="ce1">
            <text:p>278314000</text:p>
          </table:table-cell>
          <table:table-cell office:value-type="float" office:value="1559.84" table:style-name="ce1">
            <text:p>1559.84</text:p>
          </table:table-cell>
          <table:table-cell office:value-type="float" office:value="4153.3500000000004" table:style-name="ce1">
            <text:p>4153.35</text:p>
          </table:table-cell>
          <table:table-cell office:value-type="float" office:value="484575" table:style-name="ce1">
            <text:p>484575</text:p>
          </table:table-cell>
          <table:table-cell office:value-type="float" office:value="1.3837600000000001E+27" table:style-name="ce1">
            <text:p>1.38376E+27</text:p>
          </table:table-cell>
          <table:table-cell office:value-type="float" office:value="1745.25" table:style-name="ce1">
            <text:p>1745.25</text:p>
          </table:table-cell>
          <table:table-cell office:value-type="float" office:value="8658.34" table:style-name="ce1">
            <text:p>8658.34</text:p>
          </table:table-cell>
          <table:table-cell office:value-type="float" office:value="883899" table:style-name="ce1">
            <text:p>883899</text:p>
          </table:table-cell>
          <table:table-cell office:value-type="float" office:value="2799.96" table:style-name="ce1">
            <text:p>2799.96</text:p>
          </table:table-cell>
          <table:table-cell office:value-type="float" office:value="468340" table:style-name="ce1">
            <text:p>468340</text:p>
          </table:table-cell>
          <table:table-cell office:value-type="float" office:value="15721.5" table:style-name="ce1">
            <text:p>15721.5</text:p>
          </table:table-cell>
          <table:table-cell office:value-type="float" office:value="771520000" table:style-name="ce1">
            <text:p>771520000</text:p>
          </table:table-cell>
          <table:table-cell office:value-type="float" office:value="526257" table:style-name="ce1">
            <text:p>526257</text:p>
          </table:table-cell>
          <table:table-cell office:value-type="float" office:value="32671.3" table:style-name="ce1">
            <text:p>32671.3</text:p>
          </table:table-cell>
          <table:table-cell office:value-type="float" office:value="3013.1" table:style-name="ce1">
            <text:p>3013.1</text:p>
          </table:table-cell>
          <table:table-cell office:value-type="float" office:value="19595.2" table:style-name="ce1">
            <text:p>19595.2</text:p>
          </table:table-cell>
          <table:table-cell office:value-type="float" office:value="2053.4" table:style-name="ce1">
            <text:p>2053.4</text:p>
          </table:table-cell>
          <table:table-cell office:value-type="float" office:value="2500760" table:style-name="ce1">
            <text:p>2500760</text:p>
          </table:table-cell>
          <table:table-cell office:value-type="float" office:value="79378500000" table:style-name="ce1">
            <text:p>79378500000</text:p>
          </table:table-cell>
          <table:table-cell office:value-type="float" office:value="7.7399288618494017E-2" table:formula="of:=LOG(SQRT(AVERAGE([.B140:.U140])))^-1" table:style-name="ce1">
            <text:p>0.077399289</text:p>
          </table:table-cell>
          <table:table-cell table:number-columns-repeated="1636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42978.400000000001" table:style-name="ce1">
            <text:p>42978.4</text:p>
          </table:table-cell>
          <table:table-cell office:value-type="float" office:value="244583000" table:style-name="ce1">
            <text:p>244583000</text:p>
          </table:table-cell>
          <table:table-cell office:value-type="float" office:value="3804.77" table:style-name="ce1">
            <text:p>3804.77</text:p>
          </table:table-cell>
          <table:table-cell office:value-type="float" office:value="12225.7" table:style-name="ce1">
            <text:p>12225.7</text:p>
          </table:table-cell>
          <table:table-cell office:value-type="float" office:value="21716" table:style-name="ce1">
            <text:p>21716</text:p>
          </table:table-cell>
          <table:table-cell office:value-type="float" office:value="3.62276E+27" table:style-name="ce1">
            <text:p>3.62276E+27</text:p>
          </table:table-cell>
          <table:table-cell office:value-type="float" office:value="21570.2" table:style-name="ce1">
            <text:p>21570.2</text:p>
          </table:table-cell>
          <table:table-cell office:value-type="float" office:value="5948.56" table:style-name="ce1">
            <text:p>5948.56</text:p>
          </table:table-cell>
          <table:table-cell office:value-type="float" office:value="21657400000" table:style-name="ce1">
            <text:p>21657400000</text:p>
          </table:table-cell>
          <table:table-cell office:value-type="float" office:value="343586" table:style-name="ce1">
            <text:p>343586</text:p>
          </table:table-cell>
          <table:table-cell office:value-type="float" office:value="4187.6400000000003" table:style-name="ce1">
            <text:p>4187.64</text:p>
          </table:table-cell>
          <table:table-cell office:value-type="float" office:value="5364.87" table:style-name="ce1">
            <text:p>5364.87</text:p>
          </table:table-cell>
          <table:table-cell office:value-type="float" office:value="449004000" table:style-name="ce1">
            <text:p>449004000</text:p>
          </table:table-cell>
          <table:table-cell office:value-type="float" office:value="78217.600000000006" table:style-name="ce1">
            <text:p>78217.6</text:p>
          </table:table-cell>
          <table:table-cell office:value-type="float" office:value="221023" table:style-name="ce1">
            <text:p>221023</text:p>
          </table:table-cell>
          <table:table-cell office:value-type="float" office:value="2884.1" table:style-name="ce1">
            <text:p>2884.1</text:p>
          </table:table-cell>
          <table:table-cell office:value-type="float" office:value="106590" table:style-name="ce1">
            <text:p>106590</text:p>
          </table:table-cell>
          <table:table-cell office:value-type="float" office:value="46523.3" table:style-name="ce1">
            <text:p>46523.3</text:p>
          </table:table-cell>
          <table:table-cell office:value-type="float" office:value="2769160" table:style-name="ce1">
            <text:p>2769160</text:p>
          </table:table-cell>
          <table:table-cell office:value-type="float" office:value="166878000" table:style-name="ce1">
            <text:p>166878000</text:p>
          </table:table-cell>
          <table:table-cell office:value-type="float" office:value="7.6167235555352888E-2" table:formula="of:=LOG(SQRT(AVERAGE([.B141:.U141])))^-1" table:style-name="ce1">
            <text:p>0.076167236</text:p>
          </table:table-cell>
          <table:table-cell table:number-columns-repeated="1636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6762.9" table:style-name="ce1">
            <text:p>36762.9</text:p>
          </table:table-cell>
          <table:table-cell office:value-type="float" office:value="251686000" table:style-name="ce1">
            <text:p>251686000</text:p>
          </table:table-cell>
          <table:table-cell office:value-type="float" office:value="1076.82" table:style-name="ce1">
            <text:p>1076.82</text:p>
          </table:table-cell>
          <table:table-cell office:value-type="float" office:value="3601.41" table:style-name="ce1">
            <text:p>3601.41</text:p>
          </table:table-cell>
          <table:table-cell office:value-type="float" office:value="19618.900000000001" table:style-name="ce1">
            <text:p>19618.9</text:p>
          </table:table-cell>
          <table:table-cell office:value-type="float" office:value="202313" table:style-name="ce1">
            <text:p>202313</text:p>
          </table:table-cell>
          <table:table-cell office:value-type="float" office:value="18242.8" table:style-name="ce1">
            <text:p>18242.8</text:p>
          </table:table-cell>
          <table:table-cell office:value-type="float" office:value="5426.39" table:style-name="ce1">
            <text:p>5426.39</text:p>
          </table:table-cell>
          <table:table-cell office:value-type="float" office:value="8330010" table:style-name="ce1">
            <text:p>8330010</text:p>
          </table:table-cell>
          <table:table-cell office:value-type="float" office:value="1685.44" table:style-name="ce1">
            <text:p>1685.44</text:p>
          </table:table-cell>
          <table:table-cell office:value-type="float" office:value="6393.26" table:style-name="ce1">
            <text:p>6393.26</text:p>
          </table:table-cell>
          <table:table-cell office:value-type="float" office:value="8610.59" table:style-name="ce1">
            <text:p>8610.59</text:p>
          </table:table-cell>
          <table:table-cell office:value-type="float" office:value="1088030000" table:style-name="ce1">
            <text:p>1088030000</text:p>
          </table:table-cell>
          <table:table-cell office:value-type="float" office:value="4595590000" table:style-name="ce1">
            <text:p>4595590000</text:p>
          </table:table-cell>
          <table:table-cell office:value-type="float" office:value="227106" table:style-name="ce1">
            <text:p>227106</text:p>
          </table:table-cell>
          <table:table-cell office:value-type="float" office:value="6516.38" table:style-name="ce1">
            <text:p>6516.38</text:p>
          </table:table-cell>
          <table:table-cell office:value-type="float" office:value="378453" table:style-name="ce1">
            <text:p>378453</text:p>
          </table:table-cell>
          <table:table-cell office:value-type="float" office:value="4316.6899999999996" table:style-name="ce1">
            <text:p>4316.69</text:p>
          </table:table-cell>
          <table:table-cell office:value-type="float" office:value="1543230" table:style-name="ce1">
            <text:p>1543230</text:p>
          </table:table-cell>
          <table:table-cell office:value-type="float" office:value="22758400000000" table:style-name="ce1">
            <text:p>2.27584E+13</text:p>
          </table:table-cell>
          <table:table-cell office:value-type="float" office:value="0.16588940314663295" table:formula="of:=LOG(SQRT(AVERAGE([.B142:.U142])))^-1" table:style-name="ce1">
            <text:p>0.165889403</text:p>
          </table:table-cell>
          <table:table-cell table:number-columns-repeated="1636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9369.1200000000008" table:style-name="ce1">
            <text:p>9369.12</text:p>
          </table:table-cell>
          <table:table-cell office:value-type="float" office:value="247082000" table:style-name="ce1">
            <text:p>247082000</text:p>
          </table:table-cell>
          <table:table-cell office:value-type="float" office:value="1568.19" table:style-name="ce1">
            <text:p>1568.19</text:p>
          </table:table-cell>
          <table:table-cell office:value-type="float" office:value="15950.6" table:style-name="ce1">
            <text:p>15950.6</text:p>
          </table:table-cell>
          <table:table-cell office:value-type="float" office:value="24818.400000000001" table:style-name="ce1">
            <text:p>24818.4</text:p>
          </table:table-cell>
          <table:table-cell office:value-type="float" office:value="6.6455100000000002E+26" table:style-name="ce1">
            <text:p>6.64551E+26</text:p>
          </table:table-cell>
          <table:table-cell office:value-type="float" office:value="14502.5" table:style-name="ce1">
            <text:p>14502.5</text:p>
          </table:table-cell>
          <table:table-cell office:value-type="float" office:value="6501" table:style-name="ce1">
            <text:p>6501</text:p>
          </table:table-cell>
          <table:table-cell office:value-type="float" office:value="91388700000" table:style-name="ce1">
            <text:p>91388700000</text:p>
          </table:table-cell>
          <table:table-cell office:value-type="float" office:value="5948.38" table:style-name="ce1">
            <text:p>5948.38</text:p>
          </table:table-cell>
          <table:table-cell office:value-type="float" office:value="3904140" table:style-name="ce1">
            <text:p>3904140</text:p>
          </table:table-cell>
          <table:table-cell office:value-type="float" office:value="8212.6200000000008" table:style-name="ce1">
            <text:p>8212.62</text:p>
          </table:table-cell>
          <table:table-cell office:value-type="float" office:value="2998050" table:style-name="ce1">
            <text:p>2998050</text:p>
          </table:table-cell>
          <table:table-cell office:value-type="float" office:value="14157900" table:style-name="ce1">
            <text:p>14157900</text:p>
          </table:table-cell>
          <table:table-cell office:value-type="float" office:value="36583.1" table:style-name="ce1">
            <text:p>36583.1</text:p>
          </table:table-cell>
          <table:table-cell office:value-type="float" office:value="7383.89" table:style-name="ce1">
            <text:p>7383.89</text:p>
          </table:table-cell>
          <table:table-cell office:value-type="float" office:value="27931.9" table:style-name="ce1">
            <text:p>27931.9</text:p>
          </table:table-cell>
          <table:table-cell office:value-type="float" office:value="16519.2" table:style-name="ce1">
            <text:p>16519.2</text:p>
          </table:table-cell>
          <table:table-cell office:value-type="float" office:value="19585600" table:style-name="ce1">
            <text:p>19585600</text:p>
          </table:table-cell>
          <table:table-cell office:value-type="float" office:value="37969500" table:style-name="ce1">
            <text:p>37969500</text:p>
          </table:table-cell>
          <table:table-cell office:value-type="float" office:value="7.8365305003179897E-2" table:formula="of:=LOG(SQRT(AVERAGE([.B143:.U143])))^-1" table:style-name="ce1">
            <text:p>0.078365305</text:p>
          </table:table-cell>
          <table:table-cell table:number-columns-repeated="1636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827.91" table:style-name="ce1">
            <text:p>1827.91</text:p>
          </table:table-cell>
          <table:table-cell office:value-type="float" office:value="38243.300000000003" table:style-name="ce1">
            <text:p>38243.3</text:p>
          </table:table-cell>
          <table:table-cell office:value-type="float" office:value="4645.13" table:style-name="ce1">
            <text:p>4645.13</text:p>
          </table:table-cell>
          <table:table-cell office:value-type="float" office:value="24573.4" table:style-name="ce1">
            <text:p>24573.4</text:p>
          </table:table-cell>
          <table:table-cell office:value-type="float" office:value="2739.11" table:style-name="ce1">
            <text:p>2739.11</text:p>
          </table:table-cell>
          <table:table-cell office:value-type="float" office:value="4407990" table:style-name="ce1">
            <text:p>4407990</text:p>
          </table:table-cell>
          <table:table-cell office:value-type="float" office:value="1748.97" table:style-name="ce1">
            <text:p>1748.97</text:p>
          </table:table-cell>
          <table:table-cell office:value-type="float" office:value="11914000" table:style-name="ce1">
            <text:p>11914000</text:p>
          </table:table-cell>
          <table:table-cell office:value-type="float" office:value="113622" table:style-name="ce1">
            <text:p>113622</text:p>
          </table:table-cell>
          <table:table-cell office:value-type="float" office:value="11517.5" table:style-name="ce1">
            <text:p>11517.5</text:p>
          </table:table-cell>
          <table:table-cell office:value-type="float" office:value="12926.9" table:style-name="ce1">
            <text:p>12926.9</text:p>
          </table:table-cell>
          <table:table-cell office:value-type="float" office:value="4968.8599999999997" table:style-name="ce1">
            <text:p>4968.86</text:p>
          </table:table-cell>
          <table:table-cell office:value-type="float" office:value="433524000" table:style-name="ce1">
            <text:p>433524000</text:p>
          </table:table-cell>
          <table:table-cell office:value-type="float" office:value="28312900" table:style-name="ce1">
            <text:p>28312900</text:p>
          </table:table-cell>
          <table:table-cell office:value-type="float" office:value="5570070" table:style-name="ce1">
            <text:p>5570070</text:p>
          </table:table-cell>
          <table:table-cell office:value-type="float" office:value="3767.03" table:style-name="ce1">
            <text:p>3767.03</text:p>
          </table:table-cell>
          <table:table-cell office:value-type="float" office:value="18975.8" table:style-name="ce1">
            <text:p>18975.8</text:p>
          </table:table-cell>
          <table:table-cell office:value-type="float" office:value="3992.97" table:style-name="ce1">
            <text:p>3992.97</text:p>
          </table:table-cell>
          <table:table-cell office:value-type="float" office:value="415165" table:style-name="ce1">
            <text:p>415165</text:p>
          </table:table-cell>
          <table:table-cell office:value-type="float" office:value="14292400000000" table:style-name="ce1">
            <text:p>1.42924E+13</text:p>
          </table:table-cell>
          <table:table-cell office:value-type="float" office:value="0.16871814026882118" table:formula="of:=LOG(SQRT(AVERAGE([.B144:.U144])))^-1" table:style-name="ce1">
            <text:p>0.16871814</text:p>
          </table:table-cell>
          <table:table-cell table:number-columns-repeated="1636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4476.6899999999996" table:style-name="ce1">
            <text:p>4476.69</text:p>
          </table:table-cell>
          <table:table-cell office:value-type="float" office:value="244115000" table:style-name="ce1">
            <text:p>244115000</text:p>
          </table:table-cell>
          <table:table-cell office:value-type="float" office:value="5348.32" table:style-name="ce1">
            <text:p>5348.32</text:p>
          </table:table-cell>
          <table:table-cell office:value-type="float" office:value="6449.71" table:style-name="ce1">
            <text:p>6449.71</text:p>
          </table:table-cell>
          <table:table-cell office:value-type="float" office:value="9022.68" table:style-name="ce1">
            <text:p>9022.68</text:p>
          </table:table-cell>
          <table:table-cell office:value-type="float" office:value="6.6455100000000002E+26" table:style-name="ce1">
            <text:p>6.64551E+26</text:p>
          </table:table-cell>
          <table:table-cell office:value-type="float" office:value="3962.17" table:style-name="ce1">
            <text:p>3962.17</text:p>
          </table:table-cell>
          <table:table-cell office:value-type="float" office:value="4337.22" table:style-name="ce1">
            <text:p>4337.22</text:p>
          </table:table-cell>
          <table:table-cell office:value-type="float" office:value="827120" table:style-name="ce1">
            <text:p>827120</text:p>
          </table:table-cell>
          <table:table-cell office:value-type="float" office:value="2215.62" table:style-name="ce1">
            <text:p>2215.62</text:p>
          </table:table-cell>
          <table:table-cell office:value-type="float" office:value="3005.59" table:style-name="ce1">
            <text:p>3005.59</text:p>
          </table:table-cell>
          <table:table-cell office:value-type="float" office:value="1803.53" table:style-name="ce1">
            <text:p>1803.53</text:p>
          </table:table-cell>
          <table:table-cell office:value-type="float" office:value="322618000" table:style-name="ce1">
            <text:p>322618000</text:p>
          </table:table-cell>
          <table:table-cell office:value-type="float" office:value="129396000" table:style-name="ce1">
            <text:p>129396000</text:p>
          </table:table-cell>
          <table:table-cell office:value-type="float" office:value="20479500" table:style-name="ce1">
            <text:p>20479500</text:p>
          </table:table-cell>
          <table:table-cell office:value-type="float" office:value="8730.11" table:style-name="ce1">
            <text:p>8730.11</text:p>
          </table:table-cell>
          <table:table-cell office:value-type="float" office:value="116850" table:style-name="ce1">
            <text:p>116850</text:p>
          </table:table-cell>
          <table:table-cell office:value-type="float" office:value="4361.3999999999996" table:style-name="ce1">
            <text:p>4361.4</text:p>
          </table:table-cell>
          <table:table-cell office:value-type="float" office:value="28830300" table:style-name="ce1">
            <text:p>28830300</text:p>
          </table:table-cell>
          <table:table-cell office:value-type="float" office:value="1205560000" table:style-name="ce1">
            <text:p>1205560000</text:p>
          </table:table-cell>
          <table:table-cell office:value-type="float" office:value="7.8365305003179897E-2" table:formula="of:=LOG(SQRT(AVERAGE([.B145:.U145])))^-1" table:style-name="ce1">
            <text:p>0.078365305</text:p>
          </table:table-cell>
          <table:table-cell table:number-columns-repeated="1636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65488" table:style-name="ce1">
            <text:p>465488</text:p>
          </table:table-cell>
          <table:table-cell office:value-type="float" office:value="244159000" table:style-name="ce1">
            <text:p>244159000</text:p>
          </table:table-cell>
          <table:table-cell office:value-type="float" office:value="1104.57" table:style-name="ce1">
            <text:p>1104.57</text:p>
          </table:table-cell>
          <table:table-cell office:value-type="float" office:value="86780" table:style-name="ce1">
            <text:p>86780</text:p>
          </table:table-cell>
          <table:table-cell office:value-type="float" office:value="146650" table:style-name="ce1">
            <text:p>146650</text:p>
          </table:table-cell>
          <table:table-cell office:value-type="float" office:value="21136.5" table:style-name="ce1">
            <text:p>21136.5</text:p>
          </table:table-cell>
          <table:table-cell office:value-type="float" office:value="8945.33" table:style-name="ce1">
            <text:p>8945.33</text:p>
          </table:table-cell>
          <table:table-cell office:value-type="float" office:value="1971.14" table:style-name="ce1">
            <text:p>1971.14</text:p>
          </table:table-cell>
          <table:table-cell office:value-type="float" office:value="612023" table:style-name="ce1">
            <text:p>612023</text:p>
          </table:table-cell>
          <table:table-cell office:value-type="float" office:value="9781.9500000000007" table:style-name="ce1">
            <text:p>9781.95</text:p>
          </table:table-cell>
          <table:table-cell office:value-type="float" office:value="14897.4" table:style-name="ce1">
            <text:p>14897.4</text:p>
          </table:table-cell>
          <table:table-cell office:value-type="float" office:value="52899.1" table:style-name="ce1">
            <text:p>52899.1</text:p>
          </table:table-cell>
          <table:table-cell office:value-type="float" office:value="9995370000" table:style-name="ce1">
            <text:p>9995370000</text:p>
          </table:table-cell>
          <table:table-cell office:value-type="float" office:value="61699.7" table:style-name="ce1">
            <text:p>61699.7</text:p>
          </table:table-cell>
          <table:table-cell office:value-type="float" office:value="16518500" table:style-name="ce1">
            <text:p>16518500</text:p>
          </table:table-cell>
          <table:table-cell office:value-type="float" office:value="411217" table:style-name="ce1">
            <text:p>411217</text:p>
          </table:table-cell>
          <table:table-cell office:value-type="float" office:value="9838.89" table:style-name="ce1">
            <text:p>9838.89</text:p>
          </table:table-cell>
          <table:table-cell office:value-type="float" office:value="18388.2" table:style-name="ce1">
            <text:p>18388.2</text:p>
          </table:table-cell>
          <table:table-cell office:value-type="float" office:value="190422" table:style-name="ce1">
            <text:p>190422</text:p>
          </table:table-cell>
          <table:table-cell office:value-type="float" office:value="83954000" table:style-name="ce1">
            <text:p>83954000</text:p>
          </table:table-cell>
          <table:table-cell office:value-type="float" office:value="0.22952680158741359" table:formula="of:=LOG(SQRT(AVERAGE([.B146:.U146])))^-1" table:style-name="ce1">
            <text:p>0.229526802</text:p>
          </table:table-cell>
          <table:table-cell table:number-columns-repeated="1636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4446.3100000000004" table:style-name="ce1">
            <text:p>4446.31</text:p>
          </table:table-cell>
          <table:table-cell office:value-type="float" office:value="1591970" table:style-name="ce1">
            <text:p>1591970</text:p>
          </table:table-cell>
          <table:table-cell office:value-type="float" office:value="874.10199999999998" table:style-name="ce1">
            <text:p>874.102</text:p>
          </table:table-cell>
          <table:table-cell office:value-type="float" office:value="1336.56" table:style-name="ce1">
            <text:p>1336.56</text:p>
          </table:table-cell>
          <table:table-cell office:value-type="float" office:value="133289" table:style-name="ce1">
            <text:p>133289</text:p>
          </table:table-cell>
          <table:table-cell office:value-type="float" office:value="1.21121E+27" table:style-name="ce1">
            <text:p>1.21121E+27</text:p>
          </table:table-cell>
          <table:table-cell office:value-type="float" office:value="86201.600000000006" table:style-name="ce1">
            <text:p>86201.6</text:p>
          </table:table-cell>
          <table:table-cell office:value-type="float" office:value="1683.49" table:style-name="ce1">
            <text:p>1683.49</text:p>
          </table:table-cell>
          <table:table-cell office:value-type="float" office:value="1190930" table:style-name="ce1">
            <text:p>1190930</text:p>
          </table:table-cell>
          <table:table-cell office:value-type="float" office:value="5045.46" table:style-name="ce1">
            <text:p>5045.46</text:p>
          </table:table-cell>
          <table:table-cell office:value-type="float" office:value="5527.52" table:style-name="ce1">
            <text:p>5527.52</text:p>
          </table:table-cell>
          <table:table-cell office:value-type="float" office:value="15913.2" table:style-name="ce1">
            <text:p>15913.2</text:p>
          </table:table-cell>
          <table:table-cell office:value-type="float" office:value="8855.76" table:style-name="ce1">
            <text:p>8855.76</text:p>
          </table:table-cell>
          <table:table-cell office:value-type="float" office:value="104543" table:style-name="ce1">
            <text:p>104543</text:p>
          </table:table-cell>
          <table:table-cell office:value-type="float" office:value="30254.3" table:style-name="ce1">
            <text:p>30254.3</text:p>
          </table:table-cell>
          <table:table-cell office:value-type="float" office:value="470993" table:style-name="ce1">
            <text:p>470993</text:p>
          </table:table-cell>
          <table:table-cell office:value-type="float" office:value="3766.38" table:style-name="ce1">
            <text:p>3766.38</text:p>
          </table:table-cell>
          <table:table-cell office:value-type="float" office:value="4414.37" table:style-name="ce1">
            <text:p>4414.37</text:p>
          </table:table-cell>
          <table:table-cell office:value-type="float" office:value="329776" table:style-name="ce1">
            <text:p>329776</text:p>
          </table:table-cell>
          <table:table-cell office:value-type="float" office:value="56411500" table:style-name="ce1">
            <text:p>56411500</text:p>
          </table:table-cell>
          <table:table-cell office:value-type="float" office:value="7.7572930868159098E-2" table:formula="of:=LOG(SQRT(AVERAGE([.B147:.U147])))^-1" table:style-name="ce1">
            <text:p>0.077572931</text:p>
          </table:table-cell>
          <table:table-cell table:number-columns-repeated="1636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642.22" table:style-name="ce1">
            <text:p>2642.22</text:p>
          </table:table-cell>
          <table:table-cell office:value-type="float" office:value="167402" table:style-name="ce1">
            <text:p>167402</text:p>
          </table:table-cell>
          <table:table-cell office:value-type="float" office:value="620040" table:style-name="ce1">
            <text:p>620040</text:p>
          </table:table-cell>
          <table:table-cell office:value-type="float" office:value="6024.76" table:style-name="ce1">
            <text:p>6024.76</text:p>
          </table:table-cell>
          <table:table-cell office:value-type="float" office:value="13733.8" table:style-name="ce1">
            <text:p>13733.8</text:p>
          </table:table-cell>
          <table:table-cell office:value-type="float" office:value="126343" table:style-name="ce1">
            <text:p>126343</text:p>
          </table:table-cell>
          <table:table-cell office:value-type="float" office:value="6698.36" table:style-name="ce1">
            <text:p>6698.36</text:p>
          </table:table-cell>
          <table:table-cell office:value-type="float" office:value="5904.48" table:style-name="ce1">
            <text:p>5904.48</text:p>
          </table:table-cell>
          <table:table-cell office:value-type="float" office:value="914559" table:style-name="ce1">
            <text:p>914559</text:p>
          </table:table-cell>
          <table:table-cell office:value-type="float" office:value="6558.09" table:style-name="ce1">
            <text:p>6558.09</text:p>
          </table:table-cell>
          <table:table-cell office:value-type="float" office:value="2196.59" table:style-name="ce1">
            <text:p>2196.59</text:p>
          </table:table-cell>
          <table:table-cell office:value-type="float" office:value="61968.2" table:style-name="ce1">
            <text:p>61968.2</text:p>
          </table:table-cell>
          <table:table-cell office:value-type="float" office:value="9498880000" table:style-name="ce1">
            <text:p>9498880000</text:p>
          </table:table-cell>
          <table:table-cell office:value-type="float" office:value="63073000" table:style-name="ce1">
            <text:p>63073000</text:p>
          </table:table-cell>
          <table:table-cell office:value-type="float" office:value="53283500" table:style-name="ce1">
            <text:p>53283500</text:p>
          </table:table-cell>
          <table:table-cell office:value-type="float" office:value="9345.15" table:style-name="ce1">
            <text:p>9345.15</text:p>
          </table:table-cell>
          <table:table-cell office:value-type="float" office:value="6176.6" table:style-name="ce1">
            <text:p>6176.6</text:p>
          </table:table-cell>
          <table:table-cell office:value-type="float" office:value="1791.16" table:style-name="ce1">
            <text:p>1791.16</text:p>
          </table:table-cell>
          <table:table-cell office:value-type="float" office:value="8265410" table:style-name="ce1">
            <text:p>8265410</text:p>
          </table:table-cell>
          <table:table-cell office:value-type="float" office:value="255388000" table:style-name="ce1">
            <text:p>255388000</text:p>
          </table:table-cell>
          <table:table-cell office:value-type="float" office:value="0.23004995495134536" table:formula="of:=LOG(SQRT(AVERAGE([.B148:.U148])))^-1" table:style-name="ce1">
            <text:p>0.230049955</text:p>
          </table:table-cell>
          <table:table-cell table:number-columns-repeated="1636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6745.7" table:style-name="ce1">
            <text:p>16745.7</text:p>
          </table:table-cell>
          <table:table-cell office:value-type="float" office:value="488293000" table:style-name="ce1">
            <text:p>488293000</text:p>
          </table:table-cell>
          <table:table-cell office:value-type="float" office:value="909.19399999999996" table:style-name="ce1">
            <text:p>909.194</text:p>
          </table:table-cell>
          <table:table-cell office:value-type="float" office:value="92527.8" table:style-name="ce1">
            <text:p>92527.8</text:p>
          </table:table-cell>
          <table:table-cell office:value-type="float" office:value="11708.9" table:style-name="ce1">
            <text:p>11708.9</text:p>
          </table:table-cell>
          <table:table-cell office:value-type="float" office:value="3238800" table:style-name="ce1">
            <text:p>3238800</text:p>
          </table:table-cell>
          <table:table-cell office:value-type="float" office:value="9749.48" table:style-name="ce1">
            <text:p>9749.48</text:p>
          </table:table-cell>
          <table:table-cell office:value-type="float" office:value="6755.73" table:style-name="ce1">
            <text:p>6755.73</text:p>
          </table:table-cell>
          <table:table-cell office:value-type="float" office:value="831317000000" table:style-name="ce1">
            <text:p>8.31317E+11</text:p>
          </table:table-cell>
          <table:table-cell office:value-type="float" office:value="2325.59" table:style-name="ce1">
            <text:p>2325.59</text:p>
          </table:table-cell>
          <table:table-cell office:value-type="float" office:value="2917.48" table:style-name="ce1">
            <text:p>2917.48</text:p>
          </table:table-cell>
          <table:table-cell office:value-type="float" office:value="1981.82" table:style-name="ce1">
            <text:p>1981.82</text:p>
          </table:table-cell>
          <table:table-cell office:value-type="float" office:value="322597000" table:style-name="ce1">
            <text:p>322597000</text:p>
          </table:table-cell>
          <table:table-cell office:value-type="float" office:value="14194300" table:style-name="ce1">
            <text:p>14194300</text:p>
          </table:table-cell>
          <table:table-cell office:value-type="float" office:value="171076" table:style-name="ce1">
            <text:p>171076</text:p>
          </table:table-cell>
          <table:table-cell office:value-type="float" office:value="15339.2" table:style-name="ce1">
            <text:p>15339.2</text:p>
          </table:table-cell>
          <table:table-cell office:value-type="float" office:value="43189.1" table:style-name="ce1">
            <text:p>43189.1</text:p>
          </table:table-cell>
          <table:table-cell office:value-type="float" office:value="391855" table:style-name="ce1">
            <text:p>391855</text:p>
          </table:table-cell>
          <table:table-cell office:value-type="float" office:value="1440100" table:style-name="ce1">
            <text:p>1440100</text:p>
          </table:table-cell>
          <table:table-cell office:value-type="float" office:value="10524700" table:style-name="ce1">
            <text:p>10524700</text:p>
          </table:table-cell>
          <table:table-cell office:value-type="float" office:value="0.18833853331280923" table:formula="of:=LOG(SQRT(AVERAGE([.B149:.U149])))^-1" table:style-name="ce1">
            <text:p>0.188338533</text:p>
          </table:table-cell>
          <table:table-cell table:number-columns-repeated="1636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9607.4" table:style-name="ce1">
            <text:p>39607.4</text:p>
          </table:table-cell>
          <table:table-cell office:value-type="float" office:value="756134000" table:style-name="ce1">
            <text:p>756134000</text:p>
          </table:table-cell>
          <table:table-cell office:value-type="float" office:value="1825.68" table:style-name="ce1">
            <text:p>1825.68</text:p>
          </table:table-cell>
          <table:table-cell office:value-type="float" office:value="1849.06" table:style-name="ce1">
            <text:p>1849.06</text:p>
          </table:table-cell>
          <table:table-cell office:value-type="float" office:value="2656.06" table:style-name="ce1">
            <text:p>2656.06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3859300" table:style-name="ce1">
            <text:p>3859300</text:p>
          </table:table-cell>
          <table:table-cell office:value-type="float" office:value="172218" table:style-name="ce1">
            <text:p>172218</text:p>
          </table:table-cell>
          <table:table-cell office:value-type="float" office:value="21650100000" table:style-name="ce1">
            <text:p>21650100000</text:p>
          </table:table-cell>
          <table:table-cell office:value-type="float" office:value="9307.7199999999993" table:style-name="ce1">
            <text:p>9307.72</text:p>
          </table:table-cell>
          <table:table-cell office:value-type="float" office:value="3810.56" table:style-name="ce1">
            <text:p>3810.56</text:p>
          </table:table-cell>
          <table:table-cell office:value-type="float" office:value="386056" table:style-name="ce1">
            <text:p>386056</text:p>
          </table:table-cell>
          <table:table-cell office:value-type="float" office:value="7855.47" table:style-name="ce1">
            <text:p>7855.47</text:p>
          </table:table-cell>
          <table:table-cell office:value-type="float" office:value="481017000" table:style-name="ce1">
            <text:p>481017000</text:p>
          </table:table-cell>
          <table:table-cell office:value-type="float" office:value="203753" table:style-name="ce1">
            <text:p>203753</text:p>
          </table:table-cell>
          <table:table-cell office:value-type="float" office:value="22239.200000000001" table:style-name="ce1">
            <text:p>22239.2</text:p>
          </table:table-cell>
          <table:table-cell office:value-type="float" office:value="3830.05" table:style-name="ce1">
            <text:p>3830.05</text:p>
          </table:table-cell>
          <table:table-cell office:value-type="float" office:value="16225.5" table:style-name="ce1">
            <text:p>16225.5</text:p>
          </table:table-cell>
          <table:table-cell office:value-type="float" office:value="1498220" table:style-name="ce1">
            <text:p>1498220</text:p>
          </table:table-cell>
          <table:table-cell office:value-type="float" office:value="48405300" table:style-name="ce1">
            <text:p>48405300</text:p>
          </table:table-cell>
          <table:table-cell office:value-type="float" office:value="7.8491889098037851E-2" table:formula="of:=LOG(SQRT(AVERAGE([.B150:.U150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5513.9" table:style-name="ce1">
            <text:p>35513.9</text:p>
          </table:table-cell>
          <table:table-cell office:value-type="float" office:value="244171000" table:style-name="ce1">
            <text:p>244171000</text:p>
          </table:table-cell>
          <table:table-cell office:value-type="float" office:value="4742.8" table:style-name="ce1">
            <text:p>4742.8</text:p>
          </table:table-cell>
          <table:table-cell office:value-type="float" office:value="2068430" table:style-name="ce1">
            <text:p>2068430</text:p>
          </table:table-cell>
          <table:table-cell office:value-type="float" office:value="2703.43" table:style-name="ce1">
            <text:p>2703.43</text:p>
          </table:table-cell>
          <table:table-cell office:value-type="float" office:value="2029080" table:style-name="ce1">
            <text:p>2029080</text:p>
          </table:table-cell>
          <table:table-cell office:value-type="float" office:value="9297.44" table:style-name="ce1">
            <text:p>9297.44</text:p>
          </table:table-cell>
          <table:table-cell office:value-type="float" office:value="5514" table:style-name="ce1">
            <text:p>5514</text:p>
          </table:table-cell>
          <table:table-cell office:value-type="float" office:value="12621900" table:style-name="ce1">
            <text:p>12621900</text:p>
          </table:table-cell>
          <table:table-cell office:value-type="float" office:value="2256.98" table:style-name="ce1">
            <text:p>2256.98</text:p>
          </table:table-cell>
          <table:table-cell office:value-type="float" office:value="263390" table:style-name="ce1">
            <text:p>263390</text:p>
          </table:table-cell>
          <table:table-cell office:value-type="float" office:value="1724.21" table:style-name="ce1">
            <text:p>1724.21</text:p>
          </table:table-cell>
          <table:table-cell office:value-type="float" office:value="10719.1" table:style-name="ce1">
            <text:p>10719.1</text:p>
          </table:table-cell>
          <table:table-cell office:value-type="float" office:value="64734800" table:style-name="ce1">
            <text:p>64734800</text:p>
          </table:table-cell>
          <table:table-cell office:value-type="float" office:value="177253" table:style-name="ce1">
            <text:p>177253</text:p>
          </table:table-cell>
          <table:table-cell office:value-type="float" office:value="24341.1" table:style-name="ce1">
            <text:p>24341.1</text:p>
          </table:table-cell>
          <table:table-cell office:value-type="float" office:value="11293.7" table:style-name="ce1">
            <text:p>11293.7</text:p>
          </table:table-cell>
          <table:table-cell office:value-type="float" office:value="2431.9499999999998" table:style-name="ce1">
            <text:p>2431.95</text:p>
          </table:table-cell>
          <table:table-cell office:value-type="float" office:value="1695850" table:style-name="ce1">
            <text:p>1695850</text:p>
          </table:table-cell>
          <table:table-cell office:value-type="float" office:value="38891900" table:style-name="ce1">
            <text:p>38891900</text:p>
          </table:table-cell>
          <table:table-cell office:value-type="float" office:value="0.27535477535788216" table:formula="of:=LOG(SQRT(AVERAGE([.B151:.U151])))^-1" table:style-name="ce1">
            <text:p>0.275354775</text:p>
          </table:table-cell>
          <table:table-cell table:number-columns-repeated="1636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368.12" table:style-name="ce1">
            <text:p>5368.12</text:p>
          </table:table-cell>
          <table:table-cell office:value-type="float" office:value="726450000" table:style-name="ce1">
            <text:p>726450000</text:p>
          </table:table-cell>
          <table:table-cell office:value-type="float" office:value="1290.83" table:style-name="ce1">
            <text:p>1290.83</text:p>
          </table:table-cell>
          <table:table-cell office:value-type="float" office:value="14941.3" table:style-name="ce1">
            <text:p>14941.3</text:p>
          </table:table-cell>
          <table:table-cell office:value-type="float" office:value="23138.400000000001" table:style-name="ce1">
            <text:p>23138.4</text:p>
          </table:table-cell>
          <table:table-cell office:value-type="float" office:value="98671.6" table:style-name="ce1">
            <text:p>98671.6</text:p>
          </table:table-cell>
          <table:table-cell office:value-type="float" office:value="14773.1" table:style-name="ce1">
            <text:p>14773.1</text:p>
          </table:table-cell>
          <table:table-cell office:value-type="float" office:value="5592.09" table:style-name="ce1">
            <text:p>5592.09</text:p>
          </table:table-cell>
          <table:table-cell office:value-type="float" office:value="466302000" table:style-name="ce1">
            <text:p>466302000</text:p>
          </table:table-cell>
          <table:table-cell office:value-type="float" office:value="274900" table:style-name="ce1">
            <text:p>274900</text:p>
          </table:table-cell>
          <table:table-cell office:value-type="float" office:value="4771.75" table:style-name="ce1">
            <text:p>4771.75</text:p>
          </table:table-cell>
          <table:table-cell office:value-type="float" office:value="21734" table:style-name="ce1">
            <text:p>21734</text:p>
          </table:table-cell>
          <table:table-cell office:value-type="float" office:value="322605000" table:style-name="ce1">
            <text:p>322605000</text:p>
          </table:table-cell>
          <table:table-cell office:value-type="float" office:value="35078.6" table:style-name="ce1">
            <text:p>35078.6</text:p>
          </table:table-cell>
          <table:table-cell office:value-type="float" office:value="56868.9" table:style-name="ce1">
            <text:p>56868.9</text:p>
          </table:table-cell>
          <table:table-cell office:value-type="float" office:value="13182.7" table:style-name="ce1">
            <text:p>13182.7</text:p>
          </table:table-cell>
          <table:table-cell office:value-type="float" office:value="38391.9" table:style-name="ce1">
            <text:p>38391.9</text:p>
          </table:table-cell>
          <table:table-cell office:value-type="float" office:value="7814.37" table:style-name="ce1">
            <text:p>7814.37</text:p>
          </table:table-cell>
          <table:table-cell office:value-type="float" office:value="40284000" table:style-name="ce1">
            <text:p>40284000</text:p>
          </table:table-cell>
          <table:table-cell office:value-type="float" office:value="23983200000000" table:style-name="ce1">
            <text:p>2.39832E+13</text:p>
          </table:table-cell>
          <table:table-cell office:value-type="float" office:value="0.16557791853316936" table:formula="of:=LOG(SQRT(AVERAGE([.B152:.U152])))^-1" table:style-name="ce1">
            <text:p>0.165577919</text:p>
          </table:table-cell>
          <table:table-cell table:number-columns-repeated="1636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4508.7" table:style-name="ce1">
            <text:p>14508.7</text:p>
          </table:table-cell>
          <table:table-cell office:value-type="float" office:value="488200000" table:style-name="ce1">
            <text:p>488200000</text:p>
          </table:table-cell>
          <table:table-cell office:value-type="float" office:value="1430.47" table:style-name="ce1">
            <text:p>1430.47</text:p>
          </table:table-cell>
          <table:table-cell office:value-type="float" office:value="1582.53" table:style-name="ce1">
            <text:p>1582.53</text:p>
          </table:table-cell>
          <table:table-cell office:value-type="float" office:value="174866" table:style-name="ce1">
            <text:p>174866</text:p>
          </table:table-cell>
          <table:table-cell office:value-type="float" office:value="2.2851800000000001E+24" table:style-name="ce1">
            <text:p>2.28518E+24</text:p>
          </table:table-cell>
          <table:table-cell office:value-type="float" office:value="363642" table:style-name="ce1">
            <text:p>363642</text:p>
          </table:table-cell>
          <table:table-cell office:value-type="float" office:value="1801.57" table:style-name="ce1">
            <text:p>1801.57</text:p>
          </table:table-cell>
          <table:table-cell office:value-type="float" office:value="398742" table:style-name="ce1">
            <text:p>398742</text:p>
          </table:table-cell>
          <table:table-cell office:value-type="float" office:value="11400.7" table:style-name="ce1">
            <text:p>11400.7</text:p>
          </table:table-cell>
          <table:table-cell office:value-type="float" office:value="7660.69" table:style-name="ce1">
            <text:p>7660.69</text:p>
          </table:table-cell>
          <table:table-cell office:value-type="float" office:value="4959.93" table:style-name="ce1">
            <text:p>4959.93</text:p>
          </table:table-cell>
          <table:table-cell office:value-type="float" office:value="9264.02" table:style-name="ce1">
            <text:p>9264.02</text:p>
          </table:table-cell>
          <table:table-cell office:value-type="float" office:value="63588700" table:style-name="ce1">
            <text:p>63588700</text:p>
          </table:table-cell>
          <table:table-cell office:value-type="float" office:value="16759400" table:style-name="ce1">
            <text:p>16759400</text:p>
          </table:table-cell>
          <table:table-cell office:value-type="float" office:value="106055" table:style-name="ce1">
            <text:p>106055</text:p>
          </table:table-cell>
          <table:table-cell office:value-type="float" office:value="119767" table:style-name="ce1">
            <text:p>119767</text:p>
          </table:table-cell>
          <table:table-cell office:value-type="float" office:value="878.77200000000005" table:style-name="ce1">
            <text:p>878.772</text:p>
          </table:table-cell>
          <table:table-cell office:value-type="float" office:value="39958400" table:style-name="ce1">
            <text:p>39958400</text:p>
          </table:table-cell>
          <table:table-cell office:value-type="float" office:value="151479000" table:style-name="ce1">
            <text:p>151479000</text:p>
          </table:table-cell>
          <table:table-cell office:value-type="float" office:value="8.673820387191214E-2" table:formula="of:=LOG(SQRT(AVERAGE([.B153:.U153])))^-1" table:style-name="ce1">
            <text:p>0.086738204</text:p>
          </table:table-cell>
          <table:table-cell table:number-columns-repeated="1636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5654.8" table:style-name="ce1">
            <text:p>15654.8</text:p>
          </table:table-cell>
          <table:table-cell office:value-type="float" office:value="489696000" table:style-name="ce1">
            <text:p>489696000</text:p>
          </table:table-cell>
          <table:table-cell office:value-type="float" office:value="914.03899999999999" table:style-name="ce1">
            <text:p>914.039</text:p>
          </table:table-cell>
          <table:table-cell office:value-type="float" office:value="6692.4" table:style-name="ce1">
            <text:p>6692.4</text:p>
          </table:table-cell>
          <table:table-cell office:value-type="float" office:value="19530.900000000001" table:style-name="ce1">
            <text:p>19530.9</text:p>
          </table:table-cell>
          <table:table-cell office:value-type="float" office:value="166601" table:style-name="ce1">
            <text:p>166601</text:p>
          </table:table-cell>
          <table:table-cell office:value-type="float" office:value="365763" table:style-name="ce1">
            <text:p>365763</text:p>
          </table:table-cell>
          <table:table-cell office:value-type="float" office:value="5358.79" table:style-name="ce1">
            <text:p>5358.79</text:p>
          </table:table-cell>
          <table:table-cell office:value-type="float" office:value="865164" table:style-name="ce1">
            <text:p>865164</text:p>
          </table:table-cell>
          <table:table-cell office:value-type="float" office:value="51771.9" table:style-name="ce1">
            <text:p>51771.9</text:p>
          </table:table-cell>
          <table:table-cell office:value-type="float" office:value="22727300" table:style-name="ce1">
            <text:p>22727300</text:p>
          </table:table-cell>
          <table:table-cell office:value-type="float" office:value="5519.54" table:style-name="ce1">
            <text:p>5519.54</text:p>
          </table:table-cell>
          <table:table-cell office:value-type="float" office:value="322601000" table:style-name="ce1">
            <text:p>322601000</text:p>
          </table:table-cell>
          <table:table-cell office:value-type="float" office:value="282300" table:style-name="ce1">
            <text:p>282300</text:p>
          </table:table-cell>
          <table:table-cell office:value-type="float" office:value="113223" table:style-name="ce1">
            <text:p>113223</text:p>
          </table:table-cell>
          <table:table-cell office:value-type="float" office:value="7715.7" table:style-name="ce1">
            <text:p>7715.7</text:p>
          </table:table-cell>
          <table:table-cell office:value-type="float" office:value="30218.400000000001" table:style-name="ce1">
            <text:p>30218.4</text:p>
          </table:table-cell>
          <table:table-cell office:value-type="float" office:value="5748.86" table:style-name="ce1">
            <text:p>5748.86</text:p>
          </table:table-cell>
          <table:table-cell office:value-type="float" office:value="401777" table:style-name="ce1">
            <text:p>401777</text:p>
          </table:table-cell>
          <table:table-cell office:value-type="float" office:value="109409000" table:style-name="ce1">
            <text:p>109409000</text:p>
          </table:table-cell>
          <table:table-cell office:value-type="float" office:value="0.26057892388197407" table:formula="of:=LOG(SQRT(AVERAGE([.B154:.U154])))^-1" table:style-name="ce1">
            <text:p>0.260578924</text:p>
          </table:table-cell>
          <table:table-cell table:number-columns-repeated="1636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6049.300000000003" table:style-name="ce1">
            <text:p>36049.3</text:p>
          </table:table-cell>
          <table:table-cell office:value-type="float" office:value="244179000" table:style-name="ce1">
            <text:p>244179000</text:p>
          </table:table-cell>
          <table:table-cell office:value-type="float" office:value="1051.17" table:style-name="ce1">
            <text:p>1051.17</text:p>
          </table:table-cell>
          <table:table-cell office:value-type="float" office:value="39401.800000000003" table:style-name="ce1">
            <text:p>39401.8</text:p>
          </table:table-cell>
          <table:table-cell office:value-type="float" office:value="2732.33" table:style-name="ce1">
            <text:p>2732.33</text:p>
          </table:table-cell>
          <table:table-cell office:value-type="float" office:value="8.3938900000000004E+26" table:style-name="ce1">
            <text:p>8.39389E+26</text:p>
          </table:table-cell>
          <table:table-cell office:value-type="float" office:value="5953.65" table:style-name="ce1">
            <text:p>5953.65</text:p>
          </table:table-cell>
          <table:table-cell office:value-type="float" office:value="3102.71" table:style-name="ce1">
            <text:p>3102.71</text:p>
          </table:table-cell>
          <table:table-cell office:value-type="float" office:value="1107230" table:style-name="ce1">
            <text:p>1107230</text:p>
          </table:table-cell>
          <table:table-cell office:value-type="float" office:value="3893.58" table:style-name="ce1">
            <text:p>3893.58</text:p>
          </table:table-cell>
          <table:table-cell office:value-type="float" office:value="7227.25" table:style-name="ce1">
            <text:p>7227.25</text:p>
          </table:table-cell>
          <table:table-cell office:value-type="float" office:value="5573.45" table:style-name="ce1">
            <text:p>5573.45</text:p>
          </table:table-cell>
          <table:table-cell office:value-type="float" office:value="48537" table:style-name="ce1">
            <text:p>48537</text:p>
          </table:table-cell>
          <table:table-cell office:value-type="float" office:value="616469" table:style-name="ce1">
            <text:p>616469</text:p>
          </table:table-cell>
          <table:table-cell office:value-type="float" office:value="7081.73" table:style-name="ce1">
            <text:p>7081.73</text:p>
          </table:table-cell>
          <table:table-cell office:value-type="float" office:value="9395.2000000000007" table:style-name="ce1">
            <text:p>9395.2</text:p>
          </table:table-cell>
          <table:table-cell office:value-type="float" office:value="10565" table:style-name="ce1">
            <text:p>10565</text:p>
          </table:table-cell>
          <table:table-cell office:value-type="float" office:value="2079.67" table:style-name="ce1">
            <text:p>2079.67</text:p>
          </table:table-cell>
          <table:table-cell office:value-type="float" office:value="73683900" table:style-name="ce1">
            <text:p>73683900</text:p>
          </table:table-cell>
          <table:table-cell office:value-type="float" office:value="36779500" table:style-name="ce1">
            <text:p>36779500</text:p>
          </table:table-cell>
          <table:table-cell office:value-type="float" office:value="7.8055075830194082E-2" table:formula="of:=LOG(SQRT(AVERAGE([.B155:.U155])))^-1" table:style-name="ce1">
            <text:p>0.078055076</text:p>
          </table:table-cell>
          <table:table-cell table:number-columns-repeated="1636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186.0999999999999" table:style-name="ce1">
            <text:p>1186.1</text:p>
          </table:table-cell>
          <table:table-cell office:value-type="float" office:value="443748000" table:style-name="ce1">
            <text:p>443748000</text:p>
          </table:table-cell>
          <table:table-cell office:value-type="float" office:value="1042.4100000000001" table:style-name="ce1">
            <text:p>1042.41</text:p>
          </table:table-cell>
          <table:table-cell office:value-type="float" office:value="15427.7" table:style-name="ce1">
            <text:p>15427.7</text:p>
          </table:table-cell>
          <table:table-cell office:value-type="float" office:value="992602" table:style-name="ce1">
            <text:p>992602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11661.6" table:style-name="ce1">
            <text:p>11661.6</text:p>
          </table:table-cell>
          <table:table-cell office:value-type="float" office:value="13178.2" table:style-name="ce1">
            <text:p>13178.2</text:p>
          </table:table-cell>
          <table:table-cell office:value-type="float" office:value="1792880" table:style-name="ce1">
            <text:p>1792880</text:p>
          </table:table-cell>
          <table:table-cell office:value-type="float" office:value="5464.3" table:style-name="ce1">
            <text:p>5464.3</text:p>
          </table:table-cell>
          <table:table-cell office:value-type="float" office:value="8393.56" table:style-name="ce1">
            <text:p>8393.56</text:p>
          </table:table-cell>
          <table:table-cell office:value-type="float" office:value="6286.55" table:style-name="ce1">
            <text:p>6286.55</text:p>
          </table:table-cell>
          <table:table-cell office:value-type="float" office:value="7650.68" table:style-name="ce1">
            <text:p>7650.68</text:p>
          </table:table-cell>
          <table:table-cell office:value-type="float" office:value="17006800" table:style-name="ce1">
            <text:p>17006800</text:p>
          </table:table-cell>
          <table:table-cell office:value-type="float" office:value="17652.099999999999" table:style-name="ce1">
            <text:p>17652.1</text:p>
          </table:table-cell>
          <table:table-cell office:value-type="float" office:value="14301.3" table:style-name="ce1">
            <text:p>14301.3</text:p>
          </table:table-cell>
          <table:table-cell office:value-type="float" office:value="38176.1" table:style-name="ce1">
            <text:p>38176.1</text:p>
          </table:table-cell>
          <table:table-cell office:value-type="float" office:value="73283.199999999997" table:style-name="ce1">
            <text:p>73283.2</text:p>
          </table:table-cell>
          <table:table-cell office:value-type="float" office:value="18410300" table:style-name="ce1">
            <text:p>18410300</text:p>
          </table:table-cell>
          <table:table-cell office:value-type="float" office:value="7175560000" table:style-name="ce1">
            <text:p>7175560000</text:p>
          </table:table-cell>
          <table:table-cell office:value-type="float" office:value="7.8491889098037851E-2" table:formula="of:=LOG(SQRT(AVERAGE([.B156:.U156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5762.400000000001" table:style-name="ce1">
            <text:p>35762.4</text:p>
          </table:table-cell>
          <table:table-cell office:value-type="float" office:value="244153000" table:style-name="ce1">
            <text:p>244153000</text:p>
          </table:table-cell>
          <table:table-cell office:value-type="float" office:value="906.57600000000002" table:style-name="ce1">
            <text:p>906.576</text:p>
          </table:table-cell>
          <table:table-cell office:value-type="float" office:value="2345.54" table:style-name="ce1">
            <text:p>2345.54</text:p>
          </table:table-cell>
          <table:table-cell office:value-type="float" office:value="60954.6" table:style-name="ce1">
            <text:p>60954.6</text:p>
          </table:table-cell>
          <table:table-cell office:value-type="float" office:value="2970960" table:style-name="ce1">
            <text:p>2970960</text:p>
          </table:table-cell>
          <table:table-cell office:value-type="float" office:value="5511.93" table:style-name="ce1">
            <text:p>5511.93</text:p>
          </table:table-cell>
          <table:table-cell office:value-type="float" office:value="7757.61" table:style-name="ce1">
            <text:p>7757.61</text:p>
          </table:table-cell>
          <table:table-cell office:value-type="float" office:value="129701" table:style-name="ce1">
            <text:p>129701</text:p>
          </table:table-cell>
          <table:table-cell office:value-type="float" office:value="2954.17" table:style-name="ce1">
            <text:p>2954.17</text:p>
          </table:table-cell>
          <table:table-cell office:value-type="float" office:value="1414.8" table:style-name="ce1">
            <text:p>1414.8</text:p>
          </table:table-cell>
          <table:table-cell office:value-type="float" office:value="5011.91" table:style-name="ce1">
            <text:p>5011.91</text:p>
          </table:table-cell>
          <table:table-cell office:value-type="float" office:value="6902.91" table:style-name="ce1">
            <text:p>6902.91</text:p>
          </table:table-cell>
          <table:table-cell office:value-type="float" office:value="250218" table:style-name="ce1">
            <text:p>250218</text:p>
          </table:table-cell>
          <table:table-cell office:value-type="float" office:value="16582500" table:style-name="ce1">
            <text:p>16582500</text:p>
          </table:table-cell>
          <table:table-cell office:value-type="float" office:value="8901.61" table:style-name="ce1">
            <text:p>8901.61</text:p>
          </table:table-cell>
          <table:table-cell office:value-type="float" office:value="1058740" table:style-name="ce1">
            <text:p>1058740</text:p>
          </table:table-cell>
          <table:table-cell office:value-type="float" office:value="57522.9" table:style-name="ce1">
            <text:p>57522.9</text:p>
          </table:table-cell>
          <table:table-cell office:value-type="float" office:value="4341620" table:style-name="ce1">
            <text:p>4341620</text:p>
          </table:table-cell>
          <table:table-cell office:value-type="float" office:value="22758400000000" table:style-name="ce1">
            <text:p>2.27584E+13</text:p>
          </table:table-cell>
          <table:table-cell office:value-type="float" office:value="0.16589089342962957" table:formula="of:=LOG(SQRT(AVERAGE([.B157:.U157])))^-1" table:style-name="ce1">
            <text:p>0.165890893</text:p>
          </table:table-cell>
          <table:table-cell table:number-columns-repeated="1636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833.6" table:style-name="ce1">
            <text:p>1833.6</text:p>
          </table:table-cell>
          <table:table-cell office:value-type="float" office:value="244139000" table:style-name="ce1">
            <text:p>244139000</text:p>
          </table:table-cell>
          <table:table-cell office:value-type="float" office:value="7300.53" table:style-name="ce1">
            <text:p>7300.53</text:p>
          </table:table-cell>
          <table:table-cell office:value-type="float" office:value="17121.400000000001" table:style-name="ce1">
            <text:p>17121.4</text:p>
          </table:table-cell>
          <table:table-cell office:value-type="float" office:value="1622480" table:style-name="ce1">
            <text:p>1622480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10266.299999999999" table:style-name="ce1">
            <text:p>10266.3</text:p>
          </table:table-cell>
          <table:table-cell office:value-type="float" office:value="2134.87" table:style-name="ce1">
            <text:p>2134.87</text:p>
          </table:table-cell>
          <table:table-cell office:value-type="float" office:value="647960" table:style-name="ce1">
            <text:p>647960</text:p>
          </table:table-cell>
          <table:table-cell office:value-type="float" office:value="3639.17" table:style-name="ce1">
            <text:p>3639.17</text:p>
          </table:table-cell>
          <table:table-cell office:value-type="float" office:value="1028.53" table:style-name="ce1">
            <text:p>1028.53</text:p>
          </table:table-cell>
          <table:table-cell office:value-type="float" office:value="1288150" table:style-name="ce1">
            <text:p>1288150</text:p>
          </table:table-cell>
          <table:table-cell office:value-type="float" office:value="9647390000" table:style-name="ce1">
            <text:p>9647390000</text:p>
          </table:table-cell>
          <table:table-cell office:value-type="float" office:value="73925500" table:style-name="ce1">
            <text:p>73925500</text:p>
          </table:table-cell>
          <table:table-cell office:value-type="float" office:value="378475" table:style-name="ce1">
            <text:p>378475</text:p>
          </table:table-cell>
          <table:table-cell office:value-type="float" office:value="3238.76" table:style-name="ce1">
            <text:p>3238.76</text:p>
          </table:table-cell>
          <table:table-cell office:value-type="float" office:value="25311.9" table:style-name="ce1">
            <text:p>25311.9</text:p>
          </table:table-cell>
          <table:table-cell office:value-type="float" office:value="7807.47" table:style-name="ce1">
            <text:p>7807.47</text:p>
          </table:table-cell>
          <table:table-cell office:value-type="float" office:value="445117" table:style-name="ce1">
            <text:p>445117</text:p>
          </table:table-cell>
          <table:table-cell office:value-type="float" office:value="7120940000" table:style-name="ce1">
            <text:p>7120940000</text:p>
          </table:table-cell>
          <table:table-cell office:value-type="float" office:value="7.8491889098037851E-2" table:formula="of:=LOG(SQRT(AVERAGE([.B158:.U158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98718" table:style-name="ce1">
            <text:p>398718</text:p>
          </table:table-cell>
          <table:table-cell office:value-type="float" office:value="244411000" table:style-name="ce1">
            <text:p>244411000</text:p>
          </table:table-cell>
          <table:table-cell office:value-type="float" office:value="1662" table:style-name="ce1">
            <text:p>1662</text:p>
          </table:table-cell>
          <table:table-cell office:value-type="float" office:value="15314.3" table:style-name="ce1">
            <text:p>15314.3</text:p>
          </table:table-cell>
          <table:table-cell office:value-type="float" office:value="297913" table:style-name="ce1">
            <text:p>297913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6589.64" table:style-name="ce1">
            <text:p>6589.64</text:p>
          </table:table-cell>
          <table:table-cell office:value-type="float" office:value="1910.14" table:style-name="ce1">
            <text:p>1910.14</text:p>
          </table:table-cell>
          <table:table-cell office:value-type="float" office:value="6200680" table:style-name="ce1">
            <text:p>6200680</text:p>
          </table:table-cell>
          <table:table-cell office:value-type="float" office:value="10658.3" table:style-name="ce1">
            <text:p>10658.3</text:p>
          </table:table-cell>
          <table:table-cell office:value-type="float" office:value="2189.91" table:style-name="ce1">
            <text:p>2189.91</text:p>
          </table:table-cell>
          <table:table-cell office:value-type="float" office:value="5081.2700000000004" table:style-name="ce1">
            <text:p>5081.27</text:p>
          </table:table-cell>
          <table:table-cell office:value-type="float" office:value="300333000" table:style-name="ce1">
            <text:p>300333000</text:p>
          </table:table-cell>
          <table:table-cell office:value-type="float" office:value="17445100" table:style-name="ce1">
            <text:p>17445100</text:p>
          </table:table-cell>
          <table:table-cell office:value-type="float" office:value="18088.099999999999" table:style-name="ce1">
            <text:p>18088.1</text:p>
          </table:table-cell>
          <table:table-cell office:value-type="float" office:value="6382.23" table:style-name="ce1">
            <text:p>6382.23</text:p>
          </table:table-cell>
          <table:table-cell office:value-type="float" office:value="21356.400000000001" table:style-name="ce1">
            <text:p>21356.4</text:p>
          </table:table-cell>
          <table:table-cell office:value-type="float" office:value="3415.89" table:style-name="ce1">
            <text:p>3415.89</text:p>
          </table:table-cell>
          <table:table-cell office:value-type="float" office:value="459335" table:style-name="ce1">
            <text:p>459335</text:p>
          </table:table-cell>
          <table:table-cell office:value-type="float" office:value="22758400000000" table:style-name="ce1">
            <text:p>2.27584E+13</text:p>
          </table:table-cell>
          <table:table-cell office:value-type="float" office:value="7.7575393009508803E-2" table:formula="of:=LOG(SQRT(AVERAGE([.B159:.U159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824.39099999999996" table:style-name="ce1">
            <text:p>824.391</text:p>
          </table:table-cell>
          <table:table-cell office:value-type="float" office:value="1169510" table:style-name="ce1">
            <text:p>1169510</text:p>
          </table:table-cell>
          <table:table-cell office:value-type="float" office:value="794.01599999999996" table:style-name="ce1">
            <text:p>794.016</text:p>
          </table:table-cell>
          <table:table-cell office:value-type="float" office:value="4854.62" table:style-name="ce1">
            <text:p>4854.62</text:p>
          </table:table-cell>
          <table:table-cell office:value-type="float" office:value="6115.21" table:style-name="ce1">
            <text:p>6115.21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2750.58" table:style-name="ce1">
            <text:p>2750.58</text:p>
          </table:table-cell>
          <table:table-cell office:value-type="float" office:value="4435.13" table:style-name="ce1">
            <text:p>4435.13</text:p>
          </table:table-cell>
          <table:table-cell office:value-type="float" office:value="7517010" table:style-name="ce1">
            <text:p>7517010</text:p>
          </table:table-cell>
          <table:table-cell office:value-type="float" office:value="5130.9399999999996" table:style-name="ce1">
            <text:p>5130.94</text:p>
          </table:table-cell>
          <table:table-cell office:value-type="float" office:value="6461.92" table:style-name="ce1">
            <text:p>6461.92</text:p>
          </table:table-cell>
          <table:table-cell office:value-type="float" office:value="6422.41" table:style-name="ce1">
            <text:p>6422.41</text:p>
          </table:table-cell>
          <table:table-cell office:value-type="float" office:value="17010.2" table:style-name="ce1">
            <text:p>17010.2</text:p>
          </table:table-cell>
          <table:table-cell office:value-type="float" office:value="56827" table:style-name="ce1">
            <text:p>56827</text:p>
          </table:table-cell>
          <table:table-cell office:value-type="float" office:value="163052000" table:style-name="ce1">
            <text:p>163052000</text:p>
          </table:table-cell>
          <table:table-cell office:value-type="float" office:value="8019.31" table:style-name="ce1">
            <text:p>8019.31</text:p>
          </table:table-cell>
          <table:table-cell office:value-type="float" office:value="2798.1" table:style-name="ce1">
            <text:p>2798.1</text:p>
          </table:table-cell>
          <table:table-cell office:value-type="float" office:value="2358.84" table:style-name="ce1">
            <text:p>2358.84</text:p>
          </table:table-cell>
          <table:table-cell office:value-type="float" office:value="51980300" table:style-name="ce1">
            <text:p>51980300</text:p>
          </table:table-cell>
          <table:table-cell office:value-type="float" office:value="54889700" table:style-name="ce1">
            <text:p>54889700</text:p>
          </table:table-cell>
          <table:table-cell office:value-type="float" office:value="7.7575393009508831E-2" table:formula="of:=LOG(SQRT(AVERAGE([.B160:.U160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9321.9" table:style-name="ce1">
            <text:p>39321.9</text:p>
          </table:table-cell>
          <table:table-cell office:value-type="float" office:value="82971.5" table:style-name="ce1">
            <text:p>82971.5</text:p>
          </table:table-cell>
          <table:table-cell office:value-type="float" office:value="361582" table:style-name="ce1">
            <text:p>361582</text:p>
          </table:table-cell>
          <table:table-cell office:value-type="float" office:value="354776" table:style-name="ce1">
            <text:p>354776</text:p>
          </table:table-cell>
          <table:table-cell office:value-type="float" office:value="1484000" table:style-name="ce1">
            <text:p>1484000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6424.28" table:style-name="ce1">
            <text:p>6424.28</text:p>
          </table:table-cell>
          <table:table-cell office:value-type="float" office:value="9964.5400000000009" table:style-name="ce1">
            <text:p>9964.54</text:p>
          </table:table-cell>
          <table:table-cell office:value-type="float" office:value="629641" table:style-name="ce1">
            <text:p>629641</text:p>
          </table:table-cell>
          <table:table-cell office:value-type="float" office:value="1272.3800000000001" table:style-name="ce1">
            <text:p>1272.38</text:p>
          </table:table-cell>
          <table:table-cell office:value-type="float" office:value="2553.6799999999998" table:style-name="ce1">
            <text:p>2553.68</text:p>
          </table:table-cell>
          <table:table-cell office:value-type="float" office:value="2126.88" table:style-name="ce1">
            <text:p>2126.88</text:p>
          </table:table-cell>
          <table:table-cell office:value-type="float" office:value="1104030000" table:style-name="ce1">
            <text:p>1104030000</text:p>
          </table:table-cell>
          <table:table-cell office:value-type="float" office:value="225595" table:style-name="ce1">
            <text:p>225595</text:p>
          </table:table-cell>
          <table:table-cell office:value-type="float" office:value="19919.599999999999" table:style-name="ce1">
            <text:p>19919.6</text:p>
          </table:table-cell>
          <table:table-cell office:value-type="float" office:value="25115.8" table:style-name="ce1">
            <text:p>25115.8</text:p>
          </table:table-cell>
          <table:table-cell office:value-type="float" office:value="10090.799999999999" table:style-name="ce1">
            <text:p>10090.8</text:p>
          </table:table-cell>
          <table:table-cell office:value-type="float" office:value="76727.3" table:style-name="ce1">
            <text:p>76727.3</text:p>
          </table:table-cell>
          <table:table-cell office:value-type="float" office:value="3657100" table:style-name="ce1">
            <text:p>3657100</text:p>
          </table:table-cell>
          <table:table-cell office:value-type="float" office:value="22758300000000" table:style-name="ce1">
            <text:p>2.27583E+13</text:p>
          </table:table-cell>
          <table:table-cell office:value-type="float" office:value="7.8491889098037795E-2" table:formula="of:=LOG(SQRT(AVERAGE([.B161:.U161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754.18" table:style-name="ce1">
            <text:p>5754.18</text:p>
          </table:table-cell>
          <table:table-cell office:value-type="float" office:value="40995300" table:style-name="ce1">
            <text:p>40995300</text:p>
          </table:table-cell>
          <table:table-cell office:value-type="float" office:value="99316000" table:style-name="ce1">
            <text:p>99316000</text:p>
          </table:table-cell>
          <table:table-cell office:value-type="float" office:value="1041.42" table:style-name="ce1">
            <text:p>1041.42</text:p>
          </table:table-cell>
          <table:table-cell office:value-type="float" office:value="5246.97" table:style-name="ce1">
            <text:p>5246.97</text:p>
          </table:table-cell>
          <table:table-cell office:value-type="float" office:value="1403050" table:style-name="ce1">
            <text:p>1403050</text:p>
          </table:table-cell>
          <table:table-cell office:value-type="float" office:value="6032.4" table:style-name="ce1">
            <text:p>6032.4</text:p>
          </table:table-cell>
          <table:table-cell office:value-type="float" office:value="1998.52" table:style-name="ce1">
            <text:p>1998.52</text:p>
          </table:table-cell>
          <table:table-cell office:value-type="float" office:value="65149.599999999999" table:style-name="ce1">
            <text:p>65149.6</text:p>
          </table:table-cell>
          <table:table-cell office:value-type="float" office:value="3831.59" table:style-name="ce1">
            <text:p>3831.59</text:p>
          </table:table-cell>
          <table:table-cell office:value-type="float" office:value="18593.5" table:style-name="ce1">
            <text:p>18593.5</text:p>
          </table:table-cell>
          <table:table-cell office:value-type="float" office:value="277201" table:style-name="ce1">
            <text:p>277201</text:p>
          </table:table-cell>
          <table:table-cell office:value-type="float" office:value="322638000" table:style-name="ce1">
            <text:p>322638000</text:p>
          </table:table-cell>
          <table:table-cell office:value-type="float" office:value="66916100" table:style-name="ce1">
            <text:p>66916100</text:p>
          </table:table-cell>
          <table:table-cell office:value-type="float" office:value="4749880" table:style-name="ce1">
            <text:p>4749880</text:p>
          </table:table-cell>
          <table:table-cell office:value-type="float" office:value="28568.9" table:style-name="ce1">
            <text:p>28568.9</text:p>
          </table:table-cell>
          <table:table-cell office:value-type="float" office:value="1908.89" table:style-name="ce1">
            <text:p>1908.89</text:p>
          </table:table-cell>
          <table:table-cell office:value-type="float" office:value="25303.7" table:style-name="ce1">
            <text:p>25303.7</text:p>
          </table:table-cell>
          <table:table-cell office:value-type="float" office:value="4822720" table:style-name="ce1">
            <text:p>4822720</text:p>
          </table:table-cell>
          <table:table-cell office:value-type="float" office:value="22765400000000" table:style-name="ce1">
            <text:p>2.27654E+13</text:p>
          </table:table-cell>
          <table:table-cell office:value-type="float" office:value="0.16588898442014002" table:formula="of:=LOG(SQRT(AVERAGE([.B162:.U162])))^-1" table:style-name="ce1">
            <text:p>0.165888984</text:p>
          </table:table-cell>
          <table:table-cell table:number-columns-repeated="1636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5454.66" table:style-name="ce1">
            <text:p>5454.66</text:p>
          </table:table-cell>
          <table:table-cell office:value-type="float" office:value="8086490" table:style-name="ce1">
            <text:p>8086490</text:p>
          </table:table-cell>
          <table:table-cell office:value-type="float" office:value="1453.87" table:style-name="ce1">
            <text:p>1453.87</text:p>
          </table:table-cell>
          <table:table-cell office:value-type="float" office:value="2860.48" table:style-name="ce1">
            <text:p>2860.48</text:p>
          </table:table-cell>
          <table:table-cell office:value-type="float" office:value="5748.39" table:style-name="ce1">
            <text:p>5748.39</text:p>
          </table:table-cell>
          <table:table-cell office:value-type="float" office:value="85190.9" table:style-name="ce1">
            <text:p>85190.9</text:p>
          </table:table-cell>
          <table:table-cell office:value-type="float" office:value="367509" table:style-name="ce1">
            <text:p>367509</text:p>
          </table:table-cell>
          <table:table-cell office:value-type="float" office:value="4894.6099999999997" table:style-name="ce1">
            <text:p>4894.61</text:p>
          </table:table-cell>
          <table:table-cell office:value-type="float" office:value="35636.1" table:style-name="ce1">
            <text:p>35636.1</text:p>
          </table:table-cell>
          <table:table-cell office:value-type="float" office:value="18669.400000000001" table:style-name="ce1">
            <text:p>18669.4</text:p>
          </table:table-cell>
          <table:table-cell office:value-type="float" office:value="5546.12" table:style-name="ce1">
            <text:p>5546.12</text:p>
          </table:table-cell>
          <table:table-cell office:value-type="float" office:value="1333.8" table:style-name="ce1">
            <text:p>1333.8</text:p>
          </table:table-cell>
          <table:table-cell office:value-type="float" office:value="87624.4" table:style-name="ce1">
            <text:p>87624.4</text:p>
          </table:table-cell>
          <table:table-cell office:value-type="float" office:value="274114000" table:style-name="ce1">
            <text:p>274114000</text:p>
          </table:table-cell>
          <table:table-cell office:value-type="float" office:value="14288.7" table:style-name="ce1">
            <text:p>14288.7</text:p>
          </table:table-cell>
          <table:table-cell office:value-type="float" office:value="13796.7" table:style-name="ce1">
            <text:p>13796.7</text:p>
          </table:table-cell>
          <table:table-cell office:value-type="float" office:value="480474" table:style-name="ce1">
            <text:p>480474</text:p>
          </table:table-cell>
          <table:table-cell office:value-type="float" office:value="6683.34" table:style-name="ce1">
            <text:p>6683.34</text:p>
          </table:table-cell>
          <table:table-cell office:value-type="float" office:value="51754.6" table:style-name="ce1">
            <text:p>51754.6</text:p>
          </table:table-cell>
          <table:table-cell office:value-type="float" office:value="140447000" table:style-name="ce1">
            <text:p>140447000</text:p>
          </table:table-cell>
          <table:table-cell office:value-type="float" office:value="0.2729940027919871" table:formula="of:=LOG(SQRT(AVERAGE([.B163:.U163])))^-1" table:style-name="ce1">
            <text:p>0.272994003</text:p>
          </table:table-cell>
          <table:table-cell table:number-columns-repeated="1636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5035.1" table:style-name="ce1">
            <text:p>15035.1</text:p>
          </table:table-cell>
          <table:table-cell office:value-type="float" office:value="244169000" table:style-name="ce1">
            <text:p>244169000</text:p>
          </table:table-cell>
          <table:table-cell office:value-type="float" office:value="1286.03" table:style-name="ce1">
            <text:p>1286.03</text:p>
          </table:table-cell>
          <table:table-cell office:value-type="float" office:value="17839.3" table:style-name="ce1">
            <text:p>17839.3</text:p>
          </table:table-cell>
          <table:table-cell office:value-type="float" office:value="31217.7" table:style-name="ce1">
            <text:p>31217.7</text:p>
          </table:table-cell>
          <table:table-cell office:value-type="float" office:value="6.6455100000000002E+26" table:style-name="ce1">
            <text:p>6.64551E+26</text:p>
          </table:table-cell>
          <table:table-cell office:value-type="float" office:value="98915.199999999997" table:style-name="ce1">
            <text:p>98915.2</text:p>
          </table:table-cell>
          <table:table-cell office:value-type="float" office:value="8693.7199999999993" table:style-name="ce1">
            <text:p>8693.72</text:p>
          </table:table-cell>
          <table:table-cell office:value-type="float" office:value="1930030" table:style-name="ce1">
            <text:p>1930030</text:p>
          </table:table-cell>
          <table:table-cell office:value-type="float" office:value="3528.84" table:style-name="ce1">
            <text:p>3528.84</text:p>
          </table:table-cell>
          <table:table-cell office:value-type="float" office:value="6270.07" table:style-name="ce1">
            <text:p>6270.07</text:p>
          </table:table-cell>
          <table:table-cell office:value-type="float" office:value="11864.5" table:style-name="ce1">
            <text:p>11864.5</text:p>
          </table:table-cell>
          <table:table-cell office:value-type="float" office:value="462009" table:style-name="ce1">
            <text:p>462009</text:p>
          </table:table-cell>
          <table:table-cell office:value-type="float" office:value="4509410" table:style-name="ce1">
            <text:p>4509410</text:p>
          </table:table-cell>
          <table:table-cell office:value-type="float" office:value="53442.5" table:style-name="ce1">
            <text:p>53442.5</text:p>
          </table:table-cell>
          <table:table-cell office:value-type="float" office:value="2541490" table:style-name="ce1">
            <text:p>2541490</text:p>
          </table:table-cell>
          <table:table-cell office:value-type="float" office:value="28212.1" table:style-name="ce1">
            <text:p>28212.1</text:p>
          </table:table-cell>
          <table:table-cell office:value-type="float" office:value="1562.13" table:style-name="ce1">
            <text:p>1562.13</text:p>
          </table:table-cell>
          <table:table-cell office:value-type="float" office:value="227041" table:style-name="ce1">
            <text:p>227041</text:p>
          </table:table-cell>
          <table:table-cell office:value-type="float" office:value="283757000" table:style-name="ce1">
            <text:p>283757000</text:p>
          </table:table-cell>
          <table:table-cell office:value-type="float" office:value="7.8365305003179897E-2" table:formula="of:=LOG(SQRT(AVERAGE([.B164:.U164])))^-1" table:style-name="ce1">
            <text:p>0.078365305</text:p>
          </table:table-cell>
          <table:table-cell table:number-columns-repeated="1636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8950.5" table:style-name="ce1">
            <text:p>28950.5</text:p>
          </table:table-cell>
          <table:table-cell office:value-type="float" office:value="8056100" table:style-name="ce1">
            <text:p>8056100</text:p>
          </table:table-cell>
          <table:table-cell office:value-type="float" office:value="1239.77" table:style-name="ce1">
            <text:p>1239.77</text:p>
          </table:table-cell>
          <table:table-cell office:value-type="float" office:value="50525.8" table:style-name="ce1">
            <text:p>50525.8</text:p>
          </table:table-cell>
          <table:table-cell office:value-type="float" office:value="9726.23" table:style-name="ce1">
            <text:p>9726.23</text:p>
          </table:table-cell>
          <table:table-cell office:value-type="float" office:value="1.6119899999999999E+27" table:style-name="ce1">
            <text:p>1.61199E+27</text:p>
          </table:table-cell>
          <table:table-cell office:value-type="float" office:value="6094.95" table:style-name="ce1">
            <text:p>6094.95</text:p>
          </table:table-cell>
          <table:table-cell office:value-type="float" office:value="3461.09" table:style-name="ce1">
            <text:p>3461.09</text:p>
          </table:table-cell>
          <table:table-cell office:value-type="float" office:value="496501" table:style-name="ce1">
            <text:p>496501</text:p>
          </table:table-cell>
          <table:table-cell office:value-type="float" office:value="11898.7" table:style-name="ce1">
            <text:p>11898.7</text:p>
          </table:table-cell>
          <table:table-cell office:value-type="float" office:value="6848.95" table:style-name="ce1">
            <text:p>6848.95</text:p>
          </table:table-cell>
          <table:table-cell office:value-type="float" office:value="6035.65" table:style-name="ce1">
            <text:p>6035.65</text:p>
          </table:table-cell>
          <table:table-cell office:value-type="float" office:value="645203000" table:style-name="ce1">
            <text:p>645203000</text:p>
          </table:table-cell>
          <table:table-cell office:value-type="float" office:value="41425" table:style-name="ce1">
            <text:p>41425</text:p>
          </table:table-cell>
          <table:table-cell office:value-type="float" office:value="17271100" table:style-name="ce1">
            <text:p>17271100</text:p>
          </table:table-cell>
          <table:table-cell office:value-type="float" office:value="10670" table:style-name="ce1">
            <text:p>10670</text:p>
          </table:table-cell>
          <table:table-cell office:value-type="float" office:value="2943.59" table:style-name="ce1">
            <text:p>2943.59</text:p>
          </table:table-cell>
          <table:table-cell office:value-type="float" office:value="2658.88" table:style-name="ce1">
            <text:p>2658.88</text:p>
          </table:table-cell>
          <table:table-cell office:value-type="float" office:value="4942210" table:style-name="ce1">
            <text:p>4942210</text:p>
          </table:table-cell>
          <table:table-cell office:value-type="float" office:value="85849200" table:style-name="ce1">
            <text:p>85849200</text:p>
          </table:table-cell>
          <table:table-cell office:value-type="float" office:value="7.7201202129273172E-2" table:formula="of:=LOG(SQRT(AVERAGE([.B165:.U165])))^-1" table:style-name="ce1">
            <text:p>0.077201202</text:p>
          </table:table-cell>
          <table:table-cell table:number-columns-repeated="1636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168.83" table:style-name="ce1">
            <text:p>2168.83</text:p>
          </table:table-cell>
          <table:table-cell office:value-type="float" office:value="875648000" table:style-name="ce1">
            <text:p>875648000</text:p>
          </table:table-cell>
          <table:table-cell office:value-type="float" office:value="11143.3" table:style-name="ce1">
            <text:p>11143.3</text:p>
          </table:table-cell>
          <table:table-cell office:value-type="float" office:value="21072.799999999999" table:style-name="ce1">
            <text:p>21072.8</text:p>
          </table:table-cell>
          <table:table-cell office:value-type="float" office:value="17834.900000000001" table:style-name="ce1">
            <text:p>17834.9</text:p>
          </table:table-cell>
          <table:table-cell office:value-type="float" office:value="3771810" table:style-name="ce1">
            <text:p>3771810</text:p>
          </table:table-cell>
          <table:table-cell office:value-type="float" office:value="3208.37" table:style-name="ce1">
            <text:p>3208.37</text:p>
          </table:table-cell>
          <table:table-cell office:value-type="float" office:value="879185" table:style-name="ce1">
            <text:p>879185</text:p>
          </table:table-cell>
          <table:table-cell office:value-type="float" office:value="307956" table:style-name="ce1">
            <text:p>307956</text:p>
          </table:table-cell>
          <table:table-cell office:value-type="float" office:value="10247.700000000001" table:style-name="ce1">
            <text:p>10247.7</text:p>
          </table:table-cell>
          <table:table-cell office:value-type="float" office:value="6863.21" table:style-name="ce1">
            <text:p>6863.21</text:p>
          </table:table-cell>
          <table:table-cell office:value-type="float" office:value="6156.74" table:style-name="ce1">
            <text:p>6156.74</text:p>
          </table:table-cell>
          <table:table-cell office:value-type="float" office:value="9619290000" table:style-name="ce1">
            <text:p>9619290000</text:p>
          </table:table-cell>
          <table:table-cell office:value-type="float" office:value="172574000" table:style-name="ce1">
            <text:p>172574000</text:p>
          </table:table-cell>
          <table:table-cell office:value-type="float" office:value="16517800" table:style-name="ce1">
            <text:p>16517800</text:p>
          </table:table-cell>
          <table:table-cell office:value-type="float" office:value="51418400" table:style-name="ce1">
            <text:p>51418400</text:p>
          </table:table-cell>
          <table:table-cell office:value-type="float" office:value="678213" table:style-name="ce1">
            <text:p>678213</text:p>
          </table:table-cell>
          <table:table-cell office:value-type="float" office:value="3632.48" table:style-name="ce1">
            <text:p>3632.48</text:p>
          </table:table-cell>
          <table:table-cell office:value-type="float" office:value="944171" table:style-name="ce1">
            <text:p>944171</text:p>
          </table:table-cell>
          <table:table-cell office:value-type="float" office:value="164441000" table:style-name="ce1">
            <text:p>164441000</text:p>
          </table:table-cell>
          <table:table-cell office:value-type="float" office:value="0.22892049928884017" table:formula="of:=LOG(SQRT(AVERAGE([.B166:.U166])))^-1" table:style-name="ce1">
            <text:p>0.228920499</text:p>
          </table:table-cell>
          <table:table-cell table:number-columns-repeated="1636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082.47" table:style-name="ce1">
            <text:p>1082.47</text:p>
          </table:table-cell>
          <table:table-cell office:value-type="float" office:value="71873" table:style-name="ce1">
            <text:p>71873</text:p>
          </table:table-cell>
          <table:table-cell office:value-type="float" office:value="2288.9699999999998" table:style-name="ce1">
            <text:p>2288.97</text:p>
          </table:table-cell>
          <table:table-cell office:value-type="float" office:value="8676.4" table:style-name="ce1">
            <text:p>8676.4</text:p>
          </table:table-cell>
          <table:table-cell office:value-type="float" office:value="1027650" table:style-name="ce1">
            <text:p>1027650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7158.08" table:style-name="ce1">
            <text:p>7158.08</text:p>
          </table:table-cell>
          <table:table-cell office:value-type="float" office:value="1356.24" table:style-name="ce1">
            <text:p>1356.24</text:p>
          </table:table-cell>
          <table:table-cell office:value-type="float" office:value="90657.3" table:style-name="ce1">
            <text:p>90657.3</text:p>
          </table:table-cell>
          <table:table-cell office:value-type="float" office:value="2115.2399999999998" table:style-name="ce1">
            <text:p>2115.24</text:p>
          </table:table-cell>
          <table:table-cell office:value-type="float" office:value="2027.36" table:style-name="ce1">
            <text:p>2027.36</text:p>
          </table:table-cell>
          <table:table-cell office:value-type="float" office:value="6240.31" table:style-name="ce1">
            <text:p>6240.31</text:p>
          </table:table-cell>
          <table:table-cell office:value-type="float" office:value="323659000" table:style-name="ce1">
            <text:p>323659000</text:p>
          </table:table-cell>
          <table:table-cell office:value-type="float" office:value="1442430" table:style-name="ce1">
            <text:p>1442430</text:p>
          </table:table-cell>
          <table:table-cell office:value-type="float" office:value="33032600" table:style-name="ce1">
            <text:p>33032600</text:p>
          </table:table-cell>
          <table:table-cell office:value-type="float" office:value="10298.5" table:style-name="ce1">
            <text:p>10298.5</text:p>
          </table:table-cell>
          <table:table-cell office:value-type="float" office:value="23067.4" table:style-name="ce1">
            <text:p>23067.4</text:p>
          </table:table-cell>
          <table:table-cell office:value-type="float" office:value="11166" table:style-name="ce1">
            <text:p>11166</text:p>
          </table:table-cell>
          <table:table-cell office:value-type="float" office:value="705218" table:style-name="ce1">
            <text:p>705218</text:p>
          </table:table-cell>
          <table:table-cell office:value-type="float" office:value="58862000" table:style-name="ce1">
            <text:p>58862000</text:p>
          </table:table-cell>
          <table:table-cell office:value-type="float" office:value="7.8491889098037851E-2" table:formula="of:=LOG(SQRT(AVERAGE([.B167:.U167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8209.7" table:style-name="ce1">
            <text:p>18209.7</text:p>
          </table:table-cell>
          <table:table-cell office:value-type="float" office:value="341394000" table:style-name="ce1">
            <text:p>341394000</text:p>
          </table:table-cell>
          <table:table-cell office:value-type="float" office:value="4697.5600000000004" table:style-name="ce1">
            <text:p>4697.56</text:p>
          </table:table-cell>
          <table:table-cell office:value-type="float" office:value="2739.55" table:style-name="ce1">
            <text:p>2739.55</text:p>
          </table:table-cell>
          <table:table-cell office:value-type="float" office:value="389857" table:style-name="ce1">
            <text:p>389857</text:p>
          </table:table-cell>
          <table:table-cell office:value-type="float" office:value="160023000" table:style-name="ce1">
            <text:p>160023000</text:p>
          </table:table-cell>
          <table:table-cell office:value-type="float" office:value="18948" table:style-name="ce1">
            <text:p>18948</text:p>
          </table:table-cell>
          <table:table-cell office:value-type="float" office:value="13543.6" table:style-name="ce1">
            <text:p>13543.6</text:p>
          </table:table-cell>
          <table:table-cell office:value-type="float" office:value="689503" table:style-name="ce1">
            <text:p>689503</text:p>
          </table:table-cell>
          <table:table-cell office:value-type="float" office:value="18109.099999999999" table:style-name="ce1">
            <text:p>18109.1</text:p>
          </table:table-cell>
          <table:table-cell office:value-type="float" office:value="5904.37" table:style-name="ce1">
            <text:p>5904.37</text:p>
          </table:table-cell>
          <table:table-cell office:value-type="float" office:value="17820.900000000001" table:style-name="ce1">
            <text:p>17820.9</text:p>
          </table:table-cell>
          <table:table-cell office:value-type="float" office:value="33865900000000" table:style-name="ce1">
            <text:p>3.38659E+13</text:p>
          </table:table-cell>
          <table:table-cell office:value-type="float" office:value="20318300" table:style-name="ce1">
            <text:p>20318300</text:p>
          </table:table-cell>
          <table:table-cell office:value-type="float" office:value="15782000" table:style-name="ce1">
            <text:p>15782000</text:p>
          </table:table-cell>
          <table:table-cell office:value-type="float" office:value="10210.799999999999" table:style-name="ce1">
            <text:p>10210.8</text:p>
          </table:table-cell>
          <table:table-cell office:value-type="float" office:value="21225.4" table:style-name="ce1">
            <text:p>21225.4</text:p>
          </table:table-cell>
          <table:table-cell office:value-type="float" office:value="23841" table:style-name="ce1">
            <text:p>23841</text:p>
          </table:table-cell>
          <table:table-cell office:value-type="float" office:value="179408" table:style-name="ce1">
            <text:p>179408</text:p>
          </table:table-cell>
          <table:table-cell office:value-type="float" office:value="24639200000000" table:style-name="ce1">
            <text:p>2.46392E+13</text:p>
          </table:table-cell>
          <table:table-cell office:value-type="float" office:value="0.16043422831870621" table:formula="of:=LOG(SQRT(AVERAGE([.B168:.U168])))^-1" table:style-name="ce1">
            <text:p>0.160434228</text:p>
          </table:table-cell>
          <table:table-cell table:number-columns-repeated="1636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417.4899999999998" table:style-name="ce1">
            <text:p>2417.49</text:p>
          </table:table-cell>
          <table:table-cell office:value-type="float" office:value="43771.1" table:style-name="ce1">
            <text:p>43771.1</text:p>
          </table:table-cell>
          <table:table-cell office:value-type="float" office:value="1478.65" table:style-name="ce1">
            <text:p>1478.65</text:p>
          </table:table-cell>
          <table:table-cell office:value-type="float" office:value="16602.099999999999" table:style-name="ce1">
            <text:p>16602.1</text:p>
          </table:table-cell>
          <table:table-cell office:value-type="float" office:value="41433.4" table:style-name="ce1">
            <text:p>41433.4</text:p>
          </table:table-cell>
          <table:table-cell office:value-type="float" office:value="321565" table:style-name="ce1">
            <text:p>321565</text:p>
          </table:table-cell>
          <table:table-cell office:value-type="float" office:value="9727.76" table:style-name="ce1">
            <text:p>9727.76</text:p>
          </table:table-cell>
          <table:table-cell office:value-type="float" office:value="3363.49" table:style-name="ce1">
            <text:p>3363.49</text:p>
          </table:table-cell>
          <table:table-cell office:value-type="float" office:value="16755400" table:style-name="ce1">
            <text:p>16755400</text:p>
          </table:table-cell>
          <table:table-cell office:value-type="float" office:value="2215.66" table:style-name="ce1">
            <text:p>2215.66</text:p>
          </table:table-cell>
          <table:table-cell office:value-type="float" office:value="8591.6" table:style-name="ce1">
            <text:p>8591.6</text:p>
          </table:table-cell>
          <table:table-cell office:value-type="float" office:value="283184" table:style-name="ce1">
            <text:p>283184</text:p>
          </table:table-cell>
          <table:table-cell office:value-type="float" office:value="9619220000" table:style-name="ce1">
            <text:p>9619220000</text:p>
          </table:table-cell>
          <table:table-cell office:value-type="float" office:value="728436" table:style-name="ce1">
            <text:p>728436</text:p>
          </table:table-cell>
          <table:table-cell office:value-type="float" office:value="88711" table:style-name="ce1">
            <text:p>88711</text:p>
          </table:table-cell>
          <table:table-cell office:value-type="float" office:value="16539.5" table:style-name="ce1">
            <text:p>16539.5</text:p>
          </table:table-cell>
          <table:table-cell office:value-type="float" office:value="50116.1" table:style-name="ce1">
            <text:p>50116.1</text:p>
          </table:table-cell>
          <table:table-cell office:value-type="float" office:value="3597.87" table:style-name="ce1">
            <text:p>3597.87</text:p>
          </table:table-cell>
          <table:table-cell office:value-type="float" office:value="5107090" table:style-name="ce1">
            <text:p>5107090</text:p>
          </table:table-cell>
          <table:table-cell office:value-type="float" office:value="139338000" table:style-name="ce1">
            <text:p>139338000</text:p>
          </table:table-cell>
          <table:table-cell office:value-type="float" office:value="0.23016550121899931" table:formula="of:=LOG(SQRT(AVERAGE([.B169:.U169])))^-1" table:style-name="ce1">
            <text:p>0.230165501</text:p>
          </table:table-cell>
          <table:table-cell table:number-columns-repeated="1636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5120.4" table:style-name="ce1">
            <text:p>15120.4</text:p>
          </table:table-cell>
          <table:table-cell office:value-type="float" office:value="457662000" table:style-name="ce1">
            <text:p>457662000</text:p>
          </table:table-cell>
          <table:table-cell office:value-type="float" office:value="2222.5500000000002" table:style-name="ce1">
            <text:p>2222.55</text:p>
          </table:table-cell>
          <table:table-cell office:value-type="float" office:value="16200.2" table:style-name="ce1">
            <text:p>16200.2</text:p>
          </table:table-cell>
          <table:table-cell office:value-type="float" office:value="15819.1" table:style-name="ce1">
            <text:p>15819.1</text:p>
          </table:table-cell>
          <table:table-cell office:value-type="float" office:value="147603" table:style-name="ce1">
            <text:p>147603</text:p>
          </table:table-cell>
          <table:table-cell office:value-type="float" office:value="9211.65" table:style-name="ce1">
            <text:p>9211.65</text:p>
          </table:table-cell>
          <table:table-cell office:value-type="float" office:value="3131.11" table:style-name="ce1">
            <text:p>3131.11</text:p>
          </table:table-cell>
          <table:table-cell office:value-type="float" office:value="1462300" table:style-name="ce1">
            <text:p>1462300</text:p>
          </table:table-cell>
          <table:table-cell office:value-type="float" office:value="16946.3" table:style-name="ce1">
            <text:p>16946.3</text:p>
          </table:table-cell>
          <table:table-cell office:value-type="float" office:value="5038.3500000000004" table:style-name="ce1">
            <text:p>5038.35</text:p>
          </table:table-cell>
          <table:table-cell office:value-type="float" office:value="6031.53" table:style-name="ce1">
            <text:p>6031.53</text:p>
          </table:table-cell>
          <table:table-cell office:value-type="float" office:value="9296610000" table:style-name="ce1">
            <text:p>9296610000</text:p>
          </table:table-cell>
          <table:table-cell office:value-type="float" office:value="17060800" table:style-name="ce1">
            <text:p>17060800</text:p>
          </table:table-cell>
          <table:table-cell office:value-type="float" office:value="9308.2000000000007" table:style-name="ce1">
            <text:p>9308.2</text:p>
          </table:table-cell>
          <table:table-cell office:value-type="float" office:value="156308" table:style-name="ce1">
            <text:p>156308</text:p>
          </table:table-cell>
          <table:table-cell office:value-type="float" office:value="18813.099999999999" table:style-name="ce1">
            <text:p>18813.1</text:p>
          </table:table-cell>
          <table:table-cell office:value-type="float" office:value="3260.76" table:style-name="ce1">
            <text:p>3260.76</text:p>
          </table:table-cell>
          <table:table-cell office:value-type="float" office:value="1461760" table:style-name="ce1">
            <text:p>1461760</text:p>
          </table:table-cell>
          <table:table-cell office:value-type="float" office:value="111520000" table:style-name="ce1">
            <text:p>111520000</text:p>
          </table:table-cell>
          <table:table-cell office:value-type="float" office:value="0.2300437220966933" table:formula="of:=LOG(SQRT(AVERAGE([.B170:.U170])))^-1" table:style-name="ce1">
            <text:p>0.230043722</text:p>
          </table:table-cell>
          <table:table-cell table:number-columns-repeated="1636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376.46" table:style-name="ce1">
            <text:p>1376.46</text:p>
          </table:table-cell>
          <table:table-cell office:value-type="float" office:value="162358000000" table:style-name="ce1">
            <text:p>1.62358E+11</text:p>
          </table:table-cell>
          <table:table-cell office:value-type="float" office:value="1092.54" table:style-name="ce1">
            <text:p>1092.54</text:p>
          </table:table-cell>
          <table:table-cell office:value-type="float" office:value="10094.1" table:style-name="ce1">
            <text:p>10094.1</text:p>
          </table:table-cell>
          <table:table-cell office:value-type="float" office:value="13528.9" table:style-name="ce1">
            <text:p>13528.9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9691.48" table:style-name="ce1">
            <text:p>9691.48</text:p>
          </table:table-cell>
          <table:table-cell office:value-type="float" office:value="3857.34" table:style-name="ce1">
            <text:p>3857.34</text:p>
          </table:table-cell>
          <table:table-cell office:value-type="float" office:value="1339040" table:style-name="ce1">
            <text:p>1339040</text:p>
          </table:table-cell>
          <table:table-cell office:value-type="float" office:value="6056620" table:style-name="ce1">
            <text:p>6056620</text:p>
          </table:table-cell>
          <table:table-cell office:value-type="float" office:value="6321.61" table:style-name="ce1">
            <text:p>6321.61</text:p>
          </table:table-cell>
          <table:table-cell office:value-type="float" office:value="8778.74" table:style-name="ce1">
            <text:p>8778.74</text:p>
          </table:table-cell>
          <table:table-cell office:value-type="float" office:value="457540000" table:style-name="ce1">
            <text:p>457540000</text:p>
          </table:table-cell>
          <table:table-cell office:value-type="float" office:value="1555560" table:style-name="ce1">
            <text:p>1555560</text:p>
          </table:table-cell>
          <table:table-cell office:value-type="float" office:value="66026" table:style-name="ce1">
            <text:p>66026</text:p>
          </table:table-cell>
          <table:table-cell office:value-type="float" office:value="5677.97" table:style-name="ce1">
            <text:p>5677.97</text:p>
          </table:table-cell>
          <table:table-cell office:value-type="float" office:value="33018.800000000003" table:style-name="ce1">
            <text:p>33018.8</text:p>
          </table:table-cell>
          <table:table-cell office:value-type="float" office:value="2307.5500000000002" table:style-name="ce1">
            <text:p>2307.55</text:p>
          </table:table-cell>
          <table:table-cell office:value-type="float" office:value="192403000" table:style-name="ce1">
            <text:p>192403000</text:p>
          </table:table-cell>
          <table:table-cell office:value-type="float" office:value="466747000" table:style-name="ce1">
            <text:p>466747000</text:p>
          </table:table-cell>
          <table:table-cell office:value-type="float" office:value="7.8491889098037851E-2" table:formula="of:=LOG(SQRT(AVERAGE([.B171:.U171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001.98" table:style-name="ce1">
            <text:p>2001.98</text:p>
          </table:table-cell>
          <table:table-cell office:value-type="float" office:value="314683000" table:style-name="ce1">
            <text:p>314683000</text:p>
          </table:table-cell>
          <table:table-cell office:value-type="float" office:value="1352.3" table:style-name="ce1">
            <text:p>1352.3</text:p>
          </table:table-cell>
          <table:table-cell office:value-type="float" office:value="20020.3" table:style-name="ce1">
            <text:p>20020.3</text:p>
          </table:table-cell>
          <table:table-cell office:value-type="float" office:value="19859.8" table:style-name="ce1">
            <text:p>19859.8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10439.799999999999" table:style-name="ce1">
            <text:p>10439.8</text:p>
          </table:table-cell>
          <table:table-cell office:value-type="float" office:value="658220" table:style-name="ce1">
            <text:p>658220</text:p>
          </table:table-cell>
          <table:table-cell office:value-type="float" office:value="33962.1" table:style-name="ce1">
            <text:p>33962.1</text:p>
          </table:table-cell>
          <table:table-cell office:value-type="float" office:value="20492.2" table:style-name="ce1">
            <text:p>20492.2</text:p>
          </table:table-cell>
          <table:table-cell office:value-type="float" office:value="6916.38" table:style-name="ce1">
            <text:p>6916.38</text:p>
          </table:table-cell>
          <table:table-cell office:value-type="float" office:value="218522" table:style-name="ce1">
            <text:p>218522</text:p>
          </table:table-cell>
          <table:table-cell office:value-type="float" office:value="322599000" table:style-name="ce1">
            <text:p>322599000</text:p>
          </table:table-cell>
          <table:table-cell office:value-type="float" office:value="160980" table:style-name="ce1">
            <text:p>160980</text:p>
          </table:table-cell>
          <table:table-cell office:value-type="float" office:value="49202.2" table:style-name="ce1">
            <text:p>49202.2</text:p>
          </table:table-cell>
          <table:table-cell office:value-type="float" office:value="914592" table:style-name="ce1">
            <text:p>914592</text:p>
          </table:table-cell>
          <table:table-cell office:value-type="float" office:value="4512.79" table:style-name="ce1">
            <text:p>4512.79</text:p>
          </table:table-cell>
          <table:table-cell office:value-type="float" office:value="4715.5" table:style-name="ce1">
            <text:p>4715.5</text:p>
          </table:table-cell>
          <table:table-cell office:value-type="float" office:value="1259990" table:style-name="ce1">
            <text:p>1259990</text:p>
          </table:table-cell>
          <table:table-cell office:value-type="float" office:value="85793500" table:style-name="ce1">
            <text:p>85793500</text:p>
          </table:table-cell>
          <table:table-cell office:value-type="float" office:value="7.8491889098037851E-2" table:formula="of:=LOG(SQRT(AVERAGE([.B172:.U172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956.41399999999999" table:style-name="ce1">
            <text:p>956.414</text:p>
          </table:table-cell>
          <table:table-cell office:value-type="float" office:value="271386000000" table:style-name="ce1">
            <text:p>2.71386E+11</text:p>
          </table:table-cell>
          <table:table-cell office:value-type="float" office:value="545816" table:style-name="ce1">
            <text:p>545816</text:p>
          </table:table-cell>
          <table:table-cell office:value-type="float" office:value="2973.17" table:style-name="ce1">
            <text:p>2973.17</text:p>
          </table:table-cell>
          <table:table-cell office:value-type="float" office:value="5364.51" table:style-name="ce1">
            <text:p>5364.51</text:p>
          </table:table-cell>
          <table:table-cell office:value-type="float" office:value="6367940" table:style-name="ce1">
            <text:p>6367940</text:p>
          </table:table-cell>
          <table:table-cell office:value-type="float" office:value="16943.099999999999" table:style-name="ce1">
            <text:p>16943.1</text:p>
          </table:table-cell>
          <table:table-cell office:value-type="float" office:value="749.86199999999997" table:style-name="ce1">
            <text:p>749.862</text:p>
          </table:table-cell>
          <table:table-cell office:value-type="float" office:value="18723.5" table:style-name="ce1">
            <text:p>18723.5</text:p>
          </table:table-cell>
          <table:table-cell office:value-type="float" office:value="10782" table:style-name="ce1">
            <text:p>10782</text:p>
          </table:table-cell>
          <table:table-cell office:value-type="float" office:value="14592.8" table:style-name="ce1">
            <text:p>14592.8</text:p>
          </table:table-cell>
          <table:table-cell office:value-type="float" office:value="5677.84" table:style-name="ce1">
            <text:p>5677.84</text:p>
          </table:table-cell>
          <table:table-cell office:value-type="float" office:value="2328310" table:style-name="ce1">
            <text:p>2328310</text:p>
          </table:table-cell>
          <table:table-cell office:value-type="float" office:value="16788500" table:style-name="ce1">
            <text:p>16788500</text:p>
          </table:table-cell>
          <table:table-cell office:value-type="float" office:value="8713.89" table:style-name="ce1">
            <text:p>8713.89</text:p>
          </table:table-cell>
          <table:table-cell office:value-type="float" office:value="27101.3" table:style-name="ce1">
            <text:p>27101.3</text:p>
          </table:table-cell>
          <table:table-cell office:value-type="float" office:value="24180" table:style-name="ce1">
            <text:p>24180</text:p>
          </table:table-cell>
          <table:table-cell office:value-type="float" office:value="75513.899999999994" table:style-name="ce1">
            <text:p>75513.9</text:p>
          </table:table-cell>
          <table:table-cell office:value-type="float" office:value="195006" table:style-name="ce1">
            <text:p>195006</text:p>
          </table:table-cell>
          <table:table-cell office:value-type="float" office:value="27747400000" table:style-name="ce1">
            <text:p>27747400000</text:p>
          </table:table-cell>
          <table:table-cell office:value-type="float" office:value="0.1965626443015113" table:formula="of:=LOG(SQRT(AVERAGE([.B173:.U173])))^-1" table:style-name="ce1">
            <text:p>0.196562644</text:p>
          </table:table-cell>
          <table:table-cell table:number-columns-repeated="1636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775.56100000000004" table:style-name="ce1">
            <text:p>775.561</text:p>
          </table:table-cell>
          <table:table-cell office:value-type="float" office:value="832962" table:style-name="ce1">
            <text:p>832962</text:p>
          </table:table-cell>
          <table:table-cell office:value-type="float" office:value="4908.2700000000004" table:style-name="ce1">
            <text:p>4908.27</text:p>
          </table:table-cell>
          <table:table-cell office:value-type="float" office:value="1571.81" table:style-name="ce1">
            <text:p>1571.81</text:p>
          </table:table-cell>
          <table:table-cell office:value-type="float" office:value="30191.5" table:style-name="ce1">
            <text:p>30191.5</text:p>
          </table:table-cell>
          <table:table-cell office:value-type="float" office:value="1.7483799999999999E+26" table:style-name="ce1">
            <text:p>1.74838E+26</text:p>
          </table:table-cell>
          <table:table-cell office:value-type="float" office:value="467380" table:style-name="ce1">
            <text:p>467380</text:p>
          </table:table-cell>
          <table:table-cell office:value-type="float" office:value="38701100" table:style-name="ce1">
            <text:p>38701100</text:p>
          </table:table-cell>
          <table:table-cell office:value-type="float" office:value="58900.3" table:style-name="ce1">
            <text:p>58900.3</text:p>
          </table:table-cell>
          <table:table-cell office:value-type="float" office:value="34629000" table:style-name="ce1">
            <text:p>34629000</text:p>
          </table:table-cell>
          <table:table-cell office:value-type="float" office:value="95093.1" table:style-name="ce1">
            <text:p>95093.1</text:p>
          </table:table-cell>
          <table:table-cell office:value-type="float" office:value="5654" table:style-name="ce1">
            <text:p>5654</text:p>
          </table:table-cell>
          <table:table-cell office:value-type="float" office:value="9780600000" table:style-name="ce1">
            <text:p>9780600000</text:p>
          </table:table-cell>
          <table:table-cell office:value-type="float" office:value="1022850" table:style-name="ce1">
            <text:p>1022850</text:p>
          </table:table-cell>
          <table:table-cell office:value-type="float" office:value="29947100" table:style-name="ce1">
            <text:p>29947100</text:p>
          </table:table-cell>
          <table:table-cell office:value-type="float" office:value="608340" table:style-name="ce1">
            <text:p>608340</text:p>
          </table:table-cell>
          <table:table-cell office:value-type="float" office:value="12456.3" table:style-name="ce1">
            <text:p>12456.3</text:p>
          </table:table-cell>
          <table:table-cell office:value-type="float" office:value="17148.099999999999" table:style-name="ce1">
            <text:p>17148.1</text:p>
          </table:table-cell>
          <table:table-cell office:value-type="float" office:value="4974050" table:style-name="ce1">
            <text:p>4974050</text:p>
          </table:table-cell>
          <table:table-cell office:value-type="float" office:value="341143000" table:style-name="ce1">
            <text:p>341143000</text:p>
          </table:table-cell>
          <table:table-cell office:value-type="float" office:value="8.0187298816830024E-2" table:formula="of:=LOG(SQRT(AVERAGE([.B174:.U174])))^-1" table:style-name="ce1">
            <text:p>0.080187299</text:p>
          </table:table-cell>
          <table:table-cell table:number-columns-repeated="1636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150.4899999999998" table:style-name="ce1">
            <text:p>2150.49</text:p>
          </table:table-cell>
          <table:table-cell office:value-type="float" office:value="314988000" table:style-name="ce1">
            <text:p>314988000</text:p>
          </table:table-cell>
          <table:table-cell office:value-type="float" office:value="856.10500000000002" table:style-name="ce1">
            <text:p>856.105</text:p>
          </table:table-cell>
          <table:table-cell office:value-type="float" office:value="2833.11" table:style-name="ce1">
            <text:p>2833.11</text:p>
          </table:table-cell>
          <table:table-cell office:value-type="float" office:value="18064.900000000001" table:style-name="ce1">
            <text:p>18064.9</text:p>
          </table:table-cell>
          <table:table-cell office:value-type="float" office:value="48407.199999999997" table:style-name="ce1">
            <text:p>48407.2</text:p>
          </table:table-cell>
          <table:table-cell office:value-type="float" office:value="9277.9500000000007" table:style-name="ce1">
            <text:p>9277.95</text:p>
          </table:table-cell>
          <table:table-cell office:value-type="float" office:value="1661.57" table:style-name="ce1">
            <text:p>1661.57</text:p>
          </table:table-cell>
          <table:table-cell office:value-type="float" office:value="827336" table:style-name="ce1">
            <text:p>827336</text:p>
          </table:table-cell>
          <table:table-cell office:value-type="float" office:value="34633400" table:style-name="ce1">
            <text:p>34633400</text:p>
          </table:table-cell>
          <table:table-cell office:value-type="float" office:value="10784.9" table:style-name="ce1">
            <text:p>10784.9</text:p>
          </table:table-cell>
          <table:table-cell office:value-type="float" office:value="648549" table:style-name="ce1">
            <text:p>648549</text:p>
          </table:table-cell>
          <table:table-cell office:value-type="float" office:value="30635600" table:style-name="ce1">
            <text:p>30635600</text:p>
          </table:table-cell>
          <table:table-cell office:value-type="float" office:value="957633" table:style-name="ce1">
            <text:p>957633</text:p>
          </table:table-cell>
          <table:table-cell office:value-type="float" office:value="90322.3" table:style-name="ce1">
            <text:p>90322.3</text:p>
          </table:table-cell>
          <table:table-cell office:value-type="float" office:value="20031" table:style-name="ce1">
            <text:p>20031</text:p>
          </table:table-cell>
          <table:table-cell office:value-type="float" office:value="2094.31" table:style-name="ce1">
            <text:p>2094.31</text:p>
          </table:table-cell>
          <table:table-cell office:value-type="float" office:value="450833" table:style-name="ce1">
            <text:p>450833</text:p>
          </table:table-cell>
          <table:table-cell office:value-type="float" office:value="36246000" table:style-name="ce1">
            <text:p>36246000</text:p>
          </table:table-cell>
          <table:table-cell office:value-type="float" office:value="23570000" table:style-name="ce1">
            <text:p>23570000</text:p>
          </table:table-cell>
          <table:table-cell office:value-type="float" office:value="0.27227427085956407" table:formula="of:=LOG(SQRT(AVERAGE([.B175:.U175])))^-1" table:style-name="ce1">
            <text:p>0.272274271</text:p>
          </table:table-cell>
          <table:table-cell table:number-columns-repeated="1636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4573" table:style-name="ce1">
            <text:p>24573</text:p>
          </table:table-cell>
          <table:table-cell office:value-type="float" office:value="271387000000" table:style-name="ce1">
            <text:p>2.71387E+11</text:p>
          </table:table-cell>
          <table:table-cell office:value-type="float" office:value="2511.7800000000002" table:style-name="ce1">
            <text:p>2511.78</text:p>
          </table:table-cell>
          <table:table-cell office:value-type="float" office:value="33770.400000000001" table:style-name="ce1">
            <text:p>33770.4</text:p>
          </table:table-cell>
          <table:table-cell office:value-type="float" office:value="305629" table:style-name="ce1">
            <text:p>305629</text:p>
          </table:table-cell>
          <table:table-cell office:value-type="float" office:value="7.7436000000000004E+26" table:style-name="ce1">
            <text:p>7.7436E+26</text:p>
          </table:table-cell>
          <table:table-cell office:value-type="float" office:value="3061.43" table:style-name="ce1">
            <text:p>3061.43</text:p>
          </table:table-cell>
          <table:table-cell office:value-type="float" office:value="7015.56" table:style-name="ce1">
            <text:p>7015.56</text:p>
          </table:table-cell>
          <table:table-cell office:value-type="float" office:value="872597000" table:style-name="ce1">
            <text:p>872597000</text:p>
          </table:table-cell>
          <table:table-cell office:value-type="float" office:value="8090.35" table:style-name="ce1">
            <text:p>8090.35</text:p>
          </table:table-cell>
          <table:table-cell office:value-type="float" office:value="42866.9" table:style-name="ce1">
            <text:p>42866.9</text:p>
          </table:table-cell>
          <table:table-cell office:value-type="float" office:value="8815.57" table:style-name="ce1">
            <text:p>8815.57</text:p>
          </table:table-cell>
          <table:table-cell office:value-type="float" office:value="6138.63" table:style-name="ce1">
            <text:p>6138.63</text:p>
          </table:table-cell>
          <table:table-cell office:value-type="float" office:value="229140" table:style-name="ce1">
            <text:p>229140</text:p>
          </table:table-cell>
          <table:table-cell office:value-type="float" office:value="31367.3" table:style-name="ce1">
            <text:p>31367.3</text:p>
          </table:table-cell>
          <table:table-cell office:value-type="float" office:value="11542" table:style-name="ce1">
            <text:p>11542</text:p>
          </table:table-cell>
          <table:table-cell office:value-type="float" office:value="26366.3" table:style-name="ce1">
            <text:p>26366.3</text:p>
          </table:table-cell>
          <table:table-cell office:value-type="float" office:value="20748.5" table:style-name="ce1">
            <text:p>20748.5</text:p>
          </table:table-cell>
          <table:table-cell office:value-type="float" office:value="3805120" table:style-name="ce1">
            <text:p>3805120</text:p>
          </table:table-cell>
          <table:table-cell office:value-type="float" office:value="10930500000" table:style-name="ce1">
            <text:p>10930500000</text:p>
          </table:table-cell>
          <table:table-cell office:value-type="float" office:value="7.8161904279000882E-2" table:formula="of:=LOG(SQRT(AVERAGE([.B176:.U176])))^-1" table:style-name="ce1">
            <text:p>0.078161904</text:p>
          </table:table-cell>
          <table:table-cell table:number-columns-repeated="1636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4894.55" table:style-name="ce1">
            <text:p>4894.55</text:p>
          </table:table-cell>
          <table:table-cell office:value-type="float" office:value="1862700000" table:style-name="ce1">
            <text:p>1862700000</text:p>
          </table:table-cell>
          <table:table-cell office:value-type="float" office:value="6608.72" table:style-name="ce1">
            <text:p>6608.72</text:p>
          </table:table-cell>
          <table:table-cell office:value-type="float" office:value="3258.59" table:style-name="ce1">
            <text:p>3258.59</text:p>
          </table:table-cell>
          <table:table-cell office:value-type="float" office:value="46963.6" table:style-name="ce1">
            <text:p>46963.6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1578.16" table:style-name="ce1">
            <text:p>1578.16</text:p>
          </table:table-cell>
          <table:table-cell office:value-type="float" office:value="1753.49" table:style-name="ce1">
            <text:p>1753.49</text:p>
          </table:table-cell>
          <table:table-cell office:value-type="float" office:value="2215870" table:style-name="ce1">
            <text:p>2215870</text:p>
          </table:table-cell>
          <table:table-cell office:value-type="float" office:value="1567.64" table:style-name="ce1">
            <text:p>1567.64</text:p>
          </table:table-cell>
          <table:table-cell office:value-type="float" office:value="1558.35" table:style-name="ce1">
            <text:p>1558.35</text:p>
          </table:table-cell>
          <table:table-cell office:value-type="float" office:value="1049.3900000000001" table:style-name="ce1">
            <text:p>1049.39</text:p>
          </table:table-cell>
          <table:table-cell office:value-type="float" office:value="95820.4" table:style-name="ce1">
            <text:p>95820.4</text:p>
          </table:table-cell>
          <table:table-cell office:value-type="float" office:value="381218" table:style-name="ce1">
            <text:p>381218</text:p>
          </table:table-cell>
          <table:table-cell office:value-type="float" office:value="36019.1" table:style-name="ce1">
            <text:p>36019.1</text:p>
          </table:table-cell>
          <table:table-cell office:value-type="float" office:value="63518.6" table:style-name="ce1">
            <text:p>63518.6</text:p>
          </table:table-cell>
          <table:table-cell office:value-type="float" office:value="69316.100000000006" table:style-name="ce1">
            <text:p>69316.1</text:p>
          </table:table-cell>
          <table:table-cell office:value-type="float" office:value="285001" table:style-name="ce1">
            <text:p>285001</text:p>
          </table:table-cell>
          <table:table-cell office:value-type="float" office:value="7672840" table:style-name="ce1">
            <text:p>7672840</text:p>
          </table:table-cell>
          <table:table-cell office:value-type="float" office:value="22758800000000" table:style-name="ce1">
            <text:p>2.27588E+13</text:p>
          </table:table-cell>
          <table:table-cell office:value-type="float" office:value="7.8491889098037795E-2" table:formula="of:=LOG(SQRT(AVERAGE([.B177:.U177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437.65" table:style-name="ce1">
            <text:p>1437.65</text:p>
          </table:table-cell>
          <table:table-cell office:value-type="float" office:value="240747000" table:style-name="ce1">
            <text:p>240747000</text:p>
          </table:table-cell>
          <table:table-cell office:value-type="float" office:value="2576.42" table:style-name="ce1">
            <text:p>2576.42</text:p>
          </table:table-cell>
          <table:table-cell office:value-type="float" office:value="18806.7" table:style-name="ce1">
            <text:p>18806.7</text:p>
          </table:table-cell>
          <table:table-cell office:value-type="float" office:value="39101.199999999997" table:style-name="ce1">
            <text:p>39101.2</text:p>
          </table:table-cell>
          <table:table-cell office:value-type="float" office:value="8.0086999999999996E+26" table:style-name="ce1">
            <text:p>8.0087E+26</text:p>
          </table:table-cell>
          <table:table-cell office:value-type="float" office:value="13459.2" table:style-name="ce1">
            <text:p>13459.2</text:p>
          </table:table-cell>
          <table:table-cell office:value-type="float" office:value="1635.18" table:style-name="ce1">
            <text:p>1635.18</text:p>
          </table:table-cell>
          <table:table-cell office:value-type="float" office:value="788075" table:style-name="ce1">
            <text:p>788075</text:p>
          </table:table-cell>
          <table:table-cell office:value-type="float" office:value="15462.6" table:style-name="ce1">
            <text:p>15462.6</text:p>
          </table:table-cell>
          <table:table-cell office:value-type="float" office:value="10716.7" table:style-name="ce1">
            <text:p>10716.7</text:p>
          </table:table-cell>
          <table:table-cell office:value-type="float" office:value="231354" table:style-name="ce1">
            <text:p>231354</text:p>
          </table:table-cell>
          <table:table-cell office:value-type="float" office:value="322607000" table:style-name="ce1">
            <text:p>322607000</text:p>
          </table:table-cell>
          <table:table-cell office:value-type="float" office:value="16355400" table:style-name="ce1">
            <text:p>16355400</text:p>
          </table:table-cell>
          <table:table-cell office:value-type="float" office:value="26563.3" table:style-name="ce1">
            <text:p>26563.3</text:p>
          </table:table-cell>
          <table:table-cell office:value-type="float" office:value="37902.400000000001" table:style-name="ce1">
            <text:p>37902.4</text:p>
          </table:table-cell>
          <table:table-cell office:value-type="float" office:value="22394.7" table:style-name="ce1">
            <text:p>22394.7</text:p>
          </table:table-cell>
          <table:table-cell office:value-type="float" office:value="712731" table:style-name="ce1">
            <text:p>712731</text:p>
          </table:table-cell>
          <table:table-cell office:value-type="float" office:value="6790780000" table:style-name="ce1">
            <text:p>6790780000</text:p>
          </table:table-cell>
          <table:table-cell office:value-type="float" office:value="23353600" table:style-name="ce1">
            <text:p>23353600</text:p>
          </table:table-cell>
          <table:table-cell office:value-type="float" office:value="7.8117273622007002E-2" table:formula="of:=LOG(SQRT(AVERAGE([.B178:.U178])))^-1" table:style-name="ce1">
            <text:p>0.078117274</text:p>
          </table:table-cell>
          <table:table-cell table:number-columns-repeated="1636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61288.1" table:style-name="ce1">
            <text:p>61288.1</text:p>
          </table:table-cell>
          <table:table-cell office:value-type="float" office:value="1082360000" table:style-name="ce1">
            <text:p>1082360000</text:p>
          </table:table-cell>
          <table:table-cell office:value-type="float" office:value="1936.53" table:style-name="ce1">
            <text:p>1936.53</text:p>
          </table:table-cell>
          <table:table-cell office:value-type="float" office:value="17936" table:style-name="ce1">
            <text:p>17936</text:p>
          </table:table-cell>
          <table:table-cell office:value-type="float" office:value="11190" table:style-name="ce1">
            <text:p>11190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9883.48" table:style-name="ce1">
            <text:p>9883.48</text:p>
          </table:table-cell>
          <table:table-cell office:value-type="float" office:value="1241.94" table:style-name="ce1">
            <text:p>1241.94</text:p>
          </table:table-cell>
          <table:table-cell office:value-type="float" office:value="15039300" table:style-name="ce1">
            <text:p>15039300</text:p>
          </table:table-cell>
          <table:table-cell office:value-type="float" office:value="12948.9" table:style-name="ce1">
            <text:p>12948.9</text:p>
          </table:table-cell>
          <table:table-cell office:value-type="float" office:value="2983.28" table:style-name="ce1">
            <text:p>2983.28</text:p>
          </table:table-cell>
          <table:table-cell office:value-type="float" office:value="1383.75" table:style-name="ce1">
            <text:p>1383.75</text:p>
          </table:table-cell>
          <table:table-cell office:value-type="float" office:value="5878.53" table:style-name="ce1">
            <text:p>5878.53</text:p>
          </table:table-cell>
          <table:table-cell office:value-type="float" office:value="164572" table:style-name="ce1">
            <text:p>164572</text:p>
          </table:table-cell>
          <table:table-cell office:value-type="float" office:value="169667" table:style-name="ce1">
            <text:p>169667</text:p>
          </table:table-cell>
          <table:table-cell office:value-type="float" office:value="16280.8" table:style-name="ce1">
            <text:p>16280.8</text:p>
          </table:table-cell>
          <table:table-cell office:value-type="float" office:value="3494.72" table:style-name="ce1">
            <text:p>3494.72</text:p>
          </table:table-cell>
          <table:table-cell office:value-type="float" office:value="12534.7" table:style-name="ce1">
            <text:p>12534.7</text:p>
          </table:table-cell>
          <table:table-cell office:value-type="float" office:value="302587" table:style-name="ce1">
            <text:p>302587</text:p>
          </table:table-cell>
          <table:table-cell office:value-type="float" office:value="24423900000" table:style-name="ce1">
            <text:p>24423900000</text:p>
          </table:table-cell>
          <table:table-cell office:value-type="float" office:value="7.8491889098037851E-2" table:formula="of:=LOG(SQRT(AVERAGE([.B179:.U179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692.91" table:style-name="ce1">
            <text:p>3692.91</text:p>
          </table:table-cell>
          <table:table-cell office:value-type="float" office:value="27470" table:style-name="ce1">
            <text:p>27470</text:p>
          </table:table-cell>
          <table:table-cell office:value-type="float" office:value="885.29899999999998" table:style-name="ce1">
            <text:p>885.299</text:p>
          </table:table-cell>
          <table:table-cell office:value-type="float" office:value="19384.5" table:style-name="ce1">
            <text:p>19384.5</text:p>
          </table:table-cell>
          <table:table-cell office:value-type="float" office:value="753.64499999999998" table:style-name="ce1">
            <text:p>753.645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42680" table:style-name="ce1">
            <text:p>42680</text:p>
          </table:table-cell>
          <table:table-cell office:value-type="float" office:value="12185.8" table:style-name="ce1">
            <text:p>12185.8</text:p>
          </table:table-cell>
          <table:table-cell office:value-type="float" office:value="32767000" table:style-name="ce1">
            <text:p>32767000</text:p>
          </table:table-cell>
          <table:table-cell office:value-type="float" office:value="3204.6" table:style-name="ce1">
            <text:p>3204.6</text:p>
          </table:table-cell>
          <table:table-cell office:value-type="float" office:value="1488.78" table:style-name="ce1">
            <text:p>1488.78</text:p>
          </table:table-cell>
          <table:table-cell office:value-type="float" office:value="4345" table:style-name="ce1">
            <text:p>4345</text:p>
          </table:table-cell>
          <table:table-cell office:value-type="float" office:value="322609000" table:style-name="ce1">
            <text:p>322609000</text:p>
          </table:table-cell>
          <table:table-cell office:value-type="float" office:value="16140000" table:style-name="ce1">
            <text:p>16140000</text:p>
          </table:table-cell>
          <table:table-cell office:value-type="float" office:value="4121160" table:style-name="ce1">
            <text:p>4121160</text:p>
          </table:table-cell>
          <table:table-cell office:value-type="float" office:value="168427" table:style-name="ce1">
            <text:p>168427</text:p>
          </table:table-cell>
          <table:table-cell office:value-type="float" office:value="27409.200000000001" table:style-name="ce1">
            <text:p>27409.2</text:p>
          </table:table-cell>
          <table:table-cell office:value-type="float" office:value="994613" table:style-name="ce1">
            <text:p>994613</text:p>
          </table:table-cell>
          <table:table-cell office:value-type="float" office:value="2575580" table:style-name="ce1">
            <text:p>2575580</text:p>
          </table:table-cell>
          <table:table-cell office:value-type="float" office:value="14610100" table:style-name="ce1">
            <text:p>14610100</text:p>
          </table:table-cell>
          <table:table-cell office:value-type="float" office:value="7.7575393009508831E-2" table:formula="of:=LOG(SQRT(AVERAGE([.B180:.U180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2328.71" table:style-name="ce1">
            <text:p>2328.71</text:p>
          </table:table-cell>
          <table:table-cell office:value-type="float" office:value="166666000" table:style-name="ce1">
            <text:p>166666000</text:p>
          </table:table-cell>
          <table:table-cell office:value-type="float" office:value="12242" table:style-name="ce1">
            <text:p>12242</text:p>
          </table:table-cell>
          <table:table-cell office:value-type="float" office:value="2075.1" table:style-name="ce1">
            <text:p>2075.1</text:p>
          </table:table-cell>
          <table:table-cell office:value-type="float" office:value="5011.45" table:style-name="ce1">
            <text:p>5011.45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6632.71" table:style-name="ce1">
            <text:p>6632.71</text:p>
          </table:table-cell>
          <table:table-cell office:value-type="float" office:value="4216.03" table:style-name="ce1">
            <text:p>4216.03</text:p>
          </table:table-cell>
          <table:table-cell office:value-type="float" office:value="552508" table:style-name="ce1">
            <text:p>552508</text:p>
          </table:table-cell>
          <table:table-cell office:value-type="float" office:value="531170000" table:style-name="ce1">
            <text:p>531170000</text:p>
          </table:table-cell>
          <table:table-cell office:value-type="float" office:value="4412.7" table:style-name="ce1">
            <text:p>4412.7</text:p>
          </table:table-cell>
          <table:table-cell office:value-type="float" office:value="58497.5" table:style-name="ce1">
            <text:p>58497.5</text:p>
          </table:table-cell>
          <table:table-cell office:value-type="float" office:value="354853" table:style-name="ce1">
            <text:p>354853</text:p>
          </table:table-cell>
          <table:table-cell office:value-type="float" office:value="852214" table:style-name="ce1">
            <text:p>852214</text:p>
          </table:table-cell>
          <table:table-cell office:value-type="float" office:value="30190.7" table:style-name="ce1">
            <text:p>30190.7</text:p>
          </table:table-cell>
          <table:table-cell office:value-type="float" office:value="3431050000" table:style-name="ce1">
            <text:p>3431050000</text:p>
          </table:table-cell>
          <table:table-cell office:value-type="float" office:value="6828.52" table:style-name="ce1">
            <text:p>6828.52</text:p>
          </table:table-cell>
          <table:table-cell office:value-type="float" office:value="31475.599999999999" table:style-name="ce1">
            <text:p>31475.6</text:p>
          </table:table-cell>
          <table:table-cell office:value-type="float" office:value="1717350" table:style-name="ce1">
            <text:p>1717350</text:p>
          </table:table-cell>
          <table:table-cell office:value-type="float" office:value="22835200" table:style-name="ce1">
            <text:p>22835200</text:p>
          </table:table-cell>
          <table:table-cell office:value-type="float" office:value="7.8491889098037851E-2" table:formula="of:=LOG(SQRT(AVERAGE([.B181:.U181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735.99400000000003" table:style-name="ce1">
            <text:p>735.994</text:p>
          </table:table-cell>
          <table:table-cell office:value-type="float" office:value="49782.9" table:style-name="ce1">
            <text:p>49782.9</text:p>
          </table:table-cell>
          <table:table-cell office:value-type="float" office:value="1049.95" table:style-name="ce1">
            <text:p>1049.95</text:p>
          </table:table-cell>
          <table:table-cell office:value-type="float" office:value="395683" table:style-name="ce1">
            <text:p>395683</text:p>
          </table:table-cell>
          <table:table-cell office:value-type="float" office:value="1538000" table:style-name="ce1">
            <text:p>1538000</text:p>
          </table:table-cell>
          <table:table-cell office:value-type="float" office:value="2.85552E+28" table:style-name="ce1">
            <text:p>2.85552E+28</text:p>
          </table:table-cell>
          <table:table-cell office:value-type="float" office:value="2665.53" table:style-name="ce1">
            <text:p>2665.53</text:p>
          </table:table-cell>
          <table:table-cell office:value-type="float" office:value="5782.22" table:style-name="ce1">
            <text:p>5782.22</text:p>
          </table:table-cell>
          <table:table-cell office:value-type="float" office:value="687324" table:style-name="ce1">
            <text:p>687324</text:p>
          </table:table-cell>
          <table:table-cell office:value-type="float" office:value="2800.54" table:style-name="ce1">
            <text:p>2800.54</text:p>
          </table:table-cell>
          <table:table-cell office:value-type="float" office:value="10723" table:style-name="ce1">
            <text:p>10723</text:p>
          </table:table-cell>
          <table:table-cell office:value-type="float" office:value="2064.5" table:style-name="ce1">
            <text:p>2064.5</text:p>
          </table:table-cell>
          <table:table-cell office:value-type="float" office:value="37053.5" table:style-name="ce1">
            <text:p>37053.5</text:p>
          </table:table-cell>
          <table:table-cell office:value-type="float" office:value="104261" table:style-name="ce1">
            <text:p>104261</text:p>
          </table:table-cell>
          <table:table-cell office:value-type="float" office:value="23376" table:style-name="ce1">
            <text:p>23376</text:p>
          </table:table-cell>
          <table:table-cell office:value-type="float" office:value="12315.6" table:style-name="ce1">
            <text:p>12315.6</text:p>
          </table:table-cell>
          <table:table-cell office:value-type="float" office:value="23763.7" table:style-name="ce1">
            <text:p>23763.7</text:p>
          </table:table-cell>
          <table:table-cell office:value-type="float" office:value="2640.11" table:style-name="ce1">
            <text:p>2640.11</text:p>
          </table:table-cell>
          <table:table-cell office:value-type="float" office:value="14031500" table:style-name="ce1">
            <text:p>14031500</text:p>
          </table:table-cell>
          <table:table-cell office:value-type="float" office:value="18679900000000" table:style-name="ce1">
            <text:p>1.86799E+13</text:p>
          </table:table-cell>
          <table:table-cell office:value-type="float" office:value="7.3652196446103019E-2" table:formula="of:=LOG(SQRT(AVERAGE([.B182:.U182])))^-1" table:style-name="ce1">
            <text:p>0.073652196</text:p>
          </table:table-cell>
          <table:table-cell table:number-columns-repeated="1636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880.91499999999996" table:style-name="ce1">
            <text:p>880.915</text:p>
          </table:table-cell>
          <table:table-cell office:value-type="float" office:value="164669000" table:style-name="ce1">
            <text:p>164669000</text:p>
          </table:table-cell>
          <table:table-cell office:value-type="float" office:value="1188.95" table:style-name="ce1">
            <text:p>1188.95</text:p>
          </table:table-cell>
          <table:table-cell office:value-type="float" office:value="8386.56" table:style-name="ce1">
            <text:p>8386.56</text:p>
          </table:table-cell>
          <table:table-cell office:value-type="float" office:value="554856" table:style-name="ce1">
            <text:p>554856</text:p>
          </table:table-cell>
          <table:table-cell office:value-type="float" office:value="4313770" table:style-name="ce1">
            <text:p>4313770</text:p>
          </table:table-cell>
          <table:table-cell office:value-type="float" office:value="361315" table:style-name="ce1">
            <text:p>361315</text:p>
          </table:table-cell>
          <table:table-cell office:value-type="float" office:value="5036.55" table:style-name="ce1">
            <text:p>5036.55</text:p>
          </table:table-cell>
          <table:table-cell office:value-type="float" office:value="692482" table:style-name="ce1">
            <text:p>692482</text:p>
          </table:table-cell>
          <table:table-cell office:value-type="float" office:value="6733.39" table:style-name="ce1">
            <text:p>6733.39</text:p>
          </table:table-cell>
          <table:table-cell office:value-type="float" office:value="14879.7" table:style-name="ce1">
            <text:p>14879.7</text:p>
          </table:table-cell>
          <table:table-cell office:value-type="float" office:value="61368.4" table:style-name="ce1">
            <text:p>61368.4</text:p>
          </table:table-cell>
          <table:table-cell office:value-type="float" office:value="2551350" table:style-name="ce1">
            <text:p>2551350</text:p>
          </table:table-cell>
          <table:table-cell office:value-type="float" office:value="10166800" table:style-name="ce1">
            <text:p>10166800</text:p>
          </table:table-cell>
          <table:table-cell office:value-type="float" office:value="11175.8" table:style-name="ce1">
            <text:p>11175.8</text:p>
          </table:table-cell>
          <table:table-cell office:value-type="float" office:value="4585.67" table:style-name="ce1">
            <text:p>4585.67</text:p>
          </table:table-cell>
          <table:table-cell office:value-type="float" office:value="1611.12" table:style-name="ce1">
            <text:p>1611.12</text:p>
          </table:table-cell>
          <table:table-cell office:value-type="float" office:value="16545.099999999999" table:style-name="ce1">
            <text:p>16545.1</text:p>
          </table:table-cell>
          <table:table-cell office:value-type="float" office:value="3521840" table:style-name="ce1">
            <text:p>3521840</text:p>
          </table:table-cell>
          <table:table-cell office:value-type="float" office:value="100120000" table:style-name="ce1">
            <text:p>100120000</text:p>
          </table:table-cell>
          <table:table-cell office:value-type="float" office:value="0.27944752727523536" table:formula="of:=LOG(SQRT(AVERAGE([.B183:.U183])))^-1" table:style-name="ce1">
            <text:p>0.279447527</text:p>
          </table:table-cell>
          <table:table-cell table:number-columns-repeated="1636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743.62" table:style-name="ce1">
            <text:p>2743.62</text:p>
          </table:table-cell>
          <table:table-cell office:value-type="float" office:value="635689000" table:style-name="ce1">
            <text:p>635689000</text:p>
          </table:table-cell>
          <table:table-cell office:value-type="float" office:value="1540.12" table:style-name="ce1">
            <text:p>1540.12</text:p>
          </table:table-cell>
          <table:table-cell office:value-type="float" office:value="8810.89" table:style-name="ce1">
            <text:p>8810.89</text:p>
          </table:table-cell>
          <table:table-cell office:value-type="float" office:value="15116.8" table:style-name="ce1">
            <text:p>15116.8</text:p>
          </table:table-cell>
          <table:table-cell office:value-type="float" office:value="3.36689E+26" table:style-name="ce1">
            <text:p>3.36689E+26</text:p>
          </table:table-cell>
          <table:table-cell office:value-type="float" office:value="5043.84" table:style-name="ce1">
            <text:p>5043.84</text:p>
          </table:table-cell>
          <table:table-cell office:value-type="float" office:value="4078.95" table:style-name="ce1">
            <text:p>4078.95</text:p>
          </table:table-cell>
          <table:table-cell office:value-type="float" office:value="617022" table:style-name="ce1">
            <text:p>617022</text:p>
          </table:table-cell>
          <table:table-cell office:value-type="float" office:value="9780.7099999999991" table:style-name="ce1">
            <text:p>9780.71</text:p>
          </table:table-cell>
          <table:table-cell office:value-type="float" office:value="10644.7" table:style-name="ce1">
            <text:p>10644.7</text:p>
          </table:table-cell>
          <table:table-cell office:value-type="float" office:value="76157.2" table:style-name="ce1">
            <text:p>76157.2</text:p>
          </table:table-cell>
          <table:table-cell office:value-type="float" office:value="32410300" table:style-name="ce1">
            <text:p>32410300</text:p>
          </table:table-cell>
          <table:table-cell office:value-type="float" office:value="93175.6" table:style-name="ce1">
            <text:p>93175.6</text:p>
          </table:table-cell>
          <table:table-cell office:value-type="float" office:value="17393300" table:style-name="ce1">
            <text:p>17393300</text:p>
          </table:table-cell>
          <table:table-cell office:value-type="float" office:value="9147.25" table:style-name="ce1">
            <text:p>9147.25</text:p>
          </table:table-cell>
          <table:table-cell office:value-type="float" office:value="29455.3" table:style-name="ce1">
            <text:p>29455.3</text:p>
          </table:table-cell>
          <table:table-cell office:value-type="float" office:value="4454.58" table:style-name="ce1">
            <text:p>4454.58</text:p>
          </table:table-cell>
          <table:table-cell office:value-type="float" office:value="1389230" table:style-name="ce1">
            <text:p>1389230</text:p>
          </table:table-cell>
          <table:table-cell office:value-type="float" office:value="18679200000000" table:style-name="ce1">
            <text:p>1.86792E+13</text:p>
          </table:table-cell>
          <table:table-cell office:value-type="float" office:value="7.9282653933915315E-2" table:formula="of:=LOG(SQRT(AVERAGE([.B184:.U184])))^-1" table:style-name="ce1">
            <text:p>0.079282654</text:p>
          </table:table-cell>
          <table:table-cell table:number-columns-repeated="1636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56283" table:style-name="ce1">
            <text:p>256283</text:p>
          </table:table-cell>
          <table:table-cell office:value-type="float" office:value="133807000" table:style-name="ce1">
            <text:p>133807000</text:p>
          </table:table-cell>
          <table:table-cell office:value-type="float" office:value="5961.14" table:style-name="ce1">
            <text:p>5961.14</text:p>
          </table:table-cell>
          <table:table-cell office:value-type="float" office:value="32229.9" table:style-name="ce1">
            <text:p>32229.9</text:p>
          </table:table-cell>
          <table:table-cell office:value-type="float" office:value="11077.4" table:style-name="ce1">
            <text:p>11077.4</text:p>
          </table:table-cell>
          <table:table-cell office:value-type="float" office:value="6.98368E+24" table:style-name="ce1">
            <text:p>6.98368E+24</text:p>
          </table:table-cell>
          <table:table-cell office:value-type="float" office:value="4884.96" table:style-name="ce1">
            <text:p>4884.96</text:p>
          </table:table-cell>
          <table:table-cell office:value-type="float" office:value="142390" table:style-name="ce1">
            <text:p>142390</text:p>
          </table:table-cell>
          <table:table-cell office:value-type="float" office:value="56169.4" table:style-name="ce1">
            <text:p>56169.4</text:p>
          </table:table-cell>
          <table:table-cell office:value-type="float" office:value="5372.87" table:style-name="ce1">
            <text:p>5372.87</text:p>
          </table:table-cell>
          <table:table-cell office:value-type="float" office:value="2253.17" table:style-name="ce1">
            <text:p>2253.17</text:p>
          </table:table-cell>
          <table:table-cell office:value-type="float" office:value="199562000" table:style-name="ce1">
            <text:p>199562000</text:p>
          </table:table-cell>
          <table:table-cell office:value-type="float" office:value="322603000" table:style-name="ce1">
            <text:p>322603000</text:p>
          </table:table-cell>
          <table:table-cell office:value-type="float" office:value="17090.7" table:style-name="ce1">
            <text:p>17090.7</text:p>
          </table:table-cell>
          <table:table-cell office:value-type="float" office:value="329207" table:style-name="ce1">
            <text:p>329207</text:p>
          </table:table-cell>
          <table:table-cell office:value-type="float" office:value="13401.3" table:style-name="ce1">
            <text:p>13401.3</text:p>
          </table:table-cell>
          <table:table-cell office:value-type="float" office:value="34658.800000000003" table:style-name="ce1">
            <text:p>34658.8</text:p>
          </table:table-cell>
          <table:table-cell office:value-type="float" office:value="1657.19" table:style-name="ce1">
            <text:p>1657.19</text:p>
          </table:table-cell>
          <table:table-cell office:value-type="float" office:value="891642" table:style-name="ce1">
            <text:p>891642</text:p>
          </table:table-cell>
          <table:table-cell office:value-type="float" office:value="35717500" table:style-name="ce1">
            <text:p>35717500</text:p>
          </table:table-cell>
          <table:table-cell office:value-type="float" office:value="8.4950744771166278E-2" table:formula="of:=LOG(SQRT(AVERAGE([.B185:.U185])))^-1" table:style-name="ce1">
            <text:p>0.084950745</text:p>
          </table:table-cell>
          <table:table-cell table:number-columns-repeated="1636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083.79" table:style-name="ce1">
            <text:p>2083.79</text:p>
          </table:table-cell>
          <table:table-cell office:value-type="float" office:value="317881000" table:style-name="ce1">
            <text:p>317881000</text:p>
          </table:table-cell>
          <table:table-cell office:value-type="float" office:value="2755.45" table:style-name="ce1">
            <text:p>2755.45</text:p>
          </table:table-cell>
          <table:table-cell office:value-type="float" office:value="22743.599999999999" table:style-name="ce1">
            <text:p>22743.6</text:p>
          </table:table-cell>
          <table:table-cell office:value-type="float" office:value="99794.2" table:style-name="ce1">
            <text:p>99794.2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11155.5" table:style-name="ce1">
            <text:p>11155.5</text:p>
          </table:table-cell>
          <table:table-cell office:value-type="float" office:value="4214.1899999999996" table:style-name="ce1">
            <text:p>4214.19</text:p>
          </table:table-cell>
          <table:table-cell office:value-type="float" office:value="1136770" table:style-name="ce1">
            <text:p>1136770</text:p>
          </table:table-cell>
          <table:table-cell office:value-type="float" office:value="17537.3" table:style-name="ce1">
            <text:p>17537.3</text:p>
          </table:table-cell>
          <table:table-cell office:value-type="float" office:value="2456.4699999999998" table:style-name="ce1">
            <text:p>2456.47</text:p>
          </table:table-cell>
          <table:table-cell office:value-type="float" office:value="7899.31" table:style-name="ce1">
            <text:p>7899.31</text:p>
          </table:table-cell>
          <table:table-cell office:value-type="float" office:value="322603000" table:style-name="ce1">
            <text:p>322603000</text:p>
          </table:table-cell>
          <table:table-cell office:value-type="float" office:value="152451" table:style-name="ce1">
            <text:p>152451</text:p>
          </table:table-cell>
          <table:table-cell office:value-type="float" office:value="189573" table:style-name="ce1">
            <text:p>189573</text:p>
          </table:table-cell>
          <table:table-cell office:value-type="float" office:value="19046" table:style-name="ce1">
            <text:p>19046</text:p>
          </table:table-cell>
          <table:table-cell office:value-type="float" office:value="11470.9" table:style-name="ce1">
            <text:p>11470.9</text:p>
          </table:table-cell>
          <table:table-cell office:value-type="float" office:value="3254.66" table:style-name="ce1">
            <text:p>3254.66</text:p>
          </table:table-cell>
          <table:table-cell office:value-type="float" office:value="2576470" table:style-name="ce1">
            <text:p>2576470</text:p>
          </table:table-cell>
          <table:table-cell office:value-type="float" office:value="3300990000000" table:style-name="ce1">
            <text:p>3.30099E+12</text:p>
          </table:table-cell>
          <table:table-cell office:value-type="float" office:value="7.8491889098037837E-2" table:formula="of:=LOG(SQRT(AVERAGE([.B186:.U186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5036.199999999997" table:style-name="ce1">
            <text:p>35036.2</text:p>
          </table:table-cell>
          <table:table-cell office:value-type="float" office:value="217691000" table:style-name="ce1">
            <text:p>217691000</text:p>
          </table:table-cell>
          <table:table-cell office:value-type="float" office:value="3020.15" table:style-name="ce1">
            <text:p>3020.15</text:p>
          </table:table-cell>
          <table:table-cell office:value-type="float" office:value="30333.9" table:style-name="ce1">
            <text:p>30333.9</text:p>
          </table:table-cell>
          <table:table-cell office:value-type="float" office:value="12956.4" table:style-name="ce1">
            <text:p>12956.4</text:p>
          </table:table-cell>
          <table:table-cell office:value-type="float" office:value="3.7464599999999998E+27" table:style-name="ce1">
            <text:p>3.74646E+27</text:p>
          </table:table-cell>
          <table:table-cell office:value-type="float" office:value="9345.7900000000009" table:style-name="ce1">
            <text:p>9345.79</text:p>
          </table:table-cell>
          <table:table-cell office:value-type="float" office:value="4431.8100000000004" table:style-name="ce1">
            <text:p>4431.81</text:p>
          </table:table-cell>
          <table:table-cell office:value-type="float" office:value="187688" table:style-name="ce1">
            <text:p>187688</text:p>
          </table:table-cell>
          <table:table-cell office:value-type="float" office:value="3248.95" table:style-name="ce1">
            <text:p>3248.95</text:p>
          </table:table-cell>
          <table:table-cell office:value-type="float" office:value="3531.17" table:style-name="ce1">
            <text:p>3531.17</text:p>
          </table:table-cell>
          <table:table-cell office:value-type="float" office:value="5048.25" table:style-name="ce1">
            <text:p>5048.25</text:p>
          </table:table-cell>
          <table:table-cell office:value-type="float" office:value="10001000000" table:style-name="ce1">
            <text:p>10001000000</text:p>
          </table:table-cell>
          <table:table-cell office:value-type="float" office:value="193639000" table:style-name="ce1">
            <text:p>193639000</text:p>
          </table:table-cell>
          <table:table-cell office:value-type="float" office:value="18686.900000000001" table:style-name="ce1">
            <text:p>18686.9</text:p>
          </table:table-cell>
          <table:table-cell office:value-type="float" office:value="20709.7" table:style-name="ce1">
            <text:p>20709.7</text:p>
          </table:table-cell>
          <table:table-cell office:value-type="float" office:value="9885.16" table:style-name="ce1">
            <text:p>9885.16</text:p>
          </table:table-cell>
          <table:table-cell office:value-type="float" office:value="17250.900000000001" table:style-name="ce1">
            <text:p>17250.9</text:p>
          </table:table-cell>
          <table:table-cell office:value-type="float" office:value="27472600" table:style-name="ce1">
            <text:p>27472600</text:p>
          </table:table-cell>
          <table:table-cell office:value-type="float" office:value="55522100" table:style-name="ce1">
            <text:p>55522100</text:p>
          </table:table-cell>
          <table:table-cell office:value-type="float" office:value="7.6124962020276687E-2" table:formula="of:=LOG(SQRT(AVERAGE([.B187:.U187])))^-1" table:style-name="ce1">
            <text:p>0.076124962</text:p>
          </table:table-cell>
          <table:table-cell table:number-columns-repeated="1636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552.75" table:style-name="ce1">
            <text:p>552.75</text:p>
          </table:table-cell>
          <table:table-cell office:value-type="float" office:value="2.4993600000000001E+27" table:style-name="ce1">
            <text:p>2.49936E+27</text:p>
          </table:table-cell>
          <table:table-cell office:value-type="float" office:value="4540.7299999999996" table:style-name="ce1">
            <text:p>4540.73</text:p>
          </table:table-cell>
          <table:table-cell office:value-type="float" office:value="19545.2" table:style-name="ce1">
            <text:p>19545.2</text:p>
          </table:table-cell>
          <table:table-cell office:value-type="float" office:value="859825" table:style-name="ce1">
            <text:p>859825</text:p>
          </table:table-cell>
          <table:table-cell office:value-type="float" office:value="6.2202500000000001E+27" table:style-name="ce1">
            <text:p>6.22025E+27</text:p>
          </table:table-cell>
          <table:table-cell office:value-type="float" office:value="1866.09" table:style-name="ce1">
            <text:p>1866.09</text:p>
          </table:table-cell>
          <table:table-cell office:value-type="float" office:value="2847.67" table:style-name="ce1">
            <text:p>2847.67</text:p>
          </table:table-cell>
          <table:table-cell office:value-type="float" office:value="1246360" table:style-name="ce1">
            <text:p>1246360</text:p>
          </table:table-cell>
          <table:table-cell office:value-type="float" office:value="34616800" table:style-name="ce1">
            <text:p>34616800</text:p>
          </table:table-cell>
          <table:table-cell office:value-type="float" office:value="9166.4500000000007" table:style-name="ce1">
            <text:p>9166.45</text:p>
          </table:table-cell>
          <table:table-cell office:value-type="float" office:value="11303" table:style-name="ce1">
            <text:p>11303</text:p>
          </table:table-cell>
          <table:table-cell office:value-type="float" office:value="1352830" table:style-name="ce1">
            <text:p>1352830</text:p>
          </table:table-cell>
          <table:table-cell office:value-type="float" office:value="81350.899999999994" table:style-name="ce1">
            <text:p>81350.9</text:p>
          </table:table-cell>
          <table:table-cell office:value-type="float" office:value="41549.199999999997" table:style-name="ce1">
            <text:p>41549.2</text:p>
          </table:table-cell>
          <table:table-cell office:value-type="float" office:value="105258" table:style-name="ce1">
            <text:p>105258</text:p>
          </table:table-cell>
          <table:table-cell office:value-type="float" office:value="386981" table:style-name="ce1">
            <text:p>386981</text:p>
          </table:table-cell>
          <table:table-cell office:value-type="float" office:value="29724.799999999999" table:style-name="ce1">
            <text:p>29724.8</text:p>
          </table:table-cell>
          <table:table-cell office:value-type="float" office:value="487671000" table:style-name="ce1">
            <text:p>487671000</text:p>
          </table:table-cell>
          <table:table-cell office:value-type="float" office:value="21981300000000" table:style-name="ce1">
            <text:p>2.19813E+13</text:p>
          </table:table-cell>
          <table:table-cell office:value-type="float" office:value="7.5076576986751645E-2" table:formula="of:=LOG(SQRT(AVERAGE([.B188:.U188])))^-1" table:style-name="ce1">
            <text:p>0.075076577</text:p>
          </table:table-cell>
          <table:table-cell table:number-columns-repeated="1636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827.34" table:style-name="ce1">
            <text:p>1827.34</text:p>
          </table:table-cell>
          <table:table-cell office:value-type="float" office:value="234172" table:style-name="ce1">
            <text:p>234172</text:p>
          </table:table-cell>
          <table:table-cell office:value-type="float" office:value="1109.78" table:style-name="ce1">
            <text:p>1109.78</text:p>
          </table:table-cell>
          <table:table-cell office:value-type="float" office:value="19378.5" table:style-name="ce1">
            <text:p>19378.5</text:p>
          </table:table-cell>
          <table:table-cell office:value-type="float" office:value="201146" table:style-name="ce1">
            <text:p>201146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8951.89" table:style-name="ce1">
            <text:p>8951.89</text:p>
          </table:table-cell>
          <table:table-cell office:value-type="float" office:value="1443.51" table:style-name="ce1">
            <text:p>1443.51</text:p>
          </table:table-cell>
          <table:table-cell office:value-type="float" office:value="851856" table:style-name="ce1">
            <text:p>851856</text:p>
          </table:table-cell>
          <table:table-cell office:value-type="float" office:value="51269" table:style-name="ce1">
            <text:p>51269</text:p>
          </table:table-cell>
          <table:table-cell office:value-type="float" office:value="106901000" table:style-name="ce1">
            <text:p>106901000</text:p>
          </table:table-cell>
          <table:table-cell office:value-type="float" office:value="1073.0999999999999" table:style-name="ce1">
            <text:p>1073.1</text:p>
          </table:table-cell>
          <table:table-cell office:value-type="float" office:value="5933.27" table:style-name="ce1">
            <text:p>5933.27</text:p>
          </table:table-cell>
          <table:table-cell office:value-type="float" office:value="469826" table:style-name="ce1">
            <text:p>469826</text:p>
          </table:table-cell>
          <table:table-cell office:value-type="float" office:value="17094200" table:style-name="ce1">
            <text:p>17094200</text:p>
          </table:table-cell>
          <table:table-cell office:value-type="float" office:value="11218.1" table:style-name="ce1">
            <text:p>11218.1</text:p>
          </table:table-cell>
          <table:table-cell office:value-type="float" office:value="1583.04" table:style-name="ce1">
            <text:p>1583.04</text:p>
          </table:table-cell>
          <table:table-cell office:value-type="float" office:value="4662.92" table:style-name="ce1">
            <text:p>4662.92</text:p>
          </table:table-cell>
          <table:table-cell office:value-type="float" office:value="242444" table:style-name="ce1">
            <text:p>242444</text:p>
          </table:table-cell>
          <table:table-cell office:value-type="float" office:value="121582000000" table:style-name="ce1">
            <text:p>1.21582E+11</text:p>
          </table:table-cell>
          <table:table-cell office:value-type="float" office:value="7.8491889098037851E-2" table:formula="of:=LOG(SQRT(AVERAGE([.B189:.U189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4996" table:style-name="ce1">
            <text:p>14996</text:p>
          </table:table-cell>
          <table:table-cell office:value-type="float" office:value="729226" table:style-name="ce1">
            <text:p>729226</text:p>
          </table:table-cell>
          <table:table-cell office:value-type="float" office:value="998.495" table:style-name="ce1">
            <text:p>998.495</text:p>
          </table:table-cell>
          <table:table-cell office:value-type="float" office:value="15757.6" table:style-name="ce1">
            <text:p>15757.6</text:p>
          </table:table-cell>
          <table:table-cell office:value-type="float" office:value="68152.5" table:style-name="ce1">
            <text:p>68152.5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10017" table:style-name="ce1">
            <text:p>10017</text:p>
          </table:table-cell>
          <table:table-cell office:value-type="float" office:value="2362.59" table:style-name="ce1">
            <text:p>2362.59</text:p>
          </table:table-cell>
          <table:table-cell office:value-type="float" office:value="887968" table:style-name="ce1">
            <text:p>887968</text:p>
          </table:table-cell>
          <table:table-cell office:value-type="float" office:value="2932.83" table:style-name="ce1">
            <text:p>2932.83</text:p>
          </table:table-cell>
          <table:table-cell office:value-type="float" office:value="7845.66" table:style-name="ce1">
            <text:p>7845.66</text:p>
          </table:table-cell>
          <table:table-cell office:value-type="float" office:value="887374" table:style-name="ce1">
            <text:p>887374</text:p>
          </table:table-cell>
          <table:table-cell office:value-type="float" office:value="13223" table:style-name="ce1">
            <text:p>13223</text:p>
          </table:table-cell>
          <table:table-cell office:value-type="float" office:value="27586" table:style-name="ce1">
            <text:p>27586</text:p>
          </table:table-cell>
          <table:table-cell office:value-type="float" office:value="38987" table:style-name="ce1">
            <text:p>38987</text:p>
          </table:table-cell>
          <table:table-cell office:value-type="float" office:value="30534.1" table:style-name="ce1">
            <text:p>30534.1</text:p>
          </table:table-cell>
          <table:table-cell office:value-type="float" office:value="69796.2" table:style-name="ce1">
            <text:p>69796.2</text:p>
          </table:table-cell>
          <table:table-cell office:value-type="float" office:value="16075.7" table:style-name="ce1">
            <text:p>16075.7</text:p>
          </table:table-cell>
          <table:table-cell office:value-type="float" office:value="54897.2" table:style-name="ce1">
            <text:p>54897.2</text:p>
          </table:table-cell>
          <table:table-cell office:value-type="float" office:value="21980100000000" table:style-name="ce1">
            <text:p>2.19801E+13</text:p>
          </table:table-cell>
          <table:table-cell office:value-type="float" office:value="7.7575393009508803E-2" table:formula="of:=LOG(SQRT(AVERAGE([.B190:.U190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024.75" table:style-name="ce1">
            <text:p>1024.75</text:p>
          </table:table-cell>
          <table:table-cell office:value-type="float" office:value="203387" table:style-name="ce1">
            <text:p>203387</text:p>
          </table:table-cell>
          <table:table-cell office:value-type="float" office:value="1648.41" table:style-name="ce1">
            <text:p>1648.41</text:p>
          </table:table-cell>
          <table:table-cell office:value-type="float" office:value="1365.14" table:style-name="ce1">
            <text:p>1365.14</text:p>
          </table:table-cell>
          <table:table-cell office:value-type="float" office:value="82353.8" table:style-name="ce1">
            <text:p>82353.8</text:p>
          </table:table-cell>
          <table:table-cell office:value-type="float" office:value="3808570000000000" table:style-name="ce1">
            <text:p>3.80857E+15</text:p>
          </table:table-cell>
          <table:table-cell office:value-type="float" office:value="15493.8" table:style-name="ce1">
            <text:p>15493.8</text:p>
          </table:table-cell>
          <table:table-cell office:value-type="float" office:value="14766.3" table:style-name="ce1">
            <text:p>14766.3</text:p>
          </table:table-cell>
          <table:table-cell office:value-type="float" office:value="50776.1" table:style-name="ce1">
            <text:p>50776.1</text:p>
          </table:table-cell>
          <table:table-cell office:value-type="float" office:value="34602200" table:style-name="ce1">
            <text:p>34602200</text:p>
          </table:table-cell>
          <table:table-cell office:value-type="float" office:value="6492.48" table:style-name="ce1">
            <text:p>6492.48</text:p>
          </table:table-cell>
          <table:table-cell office:value-type="float" office:value="6100.7" table:style-name="ce1">
            <text:p>6100.7</text:p>
          </table:table-cell>
          <table:table-cell office:value-type="float" office:value="2064970" table:style-name="ce1">
            <text:p>2064970</text:p>
          </table:table-cell>
          <table:table-cell office:value-type="float" office:value="9053820" table:style-name="ce1">
            <text:p>9053820</text:p>
          </table:table-cell>
          <table:table-cell office:value-type="float" office:value="368115" table:style-name="ce1">
            <text:p>368115</text:p>
          </table:table-cell>
          <table:table-cell office:value-type="float" office:value="9961.3799999999992" table:style-name="ce1">
            <text:p>9961.38</text:p>
          </table:table-cell>
          <table:table-cell office:value-type="float" office:value="41451.5" table:style-name="ce1">
            <text:p>41451.5</text:p>
          </table:table-cell>
          <table:table-cell office:value-type="float" office:value="8500.36" table:style-name="ce1">
            <text:p>8500.36</text:p>
          </table:table-cell>
          <table:table-cell office:value-type="float" office:value="574945" table:style-name="ce1">
            <text:p>574945</text:p>
          </table:table-cell>
          <table:table-cell office:value-type="float" office:value="64594400" table:style-name="ce1">
            <text:p>64594400</text:p>
          </table:table-cell>
          <table:table-cell office:value-type="float" office:value="0.14005865136049961" table:formula="of:=LOG(SQRT(AVERAGE([.B191:.U191])))^-1" table:style-name="ce1">
            <text:p>0.140058651</text:p>
          </table:table-cell>
          <table:table-cell table:number-columns-repeated="1636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558.75" table:style-name="ce1">
            <text:p>1558.75</text:p>
          </table:table-cell>
          <table:table-cell office:value-type="float" office:value="100225000" table:style-name="ce1">
            <text:p>100225000</text:p>
          </table:table-cell>
          <table:table-cell office:value-type="float" office:value="905.17" table:style-name="ce1">
            <text:p>905.17</text:p>
          </table:table-cell>
          <table:table-cell office:value-type="float" office:value="350726" table:style-name="ce1">
            <text:p>350726</text:p>
          </table:table-cell>
          <table:table-cell office:value-type="float" office:value="10999.8" table:style-name="ce1">
            <text:p>10999.8</text:p>
          </table:table-cell>
          <table:table-cell office:value-type="float" office:value="159876" table:style-name="ce1">
            <text:p>159876</text:p>
          </table:table-cell>
          <table:table-cell office:value-type="float" office:value="5682.79" table:style-name="ce1">
            <text:p>5682.79</text:p>
          </table:table-cell>
          <table:table-cell office:value-type="float" office:value="6983.08" table:style-name="ce1">
            <text:p>6983.08</text:p>
          </table:table-cell>
          <table:table-cell office:value-type="float" office:value="3568050" table:style-name="ce1">
            <text:p>3568050</text:p>
          </table:table-cell>
          <table:table-cell office:value-type="float" office:value="5745.98" table:style-name="ce1">
            <text:p>5745.98</text:p>
          </table:table-cell>
          <table:table-cell office:value-type="float" office:value="5505.16" table:style-name="ce1">
            <text:p>5505.16</text:p>
          </table:table-cell>
          <table:table-cell office:value-type="float" office:value="4640.5" table:style-name="ce1">
            <text:p>4640.5</text:p>
          </table:table-cell>
          <table:table-cell office:value-type="float" office:value="14955.4" table:style-name="ce1">
            <text:p>14955.4</text:p>
          </table:table-cell>
          <table:table-cell office:value-type="float" office:value="987704" table:style-name="ce1">
            <text:p>987704</text:p>
          </table:table-cell>
          <table:table-cell office:value-type="float" office:value="118662" table:style-name="ce1">
            <text:p>118662</text:p>
          </table:table-cell>
          <table:table-cell office:value-type="float" office:value="19641.5" table:style-name="ce1">
            <text:p>19641.5</text:p>
          </table:table-cell>
          <table:table-cell office:value-type="float" office:value="19313.099999999999" table:style-name="ce1">
            <text:p>19313.1</text:p>
          </table:table-cell>
          <table:table-cell office:value-type="float" office:value="2009.04" table:style-name="ce1">
            <text:p>2009.04</text:p>
          </table:table-cell>
          <table:table-cell office:value-type="float" office:value="1778440" table:style-name="ce1">
            <text:p>1778440</text:p>
          </table:table-cell>
          <table:table-cell office:value-type="float" office:value="3300990000000" table:style-name="ce1">
            <text:p>3.30099E+12</text:p>
          </table:table-cell>
          <table:table-cell office:value-type="float" office:value="0.17829080635724256" table:formula="of:=LOG(SQRT(AVERAGE([.B192:.U192])))^-1" table:style-name="ce1">
            <text:p>0.178290806</text:p>
          </table:table-cell>
          <table:table-cell table:number-columns-repeated="1636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77215" table:style-name="ce1">
            <text:p>177215</text:p>
          </table:table-cell>
          <table:table-cell office:value-type="float" office:value="100261000" table:style-name="ce1">
            <text:p>100261000</text:p>
          </table:table-cell>
          <table:table-cell office:value-type="float" office:value="963.13099999999997" table:style-name="ce1">
            <text:p>963.131</text:p>
          </table:table-cell>
          <table:table-cell office:value-type="float" office:value="17686.3" table:style-name="ce1">
            <text:p>17686.3</text:p>
          </table:table-cell>
          <table:table-cell office:value-type="float" office:value="13391.6" table:style-name="ce1">
            <text:p>13391.6</text:p>
          </table:table-cell>
          <table:table-cell office:value-type="float" office:value="789126" table:style-name="ce1">
            <text:p>789126</text:p>
          </table:table-cell>
          <table:table-cell office:value-type="float" office:value="2160.67" table:style-name="ce1">
            <text:p>2160.67</text:p>
          </table:table-cell>
          <table:table-cell office:value-type="float" office:value="3355.69" table:style-name="ce1">
            <text:p>3355.69</text:p>
          </table:table-cell>
          <table:table-cell office:value-type="float" office:value="1361780" table:style-name="ce1">
            <text:p>1361780</text:p>
          </table:table-cell>
          <table:table-cell office:value-type="float" office:value="5397.7" table:style-name="ce1">
            <text:p>5397.7</text:p>
          </table:table-cell>
          <table:table-cell office:value-type="float" office:value="5532.17" table:style-name="ce1">
            <text:p>5532.17</text:p>
          </table:table-cell>
          <table:table-cell office:value-type="float" office:value="7788.32" table:style-name="ce1">
            <text:p>7788.32</text:p>
          </table:table-cell>
          <table:table-cell office:value-type="float" office:value="62493" table:style-name="ce1">
            <text:p>62493</text:p>
          </table:table-cell>
          <table:table-cell office:value-type="float" office:value="1453510" table:style-name="ce1">
            <text:p>1453510</text:p>
          </table:table-cell>
          <table:table-cell office:value-type="float" office:value="16536900" table:style-name="ce1">
            <text:p>16536900</text:p>
          </table:table-cell>
          <table:table-cell office:value-type="float" office:value="17954.599999999999" table:style-name="ce1">
            <text:p>17954.6</text:p>
          </table:table-cell>
          <table:table-cell office:value-type="float" office:value="8519.2900000000009" table:style-name="ce1">
            <text:p>8519.29</text:p>
          </table:table-cell>
          <table:table-cell office:value-type="float" office:value="33233.699999999997" table:style-name="ce1">
            <text:p>33233.7</text:p>
          </table:table-cell>
          <table:table-cell office:value-type="float" office:value="64847.199999999997" table:style-name="ce1">
            <text:p>64847.2</text:p>
          </table:table-cell>
          <table:table-cell office:value-type="float" office:value="54100600" table:style-name="ce1">
            <text:p>54100600</text:p>
          </table:table-cell>
          <table:table-cell office:value-type="float" office:value="0.28810896306115169" table:formula="of:=LOG(SQRT(AVERAGE([.B193:.U193])))^-1" table:style-name="ce1">
            <text:p>0.288108963</text:p>
          </table:table-cell>
          <table:table-cell table:number-columns-repeated="1636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158.5" table:style-name="ce1">
            <text:p>1158.5</text:p>
          </table:table-cell>
          <table:table-cell office:value-type="float" office:value="200474000" table:style-name="ce1">
            <text:p>200474000</text:p>
          </table:table-cell>
          <table:table-cell office:value-type="float" office:value="1228.8499999999999" table:style-name="ce1">
            <text:p>1228.85</text:p>
          </table:table-cell>
          <table:table-cell office:value-type="float" office:value="240860" table:style-name="ce1">
            <text:p>240860</text:p>
          </table:table-cell>
          <table:table-cell office:value-type="float" office:value="24705.9" table:style-name="ce1">
            <text:p>24705.9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6354" table:style-name="ce1">
            <text:p>6354</text:p>
          </table:table-cell>
          <table:table-cell office:value-type="float" office:value="3213.13" table:style-name="ce1">
            <text:p>3213.13</text:p>
          </table:table-cell>
          <table:table-cell office:value-type="float" office:value="1231520" table:style-name="ce1">
            <text:p>1231520</text:p>
          </table:table-cell>
          <table:table-cell office:value-type="float" office:value="1511.83" table:style-name="ce1">
            <text:p>1511.83</text:p>
          </table:table-cell>
          <table:table-cell office:value-type="float" office:value="4200000000" table:style-name="ce1">
            <text:p>4200000000</text:p>
          </table:table-cell>
          <table:table-cell office:value-type="float" office:value="13009" table:style-name="ce1">
            <text:p>13009</text:p>
          </table:table-cell>
          <table:table-cell office:value-type="float" office:value="1049250" table:style-name="ce1">
            <text:p>1049250</text:p>
          </table:table-cell>
          <table:table-cell office:value-type="float" office:value="120405" table:style-name="ce1">
            <text:p>120405</text:p>
          </table:table-cell>
          <table:table-cell office:value-type="float" office:value="12755.7" table:style-name="ce1">
            <text:p>12755.7</text:p>
          </table:table-cell>
          <table:table-cell office:value-type="float" office:value="21510.9" table:style-name="ce1">
            <text:p>21510.9</text:p>
          </table:table-cell>
          <table:table-cell office:value-type="float" office:value="23609.5" table:style-name="ce1">
            <text:p>23609.5</text:p>
          </table:table-cell>
          <table:table-cell office:value-type="float" office:value="15341.8" table:style-name="ce1">
            <text:p>15341.8</text:p>
          </table:table-cell>
          <table:table-cell office:value-type="float" office:value="279842" table:style-name="ce1">
            <text:p>279842</text:p>
          </table:table-cell>
          <table:table-cell office:value-type="float" office:value="1089980000" table:style-name="ce1">
            <text:p>1089980000</text:p>
          </table:table-cell>
          <table:table-cell office:value-type="float" office:value="7.8491889098037851E-2" table:formula="of:=LOG(SQRT(AVERAGE([.B194:.U194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029.6600000000001" table:style-name="ce1">
            <text:p>1029.66</text:p>
          </table:table-cell>
          <table:table-cell office:value-type="float" office:value="388622000" table:style-name="ce1">
            <text:p>388622000</text:p>
          </table:table-cell>
          <table:table-cell office:value-type="float" office:value="25448.5" table:style-name="ce1">
            <text:p>25448.5</text:p>
          </table:table-cell>
          <table:table-cell office:value-type="float" office:value="396311" table:style-name="ce1">
            <text:p>396311</text:p>
          </table:table-cell>
          <table:table-cell office:value-type="float" office:value="13956" table:style-name="ce1">
            <text:p>13956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10802.6" table:style-name="ce1">
            <text:p>10802.6</text:p>
          </table:table-cell>
          <table:table-cell office:value-type="float" office:value="31547.8" table:style-name="ce1">
            <text:p>31547.8</text:p>
          </table:table-cell>
          <table:table-cell office:value-type="float" office:value="195415" table:style-name="ce1">
            <text:p>195415</text:p>
          </table:table-cell>
          <table:table-cell office:value-type="float" office:value="8002.12" table:style-name="ce1">
            <text:p>8002.12</text:p>
          </table:table-cell>
          <table:table-cell office:value-type="float" office:value="8272.67" table:style-name="ce1">
            <text:p>8272.67</text:p>
          </table:table-cell>
          <table:table-cell office:value-type="float" office:value="6143.53" table:style-name="ce1">
            <text:p>6143.53</text:p>
          </table:table-cell>
          <table:table-cell office:value-type="float" office:value="31460000" table:style-name="ce1">
            <text:p>31460000</text:p>
          </table:table-cell>
          <table:table-cell office:value-type="float" office:value="891673" table:style-name="ce1">
            <text:p>891673</text:p>
          </table:table-cell>
          <table:table-cell office:value-type="float" office:value="41197" table:style-name="ce1">
            <text:p>41197</text:p>
          </table:table-cell>
          <table:table-cell office:value-type="float" office:value="10135.799999999999" table:style-name="ce1">
            <text:p>10135.8</text:p>
          </table:table-cell>
          <table:table-cell office:value-type="float" office:value="814.79300000000001" table:style-name="ce1">
            <text:p>814.793</text:p>
          </table:table-cell>
          <table:table-cell office:value-type="float" office:value="425352" table:style-name="ce1">
            <text:p>425352</text:p>
          </table:table-cell>
          <table:table-cell office:value-type="float" office:value="243375000" table:style-name="ce1">
            <text:p>243375000</text:p>
          </table:table-cell>
          <table:table-cell office:value-type="float" office:value="40334600" table:style-name="ce1">
            <text:p>40334600</text:p>
          </table:table-cell>
          <table:table-cell office:value-type="float" office:value="7.8491889098037851E-2" table:formula="of:=LOG(SQRT(AVERAGE([.B195:.U195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598.27" table:style-name="ce1">
            <text:p>1598.27</text:p>
          </table:table-cell>
          <table:table-cell office:value-type="float" office:value="492912000" table:style-name="ce1">
            <text:p>492912000</text:p>
          </table:table-cell>
          <table:table-cell office:value-type="float" office:value="4133.83" table:style-name="ce1">
            <text:p>4133.83</text:p>
          </table:table-cell>
          <table:table-cell office:value-type="float" office:value="43832.9" table:style-name="ce1">
            <text:p>43832.9</text:p>
          </table:table-cell>
          <table:table-cell office:value-type="float" office:value="52560.4" table:style-name="ce1">
            <text:p>52560.4</text:p>
          </table:table-cell>
          <table:table-cell office:value-type="float" office:value="715366" table:style-name="ce1">
            <text:p>715366</text:p>
          </table:table-cell>
          <table:table-cell office:value-type="float" office:value="10244.700000000001" table:style-name="ce1">
            <text:p>10244.7</text:p>
          </table:table-cell>
          <table:table-cell office:value-type="float" office:value="3216.48" table:style-name="ce1">
            <text:p>3216.48</text:p>
          </table:table-cell>
          <table:table-cell office:value-type="float" office:value="553709" table:style-name="ce1">
            <text:p>553709</text:p>
          </table:table-cell>
          <table:table-cell office:value-type="float" office:value="1936.42" table:style-name="ce1">
            <text:p>1936.42</text:p>
          </table:table-cell>
          <table:table-cell office:value-type="float" office:value="2824440" table:style-name="ce1">
            <text:p>2824440</text:p>
          </table:table-cell>
          <table:table-cell office:value-type="float" office:value="65746.3" table:style-name="ce1">
            <text:p>65746.3</text:p>
          </table:table-cell>
          <table:table-cell office:value-type="float" office:value="32797000" table:style-name="ce1">
            <text:p>32797000</text:p>
          </table:table-cell>
          <table:table-cell office:value-type="float" office:value="144661" table:style-name="ce1">
            <text:p>144661</text:p>
          </table:table-cell>
          <table:table-cell office:value-type="float" office:value="367158" table:style-name="ce1">
            <text:p>367158</text:p>
          </table:table-cell>
          <table:table-cell office:value-type="float" office:value="14428.4" table:style-name="ce1">
            <text:p>14428.4</text:p>
          </table:table-cell>
          <table:table-cell office:value-type="float" office:value="2555.17" table:style-name="ce1">
            <text:p>2555.17</text:p>
          </table:table-cell>
          <table:table-cell office:value-type="float" office:value="55565.4" table:style-name="ce1">
            <text:p>55565.4</text:p>
          </table:table-cell>
          <table:table-cell office:value-type="float" office:value="145489" table:style-name="ce1">
            <text:p>145489</text:p>
          </table:table-cell>
          <table:table-cell office:value-type="float" office:value="878414000" table:style-name="ce1">
            <text:p>878414000</text:p>
          </table:table-cell>
          <table:table-cell office:value-type="float" office:value="0.25484456476073047" table:formula="of:=LOG(SQRT(AVERAGE([.B196:.U196])))^-1" table:style-name="ce1">
            <text:p>0.254844565</text:p>
          </table:table-cell>
          <table:table-cell table:number-columns-repeated="1636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6597.300000000003" table:style-name="ce1">
            <text:p>36597.3</text:p>
          </table:table-cell>
          <table:table-cell office:value-type="float" office:value="65507" table:style-name="ce1">
            <text:p>65507</text:p>
          </table:table-cell>
          <table:table-cell office:value-type="float" office:value="926.14" table:style-name="ce1">
            <text:p>926.14</text:p>
          </table:table-cell>
          <table:table-cell office:value-type="float" office:value="31247.9" table:style-name="ce1">
            <text:p>31247.9</text:p>
          </table:table-cell>
          <table:table-cell office:value-type="float" office:value="73234.600000000006" table:style-name="ce1">
            <text:p>73234.6</text:p>
          </table:table-cell>
          <table:table-cell office:value-type="float" office:value="6.0446299999999998E+26" table:style-name="ce1">
            <text:p>6.04463E+26</text:p>
          </table:table-cell>
          <table:table-cell office:value-type="float" office:value="6242.86" table:style-name="ce1">
            <text:p>6242.86</text:p>
          </table:table-cell>
          <table:table-cell office:value-type="float" office:value="27626.1" table:style-name="ce1">
            <text:p>27626.1</text:p>
          </table:table-cell>
          <table:table-cell office:value-type="float" office:value="1331160" table:style-name="ce1">
            <text:p>1331160</text:p>
          </table:table-cell>
          <table:table-cell office:value-type="float" office:value="8722.17" table:style-name="ce1">
            <text:p>8722.17</text:p>
          </table:table-cell>
          <table:table-cell office:value-type="float" office:value="6066.22" table:style-name="ce1">
            <text:p>6066.22</text:p>
          </table:table-cell>
          <table:table-cell office:value-type="float" office:value="1511.41" table:style-name="ce1">
            <text:p>1511.41</text:p>
          </table:table-cell>
          <table:table-cell office:value-type="float" office:value="326953" table:style-name="ce1">
            <text:p>326953</text:p>
          </table:table-cell>
          <table:table-cell office:value-type="float" office:value="806342" table:style-name="ce1">
            <text:p>806342</text:p>
          </table:table-cell>
          <table:table-cell office:value-type="float" office:value="16570700" table:style-name="ce1">
            <text:p>16570700</text:p>
          </table:table-cell>
          <table:table-cell office:value-type="float" office:value="8926.56" table:style-name="ce1">
            <text:p>8926.56</text:p>
          </table:table-cell>
          <table:table-cell office:value-type="float" office:value="26506700" table:style-name="ce1">
            <text:p>26506700</text:p>
          </table:table-cell>
          <table:table-cell office:value-type="float" office:value="26251.3" table:style-name="ce1">
            <text:p>26251.3</text:p>
          </table:table-cell>
          <table:table-cell office:value-type="float" office:value="151712000" table:style-name="ce1">
            <text:p>151712000</text:p>
          </table:table-cell>
          <table:table-cell office:value-type="float" office:value="7579870000" table:style-name="ce1">
            <text:p>7579870000</text:p>
          </table:table-cell>
          <table:table-cell office:value-type="float" office:value="7.8491889098037851E-2" table:formula="of:=LOG(SQRT(AVERAGE([.B197:.U197])))^-1" table:style-name="ce1">
            <text:p>0.078491889</text:p>
          </table:table-cell>
          <table:table-cell table:number-columns-repeated="1636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3511.6" table:style-name="ce1">
            <text:p>13511.6</text:p>
          </table:table-cell>
          <table:table-cell office:value-type="float" office:value="16523900" table:style-name="ce1">
            <text:p>16523900</text:p>
          </table:table-cell>
          <table:table-cell office:value-type="float" office:value="3557.13" table:style-name="ce1">
            <text:p>3557.13</text:p>
          </table:table-cell>
          <table:table-cell office:value-type="float" office:value="55872.9" table:style-name="ce1">
            <text:p>55872.9</text:p>
          </table:table-cell>
          <table:table-cell office:value-type="float" office:value="9603.3700000000008" table:style-name="ce1">
            <text:p>9603.37</text:p>
          </table:table-cell>
          <table:table-cell office:value-type="float" office:value="1.20893E+27" table:style-name="ce1">
            <text:p>1.20893E+27</text:p>
          </table:table-cell>
          <table:table-cell office:value-type="float" office:value="10149" table:style-name="ce1">
            <text:p>10149</text:p>
          </table:table-cell>
          <table:table-cell office:value-type="float" office:value="22938.5" table:style-name="ce1">
            <text:p>22938.5</text:p>
          </table:table-cell>
          <table:table-cell office:value-type="float" office:value="621233" table:style-name="ce1">
            <text:p>621233</text:p>
          </table:table-cell>
          <table:table-cell office:value-type="float" office:value="6521.09" table:style-name="ce1">
            <text:p>6521.09</text:p>
          </table:table-cell>
          <table:table-cell office:value-type="float" office:value="1329.65" table:style-name="ce1">
            <text:p>1329.65</text:p>
          </table:table-cell>
          <table:table-cell office:value-type="float" office:value="13422.2" table:style-name="ce1">
            <text:p>13422.2</text:p>
          </table:table-cell>
          <table:table-cell office:value-type="float" office:value="1030940" table:style-name="ce1">
            <text:p>1030940</text:p>
          </table:table-cell>
          <table:table-cell office:value-type="float" office:value="97006.7" table:style-name="ce1">
            <text:p>97006.7</text:p>
          </table:table-cell>
          <table:table-cell office:value-type="float" office:value="163021000" table:style-name="ce1">
            <text:p>163021000</text:p>
          </table:table-cell>
          <table:table-cell office:value-type="float" office:value="19812.3" table:style-name="ce1">
            <text:p>19812.3</text:p>
          </table:table-cell>
          <table:table-cell office:value-type="float" office:value="12745.9" table:style-name="ce1">
            <text:p>12745.9</text:p>
          </table:table-cell>
          <table:table-cell office:value-type="float" office:value="6649.49" table:style-name="ce1">
            <text:p>6649.49</text:p>
          </table:table-cell>
          <table:table-cell office:value-type="float" office:value="584136" table:style-name="ce1">
            <text:p>584136</text:p>
          </table:table-cell>
          <table:table-cell office:value-type="float" office:value="6060500000" table:style-name="ce1">
            <text:p>6060500000</text:p>
          </table:table-cell>
          <table:table-cell office:value-type="float" office:value="7.7575393009508831E-2" table:formula="of:=LOG(SQRT(AVERAGE([.B198:.U198])))^-1" table:style-name="ce1">
            <text:p>0.077575393</text:p>
          </table:table-cell>
          <table:table-cell table:number-columns-repeated="1636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437.81" table:style-name="ce1">
            <text:p>2437.81</text:p>
          </table:table-cell>
          <table:table-cell office:value-type="float" office:value="100272000" table:style-name="ce1">
            <text:p>100272000</text:p>
          </table:table-cell>
          <table:table-cell office:value-type="float" office:value="1056.92" table:style-name="ce1">
            <text:p>1056.92</text:p>
          </table:table-cell>
          <table:table-cell office:value-type="float" office:value="21949.4" table:style-name="ce1">
            <text:p>21949.4</text:p>
          </table:table-cell>
          <table:table-cell office:value-type="float" office:value="6467.49" table:style-name="ce1">
            <text:p>6467.49</text:p>
          </table:table-cell>
          <table:table-cell office:value-type="float" office:value="419055" table:style-name="ce1">
            <text:p>419055</text:p>
          </table:table-cell>
          <table:table-cell office:value-type="float" office:value="5634.26" table:style-name="ce1">
            <text:p>5634.26</text:p>
          </table:table-cell>
          <table:table-cell office:value-type="float" office:value="7039.92" table:style-name="ce1">
            <text:p>7039.92</text:p>
          </table:table-cell>
          <table:table-cell office:value-type="float" office:value="33768.800000000003" table:style-name="ce1">
            <text:p>33768.8</text:p>
          </table:table-cell>
          <table:table-cell office:value-type="float" office:value="5917.76" table:style-name="ce1">
            <text:p>5917.76</text:p>
          </table:table-cell>
          <table:table-cell office:value-type="float" office:value="11496.2" table:style-name="ce1">
            <text:p>11496.2</text:p>
          </table:table-cell>
          <table:table-cell office:value-type="float" office:value="1994.03" table:style-name="ce1">
            <text:p>1994.03</text:p>
          </table:table-cell>
          <table:table-cell office:value-type="float" office:value="10168000000" table:style-name="ce1">
            <text:p>10168000000</text:p>
          </table:table-cell>
          <table:table-cell office:value-type="float" office:value="1428760" table:style-name="ce1">
            <text:p>1428760</text:p>
          </table:table-cell>
          <table:table-cell office:value-type="float" office:value="886713" table:style-name="ce1">
            <text:p>886713</text:p>
          </table:table-cell>
          <table:table-cell office:value-type="float" office:value="3555030" table:style-name="ce1">
            <text:p>3555030</text:p>
          </table:table-cell>
          <table:table-cell office:value-type="float" office:value="67099.399999999994" table:style-name="ce1">
            <text:p>67099.4</text:p>
          </table:table-cell>
          <table:table-cell office:value-type="float" office:value="92470.6" table:style-name="ce1">
            <text:p>92470.6</text:p>
          </table:table-cell>
          <table:table-cell office:value-type="float" office:value="7523090" table:style-name="ce1">
            <text:p>7523090</text:p>
          </table:table-cell>
          <table:table-cell office:value-type="float" office:value="41379200" table:style-name="ce1">
            <text:p>41379200</text:p>
          </table:table-cell>
          <table:table-cell office:value-type="float" office:value="0.22954716744192727" table:formula="of:=LOG(SQRT(AVERAGE([.B199:.U199])))^-1" table:style-name="ce1">
            <text:p>0.229547167</text:p>
          </table:table-cell>
          <table:table-cell table:number-columns-repeated="1636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4994.2" table:style-name="ce1">
            <text:p>14994.2</text:p>
          </table:table-cell>
          <table:table-cell office:value-type="float" office:value="28632200" table:style-name="ce1">
            <text:p>28632200</text:p>
          </table:table-cell>
          <table:table-cell office:value-type="float" office:value="1455.85" table:style-name="ce1">
            <text:p>1455.85</text:p>
          </table:table-cell>
          <table:table-cell office:value-type="float" office:value="88488.2" table:style-name="ce1">
            <text:p>88488.2</text:p>
          </table:table-cell>
          <table:table-cell office:value-type="float" office:value="224264" table:style-name="ce1">
            <text:p>224264</text:p>
          </table:table-cell>
          <table:table-cell office:value-type="float" office:value="31827900" table:style-name="ce1">
            <text:p>31827900</text:p>
          </table:table-cell>
          <table:table-cell office:value-type="float" office:value="18564.8" table:style-name="ce1">
            <text:p>18564.8</text:p>
          </table:table-cell>
          <table:table-cell office:value-type="float" office:value="9027.9500000000007" table:style-name="ce1">
            <text:p>9027.95</text:p>
          </table:table-cell>
          <table:table-cell office:value-type="float" office:value="229143" table:style-name="ce1">
            <text:p>229143</text:p>
          </table:table-cell>
          <table:table-cell office:value-type="float" office:value="6915.2" table:style-name="ce1">
            <text:p>6915.2</text:p>
          </table:table-cell>
          <table:table-cell office:value-type="float" office:value="8872.93" table:style-name="ce1">
            <text:p>8872.93</text:p>
          </table:table-cell>
          <table:table-cell office:value-type="float" office:value="1577.09" table:style-name="ce1">
            <text:p>1577.09</text:p>
          </table:table-cell>
          <table:table-cell office:value-type="float" office:value="2553.0500000000002" table:style-name="ce1">
            <text:p>2553.05</text:p>
          </table:table-cell>
          <table:table-cell office:value-type="float" office:value="3383580" table:style-name="ce1">
            <text:p>3383580</text:p>
          </table:table-cell>
          <table:table-cell office:value-type="float" office:value="16703300" table:style-name="ce1">
            <text:p>16703300</text:p>
          </table:table-cell>
          <table:table-cell office:value-type="float" office:value="2410490" table:style-name="ce1">
            <text:p>2410490</text:p>
          </table:table-cell>
          <table:table-cell office:value-type="float" office:value="9838.15" table:style-name="ce1">
            <text:p>9838.15</text:p>
          </table:table-cell>
          <table:table-cell office:value-type="float" office:value="10221.1" table:style-name="ce1">
            <text:p>10221.1</text:p>
          </table:table-cell>
          <table:table-cell office:value-type="float" office:value="77640.800000000003" table:style-name="ce1">
            <text:p>77640.8</text:p>
          </table:table-cell>
          <table:table-cell office:value-type="float" office:value="29707800" table:style-name="ce1">
            <text:p>29707800</text:p>
          </table:table-cell>
          <table:table-cell office:value-type="float" office:value="0.29614433455395661" table:formula="of:=LOG(SQRT(AVERAGE([.B200:.U200])))^-1" table:style-name="ce1">
            <text:p>0.296144335</text:p>
          </table:table-cell>
          <table:table-cell table:number-columns-repeated="1636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622.46" table:style-name="ce1">
            <text:p>2622.46</text:p>
          </table:table-cell>
          <table:table-cell office:value-type="float" office:value="100311000" table:style-name="ce1">
            <text:p>100311000</text:p>
          </table:table-cell>
          <table:table-cell office:value-type="float" office:value="858.41499999999996" table:style-name="ce1">
            <text:p>858.415</text:p>
          </table:table-cell>
          <table:table-cell office:value-type="float" office:value="19344.900000000001" table:style-name="ce1">
            <text:p>19344.9</text:p>
          </table:table-cell>
          <table:table-cell office:value-type="float" office:value="58860.3" table:style-name="ce1">
            <text:p>58860.3</text:p>
          </table:table-cell>
          <table:table-cell office:value-type="float" office:value="3234130000" table:style-name="ce1">
            <text:p>3234130000</text:p>
          </table:table-cell>
          <table:table-cell office:value-type="float" office:value="6140.85" table:style-name="ce1">
            <text:p>6140.85</text:p>
          </table:table-cell>
          <table:table-cell office:value-type="float" office:value="2650.52" table:style-name="ce1">
            <text:p>2650.52</text:p>
          </table:table-cell>
          <table:table-cell office:value-type="float" office:value="995691" table:style-name="ce1">
            <text:p>995691</text:p>
          </table:table-cell>
          <table:table-cell office:value-type="float" office:value="34617400" table:style-name="ce1">
            <text:p>34617400</text:p>
          </table:table-cell>
          <table:table-cell office:value-type="float" office:value="6018.82" table:style-name="ce1">
            <text:p>6018.82</text:p>
          </table:table-cell>
          <table:table-cell office:value-type="float" office:value="47228.6" table:style-name="ce1">
            <text:p>47228.6</text:p>
          </table:table-cell>
          <table:table-cell office:value-type="float" office:value="31488900" table:style-name="ce1">
            <text:p>31488900</text:p>
          </table:table-cell>
          <table:table-cell office:value-type="float" office:value="22039.1" table:style-name="ce1">
            <text:p>22039.1</text:p>
          </table:table-cell>
          <table:table-cell office:value-type="float" office:value="34075.199999999997" table:style-name="ce1">
            <text:p>34075.2</text:p>
          </table:table-cell>
          <table:table-cell office:value-type="float" office:value="12465.3" table:style-name="ce1">
            <text:p>12465.3</text:p>
          </table:table-cell>
          <table:table-cell office:value-type="float" office:value="632623" table:style-name="ce1">
            <text:p>632623</text:p>
          </table:table-cell>
          <table:table-cell office:value-type="float" office:value="6885.88" table:style-name="ce1">
            <text:p>6885.88</text:p>
          </table:table-cell>
          <table:table-cell office:value-type="float" office:value="251613" table:style-name="ce1">
            <text:p>251613</text:p>
          </table:table-cell>
          <table:table-cell office:value-type="float" office:value="68174400" table:style-name="ce1">
            <text:p>68174400</text:p>
          </table:table-cell>
          <table:table-cell office:value-type="float" office:value="0.24273605680998817" table:formula="of:=LOG(SQRT(AVERAGE([.B201:.U201])))^-1" table:style-name="ce1">
            <text:p>0.242736057</text:p>
          </table:table-cell>
          <table:table-cell table:number-columns-repeated="1636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609.27" table:style-name="ce1">
            <text:p>3609.27</text:p>
          </table:table-cell>
          <table:table-cell office:value-type="float" office:value="739571000" table:style-name="ce1">
            <text:p>739571000</text:p>
          </table:table-cell>
          <table:table-cell office:value-type="float" office:value="1376.1" table:style-name="ce1">
            <text:p>1376.1</text:p>
          </table:table-cell>
          <table:table-cell office:value-type="float" office:value="40127.9" table:style-name="ce1">
            <text:p>40127.9</text:p>
          </table:table-cell>
          <table:table-cell office:value-type="float" office:value="22065.7" table:style-name="ce1">
            <text:p>22065.7</text:p>
          </table:table-cell>
          <table:table-cell office:value-type="float" office:value="309015" table:style-name="ce1">
            <text:p>309015</text:p>
          </table:table-cell>
          <table:table-cell office:value-type="float" office:value="1611.38" table:style-name="ce1">
            <text:p>1611.38</text:p>
          </table:table-cell>
          <table:table-cell office:value-type="float" office:value="6264.8" table:style-name="ce1">
            <text:p>6264.8</text:p>
          </table:table-cell>
          <table:table-cell office:value-type="float" office:value="900248" table:style-name="ce1">
            <text:p>900248</text:p>
          </table:table-cell>
          <table:table-cell office:value-type="float" office:value="6027.38" table:style-name="ce1">
            <text:p>6027.38</text:p>
          </table:table-cell>
          <table:table-cell office:value-type="float" office:value="4253.04" table:style-name="ce1">
            <text:p>4253.04</text:p>
          </table:table-cell>
          <table:table-cell office:value-type="float" office:value="4875.3100000000004" table:style-name="ce1">
            <text:p>4875.31</text:p>
          </table:table-cell>
          <table:table-cell office:value-type="float" office:value="2921640" table:style-name="ce1">
            <text:p>2921640</text:p>
          </table:table-cell>
          <table:table-cell office:value-type="float" office:value="76670.600000000006" table:style-name="ce1">
            <text:p>76670.6</text:p>
          </table:table-cell>
          <table:table-cell office:value-type="float" office:value="177947" table:style-name="ce1">
            <text:p>177947</text:p>
          </table:table-cell>
          <table:table-cell office:value-type="float" office:value="11459.5" table:style-name="ce1">
            <text:p>11459.5</text:p>
          </table:table-cell>
          <table:table-cell office:value-type="float" office:value="2544.5500000000002" table:style-name="ce1">
            <text:p>2544.55</text:p>
          </table:table-cell>
          <table:table-cell office:value-type="float" office:value="4975.25" table:style-name="ce1">
            <text:p>4975.25</text:p>
          </table:table-cell>
          <table:table-cell office:value-type="float" office:value="206529000" table:style-name="ce1">
            <text:p>206529000</text:p>
          </table:table-cell>
          <table:table-cell office:value-type="float" office:value="37358400000000" table:style-name="ce1">
            <text:p>3.73584E+13</text:p>
          </table:table-cell>
          <table:table-cell office:value-type="float" office:value="0.16298099644758246" table:formula="of:=LOG(SQRT(AVERAGE([.B202:.U202])))^-1" table:style-name="ce1">
            <text:p>0.162980996</text:p>
          </table:table-cell>
          <table:table-cell table:number-columns-repeated="16362"/>
        </table:table-row>
        <table:table-row table:number-rows-repeated="10483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im Ribaric</dc:creator>
    <dc:date>2015-02-19T14:40:10Z</dc:date>
    <meta:editing-cycles>7</meta:editing-cycles>
    <meta:editing-duration>PT1090S</meta:editing-duration>
  </office:meta>
</office:document-meta>
</file>